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4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40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7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 loext:decorative="false"/>
    </style:style>
    <style:style style:name="gr10" style:family="graphic" style:parent-style-name="standard">
      <style:graphic-properties draw:stroke="solid" svg:stroke-width="0.035cm" svg:stroke-color="#1f77b4" draw:stroke-linejoin="round" svg:stroke-linecap="butt" draw:fill="solid" draw:fill-color="#1f77b4" fo:padding-top="0.017cm" fo:padding-bottom="0.017cm" fo:padding-left="0.017cm" fo:padding-right="0.017cm" loext:decorative="false"/>
    </style:style>
    <style:style style:name="gr11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 loext:decorative="false"/>
    </style:style>
    <style:style style:name="gr12" style:family="graphic" style:parent-style-name="standard">
      <style:graphic-properties draw:stroke="none" draw:fill="solid" draw:fill-color="#ff7f0e" loext:decorative="false"/>
    </style:style>
    <style:style style:name="gr13" style:family="graphic" style:parent-style-name="standard">
      <style:graphic-properties draw:stroke="solid" svg:stroke-width="0.035cm" svg:stroke-color="#ff7f0e" draw:stroke-linejoin="round" svg:stroke-linecap="butt" draw:fill="none" fo:padding-top="0.017cm" fo:padding-bottom="0.017cm" fo:padding-left="0.017cm" fo:padding-right="0.017cm" loext:decorative="false"/>
    </style:style>
    <style:style style:name="gr14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 loext:decorative="false"/>
    </style:style>
    <style:style style:name="gr15" style:family="graphic" style:parent-style-name="standard">
      <style:graphic-properties draw:stroke="solid" svg:stroke-width="0.035cm" svg:stroke-color="#2ca02c" draw:stroke-linejoin="miter" svg:stroke-linecap="butt" draw:fill="solid" draw:fill-color="#2ca02c" fo:padding-top="0.017cm" fo:padding-bottom="0.017cm" fo:padding-left="0.017cm" fo:padding-right="0.017cm" loext:decorative="false"/>
    </style:style>
    <style:style style:name="gr1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9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23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8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3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3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solid" svg:stroke-width="0.017cm" svg:stroke-color="#ffffff" draw:stroke-linejoin="round" svg:stroke-linecap="butt" draw:fill="solid" draw:fill-color="#1f77b4" fo:padding-top="0.008cm" fo:padding-bottom="0.008cm" fo:padding-left="0.008cm" fo:padding-right="0.008cm" loext:decorative="false"/>
    </style:style>
    <style:style style:name="gr24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 loext:decorative="false"/>
    </style:style>
    <style:style style:name="gr25" style:family="graphic" style:parent-style-name="standard">
      <style:graphic-properties draw:stroke="solid" svg:stroke-width="0.017cm" svg:stroke-color="#ffffff" draw:stroke-linejoin="round" svg:stroke-linecap="butt" draw:fill="solid" draw:fill-color="#ff7f0e" fo:padding-top="0.008cm" fo:padding-bottom="0.008cm" fo:padding-left="0.008cm" fo:padding-right="0.008cm" loext:decorative="false"/>
    </style:style>
    <style:style style:name="gr26" style:family="graphic" style:parent-style-name="standard">
      <style:graphic-properties draw:stroke="solid" svg:stroke-width="0.017cm" svg:stroke-color="#ffffff" draw:stroke-linejoin="round" svg:stroke-linecap="butt" draw:fill="solid" draw:fill-color="#2ca02c" fo:padding-top="0.008cm" fo:padding-bottom="0.008cm" fo:padding-left="0.008cm" fo:padding-right="0.008cm" loext:decorative="false"/>
    </style:style>
    <style:style style:name="gr27" style:family="graphic" style:parent-style-name="standard">
      <style:graphic-properties draw:stroke="none" draw:fill="solid" draw:fill-color="#1f77b4" loext:decorative="false"/>
    </style:style>
    <style:style style:name="gr28" style:family="graphic" style:parent-style-name="standard">
      <style:graphic-properties draw:stroke="none" draw:fill="solid" draw:fill-color="#2ca02c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6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951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4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35cm" svg:stroke-color="#2b2b2b" draw:stroke-linejoin="miter" svg:stroke-linecap="butt" draw:fill="solid" draw:fill-color="#4e1f6f" fo:padding-top="0.017cm" fo:padding-bottom="0.017cm" fo:padding-left="0.017cm" fo:padding-right="0.017cm" loext:decorative="false"/>
    </style:style>
    <style:style style:name="gr33" style:family="graphic" style:parent-style-name="standard">
      <style:graphic-properties draw:stroke="solid" svg:stroke-width="0.035cm" svg:stroke-color="#2b2b2b" draw:stroke-linejoin="round" svg:stroke-linecap="butt" draw:fill="none" fo:padding-top="0.017cm" fo:padding-bottom="0.017cm" fo:padding-left="0.017cm" fo:padding-right="0.017cm" loext:decorative="false"/>
    </style:style>
    <style:style style:name="gr34" style:family="graphic" style:parent-style-name="standard">
      <style:graphic-properties draw:stroke="solid" svg:stroke-width="0.035cm" svg:stroke-color="#2b2b2b" draw:stroke-linejoin="round" svg:stroke-linecap="square" draw:fill="none" fo:padding-top="0.017cm" fo:padding-bottom="0.017cm" fo:padding-left="0.017cm" fo:padding-right="0.017cm" loext:decorative="false"/>
    </style:style>
    <style:style style:name="gr35" style:family="graphic" style:parent-style-name="standard">
      <style:graphic-properties draw:stroke="solid" svg:stroke-width="0.035cm" svg:stroke-color="#2b2b2b" svg:stroke-opacity="0%" draw:stroke-linejoin="round" svg:stroke-linecap="butt" draw:fill="none" fo:padding-top="0.017cm" fo:padding-bottom="0.017cm" fo:padding-left="0.017cm" fo:padding-right="0.017cm" loext:decorative="false"/>
    </style:style>
    <style:style style:name="gr36" style:family="graphic" style:parent-style-name="standard">
      <style:graphic-properties draw:stroke="solid" svg:stroke-width="0.035cm" svg:stroke-color="#2b2b2b" draw:stroke-linejoin="miter" svg:stroke-linecap="butt" draw:fill="solid" draw:fill-color="#a74779" fo:padding-top="0.017cm" fo:padding-bottom="0.017cm" fo:padding-left="0.017cm" fo:padding-right="0.017cm" loext:decorative="false"/>
    </style:style>
    <style:style style:name="gr37" style:family="graphic" style:parent-style-name="standard">
      <style:graphic-properties draw:stroke="solid" svg:stroke-width="0.035cm" svg:stroke-color="#2b2b2b" draw:stroke-linejoin="miter" svg:stroke-linecap="butt" draw:fill="solid" draw:fill-color="#e89275" fo:padding-top="0.017cm" fo:padding-bottom="0.017cm" fo:padding-left="0.017cm" fo:padding-right="0.017cm" loext:decorative="fals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9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solid" draw:fill-color="#f2f2f2" draw:opacity="50%" loext:decorative="false"/>
    </style:style>
    <style:style style:name="gr40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41" style:family="graphic" style:parent-style-name="standard">
      <style:graphic-properties draw:stroke="none" draw:fill="solid" draw:fill-color="#e5e5e5" draw:opacity="50%" loext:decorative="false"/>
    </style:style>
    <style:style style:name="gr42" style:family="graphic" style:parent-style-name="standard">
      <style:graphic-properties draw:stroke="solid" svg:stroke-width="0.035cm" svg:stroke-color="#e5e5e5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43" style:family="graphic" style:parent-style-name="standard">
      <style:graphic-properties draw:stroke="none" draw:fill="solid" draw:fill-color="#ececec" draw:opacity="50%" loext:decorative="false"/>
    </style:style>
    <style:style style:name="gr44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45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 loext:decorative="fals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17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68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5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1f77b4" draw:opacity="90%" fo:padding-top="0.017cm" fo:padding-bottom="0.017cm" fo:padding-left="0.017cm" fo:padding-right="0.017cm" loext:decorative="false"/>
    </style:style>
    <style:style style:name="gr51" style:family="graphic" style:parent-style-name="standard">
      <style:graphic-properties draw:stroke="none" draw:fill="solid" draw:fill-color="#1f77b4" draw:opacity="90%" loext:decorative="false"/>
    </style:style>
    <style:style style:name="gr52" style:family="graphic" style:parent-style-name="standard">
      <style:graphic-properties draw:stroke="solid" svg:stroke-width="0.035cm" svg:stroke-color="#000000" svg:stroke-opacity="90%" draw:stroke-linejoin="round" svg:stroke-linecap="butt" draw:fill="none" fo:padding-top="0.017cm" fo:padding-bottom="0.017cm" fo:padding-left="0.017cm" fo:padding-right="0.017cm" loext:decorative="false"/>
    </style:style>
    <style:style style:name="gr53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8c564b" draw:opacity="90%" fo:padding-top="0.017cm" fo:padding-bottom="0.017cm" fo:padding-left="0.017cm" fo:padding-right="0.017cm" loext:decorative="false"/>
    </style:style>
    <style:style style:name="gr54" style:family="graphic" style:parent-style-name="standard">
      <style:graphic-properties draw:stroke="none" draw:fill="solid" draw:fill-color="#8c564b" draw:opacity="90%" loext:decorative="false"/>
    </style:style>
    <style:style style:name="gr55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17becf" draw:opacity="90%" fo:padding-top="0.017cm" fo:padding-bottom="0.017cm" fo:padding-left="0.017cm" fo:padding-right="0.017cm" loext:decorative="false"/>
    </style:style>
    <style:style style:name="gr56" style:family="graphic" style:parent-style-name="standard">
      <style:graphic-properties draw:stroke="none" draw:fill="solid" draw:fill-color="#17becf" draw:opacity="90%" loext:decorative="false"/>
    </style:style>
    <style:style style:name="gr57" style:family="graphic" style:parent-style-name="standard">
      <style:graphic-properties draw:stroke="none" draw:fill="solid" draw:fill-color="#ff7f0e" draw:opacity="90%" loext:decorative="false"/>
    </style:style>
    <style:style style:name="gr58" style:family="graphic" style:parent-style-name="standard">
      <style:graphic-properties draw:stroke="none" draw:fill="solid" draw:fill-color="#2ca02c" draw:opacity="90%" loext:decorative="false"/>
    </style:style>
    <style:style style:name="gr59" style:family="graphic" style:parent-style-name="standard">
      <style:graphic-properties draw:stroke="none" draw:fill="solid" draw:fill-color="#d62728" draw:opacity="90%" loext:decorative="false"/>
    </style:style>
    <style:style style:name="gr60" style:family="graphic" style:parent-style-name="standard">
      <style:graphic-properties draw:stroke="none" draw:fill="solid" draw:fill-color="#9467bd" draw:opacity="90%" loext:decorative="false"/>
    </style:style>
    <style:style style:name="gr61" style:family="graphic" style:parent-style-name="standard">
      <style:graphic-properties draw:stroke="none" draw:fill="solid" draw:fill-color="#e377c2" draw:opacity="90%" loext:decorative="false"/>
    </style:style>
    <style:style style:name="gr62" style:family="graphic" style:parent-style-name="standard">
      <style:graphic-properties draw:stroke="none" draw:fill="solid" draw:fill-color="#7f7f7f" draw:opacity="90%" loext:decorative="false"/>
    </style:style>
    <style:style style:name="gr63" style:family="graphic" style:parent-style-name="standard">
      <style:graphic-properties draw:stroke="none" draw:fill="solid" draw:fill-color="#bcbd22" draw:opacity="90%" loext:decorative="false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41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8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1f77b4"/>
    </style:style>
    <style:style style:name="P7" style:family="paragraph">
      <loext:graphic-properties draw:fill="solid" draw:fill-color="#ff7f0e"/>
    </style:style>
    <style:style style:name="P8" style:family="paragraph">
      <loext:graphic-properties draw:fill="solid" draw:fill-color="#2ca02c"/>
    </style:style>
    <style:style style:name="P9" style:family="paragraph">
      <loext:graphic-properties draw:fill="solid" draw:fill-color="#ffffff" draw:opacity="80%"/>
    </style:style>
    <style:style style:name="P10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solid" draw:fill-color="#4e1f6f"/>
    </style:style>
    <style:style style:name="P12" style:family="paragraph">
      <loext:graphic-properties draw:fill="solid" draw:fill-color="#a74779"/>
    </style:style>
    <style:style style:name="P13" style:family="paragraph">
      <loext:graphic-properties draw:fill="solid" draw:fill-color="#e89275"/>
    </style:style>
    <style:style style:name="P14" style:family="paragraph">
      <loext:graphic-properties draw:fill="solid" draw:fill-color="#f2f2f2" draw:opacity="50%"/>
    </style:style>
    <style:style style:name="P15" style:family="paragraph">
      <loext:graphic-properties draw:fill="solid" draw:fill-color="#e5e5e5" draw:opacity="50%"/>
    </style:style>
    <style:style style:name="P16" style:family="paragraph">
      <loext:graphic-properties draw:fill="solid" draw:fill-color="#ececec" draw:opacity="50%"/>
    </style:style>
    <style:style style:name="P17" style:family="paragraph">
      <loext:graphic-properties draw:fill="none"/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P18" style:family="paragraph">
      <loext:graphic-properties draw:fill="none"/>
      <style:text-properties fo:font-size="6pt" style:font-size-asian="6pt" style:font-size-complex="6pt"/>
    </style:style>
    <style:style style:name="P19" style:family="paragraph">
      <loext:graphic-properties draw:fill="solid" draw:fill-color="#1f77b4" draw:opacity="90%"/>
    </style:style>
    <style:style style:name="P20" style:family="paragraph">
      <loext:graphic-properties draw:fill="solid" draw:fill-color="#8c564b" draw:opacity="90%"/>
    </style:style>
    <style:style style:name="P21" style:family="paragraph">
      <loext:graphic-properties draw:fill="solid" draw:fill-color="#17becf" draw:opacity="90%"/>
    </style:style>
    <style:style style:name="P22" style:family="paragraph">
      <loext:graphic-properties draw:fill="solid" draw:fill-color="#ff7f0e" draw:opacity="90%"/>
    </style:style>
    <style:style style:name="P23" style:family="paragraph">
      <loext:graphic-properties draw:fill="solid" draw:fill-color="#2ca02c" draw:opacity="90%"/>
    </style:style>
    <style:style style:name="P24" style:family="paragraph">
      <loext:graphic-properties draw:fill="solid" draw:fill-color="#d62728" draw:opacity="90%"/>
    </style:style>
    <style:style style:name="P25" style:family="paragraph">
      <loext:graphic-properties draw:fill="solid" draw:fill-color="#9467bd" draw:opacity="90%"/>
    </style:style>
    <style:style style:name="P26" style:family="paragraph">
      <loext:graphic-properties draw:fill="solid" draw:fill-color="#e377c2" draw:opacity="90%"/>
    </style:style>
    <style:style style:name="P27" style:family="paragraph">
      <loext:graphic-properties draw:fill="solid" draw:fill-color="#7f7f7f" draw:opacity="90%"/>
    </style:style>
    <style:style style:name="P28" style:family="paragraph">
      <loext:graphic-properties draw:fill="solid" draw:fill-color="#bcbd22" draw:opacity="90%"/>
    </style:style>
    <style:style style:name="P29" style:family="paragraph">
      <loext:graphic-properties draw:fill="none"/>
      <style:text-properties fo:font-size="13pt" style:font-size-asian="13pt" style:font-size-complex="13pt"/>
    </style:style>
    <style:style style:name="P30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DejaVuSans" fo:font-size="10pt" fo:font-weight="normal" style:font-name-asian="DejaVuSans" style:font-size-asian="10pt" style:font-weight-asian="normal" style:font-name-complex="DejaVuSans" style:font-size-complex="10pt" style:font-weight-complex="normal"/>
    </style:style>
    <style:style style:name="T2" style:family="text">
      <style:text-properties fo:color="#000000" loext:opacity="100%" style:font-name="DejaVuSans" fo:font-size="13pt" fo:font-weight="bold" style:font-name-asian="DejaVuSans" style:font-size-asian="13pt" style:font-weight-asian="bold" style:font-name-complex="DejaVuSans" style:font-size-complex="13pt" style:font-weight-complex="bold"/>
    </style:style>
    <style:style style:name="T3" style:family="text">
      <style:text-properties fo:color="#000000" loext:opacity="100%" style:font-name="DejaVuSans" fo:font-size="6pt" fo:font-weight="normal" style:font-name-asian="DejaVuSans" style:font-size-asian="6pt" style:font-weight-asian="normal" style:font-name-complex="DejaVuSans" style:font-size-complex="6pt" style:font-weight-complex="normal"/>
    </style:style>
    <style:style style:name="T4" style:family="text">
      <style:text-properties fo:color="#000000" loext:opacity="100%" style:font-name="DejaVuSans" fo:font-size="12pt" fo:font-weight="normal" style:font-name-asian="DejaVuSans" style:font-size-asian="12pt" style:font-weight-asian="normal" style:font-name-complex="DejaVuSan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5.88cm" svg:height="12.7cm" svg:x="0.365cm" svg:y="0.182cm" svg:viewBox="0 0 55881 12701" draw:points="0,12701 55881,12701 55881,0 0,0">
          <text:p/>
        </draw:polygon>
        <draw:polygon draw:style-name="gr1" draw:text-style-name="P1" draw:layer="layout" svg:width="11.816cm" svg:height="10.271cm" svg:x="1.794cm" svg:y="0.948cm" svg:viewBox="0 0 11817 10272" draw:points="0,10272 11817,10272 11817,0 0,0">
          <text:p/>
        </draw:polygon>
        <draw:line draw:style-name="gr2" draw:text-style-name="P2" draw:layer="layout" svg:x1="2.331cm" svg:y1="11.219cm" svg:x2="2.331cm" svg:y2="0.948cm">
          <text:p/>
        </draw:line>
        <draw:polygon draw:style-name="gr3" draw:text-style-name="P3" draw:layer="layout" svg:width="0cm" svg:height="0.123cm" svg:x="2.331cm" svg:y="11.219cm" svg:viewBox="0 0 0 124" draw:points="0,0 0,124">
          <text:p/>
        </draw:polygon>
        <draw:line draw:style-name="gr4" draw:text-style-name="P2" draw:layer="layout" svg:x1="2.331cm" svg:y1="11.219cm" svg:x2="2.331cm" svg:y2="11.343cm">
          <text:p/>
        </draw:line>
        <draw:line draw:style-name="gr2" draw:text-style-name="P2" draw:layer="layout" svg:x1="4.121cm" svg:y1="11.219cm" svg:x2="4.121cm" svg:y2="0.948cm">
          <text:p/>
        </draw:line>
        <draw:polygon draw:style-name="gr3" draw:text-style-name="P3" draw:layer="layout" svg:width="0cm" svg:height="0.123cm" svg:x="4.121cm" svg:y="11.219cm" svg:viewBox="0 0 0 124" draw:points="0,0 0,124">
          <text:p/>
        </draw:polygon>
        <draw:line draw:style-name="gr4" draw:text-style-name="P2" draw:layer="layout" svg:x1="4.121cm" svg:y1="11.219cm" svg:x2="4.121cm" svg:y2="11.343cm">
          <text:p/>
        </draw:line>
        <draw:frame draw:style-name="gr5" draw:text-style-name="P5" draw:layer="layout" svg:width="0.352cm" svg:height="0.412cm" svg:x="2.219cm" svg:y="11.407cm">
          <draw:text-box>
            <text:p text:style-name="P4"><text:span text:style-name="T1">2</text:span></text:p>
          </draw:text-box>
        </draw:frame>
        <draw:line draw:style-name="gr2" draw:text-style-name="P2" draw:layer="layout" svg:x1="5.912cm" svg:y1="11.219cm" svg:x2="5.912cm" svg:y2="0.948cm">
          <text:p/>
        </draw:line>
        <draw:polygon draw:style-name="gr3" draw:text-style-name="P3" draw:layer="layout" svg:width="0cm" svg:height="0.123cm" svg:x="5.912cm" svg:y="11.219cm" svg:viewBox="0 0 0 124" draw:points="0,0 0,124">
          <text:p/>
        </draw:polygon>
        <draw:line draw:style-name="gr4" draw:text-style-name="P2" draw:layer="layout" svg:x1="5.912cm" svg:y1="11.219cm" svg:x2="5.912cm" svg:y2="11.343cm">
          <text:p/>
        </draw:line>
        <draw:frame draw:style-name="gr5" draw:text-style-name="P5" draw:layer="layout" svg:width="0.352cm" svg:height="0.412cm" svg:x="4.01cm" svg:y="11.407cm">
          <draw:text-box>
            <text:p text:style-name="P4"><text:span text:style-name="T1">4</text:span></text:p>
          </draw:text-box>
        </draw:frame>
        <draw:line draw:style-name="gr2" draw:text-style-name="P2" draw:layer="layout" svg:x1="7.702cm" svg:y1="11.219cm" svg:x2="7.702cm" svg:y2="0.948cm">
          <text:p/>
        </draw:line>
        <draw:polygon draw:style-name="gr3" draw:text-style-name="P3" draw:layer="layout" svg:width="0cm" svg:height="0.123cm" svg:x="7.702cm" svg:y="11.219cm" svg:viewBox="0 0 0 124" draw:points="0,0 0,124">
          <text:p/>
        </draw:polygon>
        <draw:line draw:style-name="gr4" draw:text-style-name="P2" draw:layer="layout" svg:x1="7.702cm" svg:y1="11.219cm" svg:x2="7.702cm" svg:y2="11.343cm">
          <text:p/>
        </draw:line>
        <draw:frame draw:style-name="gr5" draw:text-style-name="P5" draw:layer="layout" svg:width="0.352cm" svg:height="0.412cm" svg:x="5.8cm" svg:y="11.407cm">
          <draw:text-box>
            <text:p text:style-name="P4"><text:span text:style-name="T1">6</text:span></text:p>
          </draw:text-box>
        </draw:frame>
        <draw:line draw:style-name="gr2" draw:text-style-name="P2" draw:layer="layout" svg:x1="9.492cm" svg:y1="11.219cm" svg:x2="9.492cm" svg:y2="0.948cm">
          <text:p/>
        </draw:line>
        <draw:polygon draw:style-name="gr3" draw:text-style-name="P3" draw:layer="layout" svg:width="0cm" svg:height="0.123cm" svg:x="9.492cm" svg:y="11.219cm" svg:viewBox="0 0 0 124" draw:points="0,0 0,124">
          <text:p/>
        </draw:polygon>
        <draw:line draw:style-name="gr4" draw:text-style-name="P2" draw:layer="layout" svg:x1="9.492cm" svg:y1="11.219cm" svg:x2="9.492cm" svg:y2="11.343cm">
          <text:p/>
        </draw:line>
        <draw:frame draw:style-name="gr5" draw:text-style-name="P5" draw:layer="layout" svg:width="0.352cm" svg:height="0.412cm" svg:x="7.59cm" svg:y="11.407cm">
          <draw:text-box>
            <text:p text:style-name="P4"><text:span text:style-name="T1">8</text:span></text:p>
          </draw:text-box>
        </draw:frame>
        <draw:line draw:style-name="gr2" draw:text-style-name="P2" draw:layer="layout" svg:x1="11.283cm" svg:y1="11.219cm" svg:x2="11.283cm" svg:y2="0.948cm">
          <text:p/>
        </draw:line>
        <draw:polygon draw:style-name="gr3" draw:text-style-name="P3" draw:layer="layout" svg:width="0cm" svg:height="0.123cm" svg:x="11.283cm" svg:y="11.219cm" svg:viewBox="0 0 0 124" draw:points="0,0 0,124">
          <text:p/>
        </draw:polygon>
        <draw:line draw:style-name="gr4" draw:text-style-name="P2" draw:layer="layout" svg:x1="11.283cm" svg:y1="11.219cm" svg:x2="11.283cm" svg:y2="11.343cm">
          <text:p/>
        </draw:line>
        <draw:frame draw:style-name="gr6" draw:text-style-name="P5" draw:layer="layout" svg:width="0.447cm" svg:height="0.412cm" svg:x="9.268cm" svg:y="11.407cm">
          <draw:text-box>
            <text:p text:style-name="P4"><text:span text:style-name="T1">10</text:span></text:p>
          </draw:text-box>
        </draw:frame>
        <draw:line draw:style-name="gr2" draw:text-style-name="P2" draw:layer="layout" svg:x1="13.073cm" svg:y1="11.219cm" svg:x2="13.073cm" svg:y2="0.948cm">
          <text:p/>
        </draw:line>
        <draw:polygon draw:style-name="gr3" draw:text-style-name="P3" draw:layer="layout" svg:width="0cm" svg:height="0.123cm" svg:x="13.073cm" svg:y="11.219cm" svg:viewBox="0 0 0 124" draw:points="0,0 0,124">
          <text:p/>
        </draw:polygon>
        <draw:line draw:style-name="gr4" draw:text-style-name="P2" draw:layer="layout" svg:x1="13.073cm" svg:y1="11.219cm" svg:x2="13.073cm" svg:y2="11.343cm">
          <text:p/>
        </draw:line>
        <draw:frame draw:style-name="gr6" draw:text-style-name="P5" draw:layer="layout" svg:width="0.447cm" svg:height="0.412cm" svg:x="11.059cm" svg:y="11.407cm">
          <draw:text-box>
            <text:p text:style-name="P4"><text:span text:style-name="T1">12</text:span></text:p>
          </draw:text-box>
        </draw:frame>
        <draw:frame draw:style-name="gr6" draw:text-style-name="P5" draw:layer="layout" svg:width="0.447cm" svg:height="0.412cm" svg:x="12.849cm" svg:y="11.407cm">
          <draw:text-box>
            <text:p text:style-name="P4"><text:span text:style-name="T1">14</text:span></text:p>
          </draw:text-box>
        </draw:frame>
        <draw:line draw:style-name="gr2" draw:text-style-name="P2" draw:layer="layout" svg:x1="1.794cm" svg:y1="10.76cm" svg:x2="13.61cm" svg:y2="10.76cm">
          <text:p/>
        </draw:line>
        <draw:polygon draw:style-name="gr3" draw:text-style-name="P3" draw:layer="layout" svg:width="0.122cm" svg:height="0cm" svg:x="1.671cm" svg:y="10.76cm" svg:viewBox="0 0 123 0" draw:points="123,0 0,0">
          <text:p/>
        </draw:polygon>
        <draw:line draw:style-name="gr4" draw:text-style-name="P2" draw:layer="layout" svg:x1="1.794cm" svg:y1="10.76cm" svg:x2="1.671cm" svg:y2="10.76cm">
          <text:p/>
        </draw:line>
        <draw:frame draw:style-name="gr7" draw:text-style-name="P5" draw:layer="layout" svg:width="3.406cm" svg:height="0.412cm" svg:x="5.993cm" svg:y="11.89cm">
          <draw:text-box>
            <text:p text:style-name="P4"><text:span text:style-name="T1">Number of Clusters</text:span></text:p>
          </draw:text-box>
        </draw:frame>
        <draw:line draw:style-name="gr2" draw:text-style-name="P2" draw:layer="layout" svg:x1="1.794cm" svg:y1="9.562cm" svg:x2="13.61cm" svg:y2="9.562cm">
          <text:p/>
        </draw:line>
        <draw:polygon draw:style-name="gr3" draw:text-style-name="P3" draw:layer="layout" svg:width="0.122cm" svg:height="0cm" svg:x="1.671cm" svg:y="9.562cm" svg:viewBox="0 0 123 0" draw:points="123,0 0,0">
          <text:p/>
        </draw:polygon>
        <draw:line draw:style-name="gr4" draw:text-style-name="P2" draw:layer="layout" svg:x1="1.794cm" svg:y1="9.562cm" svg:x2="1.671cm" svg:y2="9.562cm">
          <text:p/>
        </draw:line>
        <draw:frame draw:style-name="gr5" draw:text-style-name="P5" draw:layer="layout" svg:width="0.352cm" svg:height="0.412cm" svg:x="1.323cm" svg:y="10.567cm">
          <draw:text-box>
            <text:p text:style-name="P4"><text:span text:style-name="T1">0</text:span></text:p>
          </draw:text-box>
        </draw:frame>
        <draw:line draw:style-name="gr2" draw:text-style-name="P2" draw:layer="layout" svg:x1="1.794cm" svg:y1="8.365cm" svg:x2="13.61cm" svg:y2="8.365cm">
          <text:p/>
        </draw:line>
        <draw:polygon draw:style-name="gr3" draw:text-style-name="P3" draw:layer="layout" svg:width="0.122cm" svg:height="0cm" svg:x="1.671cm" svg:y="8.365cm" svg:viewBox="0 0 123 0" draw:points="123,0 0,0">
          <text:p/>
        </draw:polygon>
        <draw:line draw:style-name="gr4" draw:text-style-name="P2" draw:layer="layout" svg:x1="1.794cm" svg:y1="8.365cm" svg:x2="1.671cm" svg:y2="8.365cm">
          <text:p/>
        </draw:line>
        <draw:frame draw:style-name="gr6" draw:text-style-name="P5" draw:layer="layout" svg:width="0.447cm" svg:height="0.412cm" svg:x="1.099cm" svg:y="9.369cm">
          <draw:text-box>
            <text:p text:style-name="P4"><text:span text:style-name="T1">50</text:span></text:p>
          </draw:text-box>
        </draw:frame>
        <draw:line draw:style-name="gr2" draw:text-style-name="P2" draw:layer="layout" svg:x1="1.794cm" svg:y1="7.167cm" svg:x2="13.61cm" svg:y2="7.167cm">
          <text:p/>
        </draw:line>
        <draw:polygon draw:style-name="gr3" draw:text-style-name="P3" draw:layer="layout" svg:width="0.122cm" svg:height="0cm" svg:x="1.671cm" svg:y="7.167cm" svg:viewBox="0 0 123 0" draw:points="123,0 0,0">
          <text:p/>
        </draw:polygon>
        <draw:line draw:style-name="gr4" draw:text-style-name="P2" draw:layer="layout" svg:x1="1.794cm" svg:y1="7.167cm" svg:x2="1.671cm" svg:y2="7.167cm">
          <text:p/>
        </draw:line>
        <draw:frame draw:style-name="gr8" draw:text-style-name="P5" draw:layer="layout" svg:width="0.671cm" svg:height="0.412cm" svg:x="0.875cm" svg:y="8.172cm">
          <draw:text-box>
            <text:p text:style-name="P4"><text:span text:style-name="T1">100</text:span></text:p>
          </draw:text-box>
        </draw:frame>
        <draw:line draw:style-name="gr2" draw:text-style-name="P2" draw:layer="layout" svg:x1="1.794cm" svg:y1="5.97cm" svg:x2="13.61cm" svg:y2="5.97cm">
          <text:p/>
        </draw:line>
        <draw:polygon draw:style-name="gr3" draw:text-style-name="P3" draw:layer="layout" svg:width="0.122cm" svg:height="0cm" svg:x="1.671cm" svg:y="5.97cm" svg:viewBox="0 0 123 0" draw:points="123,0 0,0">
          <text:p/>
        </draw:polygon>
        <draw:line draw:style-name="gr4" draw:text-style-name="P2" draw:layer="layout" svg:x1="1.794cm" svg:y1="5.97cm" svg:x2="1.671cm" svg:y2="5.97cm">
          <text:p/>
        </draw:line>
        <draw:frame draw:style-name="gr8" draw:text-style-name="P5" draw:layer="layout" svg:width="0.671cm" svg:height="0.412cm" svg:x="0.875cm" svg:y="6.974cm">
          <draw:text-box>
            <text:p text:style-name="P4"><text:span text:style-name="T1">150</text:span></text:p>
          </draw:text-box>
        </draw:frame>
        <draw:line draw:style-name="gr2" draw:text-style-name="P2" draw:layer="layout" svg:x1="1.794cm" svg:y1="4.772cm" svg:x2="13.61cm" svg:y2="4.772cm">
          <text:p/>
        </draw:line>
        <draw:polygon draw:style-name="gr3" draw:text-style-name="P3" draw:layer="layout" svg:width="0.122cm" svg:height="0cm" svg:x="1.671cm" svg:y="4.772cm" svg:viewBox="0 0 123 0" draw:points="123,0 0,0">
          <text:p/>
        </draw:polygon>
        <draw:line draw:style-name="gr4" draw:text-style-name="P2" draw:layer="layout" svg:x1="1.794cm" svg:y1="4.772cm" svg:x2="1.671cm" svg:y2="4.772cm">
          <text:p/>
        </draw:line>
        <draw:frame draw:style-name="gr8" draw:text-style-name="P5" draw:layer="layout" svg:width="0.671cm" svg:height="0.412cm" svg:x="0.875cm" svg:y="5.777cm">
          <draw:text-box>
            <text:p text:style-name="P4"><text:span text:style-name="T1">200</text:span></text:p>
          </draw:text-box>
        </draw:frame>
        <draw:line draw:style-name="gr2" draw:text-style-name="P2" draw:layer="layout" svg:x1="1.794cm" svg:y1="3.575cm" svg:x2="13.61cm" svg:y2="3.575cm">
          <text:p/>
        </draw:line>
        <draw:polygon draw:style-name="gr3" draw:text-style-name="P3" draw:layer="layout" svg:width="0.122cm" svg:height="0cm" svg:x="1.671cm" svg:y="3.575cm" svg:viewBox="0 0 123 0" draw:points="123,0 0,0">
          <text:p/>
        </draw:polygon>
        <draw:line draw:style-name="gr4" draw:text-style-name="P2" draw:layer="layout" svg:x1="1.794cm" svg:y1="3.575cm" svg:x2="1.671cm" svg:y2="3.575cm">
          <text:p/>
        </draw:line>
        <draw:frame draw:style-name="gr8" draw:text-style-name="P5" draw:layer="layout" svg:width="0.671cm" svg:height="0.412cm" svg:x="0.875cm" svg:y="4.579cm">
          <draw:text-box>
            <text:p text:style-name="P4"><text:span text:style-name="T1">250</text:span></text:p>
          </draw:text-box>
        </draw:frame>
        <draw:line draw:style-name="gr2" draw:text-style-name="P2" draw:layer="layout" svg:x1="1.794cm" svg:y1="2.378cm" svg:x2="13.61cm" svg:y2="2.378cm">
          <text:p/>
        </draw:line>
        <draw:polygon draw:style-name="gr3" draw:text-style-name="P3" draw:layer="layout" svg:width="0.122cm" svg:height="0cm" svg:x="1.671cm" svg:y="2.378cm" svg:viewBox="0 0 123 0" draw:points="123,0 0,0">
          <text:p/>
        </draw:polygon>
        <draw:line draw:style-name="gr4" draw:text-style-name="P2" draw:layer="layout" svg:x1="1.794cm" svg:y1="2.378cm" svg:x2="1.671cm" svg:y2="2.378cm">
          <text:p/>
        </draw:line>
        <draw:frame draw:style-name="gr8" draw:text-style-name="P5" draw:layer="layout" svg:width="0.671cm" svg:height="0.412cm" svg:x="0.875cm" svg:y="3.382cm">
          <draw:text-box>
            <text:p text:style-name="P4"><text:span text:style-name="T1">300</text:span></text:p>
          </draw:text-box>
        </draw:frame>
        <draw:line draw:style-name="gr2" draw:text-style-name="P2" draw:layer="layout" svg:x1="1.794cm" svg:y1="1.18cm" svg:x2="13.61cm" svg:y2="1.18cm">
          <text:p/>
        </draw:line>
        <draw:polygon draw:style-name="gr3" draw:text-style-name="P3" draw:layer="layout" svg:width="0.122cm" svg:height="0cm" svg:x="1.671cm" svg:y="1.18cm" svg:viewBox="0 0 123 0" draw:points="123,0 0,0">
          <text:p/>
        </draw:polygon>
        <draw:line draw:style-name="gr4" draw:text-style-name="P2" draw:layer="layout" svg:x1="1.794cm" svg:y1="1.18cm" svg:x2="1.671cm" svg:y2="1.18cm">
          <text:p/>
        </draw:line>
        <draw:frame draw:style-name="gr8" draw:text-style-name="P5" draw:layer="layout" svg:width="0.671cm" svg:height="0.412cm" svg:x="0.875cm" svg:y="2.185cm">
          <draw:text-box>
            <text:p text:style-name="P4"><text:span text:style-name="T1">350</text:span></text:p>
          </draw:text-box>
        </draw:frame>
        <draw:frame draw:style-name="gr8" draw:text-style-name="P5" draw:layer="layout" svg:width="0.671cm" svg:height="0.412cm" svg:x="0.875cm" svg:y="0.987cm">
          <draw:text-box>
            <text:p text:style-name="P4"><text:span text:style-name="T1">400</text:span></text:p>
          </draw:text-box>
        </draw:frame>
        <draw:polyline draw:style-name="gr9" draw:text-style-name="P2" draw:layer="layout" svg:width="10.742cm" svg:height="0.002cm" svg:x="2.331cm" svg:y="10.75cm" svg:viewBox="0 0 10743 3" draw:points="0,0 895,0 1790,2 2686,2 3582,2 4477,2 5372,2 6267,3 7162,3 8057,3 8953,3 9848,3 10743,3">
          <text:p/>
        </draw:polyline>
        <draw:path draw:style-name="gr10" draw:text-style-name="P6" draw:layer="layout" svg:width="0.212cm" svg:height="0.211cm" svg:x="2.225cm" svg:y="10.644cm" svg:viewBox="0 0 213 212" svg:d="M106 212c28 0 55-11 75-31 20-19 32-46 32-74s-12-55-32-75c-20-21-47-32-75-32s-55 11-75 32c-20 20-31 47-31 75s11 55 31 74c20 20 47 31 75 31z">
          <text:p/>
        </draw:path>
        <draw:path draw:style-name="gr10" draw:text-style-name="P6" draw:layer="layout" svg:width="0.212cm" svg:height="0.211cm" svg:x="3.12cm" svg:y="10.644cm" svg:viewBox="0 0 213 212" svg:d="M106 212c28 0 56-11 76-31 20-19 31-46 31-74s-11-55-31-75c-20-21-48-32-76-32s-55 11-75 32c-19 20-31 47-31 75s12 55 31 74c20 20 47 31 75 31z">
          <text:p/>
        </draw:path>
        <draw:path draw:style-name="gr10" draw:text-style-name="P6" draw:layer="layout" svg:width="0.211cm" svg:height="0.212cm" svg:x="4.016cm" svg:y="10.645cm" svg:viewBox="0 0 212 213" svg:d="M106 213c29 0 55-11 75-31s31-47 31-75-11-55-31-75-46-32-75-32-56 12-75 32c-20 20-31 47-31 75s11 55 31 75c19 20 46 31 75 31z">
          <text:p/>
        </draw:path>
        <draw:path draw:style-name="gr10" draw:text-style-name="P6" draw:layer="layout" svg:width="0.211cm" svg:height="0.212cm" svg:x="4.911cm" svg:y="10.645cm" svg:viewBox="0 0 212 213" svg:d="M107 213c28 0 55-12 74-31 20-20 31-47 31-75s-11-55-31-75c-19-20-46-32-74-32s-55 12-76 32c-20 20-31 47-31 75s11 55 31 75c21 19 48 31 76 31z">
          <text:p/>
        </draw:path>
        <draw:path draw:style-name="gr10" draw:text-style-name="P6" draw:layer="layout" svg:width="0.212cm" svg:height="0.212cm" svg:x="5.806cm" svg:y="10.645cm" svg:viewBox="0 0 213 213" svg:d="M106 213c28 0 55-12 75-31 19-20 32-47 32-75s-13-55-32-75c-20-20-47-32-75-32s-55 12-75 32-31 47-31 75 11 55 31 75c20 19 47 31 75 31z">
          <text:p/>
        </draw:path>
        <draw:path draw:style-name="gr10" draw:text-style-name="P6" draw:layer="layout" svg:width="0.212cm" svg:height="0.212cm" svg:x="6.701cm" svg:y="10.645cm" svg:viewBox="0 0 213 213" svg:d="M106 213c28 0 56-11 76-31s31-47 31-75-11-55-31-75-48-32-76-32-55 12-75 32-31 47-31 75 11 55 31 75 47 31 75 31z">
          <text:p/>
        </draw:path>
        <draw:path draw:style-name="gr10" draw:text-style-name="P6" draw:layer="layout" svg:width="0.212cm" svg:height="0.212cm" svg:x="7.596cm" svg:y="10.645cm" svg:viewBox="0 0 213 213" svg:d="M107 213c28 0 55-11 75-31s31-47 31-75-11-55-31-75c-20-19-47-32-75-32-29 0-56 13-76 32-20 20-31 47-31 75s11 55 31 75 47 31 76 31z">
          <text:p/>
        </draw:path>
        <draw:path draw:style-name="gr10" draw:text-style-name="P6" draw:layer="layout" svg:width="0.212cm" svg:height="0.212cm" svg:x="8.491cm" svg:y="10.646cm" svg:viewBox="0 0 213 213" svg:d="M107 213c28 0 55-11 75-31s31-47 31-75-11-55-31-75-47-32-75-32-56 12-76 32-31 47-31 75 11 55 31 75 48 31 76 31z">
          <text:p/>
        </draw:path>
        <draw:path draw:style-name="gr10" draw:text-style-name="P6" draw:layer="layout" svg:width="0.212cm" svg:height="0.212cm" svg:x="9.386cm" svg:y="10.646cm" svg:viewBox="0 0 213 213" svg:d="M107 213c28 0 55-12 75-31 20-20 31-47 31-75s-11-55-31-75-47-32-75-32-55 12-75 32c-19 20-32 47-32 75s13 55 32 75c20 19 47 31 75 31z">
          <text:p/>
        </draw:path>
        <draw:path draw:style-name="gr10" draw:text-style-name="P6" draw:layer="layout" svg:width="0.211cm" svg:height="0.211cm" svg:x="10.282cm" svg:y="10.646cm" svg:viewBox="0 0 212 212" svg:d="M105 212c28 0 55-11 76-31 20-19 31-46 31-74s-11-55-31-75c-21-20-48-32-76-32s-55 12-74 32c-20 20-31 47-31 75s11 55 31 74c19 20 46 31 74 31z">
          <text:p/>
        </draw:path>
        <draw:path draw:style-name="gr10" draw:text-style-name="P6" draw:layer="layout" svg:width="0.211cm" svg:height="0.212cm" svg:x="11.177cm" svg:y="10.646cm" svg:viewBox="0 0 212 213" svg:d="M106 213c29 0 56-11 75-31 20-20 31-47 31-75s-11-55-31-75c-19-20-46-32-75-32s-55 12-75 32-31 47-31 75 11 55 31 75 46 31 75 31z">
          <text:p/>
        </draw:path>
        <draw:path draw:style-name="gr10" draw:text-style-name="P6" draw:layer="layout" svg:width="0.212cm" svg:height="0.212cm" svg:x="12.072cm" svg:y="10.646cm" svg:viewBox="0 0 213 213" svg:d="M107 213c28 0 55-11 75-31 19-20 31-47 31-75s-12-55-31-75c-20-20-47-32-75-32s-56 12-76 32-31 47-31 75 11 55 31 75 48 31 76 31z">
          <text:p/>
        </draw:path>
        <draw:path draw:style-name="gr10" draw:text-style-name="P6" draw:layer="layout" svg:width="0.212cm" svg:height="0.211cm" svg:x="12.967cm" svg:y="10.647cm" svg:viewBox="0 0 213 212" svg:d="M107 212c28 0 55-11 75-31s31-47 31-75-11-55-31-74c-20-20-47-32-75-32s-55 12-75 32c-20 19-32 46-32 74s12 55 32 75 47 31 75 31z">
          <text:p/>
        </draw:path>
        <draw:polyline draw:style-name="gr11" draw:text-style-name="P2" draw:layer="layout" svg:width="10.742cm" svg:height="3.203cm" svg:x="2.331cm" svg:y="1.415cm" svg:viewBox="0 0 10743 3204" draw:points="0,0 895,2078 1790,2273 2686,3204 3582,2539 4477,1933 5372,1863 6267,2299 7162,1879 8057,1622 8953,1710 9848,1829 10743,2154">
          <text:p/>
        </draw:polyline>
        <draw:path draw:style-name="gr12" draw:text-style-name="P7" draw:layer="layout" svg:width="0.212cm" svg:height="0.211cm" svg:x="2.225cm" svg:y="1.309cm" svg:viewBox="0 0 213 212" svg:d="M0 212l213-212zM0 0l213 212z">
          <text:p/>
        </draw:path>
        <draw:path draw:style-name="gr13" draw:text-style-name="P2" draw:layer="layout" svg:width="0.212cm" svg:height="0.211cm" svg:x="2.225cm" svg:y="1.309cm" svg:viewBox="0 0 213 212" svg:d="M0 212l213-212M0 0l213 212">
          <text:p/>
        </draw:path>
        <draw:path draw:style-name="gr12" draw:text-style-name="P7" draw:layer="layout" svg:width="0.212cm" svg:height="0.211cm" svg:x="3.12cm" svg:y="3.386cm" svg:viewBox="0 0 213 212" svg:d="M0 212l213-212zM0 0l213 212z">
          <text:p/>
        </draw:path>
        <draw:path draw:style-name="gr13" draw:text-style-name="P2" draw:layer="layout" svg:width="0.212cm" svg:height="0.211cm" svg:x="3.12cm" svg:y="3.386cm" svg:viewBox="0 0 213 212" svg:d="M0 212l213-212M0 0l213 212">
          <text:p/>
        </draw:path>
        <draw:path draw:style-name="gr12" draw:text-style-name="P7" draw:layer="layout" svg:width="0.211cm" svg:height="0.211cm" svg:x="4.016cm" svg:y="3.581cm" svg:viewBox="0 0 212 212" svg:d="M0 212l212-212zM0 0l212 212z">
          <text:p/>
        </draw:path>
        <draw:path draw:style-name="gr13" draw:text-style-name="P2" draw:layer="layout" svg:width="0.211cm" svg:height="0.211cm" svg:x="4.016cm" svg:y="3.581cm" svg:viewBox="0 0 212 212" svg:d="M0 212l212-212M0 0l212 212">
          <text:p/>
        </draw:path>
        <draw:path draw:style-name="gr12" draw:text-style-name="P7" draw:layer="layout" svg:width="0.211cm" svg:height="0.212cm" svg:x="4.911cm" svg:y="4.512cm" svg:viewBox="0 0 212 213" svg:d="M0 213l212-213zM0 0l212 213z">
          <text:p/>
        </draw:path>
        <draw:path draw:style-name="gr13" draw:text-style-name="P2" draw:layer="layout" svg:width="0.211cm" svg:height="0.212cm" svg:x="4.911cm" svg:y="4.512cm" svg:viewBox="0 0 212 213" svg:d="M0 213l212-213M0 0l212 213">
          <text:p/>
        </draw:path>
        <draw:path draw:style-name="gr12" draw:text-style-name="P7" draw:layer="layout" svg:width="0.212cm" svg:height="0.212cm" svg:x="5.806cm" svg:y="3.847cm" svg:viewBox="0 0 213 213" svg:d="M0 213l213-213zM0 0l213 213z">
          <text:p/>
        </draw:path>
        <draw:path draw:style-name="gr13" draw:text-style-name="P2" draw:layer="layout" svg:width="0.212cm" svg:height="0.212cm" svg:x="5.806cm" svg:y="3.847cm" svg:viewBox="0 0 213 213" svg:d="M0 213l213-213M0 0l213 213">
          <text:p/>
        </draw:path>
        <draw:path draw:style-name="gr12" draw:text-style-name="P7" draw:layer="layout" svg:width="0.212cm" svg:height="0.211cm" svg:x="6.701cm" svg:y="3.242cm" svg:viewBox="0 0 213 212" svg:d="M0 212l213-212zM0 0l213 212z">
          <text:p/>
        </draw:path>
        <draw:path draw:style-name="gr13" draw:text-style-name="P2" draw:layer="layout" svg:width="0.212cm" svg:height="0.211cm" svg:x="6.701cm" svg:y="3.242cm" svg:viewBox="0 0 213 212" svg:d="M0 212l213-212M0 0l213 212">
          <text:p/>
        </draw:path>
        <draw:path draw:style-name="gr12" draw:text-style-name="P7" draw:layer="layout" svg:width="0.212cm" svg:height="0.212cm" svg:x="7.596cm" svg:y="3.171cm" svg:viewBox="0 0 213 213" svg:d="M0 213l213-213zM0 0l213 213z">
          <text:p/>
        </draw:path>
        <draw:path draw:style-name="gr13" draw:text-style-name="P2" draw:layer="layout" svg:width="0.212cm" svg:height="0.212cm" svg:x="7.596cm" svg:y="3.171cm" svg:viewBox="0 0 213 213" svg:d="M0 213l213-213M0 0l213 213">
          <text:p/>
        </draw:path>
        <draw:path draw:style-name="gr12" draw:text-style-name="P7" draw:layer="layout" svg:width="0.212cm" svg:height="0.212cm" svg:x="8.491cm" svg:y="3.607cm" svg:viewBox="0 0 213 213" svg:d="M0 213l213-213zM0 0l213 213z">
          <text:p/>
        </draw:path>
        <draw:path draw:style-name="gr13" draw:text-style-name="P2" draw:layer="layout" svg:width="0.212cm" svg:height="0.212cm" svg:x="8.491cm" svg:y="3.607cm" svg:viewBox="0 0 213 213" svg:d="M0 213l213-213M0 0l213 213">
          <text:p/>
        </draw:path>
        <draw:path draw:style-name="gr12" draw:text-style-name="P7" draw:layer="layout" svg:width="0.212cm" svg:height="0.212cm" svg:x="9.386cm" svg:y="3.187cm" svg:viewBox="0 0 213 213" svg:d="M0 213l213-213zM0 0l213 213z">
          <text:p/>
        </draw:path>
        <draw:path draw:style-name="gr13" draw:text-style-name="P2" draw:layer="layout" svg:width="0.212cm" svg:height="0.212cm" svg:x="9.386cm" svg:y="3.187cm" svg:viewBox="0 0 213 213" svg:d="M0 213l213-213M0 0l213 213">
          <text:p/>
        </draw:path>
        <draw:path draw:style-name="gr12" draw:text-style-name="P7" draw:layer="layout" svg:width="0.211cm" svg:height="0.212cm" svg:x="10.282cm" svg:y="2.93cm" svg:viewBox="0 0 212 213" svg:d="M0 213l212-213zM0 0l212 213z">
          <text:p/>
        </draw:path>
        <draw:path draw:style-name="gr13" draw:text-style-name="P2" draw:layer="layout" svg:width="0.211cm" svg:height="0.212cm" svg:x="10.282cm" svg:y="2.93cm" svg:viewBox="0 0 212 213" svg:d="M0 213l212-213M0 0l212 213">
          <text:p/>
        </draw:path>
        <draw:path draw:style-name="gr12" draw:text-style-name="P7" draw:layer="layout" svg:width="0.211cm" svg:height="0.212cm" svg:x="11.177cm" svg:y="3.018cm" svg:viewBox="0 0 212 213" svg:d="M0 213l212-213zM0 0l212 213z">
          <text:p/>
        </draw:path>
        <draw:path draw:style-name="gr13" draw:text-style-name="P2" draw:layer="layout" svg:width="0.211cm" svg:height="0.212cm" svg:x="11.177cm" svg:y="3.018cm" svg:viewBox="0 0 212 213" svg:d="M0 213l212-213M0 0l212 213">
          <text:p/>
        </draw:path>
        <draw:path draw:style-name="gr12" draw:text-style-name="P7" draw:layer="layout" svg:width="0.212cm" svg:height="0.212cm" svg:x="12.072cm" svg:y="3.137cm" svg:viewBox="0 0 213 213" svg:d="M0 213l213-213zM0 0l213 213z">
          <text:p/>
        </draw:path>
        <draw:path draw:style-name="gr13" draw:text-style-name="P2" draw:layer="layout" svg:width="0.212cm" svg:height="0.212cm" svg:x="12.072cm" svg:y="3.137cm" svg:viewBox="0 0 213 213" svg:d="M0 213l213-213M0 0l213 213">
          <text:p/>
        </draw:path>
        <draw:path draw:style-name="gr12" draw:text-style-name="P7" draw:layer="layout" svg:width="0.212cm" svg:height="0.211cm" svg:x="12.967cm" svg:y="3.463cm" svg:viewBox="0 0 213 212" svg:d="M0 212l213-212zM0 0l213 212z">
          <text:p/>
        </draw:path>
        <draw:path draw:style-name="gr13" draw:text-style-name="P2" draw:layer="layout" svg:width="0.212cm" svg:height="0.211cm" svg:x="12.967cm" svg:y="3.463cm" svg:viewBox="0 0 213 212" svg:d="M0 212l213-212M0 0l213 212">
          <text:p/>
        </draw:path>
        <draw:polyline draw:style-name="gr14" draw:text-style-name="P2" draw:layer="layout" svg:width="10.742cm" svg:height="0.006cm" svg:x="2.331cm" svg:y="10.736cm" svg:viewBox="0 0 10743 7" draw:points="0,1 895,0 1790,1 2686,3 3582,7 4477,6 5372,5 6267,4 7162,4 8057,4 8953,4 9848,4 10743,1">
          <text:p/>
        </draw:polyline>
        <draw:polygon draw:style-name="gr15" draw:text-style-name="P8" draw:layer="layout" svg:width="0.212cm" svg:height="0.212cm" svg:x="2.225cm" svg:y="10.631cm" svg:viewBox="0 0 213 213" draw:points="106,0 0,213 213,213">
          <text:p/>
        </draw:polygon>
        <draw:polygon draw:style-name="gr15" draw:text-style-name="P8" draw:layer="layout" svg:width="0.212cm" svg:height="0.212cm" svg:x="3.12cm" svg:y="10.63cm" svg:viewBox="0 0 213 213" draw:points="106,0 0,213 213,213">
          <text:p/>
        </draw:polygon>
        <draw:polygon draw:style-name="gr15" draw:text-style-name="P8" draw:layer="layout" svg:width="0.211cm" svg:height="0.212cm" svg:x="4.016cm" svg:y="10.631cm" svg:viewBox="0 0 212 213" draw:points="106,0 0,213 212,213">
          <text:p/>
        </draw:polygon>
        <draw:polygon draw:style-name="gr15" draw:text-style-name="P8" draw:layer="layout" svg:width="0.211cm" svg:height="0.212cm" svg:x="4.911cm" svg:y="10.632cm" svg:viewBox="0 0 212 213" draw:points="107,0 0,213 212,213">
          <text:p/>
        </draw:polygon>
        <draw:polygon draw:style-name="gr15" draw:text-style-name="P8" draw:layer="layout" svg:width="0.212cm" svg:height="0.212cm" svg:x="5.806cm" svg:y="10.636cm" svg:viewBox="0 0 213 213" draw:points="106,0 0,213 213,213">
          <text:p/>
        </draw:polygon>
        <draw:polygon draw:style-name="gr15" draw:text-style-name="P8" draw:layer="layout" svg:width="0.212cm" svg:height="0.211cm" svg:x="6.701cm" svg:y="10.635cm" svg:viewBox="0 0 213 212" draw:points="106,0 0,212 213,212">
          <text:p/>
        </draw:polygon>
        <draw:polygon draw:style-name="gr15" draw:text-style-name="P8" draw:layer="layout" svg:width="0.212cm" svg:height="0.212cm" svg:x="7.596cm" svg:y="10.634cm" svg:viewBox="0 0 213 213" draw:points="107,0 0,213 213,213">
          <text:p/>
        </draw:polygon>
        <draw:polygon draw:style-name="gr15" draw:text-style-name="P8" draw:layer="layout" svg:width="0.212cm" svg:height="0.212cm" svg:x="8.491cm" svg:y="10.633cm" svg:viewBox="0 0 213 213" draw:points="107,0 0,213 213,213">
          <text:p/>
        </draw:polygon>
        <draw:polygon draw:style-name="gr15" draw:text-style-name="P8" draw:layer="layout" svg:width="0.212cm" svg:height="0.212cm" svg:x="9.386cm" svg:y="10.633cm" svg:viewBox="0 0 213 213" draw:points="107,0 0,213 213,213">
          <text:p/>
        </draw:polygon>
        <draw:polygon draw:style-name="gr15" draw:text-style-name="P8" draw:layer="layout" svg:width="0.211cm" svg:height="0.212cm" svg:x="10.282cm" svg:y="10.633cm" svg:viewBox="0 0 212 213" draw:points="105,0 0,213 212,213">
          <text:p/>
        </draw:polygon>
        <draw:polygon draw:style-name="gr15" draw:text-style-name="P8" draw:layer="layout" svg:width="0.211cm" svg:height="0.212cm" svg:x="11.177cm" svg:y="10.633cm" svg:viewBox="0 0 212 213" draw:points="106,0 0,213 212,213">
          <text:p/>
        </draw:polygon>
        <draw:polygon draw:style-name="gr15" draw:text-style-name="P8" draw:layer="layout" svg:width="0.212cm" svg:height="0.212cm" svg:x="12.072cm" svg:y="10.633cm" svg:viewBox="0 0 213 213" draw:points="107,0 0,213 213,213">
          <text:p/>
        </draw:polygon>
        <draw:polygon draw:style-name="gr15" draw:text-style-name="P8" draw:layer="layout" svg:width="0.212cm" svg:height="0.212cm" svg:x="12.967cm" svg:y="10.631cm" svg:viewBox="0 0 213 213" draw:points="107,0 0,213 213,213">
          <text:p/>
        </draw:polygon>
        <draw:line draw:style-name="gr16" draw:text-style-name="P2" draw:layer="layout" svg:x1="1.794cm" svg:y1="11.219cm" svg:x2="1.794cm" svg:y2="0.948cm">
          <text:p/>
        </draw:line>
        <draw:line draw:style-name="gr16" draw:text-style-name="P2" draw:layer="layout" svg:x1="13.61cm" svg:y1="11.219cm" svg:x2="13.61cm" svg:y2="0.948cm">
          <text:p/>
        </draw:line>
        <draw:line draw:style-name="gr16" draw:text-style-name="P2" draw:layer="layout" svg:x1="1.794cm" svg:y1="11.219cm" svg:x2="13.61cm" svg:y2="11.219cm">
          <text:p/>
        </draw:line>
        <draw:line draw:style-name="gr16" draw:text-style-name="P2" draw:layer="layout" svg:x1="1.794cm" svg:y1="0.948cm" svg:x2="13.61cm" svg:y2="0.948cm">
          <text:p/>
        </draw:line>
        <draw:frame draw:style-name="gr17" draw:text-style-name="P5" draw:layer="layout" svg:width="0.993cm" svg:height="0.412cm" draw:transform="rotate (1.5707963267949) translate (0.333cm 6.578cm)">
          <draw:text-box>
            <text:p text:style-name="P4"><text:span text:style-name="T1">Score</text:span></text:p>
          </draw:text-box>
        </draw:frame>
        <draw:path draw:style-name="gr18" draw:text-style-name="P9" draw:layer="layout" svg:width="4.418cm" svg:height="1.659cm" svg:x="9.016cm" svg:y="1.124cm" svg:viewBox="0 0 4419 1660" svg:d="M70 1660h4278c47 0 71-24 71-71v-1518c0-47-24-71-71-71h-4278c-47 0-70 24-70 71v1518c0 47 23 71 70 71z">
          <text:p/>
        </draw:path>
        <draw:polyline draw:style-name="gr9" draw:text-style-name="P2" draw:layer="layout" svg:width="0.704cm" svg:height="0cm" svg:x="9.157cm" svg:y="1.41cm" svg:viewBox="0 0 705 0" draw:points="0,0 352,0 705,0">
          <text:p/>
        </draw:polyline>
        <draw:path draw:style-name="gr10" draw:text-style-name="P6" draw:layer="layout" svg:width="0.211cm" svg:height="0.212cm" svg:x="9.404cm" svg:y="1.304cm" svg:viewBox="0 0 212 213" svg:d="M105 213c29 0 55-12 75-31 21-20 32-47 32-75s-11-56-32-76c-20-20-46-31-75-31-28 0-55 11-74 31-20 20-31 48-31 76s11 55 31 75c19 19 46 31 74 31z">
          <text:p/>
        </draw:path>
        <draw:frame draw:style-name="gr19" draw:text-style-name="P10" draw:layer="layout" svg:width="7.233cm" svg:height="0.53cm" svg:x="1.795cm" svg:y="0.344cm">
          <draw:text-box>
            <text:p text:style-name="P4"><text:span text:style-name="T2">A) Cluster Validation Scores</text:span></text:p>
          </draw:text-box>
        </draw:frame>
        <draw:polyline draw:style-name="gr11" draw:text-style-name="P2" draw:layer="layout" svg:width="0.704cm" svg:height="0cm" svg:x="9.157cm" svg:y="1.927cm" svg:viewBox="0 0 705 0" draw:points="0,0 352,0 705,0">
          <text:p/>
        </draw:polyline>
        <draw:path draw:style-name="gr12" draw:text-style-name="P7" draw:layer="layout" svg:width="0.211cm" svg:height="0.212cm" svg:x="9.404cm" svg:y="1.821cm" svg:viewBox="0 0 212 213" svg:d="M0 213l212-213zM0 0l212 213z">
          <text:p/>
        </draw:path>
        <draw:path draw:style-name="gr13" draw:text-style-name="P2" draw:layer="layout" svg:width="0.211cm" svg:height="0.212cm" svg:x="9.404cm" svg:y="1.821cm" svg:viewBox="0 0 212 213" svg:d="M0 213l212-213M0 0l212 213">
          <text:p/>
        </draw:path>
        <draw:frame draw:style-name="gr20" draw:text-style-name="P5" draw:layer="layout" svg:width="1.788cm" svg:height="0.412cm" svg:x="10.145cm" svg:y="1.206cm">
          <draw:text-box>
            <text:p text:style-name="P4"><text:span text:style-name="T1">Silhouette</text:span></text:p>
          </draw:text-box>
        </draw:frame>
        <draw:polyline draw:style-name="gr14" draw:text-style-name="P2" draw:layer="layout" svg:width="0.704cm" svg:height="0cm" svg:x="9.157cm" svg:y="2.445cm" svg:viewBox="0 0 705 0" draw:points="0,0 352,0 705,0">
          <text:p/>
        </draw:polyline>
        <draw:polygon draw:style-name="gr15" draw:text-style-name="P8" draw:layer="layout" svg:width="0.211cm" svg:height="0.212cm" svg:x="9.404cm" svg:y="2.339cm" svg:viewBox="0 0 212 213" draw:points="105,0 0,213 212,213">
          <text:p/>
        </draw:polygon>
        <draw:frame draw:style-name="gr21" draw:text-style-name="P5" draw:layer="layout" svg:width="3.135cm" svg:height="0.412cm" svg:x="10.145cm" svg:y="1.724cm">
          <draw:text-box>
            <text:p text:style-name="P4"><text:span text:style-name="T1">Calinski-Harabasz</text:span></text:p>
          </draw:text-box>
        </draw:frame>
        <draw:polygon draw:style-name="gr3" draw:text-style-name="P3" draw:layer="layout" svg:width="0cm" svg:height="0.123cm" svg:x="15.757cm" svg:y="11.219cm" svg:viewBox="0 0 0 124" draw:points="0,0 0,124">
          <text:p/>
        </draw:polygon>
        <draw:frame draw:style-name="gr22" draw:text-style-name="P5" draw:layer="layout" svg:width="2.635cm" svg:height="0.412cm" svg:x="10.145cm" svg:y="2.241cm">
          <draw:text-box>
            <text:p text:style-name="P4"><text:span text:style-name="T1">Davies-Bouldin</text:span></text:p>
          </draw:text-box>
        </draw:frame>
        <draw:polygon draw:style-name="gr3" draw:text-style-name="P3" draw:layer="layout" svg:width="0cm" svg:height="0.123cm" svg:x="18.12cm" svg:y="11.219cm" svg:viewBox="0 0 0 124" draw:points="0,0 0,124">
          <text:p/>
        </draw:polygon>
        <draw:polygon draw:style-name="gr3" draw:text-style-name="P3" draw:layer="layout" svg:width="0cm" svg:height="0.123cm" svg:x="20.483cm" svg:y="11.219cm" svg:viewBox="0 0 0 124" draw:points="0,0 0,124">
          <text:p/>
        </draw:polygon>
        <draw:polygon draw:style-name="gr3" draw:text-style-name="P3" draw:layer="layout" svg:width="0cm" svg:height="0.123cm" svg:x="22.846cm" svg:y="11.219cm" svg:viewBox="0 0 0 124" draw:points="0,0 0,124">
          <text:p/>
        </draw:polygon>
        <draw:polygon draw:style-name="gr3" draw:text-style-name="P3" draw:layer="layout" svg:width="0cm" svg:height="0.123cm" svg:x="25.21cm" svg:y="11.219cm" svg:viewBox="0 0 0 124" draw:points="0,0 0,124">
          <text:p/>
        </draw:polygon>
        <draw:polygon draw:style-name="gr3" draw:text-style-name="P3" draw:layer="layout" svg:width="0cm" svg:height="0.123cm" svg:x="27.573cm" svg:y="11.219cm" svg:viewBox="0 0 0 124" draw:points="0,0 0,124">
          <text:p/>
        </draw:polygon>
        <draw:polygon draw:style-name="gr3" draw:text-style-name="P3" draw:layer="layout" svg:width="0.123cm" svg:height="0cm" svg:x="15.633cm" svg:y="11.219cm" svg:viewBox="0 0 124 0" draw:points="124,0 0,0">
          <text:p/>
        </draw:polygon>
        <draw:polygon draw:style-name="gr3" draw:text-style-name="P3" draw:layer="layout" svg:width="0.123cm" svg:height="0cm" svg:x="15.633cm" svg:y="9.165cm" svg:viewBox="0 0 124 0" draw:points="124,0 0,0">
          <text:p/>
        </draw:polygon>
        <draw:line draw:style-name="gr4" draw:text-style-name="P2" draw:layer="layout" svg:x1="15.757cm" svg:y1="9.165cm" svg:x2="15.633cm" svg:y2="9.165cm">
          <text:p/>
        </draw:line>
        <draw:polygon draw:style-name="gr3" draw:text-style-name="P3" draw:layer="layout" svg:width="0.123cm" svg:height="0cm" svg:x="15.633cm" svg:y="7.111cm" svg:viewBox="0 0 124 0" draw:points="124,0 0,0">
          <text:p/>
        </draw:polygon>
        <draw:line draw:style-name="gr4" draw:text-style-name="P2" draw:layer="layout" svg:x1="15.757cm" svg:y1="7.111cm" svg:x2="15.633cm" svg:y2="7.111cm">
          <text:p/>
        </draw:line>
        <draw:polygon draw:style-name="gr3" draw:text-style-name="P3" draw:layer="layout" svg:width="0.123cm" svg:height="0cm" svg:x="15.633cm" svg:y="5.056cm" svg:viewBox="0 0 124 0" draw:points="124,0 0,0">
          <text:p/>
        </draw:polygon>
        <draw:line draw:style-name="gr4" draw:text-style-name="P2" draw:layer="layout" svg:x1="15.757cm" svg:y1="5.056cm" svg:x2="15.633cm" svg:y2="5.056cm">
          <text:p/>
        </draw:line>
        <draw:polygon draw:style-name="gr3" draw:text-style-name="P3" draw:layer="layout" svg:width="0.123cm" svg:height="0cm" svg:x="15.633cm" svg:y="3.002cm" svg:viewBox="0 0 124 0" draw:points="124,0 0,0">
          <text:p/>
        </draw:polygon>
        <draw:line draw:style-name="gr4" draw:text-style-name="P2" draw:layer="layout" svg:x1="15.757cm" svg:y1="3.002cm" svg:x2="15.633cm" svg:y2="3.002cm">
          <text:p/>
        </draw:line>
        <draw:polygon draw:style-name="gr3" draw:text-style-name="P3" draw:layer="layout" svg:width="0.123cm" svg:height="0cm" svg:x="15.633cm" svg:y="0.948cm" svg:viewBox="0 0 124 0" draw:points="124,0 0,0">
          <text:p/>
        </draw:polygon>
        <draw:polygon draw:style-name="gr1" draw:text-style-name="P1" draw:layer="layout" svg:width="11.816cm" svg:height="10.271cm" svg:x="29.72cm" svg:y="0.948cm" svg:viewBox="0 0 11817 10272" draw:points="0,10272 11817,10272 11817,0 0,0">
          <text:p/>
        </draw:polygon>
        <draw:path draw:style-name="gr23" draw:text-style-name="P6" draw:layer="layout" svg:width="0.223cm" svg:height="0.223cm" svg:x="40.482cm" svg:y="6.907cm" svg:viewBox="0 0 224 224" svg:d="M111 224c30 0 58-11 79-32s34-49 34-80c0-30-13-58-34-79s-49-33-79-33c-29 0-58 12-79 33s-32 49-32 79c0 31 11 59 32 80s50 32 79 32z">
          <text:p/>
        </draw:path>
        <draw:path draw:style-name="gr23" draw:text-style-name="P6" draw:layer="layout" svg:width="0.223cm" svg:height="0.223cm" svg:x="39.295cm" svg:y="4.303cm" svg:viewBox="0 0 224 224" svg:d="M112 224c30 0 58-12 79-33s33-49 33-79c0-29-12-58-33-80-21-20-49-32-79-32-29 0-59 12-80 32-21 22-32 51-32 80 0 30 11 58 32 79s51 33 80 33z">
          <text:p/>
        </draw:path>
        <draw:path draw:style-name="gr23" draw:text-style-name="P6" draw:layer="layout" svg:width="0.223cm" svg:height="0.223cm" svg:x="40.157cm" svg:y="4.387cm" svg:viewBox="0 0 224 224" svg:d="M112 224c30 0 58-11 79-32 21-22 33-51 33-80 0-30-12-58-33-79s-49-33-79-33-59 12-80 33-32 49-32 79c0 29 11 58 32 80 21 21 50 32 80 32z">
          <text:p/>
        </draw:path>
        <draw:path draw:style-name="gr23" draw:text-style-name="P6" draw:layer="layout" svg:width="0.223cm" svg:height="0.223cm" svg:x="40.59cm" svg:y="5.522cm" svg:viewBox="0 0 224 224" svg:d="M113 224c29 0 58-11 79-32s32-50 32-80-11-58-32-79-50-33-79-33c-31 0-59 12-80 33s-33 49-33 79 12 59 33 80 49 32 80 32z">
          <text:p/>
        </draw:path>
        <draw:path draw:style-name="gr23" draw:text-style-name="P6" draw:layer="layout" svg:width="0.223cm" svg:height="0.223cm" svg:x="37.971cm" svg:y="3.23cm" svg:viewBox="0 0 224 224" svg:d="M113 224c29 0 58-12 79-33s32-49 32-79-11-58-32-79-50-33-79-33c-30 0-58 12-80 33-21 21-33 49-33 79s12 58 33 79c22 21 50 33 80 33z">
          <text:p/>
        </draw:path>
        <draw:path draw:style-name="gr23" draw:text-style-name="P6" draw:layer="layout" svg:width="0.223cm" svg:height="0.223cm" svg:x="37.893cm" svg:y="2.693cm" svg:viewBox="0 0 224 224" svg:d="M111 224c31 0 59-12 80-33s33-49 33-79-12-59-33-80-49-32-80-32c-29 0-58 11-78 32-21 21-33 50-33 80s12 58 33 79c20 21 49 33 78 33z">
          <text:p/>
        </draw:path>
        <draw:path draw:style-name="gr23" draw:text-style-name="P6" draw:layer="layout" svg:width="0.223cm" svg:height="0.223cm" svg:x="39.87cm" svg:y="4.256cm" svg:viewBox="0 0 224 224" svg:d="M111 224c30 0 59-11 80-32s33-49 33-79c0-31-12-59-33-80s-50-33-80-33c-29 0-58 12-78 33-21 21-33 49-33 80 0 30 12 58 33 79 20 21 49 32 78 32z">
          <text:p/>
        </draw:path>
        <draw:path draw:style-name="gr12" draw:text-style-name="P7" draw:layer="layout" svg:width="0.224cm" svg:height="0.223cm" svg:x="32.636cm" svg:y="3.869cm" svg:viewBox="0 0 225 224" svg:d="M113 224c30 0 58-12 79-33s33-49 33-79c0-29-12-58-33-80-21-21-49-32-79-32s-58 11-80 32c-21 22-33 51-33 80 0 30 12 58 33 79 22 21 50 33 80 33z">
          <text:p/>
        </draw:path>
        <draw:path draw:style-name="gr24" draw:text-style-name="P2" draw:layer="layout" svg:width="0.224cm" svg:height="0.223cm" svg:x="32.636cm" svg:y="3.869cm" svg:viewBox="0 0 225 224" svg:d="M113 224c30 0 58-12 79-33s33-49 33-79c0-29-12-58-33-80-21-21-49-32-79-32s-58 11-80 32c-21 22-33 51-33 80 0 30 12 58 33 79 22 21 50 33 80 33z">
          <text:p/>
        </draw:path>
        <draw:path draw:style-name="gr25" draw:text-style-name="P7" draw:layer="layout" svg:width="0.224cm" svg:height="0.223cm" svg:x="34.2cm" svg:y="3.53cm" svg:viewBox="0 0 225 224" svg:d="M113 224c30 0 58-11 79-32s33-51 33-80c0-30-12-58-33-79s-49-33-79-33-58 12-79 33c-22 21-34 49-34 79 0 29 12 59 34 80 21 21 49 32 79 32z">
          <text:p/>
        </draw:path>
        <draw:path draw:style-name="gr25" draw:text-style-name="P7" draw:layer="layout" svg:width="0.223cm" svg:height="0.223cm" svg:x="34.177cm" svg:y="3.17cm" svg:viewBox="0 0 224 224" svg:d="M113 224c29 0 58-12 79-33s32-49 32-79c0-29-11-59-32-80s-50-32-79-32c-30 0-58 11-80 32-21 21-33 51-33 80 0 30 12 58 33 79 22 21 50 33 80 33z">
          <text:p/>
        </draw:path>
        <draw:path draw:style-name="gr23" draw:text-style-name="P6" draw:layer="layout" svg:width="0.223cm" svg:height="0.223cm" svg:x="37.025cm" svg:y="2.584cm" svg:viewBox="0 0 224 224" svg:d="M113 224c29 0 58-12 78-34 21-21 33-49 33-78 0-30-12-58-33-79-20-21-49-33-78-33-31 0-59 12-80 33s-33 49-33 79c0 29 12 57 33 78 21 22 49 34 80 34z">
          <text:p/>
        </draw:path>
        <draw:path draw:style-name="gr25" draw:text-style-name="P7" draw:layer="layout" svg:width="0.223cm" svg:height="0.223cm" svg:x="33.634cm" svg:y="3.848cm" svg:viewBox="0 0 224 224" svg:d="M112 224c29 0 59-11 79-32 21-21 33-50 33-79 0-30-12-59-33-80-20-21-50-33-79-33-30 0-58 12-79 33s-33 50-33 80c0 29 12 58 33 79s49 32 79 32z">
          <text:p/>
        </draw:path>
        <draw:path draw:style-name="gr23" draw:text-style-name="P6" draw:layer="layout" svg:width="0.223cm" svg:height="0.223cm" svg:x="34.877cm" svg:y="3.063cm" svg:viewBox="0 0 224 224" svg:d="M113 224c29 0 58-12 79-32 21-22 32-51 32-80 0-30-11-58-32-79s-50-33-79-33c-30 0-58 12-79 33-22 21-34 49-34 79 0 29 12 58 34 80 21 20 49 32 79 32z">
          <text:p/>
        </draw:path>
        <draw:path draw:style-name="gr25" draw:text-style-name="P7" draw:layer="layout" svg:width="0.223cm" svg:height="0.223cm" svg:x="30.835cm" svg:y="7.543cm" svg:viewBox="0 0 224 224" svg:d="M112 224c30 0 58-12 79-33s33-50 33-80c0-29-12-58-33-78-21-21-49-33-79-33-29 0-58 12-80 33-21 20-32 49-32 78 0 30 11 59 32 80 22 21 51 33 80 33z">
          <text:p/>
        </draw:path>
        <draw:path draw:style-name="gr25" draw:text-style-name="P7" draw:layer="layout" svg:width="0.224cm" svg:height="0.223cm" svg:x="33.191cm" svg:y="4.118cm" svg:viewBox="0 0 225 224" svg:d="M112 224c30 0 59-12 80-33s33-49 33-79c0-29-12-58-33-78-21-21-50-34-80-34s-58 13-79 34c-21 20-33 49-33 78 0 30 12 58 33 79s49 33 79 33z">
          <text:p/>
        </draw:path>
        <draw:path draw:style-name="gr25" draw:text-style-name="P7" draw:layer="layout" svg:width="0.223cm" svg:height="0.223cm" svg:x="34.598cm" svg:y="2.207cm" svg:viewBox="0 0 224 224" svg:d="M112 224c30 0 58-11 79-32s33-50 33-80-12-58-33-79-49-33-79-33c-29 0-59 12-79 33-21 21-33 49-33 79s12 59 33 80c20 21 50 32 79 32z">
          <text:p/>
        </draw:path>
        <draw:path draw:style-name="gr23" draw:text-style-name="P6" draw:layer="layout" svg:width="0.224cm" svg:height="0.223cm" svg:x="36.417cm" svg:y="4.088cm" svg:viewBox="0 0 225 224" svg:d="M113 224c30 0 58-11 79-32s33-50 33-79c0-30-12-58-33-80-21-21-49-33-79-33s-58 12-80 33c-21 22-33 50-33 80 0 29 12 58 33 79 22 21 50 32 80 32z">
          <text:p/>
        </draw:path>
        <draw:path draw:style-name="gr26" draw:text-style-name="P8" draw:layer="layout" svg:width="0.223cm" svg:height="0.223cm" svg:x="32.844cm" svg:y="10.611cm" svg:viewBox="0 0 224 224" svg:d="M113 224c29 0 58-11 79-33 21-21 32-50 32-79 0-30-11-58-32-79s-50-33-79-33c-30 0-58 12-80 33-21 21-33 49-33 79 0 29 12 58 33 79 22 22 50 33 80 33z">
          <text:p/>
        </draw:path>
        <draw:path draw:style-name="gr23" draw:text-style-name="P6" draw:layer="layout" svg:width="0.223cm" svg:height="0.223cm" svg:x="37.955cm" svg:y="2.613cm" svg:viewBox="0 0 224 224" svg:d="M112 224c30 0 58-11 79-32 21-22 33-51 33-80 0-30-12-58-33-79s-49-33-79-33c-29 0-59 12-80 33s-32 49-32 79c0 29 11 58 32 80 21 21 51 32 80 32z">
          <text:p/>
        </draw:path>
        <draw:path draw:style-name="gr23" draw:text-style-name="P6" draw:layer="layout" svg:width="0.223cm" svg:height="0.223cm" svg:x="40.577cm" svg:y="5.037cm" svg:viewBox="0 0 224 224" svg:d="M112 224c30 0 59-12 79-34 21-21 33-49 33-79 0-29-12-58-33-79-20-20-49-32-79-32s-58 12-79 32c-21 21-33 50-33 79 0 30 12 58 33 79 21 22 49 34 79 34z">
          <text:p/>
        </draw:path>
        <draw:path draw:style-name="gr23" draw:text-style-name="P6" draw:layer="layout" svg:width="0.223cm" svg:height="0.223cm" svg:x="40.593cm" svg:y="6.968cm" svg:viewBox="0 0 224 224" svg:d="M113 224c29 0 58-12 78-32 21-21 33-50 33-79 0-30-12-59-33-80-20-21-49-33-78-33-31 0-59 12-80 33s-33 50-33 80c0 29 12 58 33 79 21 20 49 32 80 32z">
          <text:p/>
        </draw:path>
        <draw:path draw:style-name="gr23" draw:text-style-name="P6" draw:layer="layout" svg:width="0.223cm" svg:height="0.223cm" svg:x="37.443cm" svg:y="3.643cm" svg:viewBox="0 0 224 224" svg:d="M111 224c31 0 59-12 80-33 21-20 33-49 33-78 0-30-12-58-33-80-21-21-49-33-80-33-29 0-58 12-78 33-21 22-33 50-33 80 0 29 12 58 33 78 20 21 49 33 78 33z">
          <text:p/>
        </draw:path>
        <draw:path draw:style-name="gr23" draw:text-style-name="P6" draw:layer="layout" svg:width="0.223cm" svg:height="0.223cm" svg:x="38.877cm" svg:y="5.017cm" svg:viewBox="0 0 224 224" svg:d="M113 224c29 0 58-12 79-33s32-49 32-79c0-29-11-58-32-79s-50-33-79-33c-30 0-58 12-80 33-21 21-33 50-33 79 0 30 12 58 33 79 22 21 50 33 80 33z">
          <text:p/>
        </draw:path>
        <draw:path draw:style-name="gr27" draw:text-style-name="P6" draw:layer="layout" svg:width="0.223cm" svg:height="0.223cm" svg:x="40.16cm" svg:y="4.174cm" svg:viewBox="0 0 224 224" svg:d="M113 224c29 0 57-12 78-33 21-22 33-50 33-80 0-29-12-58-33-79s-49-32-78-32c-31 0-59 11-80 32s-33 50-33 79c0 30 12 58 33 80 21 21 49 33 80 33z">
          <text:p/>
        </draw:path>
        <draw:path draw:style-name="gr24" draw:text-style-name="P2" draw:layer="layout" svg:width="0.223cm" svg:height="0.223cm" svg:x="40.16cm" svg:y="4.174cm" svg:viewBox="0 0 224 224" svg:d="M113 224c29 0 57-12 78-33 21-22 33-50 33-80 0-29-12-58-33-79s-49-32-78-32c-31 0-59 11-80 32s-33 50-33 79c0 30 12 58 33 80 21 21 49 33 80 33z">
          <text:p/>
        </draw:path>
        <draw:path draw:style-name="gr23" draw:text-style-name="P6" draw:layer="layout" svg:width="0.223cm" svg:height="0.223cm" svg:x="38.39cm" svg:y="2.96cm" svg:viewBox="0 0 224 224" svg:d="M112 224c30 0 58-11 79-32s33-50 33-79c0-30-12-58-33-80-21-21-49-33-79-33-29 0-59 12-80 33-20 22-32 50-32 80 0 29 12 58 32 79 21 21 51 32 80 32z">
          <text:p/>
        </draw:path>
        <draw:path draw:style-name="gr23" draw:text-style-name="P6" draw:layer="layout" svg:width="0.223cm" svg:height="0.223cm" svg:x="40.25cm" svg:y="4.345cm" svg:viewBox="0 0 224 224" svg:d="M112 224c30 0 58-12 79-33s33-49 33-79c0-29-12-58-33-78-21-21-49-34-79-34-29 0-58 13-79 34-20 20-33 49-33 78 0 30 13 58 33 79 21 21 50 33 79 33z">
          <text:p/>
        </draw:path>
        <draw:path draw:style-name="gr23" draw:text-style-name="P6" draw:layer="layout" svg:width="0.223cm" svg:height="0.223cm" svg:x="40.525cm" svg:y="4.513cm" svg:viewBox="0 0 224 224" svg:d="M112 224c30 0 58-12 80-33 21-20 32-49 32-78 0-30-11-59-32-80-22-21-50-33-80-33s-58 12-79 33-33 50-33 80c0 29 12 58 33 78 21 21 49 33 79 33z">
          <text:p/>
        </draw:path>
        <draw:path draw:style-name="gr23" draw:text-style-name="P6" draw:layer="layout" svg:width="0.223cm" svg:height="0.223cm" svg:x="40.443cm" svg:y="4.983cm" svg:viewBox="0 0 224 224" svg:d="M113 224c29 0 58-12 79-33s32-49 32-79c0-29-11-57-32-79-21-21-50-33-79-33-30 0-58 12-79 33-22 22-34 50-34 79 0 30 12 58 34 79 21 21 49 33 79 33z">
          <text:p/>
        </draw:path>
        <draw:path draw:style-name="gr25" draw:text-style-name="P7" draw:layer="layout" svg:width="0.223cm" svg:height="0.223cm" svg:x="33.287cm" svg:y="4.294cm" svg:viewBox="0 0 224 224" svg:d="M112 224c30 0 58-11 79-32s33-50 33-79c0-30-12-59-33-80s-49-33-79-33c-29 0-58 12-80 33-21 21-32 50-32 80 0 29 11 58 32 79 22 21 51 32 80 32z">
          <text:p/>
        </draw:path>
        <draw:path draw:style-name="gr25" draw:text-style-name="P7" draw:layer="layout" svg:width="0.223cm" svg:height="0.223cm" svg:x="33.272cm" svg:y="4.323cm" svg:viewBox="0 0 224 224" svg:d="M113 224c29 0 58-12 79-33 21-20 32-49 32-78 0-30-11-58-32-79-21-22-50-34-79-34-30 0-59 12-80 34-21 21-33 49-33 79 0 29 12 58 33 78 21 21 50 33 80 33z">
          <text:p/>
        </draw:path>
        <draw:path draw:style-name="gr25" draw:text-style-name="P7" draw:layer="layout" svg:width="0.223cm" svg:height="0.223cm" svg:x="31.668cm" svg:y="6.127cm" svg:viewBox="0 0 224 224" svg:d="M113 224c29 0 58-11 79-32 20-21 32-50 32-79 0-30-12-58-32-79-21-21-50-34-79-34-31 0-59 13-80 34s-33 49-33 79c0 29 12 58 33 79s49 32 80 32z">
          <text:p/>
        </draw:path>
        <draw:path draw:style-name="gr23" draw:text-style-name="P6" draw:layer="layout" svg:width="0.223cm" svg:height="0.223cm" svg:x="39.423cm" svg:y="4.031cm" svg:viewBox="0 0 224 224" svg:d="M111 224c30 0 59-12 80-32 21-21 33-50 33-79 0-31-12-59-33-80s-50-33-80-33c-29 0-58 12-78 33-21 21-33 49-33 80 0 29 12 58 33 79 20 20 49 32 78 32z">
          <text:p/>
        </draw:path>
        <draw:path draw:style-name="gr23" draw:text-style-name="P6" draw:layer="layout" svg:width="0.223cm" svg:height="0.223cm" svg:x="37.486cm" svg:y="4.262cm" svg:viewBox="0 0 224 224" svg:d="M113 224c30 0 58-12 79-33s32-49 32-79-11-59-32-80-49-32-79-32c-31 0-59 11-80 32s-33 50-33 80 12 58 33 79 49 33 80 33z">
          <text:p/>
        </draw:path>
        <draw:path draw:style-name="gr23" draw:text-style-name="P6" draw:layer="layout" svg:width="0.224cm" svg:height="0.223cm" svg:x="37.014cm" svg:y="4.114cm" svg:viewBox="0 0 225 224" svg:d="M112 224c31 0 59-12 80-33s33-49 33-79c0-29-12-58-33-79-21-22-49-33-80-33-30 0-58 11-79 33-21 21-33 50-33 79 0 30 12 58 33 79s49 33 79 33z">
          <text:p/>
        </draw:path>
        <draw:path draw:style-name="gr23" draw:text-style-name="P6" draw:layer="layout" svg:width="0.223cm" svg:height="0.223cm" svg:x="37.952cm" svg:y="4.19cm" svg:viewBox="0 0 224 224" svg:d="M112 224c30 0 58-11 79-32s33-51 33-80c0-30-12-58-33-79s-49-33-79-33c-29 0-59 12-80 33s-32 49-32 79c0 29 11 59 32 80s51 32 80 32z">
          <text:p/>
        </draw:path>
        <draw:path draw:style-name="gr23" draw:text-style-name="P6" draw:layer="layout" svg:width="0.223cm" svg:height="0.223cm" svg:x="37.138cm" svg:y="4.976cm" svg:viewBox="0 0 224 224" svg:d="M112 224c29 0 58-12 79-33s33-49 33-79c0-29-12-58-33-80-21-21-50-32-79-32-30 0-58 11-79 32-21 22-33 51-33 80 0 30 12 58 33 79s49 33 79 33z">
          <text:p/>
        </draw:path>
        <draw:path draw:style-name="gr23" draw:text-style-name="P6" draw:layer="layout" svg:width="0.223cm" svg:height="0.224cm" svg:x="37.572cm" svg:y="4.195cm" svg:viewBox="0 0 224 225" svg:d="M112 225c30 0 58-12 79-33s33-50 33-80-12-58-33-79-49-33-79-33c-29 0-58 12-79 33-20 21-33 49-33 79s13 59 33 80c21 21 50 33 79 33z">
          <text:p/>
        </draw:path>
        <draw:path draw:style-name="gr23" draw:text-style-name="P6" draw:layer="layout" svg:width="0.223cm" svg:height="0.223cm" svg:x="35.114cm" svg:y="10.58cm" svg:viewBox="0 0 224 224" svg:d="M113 224c29 0 58-12 79-33 20-21 32-49 32-79 0-29-12-57-32-78-21-22-50-34-79-34-30 0-58 12-79 34-21 21-34 49-34 78 0 30 13 58 34 79s49 33 79 33z">
          <text:p/>
        </draw:path>
        <draw:path draw:style-name="gr25" draw:text-style-name="P7" draw:layer="layout" svg:width="0.223cm" svg:height="0.223cm" svg:x="34.536cm" svg:y="2.495cm" svg:viewBox="0 0 224 224" svg:d="M112 224c30 0 59-12 79-33 21-20 33-49 33-78 0-30-12-59-33-80-20-21-49-33-79-33s-58 12-79 33-33 50-33 80c0 29 12 58 33 78 21 21 49 33 79 33z">
          <text:p/>
        </draw:path>
        <draw:path draw:style-name="gr26" draw:text-style-name="P8" draw:layer="layout" svg:width="0.224cm" svg:height="0.223cm" svg:x="34.864cm" svg:y="10.406cm" svg:viewBox="0 0 225 224" svg:d="M113 224c30 0 58-11 79-32 21-22 33-51 33-80 0-30-12-58-33-79s-49-33-79-33-58 12-80 33c-21 21-33 49-33 79 0 29 12 58 33 80 22 21 50 32 80 32z">
          <text:p/>
        </draw:path>
        <draw:path draw:style-name="gr23" draw:text-style-name="P6" draw:layer="layout" svg:width="0.223cm" svg:height="0.223cm" svg:x="40.887cm" svg:y="5.946cm" svg:viewBox="0 0 224 224" svg:d="M113 224c29 0 58-12 78-33 21-21 33-50 33-79 0-30-12-58-33-79-20-21-49-33-78-33-30 0-58 12-80 33-21 21-33 49-33 79 0 29 12 58 33 79 22 21 50 33 80 33z">
          <text:p/>
        </draw:path>
        <draw:path draw:style-name="gr25" draw:text-style-name="P7" draw:layer="layout" svg:width="0.223cm" svg:height="0.223cm" svg:x="34.036cm" svg:y="3.033cm" svg:viewBox="0 0 224 224" svg:d="M112 224c29 0 58-12 79-33 22-21 33-50 33-79 0-30-11-58-33-79-21-21-50-33-79-33-30 0-58 12-79 33s-33 49-33 79c0 29 12 58 33 79s49 33 79 33z">
          <text:p/>
        </draw:path>
        <draw:path draw:style-name="gr25" draw:text-style-name="P7" draw:layer="layout" svg:width="0.223cm" svg:height="0.223cm" svg:x="34.209cm" svg:y="2.904cm" svg:viewBox="0 0 224 224" svg:d="M112 224c30 0 58-12 79-33s33-49 33-79-12-58-33-79-49-33-79-33c-29 0-58 12-79 33s-33 49-33 79 12 58 33 79 50 33 79 33z">
          <text:p/>
        </draw:path>
        <draw:path draw:style-name="gr25" draw:text-style-name="P7" draw:layer="layout" svg:width="0.223cm" svg:height="0.223cm" svg:x="32.707cm" svg:y="4.726cm" svg:viewBox="0 0 224 224" svg:d="M111 224c30 0 58-12 80-33 21-21 33-49 33-79 0-29-12-59-33-80-22-21-50-32-80-32-29 0-58 11-79 32s-32 51-32 80c0 30 11 58 32 79s50 33 79 33z">
          <text:p/>
        </draw:path>
        <draw:path draw:style-name="gr25" draw:text-style-name="P7" draw:layer="layout" svg:width="0.223cm" svg:height="0.223cm" svg:x="32.737cm" svg:y="4.65cm" svg:viewBox="0 0 224 224" svg:d="M112 224c29 0 59-12 80-33 20-21 32-50 32-79 0-30-12-58-32-79-21-21-51-33-80-33-30 0-58 12-79 33s-33 49-33 79c0 29 12 58 33 79s49 33 79 33z">
          <text:p/>
        </draw:path>
        <draw:path draw:style-name="gr26" draw:text-style-name="P8" draw:layer="layout" svg:width="0.223cm" svg:height="0.223cm" svg:x="35.104cm" svg:y="10.558cm" svg:viewBox="0 0 224 224" svg:d="M113 224c29 0 58-12 79-33s32-49 32-79c0-29-11-58-32-80-21-21-50-32-79-32-30 0-58 11-79 32-22 22-34 51-34 80 0 30 12 58 34 79 21 21 49 33 79 33z">
          <text:p/>
        </draw:path>
        <draw:path draw:style-name="gr23" draw:text-style-name="P6" draw:layer="layout" svg:width="0.223cm" svg:height="0.223cm" svg:x="39.269cm" svg:y="4.963cm" svg:viewBox="0 0 224 224" svg:d="M112 224c30 0 58-11 79-32s33-50 33-79c0-30-12-59-33-80s-49-33-79-33-59 12-80 33-32 50-32 80c0 29 11 58 32 79s50 32 80 32z">
          <text:p/>
        </draw:path>
        <draw:path draw:style-name="gr23" draw:text-style-name="P6" draw:layer="layout" svg:width="0.224cm" svg:height="0.223cm" svg:x="40.803cm" svg:y="5.823cm" svg:viewBox="0 0 225 224" svg:d="M112 224c31 0 59-12 80-33s33-49 33-79-12-58-33-79-49-33-80-33c-30 0-58 12-79 33s-33 49-33 79 12 58 33 79 49 33 79 33z">
          <text:p/>
        </draw:path>
        <draw:path draw:style-name="gr23" draw:text-style-name="P6" draw:layer="layout" svg:width="0.223cm" svg:height="0.223cm" svg:x="39.297cm" svg:y="4.48cm" svg:viewBox="0 0 224 224" svg:d="M112 224c30 0 58-12 79-32 21-21 33-50 33-79 0-31-12-59-33-80s-49-33-79-33c-29 0-59 12-80 33-20 21-32 49-32 80 0 29 12 58 32 79 21 20 51 32 80 32z">
          <text:p/>
        </draw:path>
        <draw:path draw:style-name="gr25" draw:text-style-name="P7" draw:layer="layout" svg:width="0.223cm" svg:height="0.223cm" svg:x="34.749cm" svg:y="2.746cm" svg:viewBox="0 0 224 224" svg:d="M111 224c30 0 59-12 80-33 21-20 33-49 33-78 0-30-12-58-33-80-21-21-50-33-80-33-29 0-57 12-78 33-21 22-33 50-33 80 0 29 12 58 33 78 21 21 49 33 78 33z">
          <text:p/>
        </draw:path>
        <draw:path draw:style-name="gr26" draw:text-style-name="P8" draw:layer="layout" svg:width="0.223cm" svg:height="0.223cm" svg:x="33.221cm" svg:y="8.934cm" svg:viewBox="0 0 224 224" svg:d="M112 224c31 0 59-12 80-33s32-49 32-79-11-59-32-80c-21-20-49-32-80-32-30 0-58 12-79 32-21 21-33 50-33 80s12 58 33 79 49 33 79 33z">
          <text:p/>
        </draw:path>
        <draw:path draw:style-name="gr23" draw:text-style-name="P6" draw:layer="layout" svg:width="0.223cm" svg:height="0.223cm" svg:x="36.721cm" svg:y="4.146cm" svg:viewBox="0 0 224 224" svg:d="M112 224c29 0 58-12 80-34 21-21 32-49 32-78 0-30-11-58-32-79-22-21-51-33-80-33-30 0-58 12-79 33s-33 49-33 79c0 29 12 57 33 78 21 22 49 34 79 34z">
          <text:p/>
        </draw:path>
        <draw:path draw:style-name="gr25" draw:text-style-name="P7" draw:layer="layout" svg:width="0.223cm" svg:height="0.223cm" svg:x="31.641cm" svg:y="6.544cm" svg:viewBox="0 0 224 224" svg:d="M111 224c31 0 59-12 80-33s33-49 33-79c0-29-12-58-33-80-21-20-49-32-80-32-29 0-58 12-79 32-20 22-32 51-32 80 0 30 12 58 32 79 21 21 50 33 79 33z">
          <text:p/>
        </draw:path>
        <draw:path draw:style-name="gr25" draw:text-style-name="P7" draw:layer="layout" svg:width="0.223cm" svg:height="0.223cm" svg:x="32.711cm" svg:y="4.303cm" svg:viewBox="0 0 224 224" svg:d="M111 224c30 0 58-12 80-33 21-21 33-49 33-79 0-29-12-58-33-79-22-21-50-33-80-33-29 0-58 12-79 33-20 21-32 50-32 79 0 30 12 58 32 79 21 21 50 33 79 33z">
          <text:p/>
        </draw:path>
        <draw:path draw:style-name="gr25" draw:text-style-name="P7" draw:layer="layout" svg:width="0.223cm" svg:height="0.223cm" svg:x="32.767cm" svg:y="4.189cm" svg:viewBox="0 0 224 224" svg:d="M112 224c30 0 59-12 80-33 20-21 32-50 32-80 0-29-12-58-32-78-21-21-50-33-80-33s-58 12-79 33c-21 20-33 49-33 78 0 30 12 59 33 80s49 33 79 33z">
          <text:p/>
        </draw:path>
        <draw:path draw:style-name="gr25" draw:text-style-name="P7" draw:layer="layout" svg:width="0.224cm" svg:height="0.223cm" svg:x="32.5cm" svg:y="3.922cm" svg:viewBox="0 0 225 224" svg:d="M112 224c30 0 59-12 80-34 21-21 33-49 33-79 0-29-12-58-33-79s-50-32-80-32-58 11-79 32-33 50-33 79c0 30 12 58 33 79 21 22 49 34 79 34z">
          <text:p/>
        </draw:path>
        <draw:path draw:style-name="gr25" draw:text-style-name="P7" draw:layer="layout" svg:width="0.223cm" svg:height="0.223cm" svg:x="33.016cm" svg:y="8.803cm" svg:viewBox="0 0 224 224" svg:d="M112 224c30 0 58-11 79-32s33-50 33-79c0-30-12-58-33-79s-49-34-79-34-59 13-80 34-32 49-32 79c0 29 11 58 32 79s50 32 80 32z">
          <text:p/>
        </draw:path>
        <draw:path draw:style-name="gr25" draw:text-style-name="P7" draw:layer="layout" svg:width="0.224cm" svg:height="0.223cm" svg:x="32.617cm" svg:y="4.027cm" svg:viewBox="0 0 225 224" svg:d="M113 224c30 0 58-11 79-32s33-49 33-79c0-31-12-59-33-80s-49-33-79-33-58 12-80 33c-21 21-33 49-33 80 0 30 12 58 33 79 22 21 50 32 80 32z">
          <text:p/>
        </draw:path>
        <draw:path draw:style-name="gr25" draw:text-style-name="P7" draw:layer="layout" svg:width="0.223cm" svg:height="0.223cm" svg:x="32.627cm" svg:y="4.017cm" svg:viewBox="0 0 224 224" svg:d="M113 224c29 0 58-11 79-32s32-50 32-79c0-31-11-59-32-80s-50-33-79-33c-30 0-58 12-80 33-21 21-33 49-33 80 0 29 12 58 33 79 22 21 50 32 80 32z">
          <text:p/>
        </draw:path>
        <draw:path draw:style-name="gr26" draw:text-style-name="P8" draw:layer="layout" svg:width="0.224cm" svg:height="0.223cm" svg:x="33.921cm" svg:y="10.641cm" svg:viewBox="0 0 225 224" svg:d="M113 224c30 0 58-12 79-33 21-22 33-50 33-80 0-29-12-58-33-79-21-20-49-32-79-32-31 0-59 12-80 32-21 21-33 50-33 79 0 30 12 58 33 80 21 21 49 33 80 33z">
          <text:p/>
        </draw:path>
        <draw:path draw:style-name="gr26" draw:text-style-name="P8" draw:layer="layout" svg:width="0.223cm" svg:height="0.223cm" svg:x="33.671cm" svg:y="9.018cm" svg:viewBox="0 0 224 224" svg:d="M111 224c31 0 59-12 80-33s33-49 33-79c0-29-12-58-33-78-21-22-49-34-80-34-29 0-58 12-79 34-21 20-32 49-32 78 0 30 11 58 32 79s50 33 79 33z">
          <text:p/>
        </draw:path>
        <draw:path draw:style-name="gr25" draw:text-style-name="P7" draw:layer="layout" svg:width="0.223cm" svg:height="0.223cm" svg:x="34.773cm" svg:y="2.168cm" svg:viewBox="0 0 224 224" svg:d="M112 224c30 0 59-12 80-33 21-22 32-50 32-80 0-29-11-57-32-78s-50-33-80-33-58 12-79 33-33 49-33 78c0 30 12 58 33 80 21 21 49 33 79 33z">
          <text:p/>
        </draw:path>
        <draw:path draw:style-name="gr25" draw:text-style-name="P7" draw:layer="layout" svg:width="0.223cm" svg:height="0.223cm" svg:x="33.806cm" svg:y="3.982cm" svg:viewBox="0 0 224 224" svg:d="M112 224c29 0 58-11 78-32 22-21 34-51 34-80 0-30-12-58-34-79-20-21-49-33-78-33-30 0-58 12-79 33s-33 49-33 79c0 29 12 59 33 80s49 32 79 32z">
          <text:p/>
        </draw:path>
        <draw:path draw:style-name="gr23" draw:text-style-name="P6" draw:layer="layout" svg:width="0.223cm" svg:height="0.223cm" svg:x="40.702cm" svg:y="4.442cm" svg:viewBox="0 0 224 224" svg:d="M111 224c30 0 58-12 79-32 21-21 34-50 34-80s-13-58-34-79-49-33-79-33c-29 0-58 12-78 33-21 21-33 49-33 79s12 59 33 80c20 20 49 32 78 32z">
          <text:p/>
        </draw:path>
        <draw:path draw:style-name="gr23" draw:text-style-name="P6" draw:layer="layout" svg:width="0.224cm" svg:height="0.223cm" svg:x="38.143cm" svg:y="2.691cm" svg:viewBox="0 0 225 224" svg:d="M113 224c30 0 58-12 79-33s33-49 33-78c0-31-12-59-33-80s-49-33-79-33c-31 0-59 12-80 33s-33 49-33 80c0 29 12 57 33 78s49 33 80 33z">
          <text:p/>
        </draw:path>
        <draw:path draw:style-name="gr26" draw:text-style-name="P8" draw:layer="layout" svg:width="0.223cm" svg:height="0.223cm" svg:x="33.647cm" svg:y="9cm" svg:viewBox="0 0 224 224" svg:d="M111 224c31 0 59-12 80-33s33-49 33-79c0-29-12-58-33-79s-49-33-80-33c-29 0-58 12-79 33s-32 50-32 79c0 30 11 58 32 79s50 33 79 33z">
          <text:p/>
        </draw:path>
        <draw:path draw:style-name="gr26" draw:text-style-name="P8" draw:layer="layout" svg:width="0.223cm" svg:height="0.223cm" svg:x="33.438cm" svg:y="8.972cm" svg:viewBox="0 0 224 224" svg:d="M111 224c31 0 59-12 80-33s33-49 33-79c0-29-12-59-33-80s-49-32-80-32c-29 0-58 11-79 32s-32 51-32 80c0 30 11 58 32 79s50 33 79 33z">
          <text:p/>
        </draw:path>
        <draw:path draw:style-name="gr26" draw:text-style-name="P8" draw:layer="layout" svg:width="0.224cm" svg:height="0.223cm" svg:x="33.777cm" svg:y="8.952cm" svg:viewBox="0 0 225 224" svg:d="M113 224c30 0 58-12 79-33s33-49 33-79c0-29-12-59-33-80-21-20-49-32-79-32s-58 12-79 32c-21 21-34 51-34 80 0 30 13 58 34 79s49 33 79 33z">
          <text:p/>
        </draw:path>
        <draw:path draw:style-name="gr26" draw:text-style-name="P8" draw:layer="layout" svg:width="0.223cm" svg:height="0.223cm" svg:x="33.748cm" svg:y="8.943cm" svg:viewBox="0 0 224 224" svg:d="M112 224c30 0 58-12 79-33s33-49 33-79-12-59-33-80-49-32-79-32c-29 0-58 11-79 32s-33 50-33 80 12 58 33 79 50 33 79 33z">
          <text:p/>
        </draw:path>
        <draw:path draw:style-name="gr26" draw:text-style-name="P8" draw:layer="layout" svg:width="0.223cm" svg:height="0.223cm" svg:x="33.103cm" svg:y="8.964cm" svg:viewBox="0 0 224 224" svg:d="M113 224c29 0 57-12 78-33s33-49 33-79c0-29-12-59-33-80-21-20-49-32-78-32-30 0-58 12-79 32-22 21-34 51-34 80 0 30 12 58 34 79 21 21 49 33 79 33z">
          <text:p/>
        </draw:path>
        <draw:path draw:style-name="gr23" draw:text-style-name="P6" draw:layer="layout" svg:width="0.223cm" svg:height="0.223cm" svg:x="35.359cm" svg:y="2.81cm" svg:viewBox="0 0 224 224" svg:d="M112 224c29 0 58-12 79-34 21-21 33-49 33-79 0-29-12-58-33-79s-50-32-79-32c-30 0-58 11-79 32s-33 50-33 79c0 30 12 58 33 79 21 22 49 34 79 34z">
          <text:p/>
        </draw:path>
        <draw:path draw:style-name="gr26" draw:text-style-name="P8" draw:layer="layout" svg:width="0.223cm" svg:height="0.223cm" svg:x="33.772cm" svg:y="9.124cm" svg:viewBox="0 0 224 224" svg:d="M112 224c30 0 58-12 79-33s33-49 33-79-12-58-33-79-49-33-79-33c-29 0-58 12-79 33-22 21-33 49-33 79s11 58 33 79c21 21 50 33 79 33z">
          <text:p/>
        </draw:path>
        <draw:path draw:style-name="gr25" draw:text-style-name="P7" draw:layer="layout" svg:width="0.223cm" svg:height="0.223cm" svg:x="34.748cm" svg:y="3.206cm" svg:viewBox="0 0 224 224" svg:d="M112 224c29 0 59-12 80-33s32-49 32-79c0-29-11-58-32-79-21-22-51-33-80-33-30 0-58 11-79 33-21 21-33 50-33 79 0 30 12 58 33 79s49 33 79 33z">
          <text:p/>
        </draw:path>
        <draw:path draw:style-name="gr23" draw:text-style-name="P6" draw:layer="layout" svg:width="0.223cm" svg:height="0.223cm" svg:x="37.593cm" svg:y="3.149cm" svg:viewBox="0 0 224 224" svg:d="M112 224c29 0 58-11 78-32 22-21 34-50 34-79 0-31-12-59-34-80-20-21-49-33-78-33-30 0-58 12-79 33s-33 49-33 80c0 29 12 58 33 79s49 32 79 32z">
          <text:p/>
        </draw:path>
        <draw:path draw:style-name="gr23" draw:text-style-name="P6" draw:layer="layout" svg:width="0.223cm" svg:height="0.223cm" svg:x="37.649cm" svg:y="3.106cm" svg:viewBox="0 0 224 224" svg:d="M111 224c30 0 59-12 80-33 21-20 33-49 33-79s-12-58-33-79-50-33-80-33c-29 0-58 12-79 33-20 21-32 49-32 79s12 59 32 79c21 21 50 33 79 33z">
          <text:p/>
        </draw:path>
        <draw:path draw:style-name="gr25" draw:text-style-name="P7" draw:layer="layout" svg:width="0.223cm" svg:height="0.223cm" svg:x="34.094cm" svg:y="3.603cm" svg:viewBox="0 0 224 224" svg:d="M112 224c30 0 59-12 80-33 20-21 32-49 32-79 0-29-12-59-32-80-21-21-50-32-80-32s-58 11-79 32-33 51-33 80c0 30 12 58 33 79s49 33 79 33z">
          <text:p/>
        </draw:path>
        <draw:path draw:style-name="gr25" draw:text-style-name="P7" draw:layer="layout" svg:width="0.223cm" svg:height="0.223cm" svg:x="33.387cm" svg:y="3.496cm" svg:viewBox="0 0 224 224" svg:d="M112 224c29 0 58-12 80-33 21-22 32-50 32-80 0-29-11-58-32-78-22-21-51-33-80-33-30 0-58 12-79 33-21 20-33 49-33 78 0 30 12 58 33 80 21 21 49 33 79 33z">
          <text:p/>
        </draw:path>
        <draw:path draw:style-name="gr25" draw:text-style-name="P7" draw:layer="layout" svg:width="0.224cm" svg:height="0.223cm" svg:x="33.502cm" svg:y="3.476cm" svg:viewBox="0 0 225 224" svg:d="M113 224c30 0 58-12 79-34 21-20 33-49 33-78 0-30-12-58-33-79s-49-33-79-33-59 12-80 33-33 49-33 79c0 29 12 58 33 78 21 22 50 34 80 34z">
          <text:p/>
        </draw:path>
        <draw:path draw:style-name="gr25" draw:text-style-name="P7" draw:layer="layout" svg:width="0.223cm" svg:height="0.223cm" svg:x="35.011cm" svg:y="2.155cm" svg:viewBox="0 0 224 224" svg:d="M113 224c29 0 58-12 79-33 21-22 32-50 32-80 0-29-11-58-32-79s-50-32-79-32c-31 0-59 11-80 32s-33 50-33 79c0 30 12 58 33 80 21 21 49 33 80 33z">
          <text:p/>
        </draw:path>
        <draw:path draw:style-name="gr25" draw:text-style-name="P7" draw:layer="layout" svg:width="0.223cm" svg:height="0.223cm" svg:x="34.428cm" svg:y="3.13cm" svg:viewBox="0 0 224 224" svg:d="M112 224c30 0 58-12 79-33s33-49 33-79-12-59-33-80-49-32-79-32c-29 0-58 11-79 32-22 21-33 50-33 80s11 58 33 79c21 21 50 33 79 33z">
          <text:p/>
        </draw:path>
        <draw:path draw:style-name="gr25" draw:text-style-name="P7" draw:layer="layout" svg:width="0.223cm" svg:height="0.224cm" svg:x="33.712cm" svg:y="3.406cm" svg:viewBox="0 0 224 225" svg:d="M113 225c30 0 58-12 79-33s32-49 32-79-11-58-32-80c-21-21-49-33-79-33s-59 12-80 33c-21 22-33 50-33 80s12 58 33 79 50 33 80 33z">
          <text:p/>
        </draw:path>
        <draw:path draw:style-name="gr25" draw:text-style-name="P7" draw:layer="layout" svg:width="0.223cm" svg:height="0.223cm" svg:x="35.039cm" svg:y="2.303cm" svg:viewBox="0 0 224 224" svg:d="M113 224c29 0 58-12 79-33 20-21 32-49 32-79 0-29-12-58-32-80-21-21-50-32-79-32-31 0-59 11-80 32-21 22-33 51-33 80 0 30 12 58 33 79s49 33 80 33z">
          <text:p/>
        </draw:path>
        <draw:path draw:style-name="gr25" draw:text-style-name="P7" draw:layer="layout" svg:width="0.223cm" svg:height="0.224cm" svg:x="35.095cm" svg:y="2.417cm" svg:viewBox="0 0 224 225" svg:d="M113 225c29 0 58-12 79-33 20-21 32-50 32-80s-12-58-32-79c-21-21-50-33-79-33-30 0-58 12-79 33-22 21-34 49-34 79s12 59 34 80c21 21 49 33 79 33z">
          <text:p/>
        </draw:path>
        <draw:path draw:style-name="gr23" draw:text-style-name="P6" draw:layer="layout" svg:width="0.223cm" svg:height="0.223cm" svg:x="37.797cm" svg:y="2.333cm" svg:viewBox="0 0 224 224" svg:d="M113 224c29 0 58-12 79-33 21-20 32-49 32-78 0-30-11-58-32-79s-50-34-79-34c-30 0-58 13-79 34s-34 49-34 79c0 29 13 58 34 78 21 21 49 33 79 33z">
          <text:p/>
        </draw:path>
        <draw:path draw:style-name="gr25" draw:text-style-name="P7" draw:layer="layout" svg:width="0.224cm" svg:height="0.223cm" svg:x="34.68cm" svg:y="3.043cm" svg:viewBox="0 0 225 224" svg:d="M112 224c30 0 58-12 79-34 21-20 34-49 34-78 0-30-13-58-34-79s-49-33-79-33-58 12-79 33-33 49-33 79c0 29 12 58 33 78 21 22 49 34 79 34z">
          <text:p/>
        </draw:path>
        <draw:path draw:style-name="gr23" draw:text-style-name="P6" draw:layer="layout" svg:width="0.223cm" svg:height="0.224cm" svg:x="37.506cm" svg:y="2.546cm" svg:viewBox="0 0 224 225" svg:d="M112 225c30 0 58-12 79-33s33-49 33-79-12-58-33-79c-21-22-49-34-79-34-29 0-59 12-80 34-21 21-32 49-32 79s11 58 32 79 51 33 80 33z">
          <text:p/>
        </draw:path>
        <draw:path draw:style-name="gr25" draw:text-style-name="P7" draw:layer="layout" svg:width="0.223cm" svg:height="0.223cm" svg:x="34.964cm" svg:y="2.404cm" svg:viewBox="0 0 224 224" svg:d="M112 224c29 0 59-12 79-33 21-21 33-50 33-80 0-29-12-58-33-79-20-21-50-32-79-32-30 0-58 11-79 32s-33 50-33 79c0 30 12 59 33 80s49 33 79 33z">
          <text:p/>
        </draw:path>
        <draw:path draw:style-name="gr23" draw:text-style-name="P6" draw:layer="layout" svg:width="0.223cm" svg:height="0.223cm" svg:x="37.586cm" svg:y="2.43cm" svg:viewBox="0 0 224 224" svg:d="M112 224c29 0 58-12 78-33 21-21 34-49 34-80 0-29-13-58-34-79-20-20-49-32-78-32-30 0-58 12-79 32-21 21-33 50-33 79 0 31 12 59 33 80s49 33 79 33z">
          <text:p/>
        </draw:path>
        <draw:path draw:style-name="gr23" draw:text-style-name="P6" draw:layer="layout" svg:width="0.224cm" svg:height="0.223cm" svg:x="37.403cm" svg:y="2.474cm" svg:viewBox="0 0 225 224" svg:d="M112 224c30 0 58-12 80-33 21-21 33-49 33-79 0-31-12-59-33-80-22-21-50-32-80-32s-58 11-79 32-33 49-33 80c0 30 12 58 33 79s49 33 79 33z">
          <text:p/>
        </draw:path>
        <draw:path draw:style-name="gr23" draw:text-style-name="P6" draw:layer="layout" svg:width="0.223cm" svg:height="0.223cm" svg:x="39.765cm" svg:y="4.345cm" svg:viewBox="0 0 224 224" svg:d="M112 224c30 0 58-11 79-32s33-50 33-79c0-30-12-58-33-79s-49-34-79-34c-29 0-58 13-80 34-21 21-32 49-32 79 0 29 11 58 32 79 22 21 51 32 80 32z">
          <text:p/>
        </draw:path>
        <draw:path draw:style-name="gr25" draw:text-style-name="P7" draw:layer="layout" svg:width="0.223cm" svg:height="0.223cm" svg:x="35cm" svg:y="2.56cm" svg:viewBox="0 0 224 224" svg:d="M112 224c30 0 59-12 80-32 20-21 32-50 32-79 0-30-12-58-32-79-21-21-50-34-80-34s-58 13-79 34-33 49-33 79c0 29 12 58 33 79 21 20 49 32 79 32z">
          <text:p/>
        </draw:path>
        <draw:path draw:style-name="gr23" draw:text-style-name="P6" draw:layer="layout" svg:width="0.223cm" svg:height="0.223cm" svg:x="37.456cm" svg:y="2.56cm" svg:viewBox="0 0 224 224" svg:d="M112 224c30 0 59-11 80-32s32-50 32-79c0-30-11-58-32-79s-50-34-80-34-58 13-79 34-33 49-33 79c0 29 12 58 33 79s49 32 79 32z">
          <text:p/>
        </draw:path>
        <draw:path draw:style-name="gr23" draw:text-style-name="P6" draw:layer="layout" svg:width="0.224cm" svg:height="0.223cm" svg:x="37.623cm" svg:y="2.654cm" svg:viewBox="0 0 225 224" svg:d="M112 224c30 0 58-12 80-33 21-21 33-49 33-80 0-29-12-58-33-79-22-21-50-32-80-32s-58 11-79 32-33 50-33 79c0 31 12 59 33 80s49 33 79 33z">
          <text:p/>
        </draw:path>
        <draw:path draw:style-name="gr23" draw:text-style-name="P6" draw:layer="layout" svg:width="0.223cm" svg:height="0.223cm" svg:x="39.829cm" svg:y="4.407cm" svg:viewBox="0 0 224 224" svg:d="M111 224c30 0 58-12 79-33 22-21 34-50 34-80 0-29-12-58-34-79-21-21-49-32-79-32-29 0-58 11-79 32s-32 50-32 79c0 30 11 59 32 80s50 33 79 33z">
          <text:p/>
        </draw:path>
        <draw:path draw:style-name="gr23" draw:text-style-name="P6" draw:layer="layout" svg:width="0.223cm" svg:height="0.223cm" svg:x="36.729cm" svg:y="3.092cm" svg:viewBox="0 0 224 224" svg:d="M111 224c30 0 58-11 80-32 21-21 33-51 33-80 0-30-12-58-33-79-22-21-50-33-80-33-29 0-58 12-78 33-21 21-33 49-33 79 0 29 12 59 33 80 20 21 49 32 78 32z">
          <text:p/>
        </draw:path>
        <draw:path draw:style-name="gr23" draw:text-style-name="P6" draw:layer="layout" svg:width="0.223cm" svg:height="0.223cm" svg:x="38.009cm" svg:y="3.52cm" svg:viewBox="0 0 224 224" svg:d="M112 224c30 0 58-12 79-33s33-50 33-80c0-29-12-58-33-79s-49-32-79-32c-29 0-58 11-79 32s-33 50-33 79c0 30 12 59 33 80s50 33 79 33z">
          <text:p/>
        </draw:path>
        <draw:path draw:style-name="gr23" draw:text-style-name="P6" draw:layer="layout" svg:width="0.223cm" svg:height="0.223cm" svg:x="38.04cm" svg:y="4.885cm" svg:viewBox="0 0 224 224" svg:d="M112 224c29 0 58-11 79-32 22-21 33-50 33-80s-11-58-33-79c-21-21-50-33-79-33-30 0-58 12-79 33s-33 49-33 79 12 59 33 80 49 32 79 32z">
          <text:p/>
        </draw:path>
        <draw:path draw:style-name="gr23" draw:text-style-name="P6" draw:layer="layout" svg:width="0.223cm" svg:height="0.223cm" svg:x="37.656cm" svg:y="3.466cm" svg:viewBox="0 0 224 224" svg:d="M112 224c29 0 59-13 79-34 21-21 33-49 33-79 0-29-12-58-33-79-20-21-50-32-79-32-30 0-58 11-79 32s-33 50-33 79c0 30 12 58 33 79s49 34 79 34z">
          <text:p/>
        </draw:path>
        <draw:path draw:style-name="gr25" draw:text-style-name="P7" draw:layer="layout" svg:width="0.223cm" svg:height="0.223cm" svg:x="34.387cm" svg:y="2.834cm" svg:viewBox="0 0 224 224" svg:d="M112 224c30 0 58-11 79-32 21-22 33-51 33-80 0-30-12-58-33-79s-49-33-79-33c-29 0-59 12-80 33-20 21-32 49-32 79 0 29 12 58 32 80 21 21 51 32 80 32z">
          <text:p/>
        </draw:path>
        <draw:path draw:style-name="gr23" draw:text-style-name="P6" draw:layer="layout" svg:width="0.223cm" svg:height="0.223cm" svg:x="37.52cm" svg:y="3.436cm" svg:viewBox="0 0 224 224" svg:d="M112 224c30 0 58-12 79-33s33-49 33-79c0-29-12-58-33-79-21-22-49-33-79-33-29 0-59 11-80 33-21 21-32 50-32 79 0 30 11 58 32 79s51 33 80 33z">
          <text:p/>
        </draw:path>
        <draw:path draw:style-name="gr23" draw:text-style-name="P6" draw:layer="layout" svg:width="0.223cm" svg:height="0.223cm" svg:x="37.474cm" svg:y="3.261cm" svg:viewBox="0 0 224 224" svg:d="M112 224c30 0 58-12 79-33s33-50 33-79c0-30-12-58-33-79s-49-33-79-33c-31 0-59 12-80 33s-32 49-32 79c0 29 11 58 32 79s49 33 80 33z">
          <text:p/>
        </draw:path>
        <draw:path draw:style-name="gr23" draw:text-style-name="P6" draw:layer="layout" svg:width="0.223cm" svg:height="0.223cm" svg:x="37.251cm" svg:y="3.523cm" svg:viewBox="0 0 224 224" svg:d="M112 224c30 0 58-11 79-32s33-51 33-80c0-30-12-58-33-79s-49-33-79-33c-31 0-59 12-80 33s-32 49-32 79c0 29 11 59 32 80s49 32 80 32z">
          <text:p/>
        </draw:path>
        <draw:path draw:style-name="gr23" draw:text-style-name="P6" draw:layer="layout" svg:width="0.223cm" svg:height="0.223cm" svg:x="37.965cm" svg:y="3.773cm" svg:viewBox="0 0 224 224" svg:d="M112 224c30 0 58-12 79-33s33-49 33-80c0-29-12-58-33-79s-49-32-79-32c-29 0-59 11-79 32-21 21-33 50-33 79 0 31 12 59 33 80 20 21 50 33 79 33z">
          <text:p/>
        </draw:path>
        <draw:path draw:style-name="gr23" draw:text-style-name="P6" draw:layer="layout" svg:width="0.223cm" svg:height="0.223cm" svg:x="39.488cm" svg:y="5.003cm" svg:viewBox="0 0 224 224" svg:d="M112 224c30 0 58-11 79-32s33-50 33-79c0-30-12-58-33-79-21-22-49-34-79-34s-59 12-79 34c-21 21-33 49-33 79 0 29 12 58 33 79 20 21 49 32 79 32z">
          <text:p/>
        </draw:path>
        <draw:path draw:style-name="gr23" draw:text-style-name="P6" draw:layer="layout" svg:width="0.223cm" svg:height="0.223cm" svg:x="36.6cm" svg:y="3.929cm" svg:viewBox="0 0 224 224" svg:d="M112 224c30 0 58-12 79-34 21-20 33-49 33-78 0-30-12-58-33-79s-49-33-79-33-59 12-80 33-32 49-32 79c0 29 11 58 32 78 21 22 50 34 80 34z">
          <text:p/>
        </draw:path>
        <draw:path draw:style-name="gr23" draw:text-style-name="P6" draw:layer="layout" svg:width="0.223cm" svg:height="0.224cm" svg:x="36.571cm" svg:y="4.043cm" svg:viewBox="0 0 224 225" svg:d="M111 225c31 0 59-12 80-33s33-49 33-79c0-31-12-59-33-80s-49-33-80-33c-29 0-58 12-78 33-21 21-33 49-33 80 0 30 12 58 33 79 20 21 49 33 78 33z">
          <text:p/>
        </draw:path>
        <draw:path draw:style-name="gr23" draw:text-style-name="P6" draw:layer="layout" svg:width="0.223cm" svg:height="0.223cm" svg:x="37.57cm" svg:y="3.922cm" svg:viewBox="0 0 224 224" svg:d="M113 224c29 0 58-12 79-34 20-21 32-49 32-78 0-30-12-58-32-79-21-21-50-33-79-33-30 0-58 12-79 33s-34 49-34 79c0 29 13 57 34 78 21 22 49 34 79 34z">
          <text:p/>
        </draw:path>
        <draw:path draw:style-name="gr23" draw:text-style-name="P6" draw:layer="layout" svg:width="0.223cm" svg:height="0.223cm" svg:x="38.954cm" svg:y="4.773cm" svg:viewBox="0 0 224 224" svg:d="M112 224c30 0 58-11 80-32 21-21 32-49 32-79s-11-58-32-79c-22-22-50-34-80-34s-58 12-79 34c-21 21-33 49-33 79s12 58 33 79 49 32 79 32z">
          <text:p/>
        </draw:path>
        <draw:path draw:style-name="gr23" draw:text-style-name="P6" draw:layer="layout" svg:width="0.223cm" svg:height="0.223cm" svg:x="36.919cm" svg:y="4.232cm" svg:viewBox="0 0 224 224" svg:d="M111 224c30 0 58-11 79-32 22-21 34-50 34-80s-12-58-34-79c-21-21-49-33-79-33-29 0-58 12-79 33-20 21-32 49-32 79s12 59 32 80c21 21 50 32 79 32z">
          <text:p/>
        </draw:path>
        <draw:path draw:style-name="gr23" draw:text-style-name="P6" draw:layer="layout" svg:width="0.223cm" svg:height="0.223cm" svg:x="37.206cm" svg:y="4.196cm" svg:viewBox="0 0 224 224" svg:d="M111 224c30 0 59-12 80-33s33-50 33-80c0-29-12-58-33-79-21-20-50-32-80-32-29 0-58 12-78 32-21 21-33 50-33 79 0 30 12 59 33 80 20 21 49 33 78 33z">
          <text:p/>
        </draw:path>
        <draw:path draw:style-name="gr23" draw:text-style-name="P6" draw:layer="layout" svg:width="0.223cm" svg:height="0.223cm" svg:x="39.107cm" svg:y="4.928cm" svg:viewBox="0 0 224 224" svg:d="M113 224c29 0 58-12 79-33s32-49 32-79-11-58-32-79-50-33-79-33c-30 0-58 12-79 33-22 21-34 49-34 79s12 58 34 79c21 21 49 33 79 33z">
          <text:p/>
        </draw:path>
        <draw:path draw:style-name="gr23" draw:text-style-name="P6" draw:layer="layout" svg:width="0.223cm" svg:height="0.223cm" svg:x="37.575cm" svg:y="4.058cm" svg:viewBox="0 0 224 224" svg:d="M112 224c30 0 58-12 79-33 21-20 33-49 33-78 0-30-12-59-33-80s-49-33-79-33c-29 0-58 12-79 33-20 21-33 50-33 80 0 29 13 58 33 78 21 21 50 33 79 33z">
          <text:p/>
        </draw:path>
        <draw:path draw:style-name="gr23" draw:text-style-name="P6" draw:layer="layout" svg:width="0.224cm" svg:height="0.223cm" svg:x="39.044cm" svg:y="4.826cm" svg:viewBox="0 0 225 224" svg:d="M113 224c30 0 58-12 79-34 21-21 33-49 33-79 0-29-12-58-33-79s-49-32-79-32c-31 0-59 11-80 32s-33 50-33 79c0 30 12 58 33 79 21 22 49 34 80 34z">
          <text:p/>
        </draw:path>
        <draw:path draw:style-name="gr23" draw:text-style-name="P6" draw:layer="layout" svg:width="0.223cm" svg:height="0.223cm" svg:x="36.829cm" svg:y="3.792cm" svg:viewBox="0 0 224 224" svg:d="M113 224c29 0 58-12 79-33 20-21 32-49 32-79s-12-58-32-79c-21-21-50-33-79-33-30 0-59 12-80 33s-33 49-33 79 12 58 33 79 50 33 80 33z">
          <text:p/>
        </draw:path>
        <draw:path draw:style-name="gr25" draw:text-style-name="P7" draw:layer="layout" svg:width="0.223cm" svg:height="0.223cm" svg:x="31.445cm" svg:y="6.49cm" svg:viewBox="0 0 224 224" svg:d="M113 224c30 0 58-11 79-32s32-50 32-79c0-31-11-59-32-80s-49-33-79-33c-31 0-59 12-80 33s-33 49-33 80c0 29 12 58 33 79s49 32 80 32z">
          <text:p/>
        </draw:path>
        <draw:path draw:style-name="gr25" draw:text-style-name="P7" draw:layer="layout" svg:width="0.223cm" svg:height="0.223cm" svg:x="33.111cm" svg:y="4.419cm" svg:viewBox="0 0 224 224" svg:d="M113 224c29 0 58-12 78-33 21-21 33-50 33-80 0-29-12-58-33-79-20-21-49-32-78-32-30 0-58 11-79 32s-34 50-34 79c0 30 13 59 34 80s49 33 79 33z">
          <text:p/>
        </draw:path>
        <draw:path draw:style-name="gr25" draw:text-style-name="P7" draw:layer="layout" svg:width="0.223cm" svg:height="0.223cm" svg:x="31.624cm" svg:y="6.814cm" svg:viewBox="0 0 224 224" svg:d="M111 224c30 0 59-12 80-34 21-21 33-49 33-79 0-29-12-58-33-79s-50-32-80-32c-29 0-57 11-78 32s-33 50-33 79c0 30 12 58 33 79 21 22 49 34 78 34z">
          <text:p/>
        </draw:path>
        <draw:path draw:style-name="gr25" draw:text-style-name="P7" draw:layer="layout" svg:width="0.223cm" svg:height="0.223cm" svg:x="30.917cm" svg:y="7.6cm" svg:viewBox="0 0 224 224" svg:d="M112 224c29 0 58-11 79-32s33-50 33-79c0-31-12-59-33-80s-50-33-79-33c-30 0-58 12-79 33s-33 49-33 80c0 29 12 58 33 79s49 32 79 32z">
          <text:p/>
        </draw:path>
        <draw:path draw:style-name="gr25" draw:text-style-name="P7" draw:layer="layout" svg:width="0.223cm" svg:height="0.223cm" svg:x="32.994cm" svg:y="4.209cm" svg:viewBox="0 0 224 224" svg:d="M111 224c31 0 59-12 80-33 21-20 33-49 33-79s-12-58-33-79-49-33-80-33c-29 0-58 12-79 33s-32 49-32 79 11 59 32 79c21 21 50 33 79 33z">
          <text:p/>
        </draw:path>
        <draw:path draw:style-name="gr25" draw:text-style-name="P7" draw:layer="layout" svg:width="0.223cm" svg:height="0.223cm" svg:x="33.94cm" svg:y="3.193cm" svg:viewBox="0 0 224 224" svg:d="M113 224c29 0 57-12 78-33s33-49 33-79c0-29-12-58-33-80-21-21-49-32-78-32-30 0-59 11-80 32-21 22-33 51-33 80 0 30 12 58 33 79s50 33 80 33z">
          <text:p/>
        </draw:path>
        <draw:path draw:style-name="gr23" draw:text-style-name="P6" draw:layer="layout" svg:width="0.223cm" svg:height="0.223cm" svg:x="35.185cm" svg:y="2.888cm" svg:viewBox="0 0 224 224" svg:d="M112 224c29 0 59-12 80-33s32-49 32-80c0-29-11-58-32-79s-51-32-80-32c-30 0-58 11-79 32s-33 50-33 79c0 31 12 59 33 80s49 33 79 33z">
          <text:p/>
        </draw:path>
        <draw:path draw:style-name="gr25" draw:text-style-name="P7" draw:layer="layout" svg:width="0.223cm" svg:height="0.223cm" svg:x="33.297cm" svg:y="3.872cm" svg:viewBox="0 0 224 224" svg:d="M113 224c29 0 58-12 79-33 20-21 32-49 32-79 0-29-12-58-32-79-21-22-50-33-79-33-30 0-58 11-80 33-21 21-33 50-33 79 0 30 12 58 33 79 22 21 50 33 80 33z">
          <text:p/>
        </draw:path>
        <draw:path draw:style-name="gr25" draw:text-style-name="P7" draw:layer="layout" svg:width="0.223cm" svg:height="0.223cm" svg:x="34.606cm" svg:y="2.812cm" svg:viewBox="0 0 224 224" svg:d="M112 224c30 0 58-12 79-34 21-20 33-49 33-78 0-30-12-58-33-79s-49-33-79-33c-29 0-59 12-80 33-20 21-32 49-32 79 0 29 12 58 32 78 21 22 51 34 80 34z">
          <text:p/>
        </draw:path>
        <draw:path draw:style-name="gr23" draw:text-style-name="P6" draw:layer="layout" svg:width="0.223cm" svg:height="0.223cm" svg:x="37.387cm" svg:y="2.871cm" svg:viewBox="0 0 224 224" svg:d="M111 224c30 0 58-12 80-33 21-21 33-49 33-79s-12-58-33-79c-22-21-50-33-80-33-29 0-58 12-79 33-20 21-32 49-32 79s12 58 32 79c21 21 50 33 79 33z">
          <text:p/>
        </draw:path>
        <draw:path draw:style-name="gr25" draw:text-style-name="P7" draw:layer="layout" svg:width="0.223cm" svg:height="0.223cm" svg:x="33.594cm" svg:y="3.571cm" svg:viewBox="0 0 224 224" svg:d="M111 224c30 0 58-12 79-32 22-21 34-50 34-79 0-31-12-59-34-80-21-21-49-33-79-33-29 0-58 12-79 33s-32 49-32 80c0 29 11 58 32 79 21 20 50 32 79 32z">
          <text:p/>
        </draw:path>
        <draw:path draw:style-name="gr12" draw:text-style-name="P7" draw:layer="layout" svg:width="0.224cm" svg:height="0.223cm" svg:x="35.12cm" svg:y="3.275cm" svg:viewBox="0 0 225 224" svg:d="M113 224c30 0 58-11 79-32 21-22 33-50 33-80s-12-58-33-79-49-33-79-33-58 12-79 33-34 49-34 79 13 58 34 80c21 21 49 32 79 32z">
          <text:p/>
        </draw:path>
        <draw:path draw:style-name="gr24" draw:text-style-name="P2" draw:layer="layout" svg:width="0.224cm" svg:height="0.223cm" svg:x="35.12cm" svg:y="3.275cm" svg:viewBox="0 0 225 224" svg:d="M113 224c30 0 58-11 79-32 21-22 33-50 33-80s-12-58-33-79-49-33-79-33-58 12-79 33-34 49-34 79 13 58 34 80c21 21 49 32 79 32z">
          <text:p/>
        </draw:path>
        <draw:path draw:style-name="gr25" draw:text-style-name="P7" draw:layer="layout" svg:width="0.223cm" svg:height="0.223cm" svg:x="33.834cm" svg:y="3.495cm" svg:viewBox="0 0 224 224" svg:d="M111 224c30 0 58-11 80-32 21-22 33-51 33-80 0-30-12-58-33-79-22-21-50-33-80-33-29 0-58 12-78 33-21 21-33 49-33 79 0 29 12 58 33 80 20 21 49 32 78 32z">
          <text:p/>
        </draw:path>
        <draw:path draw:style-name="gr23" draw:text-style-name="P6" draw:layer="layout" svg:width="0.223cm" svg:height="0.223cm" svg:x="35.186cm" svg:y="3.171cm" svg:viewBox="0 0 224 224" svg:d="M112 224c29 0 59-12 79-33 21-21 33-49 33-79 0-29-12-59-33-80-20-21-50-32-79-32-30 0-58 11-79 32s-33 51-33 80c0 30 12 58 33 79s49 33 79 33z">
          <text:p/>
        </draw:path>
        <draw:path draw:style-name="gr25" draw:text-style-name="P7" draw:layer="layout" svg:width="0.223cm" svg:height="0.223cm" svg:x="33.433cm" svg:y="4.025cm" svg:viewBox="0 0 224 224" svg:d="M112 224c30 0 59-11 80-32s32-50 32-79c0-31-11-59-32-80s-50-33-80-33-58 12-79 33-33 49-33 80c0 29 12 58 33 79s49 32 79 32z">
          <text:p/>
        </draw:path>
        <draw:path draw:style-name="gr25" draw:text-style-name="P7" draw:layer="layout" svg:width="0.223cm" svg:height="0.223cm" svg:x="34.567cm" svg:y="3.251cm" svg:viewBox="0 0 224 224" svg:d="M112 224c30 0 58-11 79-33 21-21 33-50 33-79 0-30-12-58-33-79s-49-33-79-33-59 12-79 33c-21 21-33 49-33 79 0 29 12 58 33 79 20 22 49 33 79 33z">
          <text:p/>
        </draw:path>
        <draw:path draw:style-name="gr25" draw:text-style-name="P7" draw:layer="layout" svg:width="0.223cm" svg:height="0.223cm" svg:x="33.029cm" svg:y="4.321cm" svg:viewBox="0 0 224 224" svg:d="M113 224c29 0 58-11 78-32 21-21 33-50 33-79 0-30-12-58-33-79-20-22-49-34-78-34-31 0-59 12-80 34-21 21-33 49-33 79 0 29 12 58 33 79s49 32 80 32z">
          <text:p/>
        </draw:path>
        <draw:path draw:style-name="gr25" draw:text-style-name="P7" draw:layer="layout" svg:width="0.223cm" svg:height="0.223cm" svg:x="34.489cm" svg:y="2.735cm" svg:viewBox="0 0 224 224" svg:d="M112 224c29 0 58-12 80-33 21-21 32-49 32-78 0-30-11-58-32-80-22-21-51-33-80-33-30 0-58 12-79 33-21 22-33 50-33 80 0 29 12 57 33 78s49 33 79 33z">
          <text:p/>
        </draw:path>
        <draw:path draw:style-name="gr23" draw:text-style-name="P6" draw:layer="layout" svg:width="0.223cm" svg:height="0.223cm" svg:x="37.385cm" svg:y="3.158cm" svg:viewBox="0 0 224 224" svg:d="M112 224c30 0 58-11 80-32 21-21 32-50 32-79 0-30-11-59-32-80-22-21-50-33-80-33s-58 12-79 33-33 50-33 80c0 29 12 58 33 79s49 32 79 32z">
          <text:p/>
        </draw:path>
        <draw:path draw:style-name="gr25" draw:text-style-name="P7" draw:layer="layout" svg:width="0.223cm" svg:height="0.223cm" svg:x="34.569cm" svg:y="2.915cm" svg:viewBox="0 0 224 224" svg:d="M112 224c30 0 58-12 79-33s33-49 33-79-12-59-33-79c-21-21-49-33-79-33s-59 12-79 33c-21 20-33 49-33 79s12 58 33 79c20 21 49 33 79 33z">
          <text:p/>
        </draw:path>
        <draw:path draw:style-name="gr25" draw:text-style-name="P7" draw:layer="layout" svg:width="0.223cm" svg:height="0.223cm" svg:x="34.276cm" svg:y="2.545cm" svg:viewBox="0 0 224 224" svg:d="M111 224c30 0 58-12 80-33 21-21 33-49 33-79 0-29-12-58-33-79-22-22-50-33-80-33-29 0-58 11-79 33-20 21-32 50-32 79 0 30 12 58 32 79 21 21 50 33 79 33z">
          <text:p/>
        </draw:path>
        <draw:path draw:style-name="gr23" draw:text-style-name="P6" draw:layer="layout" svg:width="0.223cm" svg:height="0.223cm" svg:x="37.035cm" svg:y="2.911cm" svg:viewBox="0 0 224 224" svg:d="M113 224c29 0 57-12 78-33s33-49 33-79c0-31-12-59-33-80s-49-32-78-32c-31 0-59 11-80 32s-33 49-33 80c0 30 12 58 33 79s49 33 80 33z">
          <text:p/>
        </draw:path>
        <draw:path draw:style-name="gr23" draw:text-style-name="P6" draw:layer="layout" svg:width="0.223cm" svg:height="0.223cm" svg:x="37.293cm" svg:y="3.365cm" svg:viewBox="0 0 224 224" svg:d="M113 224c29 0 58-12 79-32 20-21 32-50 32-79 0-31-12-59-32-80-21-21-50-33-79-33-30 0-59 12-80 33s-33 49-33 80c0 29 12 58 33 79 21 20 50 32 80 32z">
          <text:p/>
        </draw:path>
        <draw:path draw:style-name="gr25" draw:text-style-name="P7" draw:layer="layout" svg:width="0.223cm" svg:height="0.224cm" svg:x="34.445cm" svg:y="2.377cm" svg:viewBox="0 0 224 225" svg:d="M112 225c30 0 58-12 79-33 21-22 33-50 33-80s-12-58-33-79-49-33-79-33c-29 0-58 12-79 33s-33 49-33 79 12 58 33 80c21 21 50 33 79 33z">
          <text:p/>
        </draw:path>
        <draw:path draw:style-name="gr23" draw:text-style-name="P6" draw:layer="layout" svg:width="0.223cm" svg:height="0.223cm" svg:x="37.202cm" svg:y="3.071cm" svg:viewBox="0 0 224 224" svg:d="M111 224c30 0 59-12 80-33s33-50 33-80c0-29-12-58-33-79s-50-32-80-32c-29 0-58 11-79 32s-32 50-32 79c0 30 11 59 32 80s50 33 79 33z">
          <text:p/>
        </draw:path>
        <draw:path draw:style-name="gr25" draw:text-style-name="P7" draw:layer="layout" svg:width="0.223cm" svg:height="0.223cm" svg:x="34.394cm" svg:y="2.611cm" svg:viewBox="0 0 224 224" svg:d="M113 224c29 0 58-12 79-33 20-22 32-50 32-80 0-29-12-58-32-79-21-21-50-32-79-32-30 0-59 11-80 32s-33 50-33 79c0 30 12 58 33 80 21 21 50 33 80 33z">
          <text:p/>
        </draw:path>
        <draw:path draw:style-name="gr23" draw:text-style-name="P6" draw:layer="layout" svg:width="0.224cm" svg:height="0.223cm" svg:x="37.146cm" svg:y="2.953cm" svg:viewBox="0 0 225 224" svg:d="M112 224c30 0 58-12 79-33 22-21 34-49 34-79 0-29-12-59-34-80-21-20-49-32-79-32s-58 12-79 32c-21 21-33 51-33 80 0 30 12 58 33 79s49 33 79 33z">
          <text:p/>
        </draw:path>
        <draw:path draw:style-name="gr25" draw:text-style-name="P7" draw:layer="layout" svg:width="0.223cm" svg:height="0.223cm" svg:x="33.917cm" svg:y="3.686cm" svg:viewBox="0 0 224 224" svg:d="M112 224c30 0 58-13 79-34s33-49 33-78c0-30-12-58-33-79s-49-33-79-33-59 12-80 33c-20 21-32 49-32 79 0 29 12 57 32 78 21 21 50 34 80 34z">
          <text:p/>
        </draw:path>
        <draw:path draw:style-name="gr25" draw:text-style-name="P7" draw:layer="layout" svg:width="0.223cm" svg:height="0.224cm" svg:x="33.12cm" svg:y="4.255cm" svg:viewBox="0 0 224 225" svg:d="M111 225c30 0 58-12 79-33s34-49 34-79c0-31-13-59-34-80s-49-33-79-33c-29 0-58 12-78 33-21 21-33 49-33 80 0 30 12 58 33 79 20 21 49 33 78 33z">
          <text:p/>
        </draw:path>
        <draw:path draw:style-name="gr12" draw:text-style-name="P7" draw:layer="layout" svg:width="0.224cm" svg:height="0.224cm" svg:x="33.078cm" svg:y="4.091cm" svg:viewBox="0 0 225 225" svg:d="M113 225c30 0 58-12 79-33s33-49 33-79-12-58-33-80c-21-21-49-33-79-33s-58 12-80 33c-21 22-33 50-33 80s12 58 33 79c22 21 50 33 80 33z">
          <text:p/>
        </draw:path>
        <draw:path draw:style-name="gr24" draw:text-style-name="P2" draw:layer="layout" svg:width="0.224cm" svg:height="0.224cm" svg:x="33.078cm" svg:y="4.091cm" svg:viewBox="0 0 225 225" svg:d="M113 225c30 0 58-12 79-33s33-49 33-79-12-58-33-80c-21-21-49-33-79-33s-58 12-80 33c-21 22-33 50-33 80s12 58 33 79c22 21 50 33 80 33z">
          <text:p/>
        </draw:path>
        <draw:path draw:style-name="gr25" draw:text-style-name="P7" draw:layer="layout" svg:width="0.223cm" svg:height="0.223cm" svg:x="33.985cm" svg:y="3.579cm" svg:viewBox="0 0 224 224" svg:d="M112 224c30 0 58-12 79-33s33-49 33-79-12-59-33-80-49-32-79-32-58 11-79 32c-22 21-33 50-33 80s11 58 33 79c21 21 49 33 79 33z">
          <text:p/>
        </draw:path>
        <draw:path draw:style-name="gr25" draw:text-style-name="P7" draw:layer="layout" svg:width="0.223cm" svg:height="0.223cm" svg:x="33.474cm" svg:y="3.849cm" svg:viewBox="0 0 224 224" svg:d="M113 224c30 0 58-12 79-32 21-21 32-50 32-79 0-30-11-58-32-80-21-21-49-33-79-33-31 0-59 12-80 33-21 22-33 50-33 80 0 29 12 58 33 79 21 20 49 32 80 32z">
          <text:p/>
        </draw:path>
        <draw:path draw:style-name="gr25" draw:text-style-name="P7" draw:layer="layout" svg:width="0.223cm" svg:height="0.223cm" svg:x="33.387cm" svg:y="3.911cm" svg:viewBox="0 0 224 224" svg:d="M112 224c29 0 58-13 80-34 20-21 32-49 32-79 0-29-12-58-32-79-22-20-51-32-80-32-30 0-58 12-79 32-21 21-33 50-33 79 0 30 12 58 33 79s49 34 79 34z">
          <text:p/>
        </draw:path>
        <draw:path draw:style-name="gr25" draw:text-style-name="P7" draw:layer="layout" svg:width="0.223cm" svg:height="0.224cm" svg:x="33.256cm" svg:y="3.645cm" svg:viewBox="0 0 224 225" svg:d="M112 225c30 0 58-12 79-33s33-49 33-79-12-58-33-80c-21-21-49-33-79-33s-59 12-80 33c-20 22-32 50-32 80s12 58 32 79c21 21 50 33 80 33z">
          <text:p/>
        </draw:path>
        <draw:path draw:style-name="gr25" draw:text-style-name="P7" draw:layer="layout" svg:width="0.223cm" svg:height="0.223cm" svg:x="33.758cm" svg:y="3.173cm" svg:viewBox="0 0 224 224" svg:d="M112 224c30 0 58-11 79-32s33-50 33-79c0-30-12-59-33-80s-49-33-79-33-58 12-79 33c-22 21-33 50-33 80 0 29 11 58 33 79 21 21 49 32 79 32z">
          <text:p/>
        </draw:path>
        <draw:path draw:style-name="gr25" draw:text-style-name="P7" draw:layer="layout" svg:width="0.223cm" svg:height="0.223cm" svg:x="34.57cm" svg:y="2.601cm" svg:viewBox="0 0 224 224" svg:d="M112 224c30 0 58-11 79-32 21-22 33-51 33-80 0-30-12-58-33-79s-49-33-79-33-58 12-79 33-33 49-33 79c0 29 12 58 33 80 21 21 49 32 79 32z">
          <text:p/>
        </draw:path>
        <draw:path draw:style-name="gr25" draw:text-style-name="P7" draw:layer="layout" svg:width="0.223cm" svg:height="0.223cm" svg:x="31.57cm" svg:y="6.695cm" svg:viewBox="0 0 224 224" svg:d="M112 224c29 0 58-12 79-33 22-21 33-49 33-79s-11-59-33-80c-21-21-50-32-79-32-30 0-58 11-79 32s-33 50-33 80 12 58 33 79 49 33 79 33z">
          <text:p/>
        </draw:path>
        <draw:path draw:style-name="gr25" draw:text-style-name="P7" draw:layer="layout" svg:width="0.223cm" svg:height="0.223cm" svg:x="31.606cm" svg:y="6.84cm" svg:viewBox="0 0 224 224" svg:d="M111 224c30 0 58-12 80-32 21-22 33-51 33-80 0-30-12-58-33-79-22-21-50-33-80-33-29 0-58 12-79 33-20 21-32 49-32 79 0 29 12 58 32 80 21 20 50 32 79 32z">
          <text:p/>
        </draw:path>
        <draw:path draw:style-name="gr25" draw:text-style-name="P7" draw:layer="layout" svg:width="0.223cm" svg:height="0.223cm" svg:x="31.513cm" svg:y="6.712cm" svg:viewBox="0 0 224 224" svg:d="M113 224c29 0 58-12 79-33s32-49 32-79-11-59-32-80-50-32-79-32c-30 0-58 11-80 32-21 21-33 50-33 80s12 58 33 79c22 21 50 33 80 33z">
          <text:p/>
        </draw:path>
        <draw:path draw:style-name="gr25" draw:text-style-name="P7" draw:layer="layout" svg:width="0.223cm" svg:height="0.223cm" svg:x="31.406cm" svg:y="6.561cm" svg:viewBox="0 0 224 224" svg:d="M112 224c29 0 59-12 80-33 20-21 32-49 32-79 0-29-12-58-32-79-21-22-51-33-80-33-30 0-58 11-79 33-21 21-33 50-33 79 0 30 12 58 33 79s49 33 79 33z">
          <text:p/>
        </draw:path>
        <draw:path draw:style-name="gr25" draw:text-style-name="P7" draw:layer="layout" svg:width="0.223cm" svg:height="0.223cm" svg:x="31.085cm" svg:y="6.581cm" svg:viewBox="0 0 224 224" svg:d="M112 224c30 0 58-13 79-34s33-49 33-79c0-29-12-58-33-78-21-21-49-33-79-33-29 0-58 12-79 33-22 20-33 49-33 78 0 30 11 58 33 79 21 21 50 34 79 34z">
          <text:p/>
        </draw:path>
        <draw:path draw:style-name="gr25" draw:text-style-name="P7" draw:layer="layout" svg:width="0.223cm" svg:height="0.223cm" svg:x="30.827cm" svg:y="7.496cm" svg:viewBox="0 0 224 224" svg:d="M113 224c29 0 58-12 78-33 21-21 33-50 33-79 0-30-12-58-33-79-20-21-49-33-78-33-30 0-59 12-80 33s-33 49-33 79c0 29 12 58 33 79s50 33 80 33z">
          <text:p/>
        </draw:path>
        <draw:path draw:style-name="gr26" draw:text-style-name="P8" draw:layer="layout" svg:width="0.223cm" svg:height="0.223cm" svg:x="33.53cm" svg:y="9.53cm" svg:viewBox="0 0 224 224" svg:d="M113 224c29 0 58-12 79-33 20-21 32-50 32-79 0-30-12-58-32-79-21-21-50-33-79-33-30 0-58 12-79 33-22 21-34 49-34 79 0 29 12 58 34 79 21 21 49 33 79 33z">
          <text:p/>
        </draw:path>
        <draw:path draw:style-name="gr26" draw:text-style-name="P8" draw:layer="layout" svg:width="0.224cm" svg:height="0.223cm" svg:x="33.442cm" svg:y="9.586cm" svg:viewBox="0 0 225 224" svg:d="M112 224c31 0 59-12 80-33s33-49 33-79-12-58-33-79-49-33-80-33c-30 0-58 12-79 33s-33 49-33 79 12 58 33 79 49 33 79 33z">
          <text:p/>
        </draw:path>
        <draw:path draw:style-name="gr25" draw:text-style-name="P7" draw:layer="layout" svg:width="0.223cm" svg:height="0.223cm" svg:x="33.725cm" svg:y="3.593cm" svg:viewBox="0 0 224 224" svg:d="M112 224c30 0 58-11 79-32s33-50 33-79c0-31-12-59-33-80s-49-33-79-33c-29 0-58 12-79 33s-33 49-33 80c0 29 12 58 33 79s50 32 79 32z">
          <text:p/>
        </draw:path>
        <draw:path draw:style-name="gr25" draw:text-style-name="P7" draw:layer="layout" svg:width="0.224cm" svg:height="0.224cm" svg:x="33.847cm" svg:y="3.202cm" svg:viewBox="0 0 225 225" svg:d="M112 225c30 0 59-12 80-33s33-49 33-79-12-58-33-79c-21-22-50-34-80-34s-58 12-79 34c-21 21-33 49-33 79s12 58 33 79 49 33 79 33z">
          <text:p/>
        </draw:path>
        <draw:path draw:style-name="gr25" draw:text-style-name="P7" draw:layer="layout" svg:width="0.223cm" svg:height="0.223cm" svg:x="35.084cm" svg:y="2.638cm" svg:viewBox="0 0 224 224" svg:d="M113 224c29 0 58-12 79-33s32-50 32-80c0-29-11-58-32-79s-50-32-79-32c-30 0-58 11-80 32-21 21-33 50-33 79 0 30 12 59 33 80 22 21 50 33 80 33z">
          <text:p/>
        </draw:path>
        <draw:path draw:style-name="gr25" draw:text-style-name="P7" draw:layer="layout" svg:width="0.223cm" svg:height="0.224cm" svg:x="33.432cm" svg:y="3.731cm" svg:viewBox="0 0 224 225" svg:d="M112 225c30 0 59-12 80-33 21-22 32-50 32-80s-11-58-32-79-50-33-80-33-58 12-79 33-33 49-33 79 12 58 33 80c21 21 49 33 79 33z">
          <text:p/>
        </draw:path>
        <draw:path draw:style-name="gr25" draw:text-style-name="P7" draw:layer="layout" svg:width="0.224cm" svg:height="0.223cm" svg:x="34.762cm" svg:y="2.923cm" svg:viewBox="0 0 225 224" svg:d="M112 224c31 0 59-12 80-33 21-20 33-49 33-78 0-31-12-59-33-80s-49-33-80-33c-30 0-58 12-79 33s-33 49-33 80c0 29 12 58 33 78 21 21 49 33 79 33z">
          <text:p/>
        </draw:path>
        <draw:path draw:style-name="gr23" draw:text-style-name="P6" draw:layer="layout" svg:width="0.223cm" svg:height="0.223cm" svg:x="37.504cm" svg:y="2.884cm" svg:viewBox="0 0 224 224" svg:d="M112 224c30 0 58-12 79-33 21-20 33-49 33-79s-12-58-33-79-49-33-79-33-59 12-80 33-32 49-32 79 11 59 32 79c21 21 50 33 80 33z">
          <text:p/>
        </draw:path>
        <draw:path draw:style-name="gr25" draw:text-style-name="P7" draw:layer="layout" svg:width="0.223cm" svg:height="0.223cm" svg:x="30.824cm" svg:y="7.532cm" svg:viewBox="0 0 224 224" svg:d="M113 224c29 0 58-12 79-33s32-50 32-80c0-29-11-58-32-79s-50-32-79-32c-30 0-59 11-80 32s-33 50-33 79c0 30 12 59 33 80s50 33 80 33z">
          <text:p/>
        </draw:path>
        <draw:path draw:style-name="gr25" draw:text-style-name="P7" draw:layer="layout" svg:width="0.223cm" svg:height="0.224cm" svg:x="35.411cm" svg:y="2.927cm" svg:viewBox="0 0 224 225" svg:d="M111 225c30 0 59-12 80-33s33-49 33-79c0-31-12-59-33-80s-50-33-80-33c-29 0-58 12-79 33-20 21-32 49-32 80 0 30 12 58 32 79 21 21 50 33 79 33z">
          <text:p/>
        </draw:path>
        <draw:path draw:style-name="gr25" draw:text-style-name="P7" draw:layer="layout" svg:width="0.223cm" svg:height="0.223cm" svg:x="31.038cm" svg:y="5.047cm" svg:viewBox="0 0 224 224" svg:d="M112 224c30 0 58-11 79-33 21-21 33-50 33-79 0-30-12-58-33-79s-49-33-79-33c-29 0-59 12-80 33s-32 49-32 79c0 29 11 58 32 79 21 22 51 33 80 33z">
          <text:p/>
        </draw:path>
        <draw:path draw:style-name="gr25" draw:text-style-name="P7" draw:layer="layout" svg:width="0.224cm" svg:height="0.223cm" svg:x="31.379cm" svg:y="5.046cm" svg:viewBox="0 0 225 224" svg:d="M112 224c30 0 58-11 80-33 21-21 33-50 33-79 0-30-12-58-33-79-22-21-50-33-80-33s-58 12-79 33-33 49-33 79c0 29 12 58 33 79 21 22 49 33 79 33z">
          <text:p/>
        </draw:path>
        <draw:path draw:style-name="gr25" draw:text-style-name="P7" draw:layer="layout" svg:width="0.223cm" svg:height="0.224cm" svg:x="36.19cm" svg:y="1.582cm" svg:viewBox="0 0 224 225" svg:d="M113 225c29 0 58-12 78-33 21-21 33-49 33-79 0-31-12-59-33-80-20-21-49-33-78-33-30 0-58 12-80 33-21 21-33 49-33 80 0 30 12 58 33 79 22 21 50 33 80 33z">
          <text:p/>
        </draw:path>
        <draw:path draw:style-name="gr25" draw:text-style-name="P7" draw:layer="layout" svg:width="0.223cm" svg:height="0.223cm" svg:x="36.132cm" svg:y="1.529cm" svg:viewBox="0 0 224 224" svg:d="M112 224c30 0 58-11 79-32s33-51 33-80c0-30-12-58-33-79s-49-33-79-33-58 12-79 33-33 49-33 79c0 29 12 59 33 80s49 32 79 32z">
          <text:p/>
        </draw:path>
        <draw:path draw:style-name="gr23" draw:text-style-name="P6" draw:layer="layout" svg:width="0.223cm" svg:height="0.223cm" svg:x="35.784cm" svg:y="9.281cm" svg:viewBox="0 0 224 224" svg:d="M113 224c29 0 58-11 79-33 21-21 32-49 32-79s-11-58-32-79-50-33-79-33c-30 0-58 12-79 33s-34 49-34 79 13 58 34 79c21 22 49 33 79 33z">
          <text:p/>
        </draw:path>
        <draw:path draw:style-name="gr25" draw:text-style-name="P7" draw:layer="layout" svg:width="0.223cm" svg:height="0.223cm" svg:x="31.581cm" svg:y="4.9cm" svg:viewBox="0 0 224 224" svg:d="M112 224c29 0 58-12 78-33 22-21 34-49 34-80 0-29-12-58-34-79-20-21-49-32-78-32-30 0-58 11-79 32s-33 50-33 79c0 31 12 59 33 80s49 33 79 33z">
          <text:p/>
        </draw:path>
        <draw:path draw:style-name="gr25" draw:text-style-name="P7" draw:layer="layout" svg:width="0.223cm" svg:height="0.223cm" svg:x="31.208cm" svg:y="4.912cm" svg:viewBox="0 0 224 224" svg:d="M111 224c31 0 59-12 80-32 21-21 33-50 33-79 0-31-12-59-33-80s-49-33-80-33c-29 0-58 12-79 33s-32 49-32 80c0 29 11 58 32 79 21 20 50 32 79 32z">
          <text:p/>
        </draw:path>
        <draw:path draw:style-name="gr25" draw:text-style-name="P7" draw:layer="layout" svg:width="0.223cm" svg:height="0.223cm" svg:x="31.498cm" svg:y="4.606cm" svg:viewBox="0 0 224 224" svg:d="M112 224c30 0 58-12 79-33 21-22 33-50 33-79 0-30-12-58-33-79s-49-33-79-33c-29 0-59 12-80 33s-32 49-32 79c0 29 11 57 32 79 21 21 51 33 80 33z">
          <text:p/>
        </draw:path>
        <draw:path draw:style-name="gr25" draw:text-style-name="P7" draw:layer="layout" svg:width="0.223cm" svg:height="0.223cm" svg:x="31.592cm" svg:y="4.767cm" svg:viewBox="0 0 224 224" svg:d="M111 224c30 0 58-12 80-33 21-21 33-49 33-79 0-29-12-58-33-78-22-22-50-34-80-34-29 0-58 12-79 34-21 20-32 49-32 78 0 30 11 58 32 79s50 33 79 33z">
          <text:p/>
        </draw:path>
        <draw:path draw:style-name="gr25" draw:text-style-name="P7" draw:layer="layout" svg:width="0.223cm" svg:height="0.224cm" svg:x="32.828cm" svg:y="5.278cm" svg:viewBox="0 0 224 225" svg:d="M113 225c29 0 58-12 78-33 21-22 33-50 33-80s-12-58-33-79c-20-21-49-33-78-33-30 0-59 12-80 33s-33 49-33 79 12 58 33 80c21 21 50 33 80 33z">
          <text:p/>
        </draw:path>
        <draw:path draw:style-name="gr25" draw:text-style-name="P7" draw:layer="layout" svg:width="0.223cm" svg:height="0.223cm" svg:x="36.233cm" svg:y="2.042cm" svg:viewBox="0 0 224 224" svg:d="M112 224c30 0 58-12 79-33s33-49 33-79c0-29-12-59-33-80s-49-32-79-32c-29 0-58 11-79 32s-33 51-33 80c0 30 12 58 33 79s50 33 79 33z">
          <text:p/>
        </draw:path>
        <draw:path draw:style-name="gr25" draw:text-style-name="P7" draw:layer="layout" svg:width="0.224cm" svg:height="0.223cm" svg:x="31.889cm" svg:y="4.945cm" svg:viewBox="0 0 225 224" svg:d="M113 224c30 0 58-11 79-32s33-49 33-79-12-59-33-80-49-33-79-33c-31 0-59 12-80 33s-33 50-33 80 12 58 33 79 49 32 80 32z">
          <text:p/>
        </draw:path>
        <draw:path draw:style-name="gr25" draw:text-style-name="P7" draw:layer="layout" svg:width="0.223cm" svg:height="0.223cm" svg:x="31.831cm" svg:y="4.94cm" svg:viewBox="0 0 224 224" svg:d="M112 224c29 0 59-11 80-32s32-50 32-79c0-30-11-59-32-80s-51-33-80-33c-30 0-58 12-79 33s-33 50-33 80c0 29 12 58 33 79s49 32 79 32z">
          <text:p/>
        </draw:path>
        <draw:path draw:style-name="gr25" draw:text-style-name="P7" draw:layer="layout" svg:width="0.223cm" svg:height="0.223cm" svg:x="30.145cm" svg:y="6.777cm" svg:viewBox="0 0 224 224" svg:d="M113 224c29 0 58-12 79-33s32-49 32-79c0-29-11-58-32-79-21-22-50-33-79-33-30 0-59 11-80 33-21 21-33 50-33 79 0 30 12 58 33 79s50 33 80 33z">
          <text:p/>
        </draw:path>
        <draw:path draw:style-name="gr26" draw:text-style-name="P8" draw:layer="layout" svg:width="0.223cm" svg:height="0.223cm" svg:x="33.225cm" svg:y="9.696cm" svg:viewBox="0 0 224 224" svg:d="M112 224c30 0 59-12 80-32 21-21 32-50 32-79 0-30-11-58-32-79s-50-34-80-34-58 13-79 34-33 49-33 79c0 29 12 58 33 79 21 20 49 32 79 32z">
          <text:p/>
        </draw:path>
        <draw:path draw:style-name="gr26" draw:text-style-name="P8" draw:layer="layout" svg:width="0.223cm" svg:height="0.223cm" svg:x="33.251cm" svg:y="9.756cm" svg:viewBox="0 0 224 224" svg:d="M113 224c29 0 58-12 79-33 20-21 32-50 32-79 0-30-12-58-32-79-21-21-50-33-79-33-31 0-59 12-80 33s-33 49-33 79c0 29 12 58 33 79s49 33 80 33z">
          <text:p/>
        </draw:path>
        <draw:path draw:style-name="gr26" draw:text-style-name="P8" draw:layer="layout" svg:width="0.224cm" svg:height="0.223cm" svg:x="33.247cm" svg:y="9.813cm" svg:viewBox="0 0 225 224" svg:d="M113 224c30 0 58-12 79-33s33-49 33-79-12-59-33-80-49-32-79-32c-31 0-59 11-80 32s-33 50-33 80 12 58 33 79 49 33 80 33z">
          <text:p/>
        </draw:path>
        <draw:path draw:style-name="gr27" draw:text-style-name="P6" draw:layer="layout" svg:width="0.223cm" svg:height="0.223cm" svg:x="39.233cm" svg:y="4.728cm" svg:viewBox="0 0 224 224" svg:d="M112 224c30 0 59-12 80-32 20-21 32-50 32-79 0-30-12-59-32-80-21-21-50-33-80-33s-58 12-79 33-33 50-33 80c0 29 12 58 33 79 21 20 49 32 79 32z">
          <text:p/>
        </draw:path>
        <draw:path draw:style-name="gr24" draw:text-style-name="P2" draw:layer="layout" svg:width="0.223cm" svg:height="0.223cm" svg:x="39.233cm" svg:y="4.728cm" svg:viewBox="0 0 224 224" svg:d="M112 224c30 0 59-12 80-32 20-21 32-50 32-79 0-30-12-59-32-80-21-21-50-33-80-33s-58 12-79 33-33 50-33 80c0 29 12 58 33 79 21 20 49 32 79 32z">
          <text:p/>
        </draw:path>
        <draw:path draw:style-name="gr25" draw:text-style-name="P7" draw:layer="layout" svg:width="0.224cm" svg:height="0.223cm" svg:x="34.964cm" svg:y="5.084cm" svg:viewBox="0 0 225 224" svg:d="M112 224c30 0 59-11 80-32s33-51 33-80c0-30-12-58-33-79s-50-33-80-33-58 12-79 33-33 49-33 79c0 29 12 59 33 80s49 32 79 32z">
          <text:p/>
        </draw:path>
        <draw:path draw:style-name="gr23" draw:text-style-name="P6" draw:layer="layout" svg:width="0.223cm" svg:height="0.223cm" svg:x="37.289cm" svg:y="2.505cm" svg:viewBox="0 0 224 224" svg:d="M113 224c29 0 57-11 78-32s33-50 33-79c0-30-12-59-33-80s-49-33-78-33c-30 0-59 12-80 33s-33 50-33 80c0 29 12 58 33 79s50 32 80 32z">
          <text:p/>
        </draw:path>
        <draw:path draw:style-name="gr23" draw:text-style-name="P6" draw:layer="layout" svg:width="0.223cm" svg:height="0.224cm" svg:x="37.1cm" svg:y="5.238cm" svg:viewBox="0 0 224 225" svg:d="M113 225c29 0 58-12 78-33 21-21 33-49 33-79s-12-58-33-79c-20-21-49-34-78-34-30 0-58 13-79 34-22 21-34 49-34 79s12 58 34 79c21 21 49 33 79 33z">
          <text:p/>
        </draw:path>
        <draw:path draw:style-name="gr23" draw:text-style-name="P6" draw:layer="layout" svg:width="0.223cm" svg:height="0.223cm" svg:x="37.678cm" svg:y="5.057cm" svg:viewBox="0 0 224 224" svg:d="M112 224c30 0 59-12 80-32 21-22 32-51 32-80 0-30-11-58-32-79s-50-33-80-33-58 12-79 33-33 49-33 79c0 29 12 58 33 80 21 20 49 32 79 32z">
          <text:p/>
        </draw:path>
        <draw:path draw:style-name="gr23" draw:text-style-name="P6" draw:layer="layout" svg:width="0.223cm" svg:height="0.223cm" svg:x="36.311cm" svg:y="1.425cm" svg:viewBox="0 0 224 224" svg:d="M111 224c30 0 59-12 80-33s33-49 33-79c0-29-12-57-33-78-21-22-50-34-80-34-29 0-58 12-79 34-20 21-32 49-32 78 0 30 12 58 32 79 21 21 50 33 79 33z">
          <text:p/>
        </draw:path>
        <draw:path draw:style-name="gr23" draw:text-style-name="P6" draw:layer="layout" svg:width="0.223cm" svg:height="0.224cm" svg:x="38.024cm" svg:y="4.468cm" svg:viewBox="0 0 224 225" svg:d="M112 225c29 0 58-12 79-33s33-49 33-79c0-31-12-59-33-80s-50-33-79-33c-30 0-58 12-79 33s-33 49-33 80c0 30 12 58 33 79s49 33 79 33z">
          <text:p/>
        </draw:path>
        <draw:path draw:style-name="gr23" draw:text-style-name="P6" draw:layer="layout" svg:width="0.223cm" svg:height="0.223cm" svg:x="37.262cm" svg:y="5.1cm" svg:viewBox="0 0 224 224" svg:d="M113 224c29 0 58-12 79-33 20-21 32-49 32-80 0-29-12-58-32-79-21-21-50-32-79-32-31 0-59 11-80 32s-33 50-33 79c0 31 12 59 33 80s49 33 80 33z">
          <text:p/>
        </draw:path>
        <draw:path draw:style-name="gr23" draw:text-style-name="P6" draw:layer="layout" svg:width="0.223cm" svg:height="0.223cm" svg:x="38.054cm" svg:y="4.565cm" svg:viewBox="0 0 224 224" svg:d="M111 224c30 0 58-11 79-32 22-21 34-50 34-79 0-30-12-58-34-79-21-21-49-34-79-34s-58 13-79 34-32 49-32 79c0 29 11 58 32 79s49 32 79 32z">
          <text:p/>
        </draw:path>
        <draw:path draw:style-name="gr23" draw:text-style-name="P6" draw:layer="layout" svg:width="0.223cm" svg:height="0.223cm" svg:x="37.697cm" svg:y="4.03cm" svg:viewBox="0 0 224 224" svg:d="M112 224c30 0 58-12 79-33 21-20 33-49 33-78 0-31-12-59-33-80s-49-33-79-33-59 12-80 33c-20 21-32 49-32 80 0 29 12 58 32 78 21 21 50 33 80 33z">
          <text:p/>
        </draw:path>
        <draw:path draw:style-name="gr23" draw:text-style-name="P6" draw:layer="layout" svg:width="0.223cm" svg:height="0.223cm" svg:x="39.547cm" svg:y="5.175cm" svg:viewBox="0 0 224 224" svg:d="M112 224c30 0 58-12 79-33s33-49 33-79c0-29-12-59-33-80s-49-32-79-32c-29 0-57 11-79 32-21 21-33 51-33 80 0 30 12 58 33 79 22 21 50 33 79 33z">
          <text:p/>
        </draw:path>
        <draw:path draw:style-name="gr23" draw:text-style-name="P6" draw:layer="layout" svg:width="0.223cm" svg:height="0.223cm" svg:x="39.614cm" svg:y="4.63cm" svg:viewBox="0 0 224 224" svg:d="M111 224c30 0 58-11 79-32 22-21 34-51 34-80 0-30-12-58-34-79-21-21-49-33-79-33-29 0-58 12-78 33-21 21-33 49-33 79 0 29 12 59 33 80 20 21 49 32 78 32z">
          <text:p/>
        </draw:path>
        <draw:path draw:style-name="gr23" draw:text-style-name="P6" draw:layer="layout" svg:width="0.223cm" svg:height="0.224cm" svg:x="40.304cm" svg:y="5.75cm" svg:viewBox="0 0 224 225" svg:d="M112 225c29 0 58-12 79-33s33-50 33-80-12-58-33-79-50-33-79-33c-30 0-58 12-79 33s-33 49-33 79 12 59 33 80 49 33 79 33z">
          <text:p/>
        </draw:path>
        <draw:path draw:style-name="gr23" draw:text-style-name="P6" draw:layer="layout" svg:width="0.223cm" svg:height="0.223cm" svg:x="39.7cm" svg:y="4.753cm" svg:viewBox="0 0 224 224" svg:d="M112 224c30 0 58-11 79-32s33-50 33-79c0-30-12-58-33-80-21-21-49-33-79-33s-59 12-80 33c-20 22-32 50-32 80 0 29 12 58 32 79 21 21 50 32 80 32z">
          <text:p/>
        </draw:path>
        <draw:path draw:style-name="gr23" draw:text-style-name="P6" draw:layer="layout" svg:width="0.223cm" svg:height="0.223cm" svg:x="37.518cm" svg:y="4.797cm" svg:viewBox="0 0 224 224" svg:d="M113 224c29 0 58-13 79-33 21-21 32-50 32-79 0-30-11-58-32-79s-50-33-79-33c-30 0-59 12-80 33s-33 49-33 79c0 29 12 58 33 79 21 20 50 33 80 33z">
          <text:p/>
        </draw:path>
        <draw:path draw:style-name="gr23" draw:text-style-name="P6" draw:layer="layout" svg:width="0.223cm" svg:height="0.223cm" svg:x="36.65cm" svg:y="4.369cm" svg:viewBox="0 0 224 224" svg:d="M113 224c29 0 58-12 79-33s32-50 32-79c0-30-11-58-32-79s-50-33-79-33c-30 0-58 12-80 33-21 21-33 49-33 79 0 29 12 58 33 79 22 21 50 33 80 33z">
          <text:p/>
        </draw:path>
        <draw:path draw:style-name="gr23" draw:text-style-name="P6" draw:layer="layout" svg:width="0.223cm" svg:height="0.223cm" svg:x="37.016cm" svg:y="3.483cm" svg:viewBox="0 0 224 224" svg:d="M111 224c31 0 59-12 80-34 21-21 33-49 33-79 0-29-12-58-33-78-21-21-49-33-80-33-29 0-58 12-79 33-21 20-32 49-32 78 0 30 11 58 32 79 21 22 50 34 79 34z">
          <text:p/>
        </draw:path>
        <draw:path draw:style-name="gr23" draw:text-style-name="P6" draw:layer="layout" svg:width="0.224cm" svg:height="0.223cm" svg:x="39.567cm" svg:y="4.524cm" svg:viewBox="0 0 225 224" svg:d="M113 224c30 0 58-12 79-33s33-49 33-79c0-29-12-58-33-79s-49-33-79-33-58 12-79 33c-22 21-34 50-34 79 0 30 12 58 34 79 21 21 49 33 79 33z">
          <text:p/>
        </draw:path>
        <draw:path draw:style-name="gr23" draw:text-style-name="P6" draw:layer="layout" svg:width="0.223cm" svg:height="0.224cm" svg:x="40.154cm" svg:y="5.589cm" svg:viewBox="0 0 224 225" svg:d="M113 225c29 0 58-12 78-33 21-21 33-49 33-79 0-31-12-59-33-80-20-21-49-33-78-33-31 0-59 12-80 33s-33 49-33 80c0 30 12 58 33 79s49 33 80 33z">
          <text:p/>
        </draw:path>
        <draw:path draw:style-name="gr23" draw:text-style-name="P6" draw:layer="layout" svg:width="0.223cm" svg:height="0.223cm" svg:x="39.741cm" svg:y="4.551cm" svg:viewBox="0 0 224 224" svg:d="M113 224c29 0 58-12 79-33 20-21 32-49 32-79 0-29-12-58-32-79-21-22-50-33-79-33-30 0-59 11-80 33-21 21-33 50-33 79 0 30 12 58 33 79s50 33 80 33z">
          <text:p/>
        </draw:path>
        <draw:path draw:style-name="gr23" draw:text-style-name="P6" draw:layer="layout" svg:width="0.223cm" svg:height="0.223cm" svg:x="39.333cm" svg:y="4.804cm" svg:viewBox="0 0 224 224" svg:d="M112 224c30 0 58-13 79-34s33-49 33-79c0-29-12-58-33-79-21-20-49-32-79-32-29 0-58 12-79 32-22 21-33 50-33 79 0 30 11 58 33 79 21 21 50 34 79 34z">
          <text:p/>
        </draw:path>
        <draw:path draw:style-name="gr23" draw:text-style-name="P6" draw:layer="layout" svg:width="0.224cm" svg:height="0.223cm" svg:x="40.3cm" svg:y="5.093cm" svg:viewBox="0 0 225 224" svg:d="M112 224c30 0 58-12 80-33 21-20 33-50 33-79 0-30-12-58-33-79-22-21-50-33-80-33s-58 12-79 33-33 49-33 79c0 29 12 59 33 79 21 21 49 33 79 33z">
          <text:p/>
        </draw:path>
        <draw:path draw:style-name="gr23" draw:text-style-name="P6" draw:layer="layout" svg:width="0.224cm" svg:height="0.223cm" svg:x="40.454cm" svg:y="5.701cm" svg:viewBox="0 0 225 224" svg:d="M113 224c30 0 58-11 79-33 21-21 33-50 33-79 0-30-12-58-33-79s-49-33-79-33-58 12-79 33c-22 21-34 49-34 79 0 29 12 58 34 79 21 22 49 33 79 33z">
          <text:p/>
        </draw:path>
        <draw:path draw:style-name="gr23" draw:text-style-name="P6" draw:layer="layout" svg:width="0.223cm" svg:height="0.223cm" svg:x="37.193cm" svg:y="4.342cm" svg:viewBox="0 0 224 224" svg:d="M111 224c30 0 59-12 80-33 21-20 33-49 33-78 0-30-12-58-33-79s-50-34-80-34c-29 0-58 13-79 34-20 21-32 49-32 79 0 29 12 58 32 78 21 21 50 33 79 33z">
          <text:p/>
        </draw:path>
        <draw:path draw:style-name="gr23" draw:text-style-name="P6" draw:layer="layout" svg:width="0.223cm" svg:height="0.223cm" svg:x="38.797cm" svg:y="4.593cm" svg:viewBox="0 0 224 224" svg:d="M111 224c31 0 59-12 80-33s33-50 33-79c0-30-12-58-33-79s-49-33-80-33c-29 0-58 12-78 33-21 21-33 49-33 79 0 29 12 58 33 79 20 21 49 33 78 33z">
          <text:p/>
        </draw:path>
        <draw:path draw:style-name="gr23" draw:text-style-name="P6" draw:layer="layout" svg:width="0.223cm" svg:height="0.223cm" svg:x="37.024cm" svg:y="5.274cm" svg:viewBox="0 0 224 224" svg:d="M112 224c30 0 58-11 79-32 21-22 33-51 33-80 0-30-12-58-33-79s-49-33-79-33c-31 0-59 12-80 33s-32 49-32 79c0 29 11 58 32 80 21 21 49 32 80 32z">
          <text:p/>
        </draw:path>
        <draw:path draw:style-name="gr23" draw:text-style-name="P6" draw:layer="layout" svg:width="0.224cm" svg:height="0.223cm" svg:x="37.686cm" svg:y="4.827cm" svg:viewBox="0 0 225 224" svg:d="M112 224c31 0 59-12 80-34 21-21 33-49 33-79 0-29-12-58-33-79-21-20-49-32-80-32-30 0-58 12-79 32-21 21-33 50-33 79 0 30 12 58 33 79 21 22 49 34 79 34z">
          <text:p/>
        </draw:path>
        <draw:path draw:style-name="gr23" draw:text-style-name="P6" draw:layer="layout" svg:width="0.223cm" svg:height="0.223cm" svg:x="36.855cm" svg:y="3.955cm" svg:viewBox="0 0 224 224" svg:d="M113 224c29 0 58-12 78-33 21-22 33-50 33-80s-12-58-33-79c-20-21-49-32-78-32-30 0-58 11-80 32-21 21-33 49-33 79s12 58 33 80c22 21 50 33 80 33z">
          <text:p/>
        </draw:path>
        <draw:path draw:style-name="gr23" draw:text-style-name="P6" draw:layer="layout" svg:width="0.223cm" svg:height="0.223cm" svg:x="37.883cm" svg:y="4.397cm" svg:viewBox="0 0 224 224" svg:d="M111 224c31 0 59-11 80-32 21-22 33-51 33-80 0-30-12-58-33-79s-49-33-80-33c-29 0-58 12-79 33s-32 49-32 79c0 29 11 58 32 80 21 21 50 32 79 32z">
          <text:p/>
        </draw:path>
        <draw:path draw:style-name="gr23" draw:text-style-name="P6" draw:layer="layout" svg:width="0.223cm" svg:height="0.224cm" svg:x="38.372cm" svg:y="4.71cm" svg:viewBox="0 0 224 225" svg:d="M112 225c30 0 58-12 79-33s33-49 33-79c0-31-12-59-33-80s-49-33-79-33-59 12-79 33c-21 21-33 49-33 80 0 30 12 58 33 79 20 21 49 33 79 33z">
          <text:p/>
        </draw:path>
        <draw:path draw:style-name="gr23" draw:text-style-name="P6" draw:layer="layout" svg:width="0.223cm" svg:height="0.223cm" svg:x="40.232cm" svg:y="4.622cm" svg:viewBox="0 0 224 224" svg:d="M112 224c30 0 58-12 79-33 21-22 33-50 33-80 0-29-12-58-33-79-21-20-49-32-79-32-29 0-58 12-79 32-21 21-33 50-33 79 0 30 12 58 33 80 21 21 50 33 79 33z">
          <text:p/>
        </draw:path>
        <draw:path draw:style-name="gr23" draw:text-style-name="P6" draw:layer="layout" svg:width="0.223cm" svg:height="0.224cm" svg:x="39.999cm" svg:y="4.642cm" svg:viewBox="0 0 224 225" svg:d="M113 225c29 0 58-12 79-33s32-50 32-80-11-58-32-79-50-33-79-33c-30 0-58 12-79 33-22 21-34 49-34 79s12 59 34 80c21 21 49 33 79 33z">
          <text:p/>
        </draw:path>
        <draw:path draw:style-name="gr27" draw:text-style-name="P6" draw:layer="layout" svg:width="0.223cm" svg:height="0.223cm" svg:x="40.21cm" svg:y="5.512cm" svg:viewBox="0 0 224 224" svg:d="M112 224c30 0 58-12 79-32 21-22 33-51 33-80 0-30-12-58-33-79s-49-33-79-33c-29 0-58 12-80 33-20 21-32 49-32 79 0 29 12 58 32 80 22 20 51 32 80 32z">
          <text:p/>
        </draw:path>
        <draw:path draw:style-name="gr24" draw:text-style-name="P2" draw:layer="layout" svg:width="0.223cm" svg:height="0.223cm" svg:x="40.21cm" svg:y="5.512cm" svg:viewBox="0 0 224 224" svg:d="M112 224c30 0 58-12 79-32 21-22 33-51 33-80 0-30-12-58-33-79s-49-33-79-33c-29 0-58 12-80 33-20 21-32 49-32 79 0 29 12 58 32 80 22 20 51 32 80 32z">
          <text:p/>
        </draw:path>
        <draw:path draw:style-name="gr23" draw:text-style-name="P6" draw:layer="layout" svg:width="0.223cm" svg:height="0.224cm" svg:x="40.17cm" svg:y="4.85cm" svg:viewBox="0 0 224 225" svg:d="M113 225c29 0 58-12 79-33s32-50 32-80-11-58-32-79-50-33-79-33c-30 0-59 12-80 33s-33 49-33 79 12 59 33 80 50 33 80 33z">
          <text:p/>
        </draw:path>
        <draw:path draw:style-name="gr23" draw:text-style-name="P6" draw:layer="layout" svg:width="0.223cm" svg:height="0.223cm" svg:x="40.396cm" svg:y="5.382cm" svg:viewBox="0 0 224 224" svg:d="M113 224c29 0 57-11 78-32s33-50 33-79c0-30-12-59-33-80s-49-33-78-33c-30 0-59 12-80 33s-33 50-33 80c0 29 12 58 33 79s50 32 80 32z">
          <text:p/>
        </draw:path>
        <draw:path draw:style-name="gr23" draw:text-style-name="P6" draw:layer="layout" svg:width="0.223cm" svg:height="0.223cm" svg:x="37.164cm" svg:y="3.968cm" svg:viewBox="0 0 224 224" svg:d="M111 224c30 0 58-11 80-32 21-21 33-51 33-80 0-30-12-58-33-79-22-21-50-33-80-33s-58 12-79 33-32 49-32 79c0 29 11 59 32 80s49 32 79 32z">
          <text:p/>
        </draw:path>
        <draw:path draw:style-name="gr23" draw:text-style-name="P6" draw:layer="layout" svg:width="0.223cm" svg:height="0.223cm" svg:x="40.26cm" svg:y="4.06cm" svg:viewBox="0 0 224 224" svg:d="M112 224c29 0 58-11 79-32s33-50 33-79c0-30-12-59-33-80s-50-33-79-33c-30 0-58 12-79 33s-33 50-33 80c0 29 12 58 33 79s49 32 79 32z">
          <text:p/>
        </draw:path>
        <draw:path draw:style-name="gr23" draw:text-style-name="P6" draw:layer="layout" svg:width="0.223cm" svg:height="0.223cm" svg:x="38.399cm" svg:y="5.182cm" svg:viewBox="0 0 224 224" svg:d="M113 224c29 0 58-12 79-33s32-49 32-79c0-29-11-59-32-80s-50-32-79-32c-30 0-59 11-80 32s-33 51-33 80c0 30 12 58 33 79s50 33 80 33z">
          <text:p/>
        </draw:path>
        <draw:path draw:style-name="gr23" draw:text-style-name="P6" draw:layer="layout" svg:width="0.223cm" svg:height="0.223cm" svg:x="39.795cm" svg:y="5.451cm" svg:viewBox="0 0 224 224" svg:d="M113 224c29 0 58-11 79-32 20-21 32-50 32-79 0-30-12-58-32-79-21-22-50-34-79-34-30 0-58 12-79 34-21 21-34 49-34 79 0 29 13 58 34 79s49 32 79 32z">
          <text:p/>
        </draw:path>
        <draw:path draw:style-name="gr23" draw:text-style-name="P6" draw:layer="layout" svg:width="0.223cm" svg:height="0.223cm" svg:x="40.341cm" svg:y="4.505cm" svg:viewBox="0 0 224 224" svg:d="M111 224c31 0 59-11 80-32s33-50 33-79c0-30-12-59-33-80s-49-33-80-33c-29 0-58 12-79 33s-32 50-32 80c0 29 11 58 32 79s50 32 79 32z">
          <text:p/>
        </draw:path>
        <draw:path draw:style-name="gr23" draw:text-style-name="P6" draw:layer="layout" svg:width="0.223cm" svg:height="0.223cm" svg:x="36.691cm" svg:y="4.861cm" svg:viewBox="0 0 224 224" svg:d="M111 224c30 0 58-12 79-33s34-50 34-80c0-29-13-58-34-78-21-21-49-33-79-33-29 0-58 12-78 33-21 20-33 49-33 78 0 30 12 59 33 80 20 21 49 33 78 33z">
          <text:p/>
        </draw:path>
        <draw:path draw:style-name="gr23" draw:text-style-name="P6" draw:layer="layout" svg:width="0.223cm" svg:height="0.223cm" svg:x="38.803cm" svg:y="4.816cm" svg:viewBox="0 0 224 224" svg:d="M112 224c30 0 58-12 79-34 21-21 33-49 33-79 0-29-12-58-33-79s-49-32-79-32-59 11-80 32-32 50-32 79c0 30 11 58 32 79 21 22 50 34 80 34z">
          <text:p/>
        </draw:path>
        <draw:path draw:style-name="gr25" draw:text-style-name="P7" draw:layer="layout" svg:width="0.223cm" svg:height="0.223cm" svg:x="34.716cm" svg:y="2.564cm" svg:viewBox="0 0 224 224" svg:d="M111 224c30 0 58-12 80-32 21-21 33-50 33-79 0-30-12-58-33-79-22-21-50-34-80-34-29 0-58 13-79 34s-32 49-32 79c0 29 11 58 32 79 21 20 50 32 79 32z">
          <text:p/>
        </draw:path>
        <draw:path draw:style-name="gr23" draw:text-style-name="P6" draw:layer="layout" svg:width="0.223cm" svg:height="0.223cm" svg:x="38.805cm" svg:y="5.704cm" svg:viewBox="0 0 224 224" svg:d="M112 224c30 0 58-12 79-33s33-50 33-79c0-30-12-58-33-79s-49-33-79-33-59 12-80 33c-20 21-32 49-32 79 0 29 12 58 32 79 21 21 50 33 80 33z">
          <text:p/>
        </draw:path>
        <draw:path draw:style-name="gr23" draw:text-style-name="P6" draw:layer="layout" svg:width="0.224cm" svg:height="0.223cm" svg:x="37.372cm" svg:y="4.888cm" svg:viewBox="0 0 225 224" svg:d="M112 224c30 0 58-12 79-33 22-21 34-49 34-80 0-29-12-58-34-79-21-20-49-32-79-32s-58 12-79 32c-21 21-33 50-33 79 0 31 12 59 33 80s49 33 79 33z">
          <text:p/>
        </draw:path>
        <draw:path draw:style-name="gr23" draw:text-style-name="P6" draw:layer="layout" svg:width="0.224cm" svg:height="0.223cm" svg:x="36.39cm" svg:y="4.226cm" svg:viewBox="0 0 225 224" svg:d="M113 224c30 0 58-12 79-33s33-49 33-80c0-29-12-58-33-79s-49-32-79-32-59 11-80 32-33 50-33 79c0 31 12 59 33 80s50 33 80 33z">
          <text:p/>
        </draw:path>
        <draw:path draw:style-name="gr23" draw:text-style-name="P6" draw:layer="layout" svg:width="0.223cm" svg:height="0.223cm" svg:x="36.844cm" svg:y="4.589cm" svg:viewBox="0 0 224 224" svg:d="M113 224c29 0 58-11 79-33 20-21 32-49 32-79s-12-58-32-79c-21-21-50-33-79-33-30 0-59 12-80 33s-33 49-33 79 12 58 33 79c21 22 50 33 80 33z">
          <text:p/>
        </draw:path>
        <draw:path draw:style-name="gr23" draw:text-style-name="P6" draw:layer="layout" svg:width="0.223cm" svg:height="0.223cm" svg:x="39.016cm" svg:y="5.059cm" svg:viewBox="0 0 224 224" svg:d="M112 224c30 0 59-12 80-33 21-22 32-50 32-80 0-29-11-58-32-78-21-21-50-33-80-33s-58 12-79 33c-21 20-33 49-33 78 0 30 12 58 33 80 21 21 49 33 79 33z">
          <text:p/>
        </draw:path>
        <draw:path draw:style-name="gr23" draw:text-style-name="P6" draw:layer="layout" svg:width="0.223cm" svg:height="0.223cm" svg:x="36.788cm" svg:y="3.994cm" svg:viewBox="0 0 224 224" svg:d="M112 224c30 0 59-12 80-33 21-20 32-49 32-79s-11-58-32-79-50-33-80-33-58 12-79 33-33 49-33 79 12 59 33 79c21 21 49 33 79 33z">
          <text:p/>
        </draw:path>
        <draw:path draw:style-name="gr23" draw:text-style-name="P6" draw:layer="layout" svg:width="0.223cm" svg:height="0.223cm" svg:x="36.934cm" svg:y="5.247cm" svg:viewBox="0 0 224 224" svg:d="M111 224c30 0 58-13 79-34 22-20 34-49 34-78 0-30-12-58-34-79-21-21-49-33-79-33-29 0-58 12-78 33-21 21-33 49-33 79 0 29 12 58 33 78 20 21 49 34 78 34z">
          <text:p/>
        </draw:path>
        <draw:path draw:style-name="gr23" draw:text-style-name="P6" draw:layer="layout" svg:width="0.223cm" svg:height="0.223cm" svg:x="39.266cm" svg:y="5.204cm" svg:viewBox="0 0 224 224" svg:d="M112 224c30 0 58-12 79-33s33-49 33-79-12-58-33-80c-21-21-49-32-79-32s-59 11-80 32c-21 22-32 50-32 80s11 58 32 79 50 33 80 33z">
          <text:p/>
        </draw:path>
        <draw:path draw:style-name="gr23" draw:text-style-name="P6" draw:layer="layout" svg:width="0.223cm" svg:height="0.223cm" svg:x="40.527cm" svg:y="5.839cm" svg:viewBox="0 0 224 224" svg:d="M112 224c29 0 58-12 80-33 20-21 32-49 32-79 0-29-12-59-32-80-22-21-51-32-80-32-30 0-58 11-79 32s-33 51-33 80c0 30 12 58 33 79s49 33 79 33z">
          <text:p/>
        </draw:path>
        <draw:path draw:style-name="gr23" draw:text-style-name="P6" draw:layer="layout" svg:width="0.223cm" svg:height="0.223cm" svg:x="40.369cm" svg:y="5.864cm" svg:viewBox="0 0 224 224" svg:d="M112 224c30 0 58-12 79-32 21-21 33-50 33-79 0-30-12-58-33-80-21-21-49-33-79-33s-59 12-80 33c-21 22-32 50-32 80 0 29 11 58 32 79 21 20 50 32 80 32z">
          <text:p/>
        </draw:path>
        <draw:path draw:style-name="gr23" draw:text-style-name="P6" draw:layer="layout" svg:width="0.223cm" svg:height="0.223cm" svg:x="40.07cm" svg:y="5.715cm" svg:viewBox="0 0 224 224" svg:d="M112 224c29 0 58-12 80-34 21-21 32-49 32-78 0-30-11-58-32-79-22-21-51-33-80-33-30 0-58 12-79 33s-33 49-33 79c0 29 12 57 33 78 21 22 49 34 79 34z">
          <text:p/>
        </draw:path>
        <draw:path draw:style-name="gr23" draw:text-style-name="P6" draw:layer="layout" svg:width="0.223cm" svg:height="0.223cm" svg:x="36.808cm" svg:y="4.448cm" svg:viewBox="0 0 224 224" svg:d="M113 224c29 0 58-11 79-32 20-21 32-50 32-80s-12-58-32-79c-21-21-50-33-79-33-31 0-59 12-80 33s-33 49-33 79 12 59 33 80 49 32 80 32z">
          <text:p/>
        </draw:path>
        <draw:path draw:style-name="gr23" draw:text-style-name="P6" draw:layer="layout" svg:width="0.223cm" svg:height="0.224cm" svg:x="39.841cm" svg:y="4.935cm" svg:viewBox="0 0 224 225" svg:d="M111 225c30 0 58-12 80-33 21-21 33-49 33-79 0-31-12-59-33-80-22-21-50-33-80-33-29 0-57 12-78 33s-33 49-33 80c0 30 12 58 33 79s49 33 78 33z">
          <text:p/>
        </draw:path>
        <draw:path draw:style-name="gr23" draw:text-style-name="P6" draw:layer="layout" svg:width="0.223cm" svg:height="0.223cm" svg:x="40.068cm" svg:y="5.334cm" svg:viewBox="0 0 224 224" svg:d="M111 224c30 0 58-12 80-33 21-21 33-49 33-80 0-29-12-58-33-78-22-21-50-33-80-33-29 0-57 12-78 33-21 20-33 49-33 78 0 31 12 59 33 80s49 33 78 33z">
          <text:p/>
        </draw:path>
        <draw:path draw:style-name="gr23" draw:text-style-name="P6" draw:layer="layout" svg:width="0.223cm" svg:height="0.223cm" svg:x="38.299cm" svg:y="4.839cm" svg:viewBox="0 0 224 224" svg:d="M111 224c30 0 59-12 80-33 21-22 33-50 33-80 0-29-12-58-33-79-21-20-50-32-80-32-29 0-58 12-78 32-21 21-33 50-33 79 0 30 12 58 33 80 20 21 49 33 78 33z">
          <text:p/>
        </draw:path>
        <draw:path draw:style-name="gr25" draw:text-style-name="P7" draw:layer="layout" svg:width="0.223cm" svg:height="0.223cm" svg:x="33.618cm" svg:y="4.312cm" svg:viewBox="0 0 224 224" svg:d="M111 224c30 0 59-12 80-33s33-49 33-79c0-29-12-58-33-80-21-20-50-32-80-32-29 0-58 12-79 32-20 22-32 51-32 80 0 30 12 58 32 79 21 21 50 33 79 33z">
          <text:p/>
        </draw:path>
        <draw:path draw:style-name="gr23" draw:text-style-name="P6" draw:layer="layout" svg:width="0.223cm" svg:height="0.223cm" svg:x="38.985cm" svg:y="5.31cm" svg:viewBox="0 0 224 224" svg:d="M112 224c29 0 59-12 80-33s32-50 32-80c0-29-11-58-32-79s-51-32-80-32c-30 0-58 11-79 32s-33 50-33 79c0 30 12 59 33 80s49 33 79 33z">
          <text:p/>
        </draw:path>
        <draw:path draw:style-name="gr23" draw:text-style-name="P6" draw:layer="layout" svg:width="0.224cm" svg:height="0.224cm" svg:x="40.532cm" svg:y="6.141cm" svg:viewBox="0 0 225 225" svg:d="M112 225c30 0 59-13 80-34s33-49 33-79-12-58-33-79-50-33-80-33-58 12-79 33-33 49-33 79 12 58 33 79 49 34 79 34z">
          <text:p/>
        </draw:path>
        <draw:path draw:style-name="gr23" draw:text-style-name="P6" draw:layer="layout" svg:width="0.223cm" svg:height="0.223cm" svg:x="39.153cm" svg:y="5.498cm" svg:viewBox="0 0 224 224" svg:d="M111 224c30 0 58-12 79-33 22-22 34-50 34-80 0-29-12-58-34-79-21-21-49-32-79-32-29 0-58 11-79 32s-32 50-32 79c0 30 11 58 32 80 21 21 50 33 79 33z">
          <text:p/>
        </draw:path>
        <draw:path draw:style-name="gr23" draw:text-style-name="P6" draw:layer="layout" svg:width="0.223cm" svg:height="0.223cm" svg:x="40.578cm" svg:y="6.004cm" svg:viewBox="0 0 224 224" svg:d="M112 224c31 0 59-11 80-32s32-49 32-80c0-30-11-58-32-79s-49-33-80-33c-30 0-58 12-79 33s-33 49-33 79c0 31 12 59 33 80s49 32 79 32z">
          <text:p/>
        </draw:path>
        <draw:path draw:style-name="gr23" draw:text-style-name="P6" draw:layer="layout" svg:width="0.223cm" svg:height="0.223cm" svg:x="40.164cm" svg:y="5.905cm" svg:viewBox="0 0 224 224" svg:d="M113 224c29 0 58-12 78-33 21-20 33-49 33-78 0-30-12-58-33-79-20-21-49-34-78-34-31 0-59 13-80 34s-33 49-33 79c0 29 12 58 33 78 21 21 49 33 80 33z">
          <text:p/>
        </draw:path>
        <draw:path draw:style-name="gr23" draw:text-style-name="P6" draw:layer="layout" svg:width="0.223cm" svg:height="0.223cm" svg:x="40.333cm" svg:y="6.022cm" svg:viewBox="0 0 224 224" svg:d="M111 224c30 0 59-12 80-33s33-49 33-79-12-58-33-79-50-33-80-33c-29 0-58 12-79 33s-32 49-32 79 11 58 32 79 50 33 79 33z">
          <text:p/>
        </draw:path>
        <draw:path draw:style-name="gr23" draw:text-style-name="P6" draw:layer="layout" svg:width="0.223cm" svg:height="0.223cm" svg:x="38.586cm" svg:y="4.758cm" svg:viewBox="0 0 224 224" svg:d="M113 224c29 0 58-12 79-33s32-49 32-79c0-29-11-58-32-80-21-21-50-32-79-32-31 0-59 11-80 32-21 22-33 51-33 80 0 30 12 58 33 79s49 33 80 33z">
          <text:p/>
        </draw:path>
        <draw:path draw:style-name="gr23" draw:text-style-name="P6" draw:layer="layout" svg:width="0.223cm" svg:height="0.223cm" svg:x="38.911cm" svg:y="4.523cm" svg:viewBox="0 0 224 224" svg:d="M113 224c29 0 58-12 79-33 20-21 32-49 32-79 0-29-12-57-32-79-21-21-50-33-79-33-30 0-58 12-79 33-21 22-34 50-34 79 0 30 13 58 34 79s49 33 79 33z">
          <text:p/>
        </draw:path>
        <draw:path draw:style-name="gr23" draw:text-style-name="P6" draw:layer="layout" svg:width="0.223cm" svg:height="0.223cm" svg:x="40.372cm" svg:y="4.771cm" svg:viewBox="0 0 224 224" svg:d="M113 224c29 0 58-12 79-33s32-49 32-78c0-30-11-58-32-79-21-22-50-34-79-34-31 0-59 12-80 34-21 21-33 49-33 79 0 29 12 57 33 78s49 33 80 33z">
          <text:p/>
        </draw:path>
        <draw:path draw:style-name="gr23" draw:text-style-name="P6" draw:layer="layout" svg:width="0.223cm" svg:height="0.223cm" svg:x="39.927cm" svg:y="4.712cm" svg:viewBox="0 0 224 224" svg:d="M112 224c30 0 58-12 79-33s33-49 33-79-12-59-33-79c-21-21-49-33-79-33s-58 12-79 33c-21 20-33 49-33 79s12 58 33 79 49 33 79 33z">
          <text:p/>
        </draw:path>
        <draw:path draw:style-name="gr23" draw:text-style-name="P6" draw:layer="layout" svg:width="0.223cm" svg:height="0.223cm" svg:x="40.164cm" svg:y="6.078cm" svg:viewBox="0 0 224 224" svg:d="M113 224c29 0 58-11 79-32s32-50 32-79c0-30-11-59-32-80s-50-33-79-33c-31 0-59 12-80 33s-33 50-33 80c0 29 12 58 33 79s49 32 80 32z">
          <text:p/>
        </draw:path>
        <draw:path draw:style-name="gr23" draw:text-style-name="P6" draw:layer="layout" svg:width="0.223cm" svg:height="0.223cm" svg:x="40.238cm" svg:y="5.383cm" svg:viewBox="0 0 224 224" svg:d="M113 224c30 0 58-12 79-33s32-49 32-79c0-29-11-59-32-80s-49-32-79-32-58 11-79 32c-22 21-34 51-34 80 0 30 12 58 34 79 21 21 49 33 79 33z">
          <text:p/>
        </draw:path>
        <draw:path draw:style-name="gr23" draw:text-style-name="P6" draw:layer="layout" svg:width="0.224cm" svg:height="0.223cm" svg:x="40.432cm" svg:y="5.576cm" svg:viewBox="0 0 225 224" svg:d="M113 224c30 0 58-12 79-33s33-49 33-79-12-59-33-80-49-32-79-32-58 11-80 32c-21 21-33 50-33 80s12 58 33 79c22 21 50 33 80 33z">
          <text:p/>
        </draw:path>
        <draw:path draw:style-name="gr25" draw:text-style-name="P7" draw:layer="layout" svg:width="0.224cm" svg:height="0.223cm" svg:x="31.266cm" svg:y="6.085cm" svg:viewBox="0 0 225 224" svg:d="M113 224c30 0 58-11 79-32s33-50 33-79c0-30-12-58-33-80-21-21-49-33-79-33s-59 12-80 33c-21 22-33 50-33 80 0 29 12 58 33 79s50 32 80 32z">
          <text:p/>
        </draw:path>
        <draw:path draw:style-name="gr25" draw:text-style-name="P7" draw:layer="layout" svg:width="0.223cm" svg:height="0.223cm" svg:x="33.186cm" svg:y="5.469cm" svg:viewBox="0 0 224 224" svg:d="M111 224c30 0 59-13 80-34s33-49 33-79c0-29-12-58-33-79s-50-32-80-32c-29 0-58 11-79 32s-32 50-32 79c0 30 11 58 32 79s50 34 79 34z">
          <text:p/>
        </draw:path>
        <draw:path draw:style-name="gr25" draw:text-style-name="P7" draw:layer="layout" svg:width="0.223cm" svg:height="0.224cm" svg:x="30.76cm" svg:y="4.961cm" svg:viewBox="0 0 224 225" svg:d="M112 225c30 0 58-12 79-33s33-49 33-79-12-59-33-80-49-33-79-33-58 12-79 33-33 50-33 80 12 58 33 79 49 33 79 33z">
          <text:p/>
        </draw:path>
        <draw:path draw:style-name="gr25" draw:text-style-name="P7" draw:layer="layout" svg:width="0.223cm" svg:height="0.224cm" svg:x="31.051cm" svg:y="6.843cm" svg:viewBox="0 0 224 225" svg:d="M113 225c29 0 58-12 79-33 20-22 32-50 32-80s-12-58-32-79c-21-21-50-33-79-33-30 0-59 12-80 33s-33 49-33 79 12 58 33 80c21 21 50 33 80 33z">
          <text:p/>
        </draw:path>
        <draw:path draw:style-name="gr25" draw:text-style-name="P7" draw:layer="layout" svg:width="0.223cm" svg:height="0.223cm" svg:x="31.16cm" svg:y="6.908cm" svg:viewBox="0 0 224 224" svg:d="M111 224c30 0 58-11 80-32 21-21 33-49 33-80 0-30-12-58-33-79-22-21-50-33-80-33-29 0-58 12-79 33s-32 49-32 79c0 31 11 59 32 80s50 32 79 32z">
          <text:p/>
        </draw:path>
        <draw:path draw:style-name="gr25" draw:text-style-name="P7" draw:layer="layout" svg:width="0.223cm" svg:height="0.223cm" svg:x="31.505cm" svg:y="6.021cm" svg:viewBox="0 0 224 224" svg:d="M113 224c29 0 58-12 79-33s32-49 32-80c0-29-11-58-32-79s-50-32-79-32c-30 0-58 11-80 32-21 21-33 50-33 79 0 31 12 59 33 80 22 21 50 33 80 33z">
          <text:p/>
        </draw:path>
        <draw:path draw:style-name="gr25" draw:text-style-name="P7" draw:layer="layout" svg:width="0.223cm" svg:height="0.223cm" svg:x="31.232cm" svg:y="6.369cm" svg:viewBox="0 0 224 224" svg:d="M113 224c29 0 58-12 79-34 20-21 32-49 32-79 0-29-12-58-32-79-21-21-50-32-79-32-31 0-59 11-80 32s-33 50-33 79c0 30 12 58 33 79 21 22 49 34 80 34z">
          <text:p/>
        </draw:path>
        <draw:path draw:style-name="gr25" draw:text-style-name="P7" draw:layer="layout" svg:width="0.223cm" svg:height="0.224cm" svg:x="31.894cm" svg:y="5.771cm" svg:viewBox="0 0 224 225" svg:d="M112 225c30 0 58-12 79-33s33-49 33-80c0-30-12-58-33-79s-49-33-79-33-59 12-80 33-32 49-32 79c0 31 11 59 32 80s50 33 80 33z">
          <text:p/>
        </draw:path>
        <draw:path draw:style-name="gr26" draw:text-style-name="P8" draw:layer="layout" svg:width="0.223cm" svg:height="0.223cm" svg:x="33.153cm" svg:y="8.677cm" svg:viewBox="0 0 224 224" svg:d="M112 224c30 0 58-12 80-33 21-21 32-49 32-80 0-29-11-58-32-78-22-21-50-33-80-33s-58 12-79 33c-21 20-33 49-33 78 0 31 12 59 33 80s49 33 79 33z">
          <text:p/>
        </draw:path>
        <draw:path draw:style-name="gr25" draw:text-style-name="P7" draw:layer="layout" svg:width="0.223cm" svg:height="0.223cm" svg:x="33.108cm" svg:y="4.699cm" svg:viewBox="0 0 224 224" svg:d="M113 224c29 0 58-11 79-32 20-21 32-50 32-79 0-31-12-59-32-80-21-21-50-33-79-33-30 0-58 12-79 33s-34 49-34 80c0 29 13 58 34 79s49 32 79 32z">
          <text:p/>
        </draw:path>
        <draw:path draw:style-name="gr25" draw:text-style-name="P7" draw:layer="layout" svg:width="0.224cm" svg:height="0.223cm" svg:x="33.127cm" svg:y="4.841cm" svg:viewBox="0 0 225 224" svg:d="M112 224c30 0 58-11 79-32 22-22 34-51 34-80 0-30-12-58-34-79-21-21-49-33-79-33s-58 12-79 33-33 49-33 79c0 29 12 58 33 80 21 21 49 32 79 32z">
          <text:p/>
        </draw:path>
        <draw:path draw:style-name="gr25" draw:text-style-name="P7" draw:layer="layout" svg:width="0.223cm" svg:height="0.223cm" svg:x="31.533cm" svg:y="5.987cm" svg:viewBox="0 0 224 224" svg:d="M113 224c29 0 58-11 78-32 21-21 33-50 33-80s-12-58-33-79c-20-21-49-33-78-33-30 0-58 12-79 33-22 21-34 49-34 79s12 59 34 80c21 21 49 32 79 32z">
          <text:p/>
        </draw:path>
        <draw:path draw:style-name="gr25" draw:text-style-name="P7" draw:layer="layout" svg:width="0.223cm" svg:height="0.224cm" svg:x="33.165cm" svg:y="4.746cm" svg:viewBox="0 0 224 225" svg:d="M111 225c30 0 58-12 80-33 21-21 33-49 33-79s-12-58-33-80c-22-21-50-33-80-33-29 0-58 12-79 33-21 22-32 50-32 80s11 58 32 79 50 33 79 33z">
          <text:p/>
        </draw:path>
        <draw:path draw:style-name="gr23" draw:text-style-name="P6" draw:layer="layout" svg:width="0.223cm" svg:height="0.223cm" svg:x="38.442cm" svg:y="4.901cm" svg:viewBox="0 0 224 224" svg:d="M112 224c30 0 58-12 79-33s33-49 33-80c0-29-12-58-33-79s-49-32-79-32c-29 0-58 11-79 32-22 21-33 50-33 79 0 31 11 59 33 80 21 21 50 33 79 33z">
          <text:p/>
        </draw:path>
        <draw:path draw:style-name="gr23" draw:text-style-name="P6" draw:layer="layout" svg:width="0.223cm" svg:height="0.223cm" svg:x="38.346cm" svg:y="5.056cm" svg:viewBox="0 0 224 224" svg:d="M112 224c30 0 59-12 80-33 20-21 32-50 32-79 0-30-12-58-32-79-21-21-50-33-80-33s-58 12-79 33-33 49-33 79c0 29 12 58 33 79s49 33 79 33z">
          <text:p/>
        </draw:path>
        <draw:path draw:style-name="gr23" draw:text-style-name="P6" draw:layer="layout" svg:width="0.224cm" svg:height="0.223cm" svg:x="38.533cm" svg:y="5.318cm" svg:viewBox="0 0 225 224" svg:d="M112 224c30 0 59-11 80-32s33-51 33-80c0-30-12-58-33-79s-50-33-80-33-58 12-79 33-33 49-33 79c0 29 12 59 33 80s49 32 79 32z">
          <text:p/>
        </draw:path>
        <draw:path draw:style-name="gr23" draw:text-style-name="P6" draw:layer="layout" svg:width="0.223cm" svg:height="0.223cm" svg:x="37.339cm" svg:y="7.015cm" svg:viewBox="0 0 224 224" svg:d="M113 224c29 0 58-12 79-33 21-20 32-49 32-78 0-30-11-58-32-79s-50-34-79-34c-30 0-58 13-79 34-22 21-34 49-34 79 0 29 12 58 34 78 21 21 49 33 79 33z">
          <text:p/>
        </draw:path>
        <draw:path draw:style-name="gr25" draw:text-style-name="P7" draw:layer="layout" svg:width="0.223cm" svg:height="0.223cm" svg:x="36.28cm" svg:y="5.252cm" svg:viewBox="0 0 224 224" svg:d="M111 224c30 0 58-13 80-34 21-21 33-49 33-79 0-29-12-58-33-78-22-21-50-33-80-33-29 0-58 12-79 33-20 20-32 49-32 78 0 30 12 58 32 79 21 21 50 34 79 34z">
          <text:p/>
        </draw:path>
        <draw:path draw:style-name="gr23" draw:text-style-name="P6" draw:layer="layout" svg:width="0.223cm" svg:height="0.223cm" svg:x="37.616cm" svg:y="5.564cm" svg:viewBox="0 0 224 224" svg:d="M112 224c29 0 58-12 79-33s33-49 33-80c0-29-12-58-33-78-21-21-50-33-79-33-30 0-58 12-79 33-21 20-33 49-33 78 0 31 12 59 33 80s49 33 79 33z">
          <text:p/>
        </draw:path>
        <draw:path draw:style-name="gr26" draw:text-style-name="P8" draw:layer="layout" svg:width="0.223cm" svg:height="0.223cm" svg:x="33.163cm" svg:y="8.747cm" svg:viewBox="0 0 224 224" svg:d="M112 224c29 0 57-12 79-33 21-21 33-49 33-79 0-29-12-59-33-80-22-21-50-32-79-32-30 0-58 11-79 32s-33 51-33 80c0 30 12 58 33 79s49 33 79 33z">
          <text:p/>
        </draw:path>
        <draw:path draw:style-name="gr25" draw:text-style-name="P7" draw:layer="layout" svg:width="0.223cm" svg:height="0.223cm" svg:x="33.221cm" svg:y="4.627cm" svg:viewBox="0 0 224 224" svg:d="M111 224c31 0 59-12 80-33s33-50 33-80c0-29-12-58-33-79-21-20-49-32-80-32-29 0-58 12-79 32-21 21-32 50-32 79 0 30 11 59 32 80s50 33 79 33z">
          <text:p/>
        </draw:path>
        <draw:path draw:style-name="gr23" draw:text-style-name="P6" draw:layer="layout" svg:width="0.223cm" svg:height="0.223cm" svg:x="38.579cm" svg:y="4.97cm" svg:viewBox="0 0 224 224" svg:d="M111 224c31 0 59-12 80-33s33-49 33-79-12-58-33-80c-21-21-49-32-80-32-29 0-58 11-78 32-21 22-33 50-33 80s12 58 33 79c20 21 49 33 78 33z">
          <text:p/>
        </draw:path>
        <draw:path draw:style-name="gr26" draw:text-style-name="P8" draw:layer="layout" svg:width="0.223cm" svg:height="0.223cm" svg:x="34.696cm" svg:y="8.877cm" svg:viewBox="0 0 224 224" svg:d="M112 224c29 0 58-12 78-33 22-21 34-50 34-80 0-29-12-58-34-79-20-21-49-32-78-32-30 0-58 11-79 32s-33 50-33 79c0 30 12 59 33 80s49 33 79 33z">
          <text:p/>
        </draw:path>
        <draw:path draw:style-name="gr26" draw:text-style-name="P8" draw:layer="layout" svg:width="0.223cm" svg:height="0.223cm" svg:x="33.418cm" svg:y="10.326cm" svg:viewBox="0 0 224 224" svg:d="M111 224c30 0 59-12 80-33s33-49 33-79c0-29-12-58-33-79s-50-33-80-33c-29 0-58 12-79 33-20 21-32 50-32 79 0 30 12 58 32 79 21 21 50 33 79 33z">
          <text:p/>
        </draw:path>
        <draw:path draw:style-name="gr23" draw:text-style-name="P6" draw:layer="layout" svg:width="0.223cm" svg:height="0.223cm" svg:x="38.442cm" svg:y="5.384cm" svg:viewBox="0 0 224 224" svg:d="M113 224c29 0 58-11 79-32s32-50 32-79c0-30-11-59-32-80s-50-33-79-33c-30 0-58 12-79 33-22 21-34 50-34 80 0 29 12 58 34 79 21 21 49 32 79 32z">
          <text:p/>
        </draw:path>
        <draw:path draw:style-name="gr23" draw:text-style-name="P6" draw:layer="layout" svg:width="0.223cm" svg:height="0.223cm" svg:x="37.422cm" svg:y="4.611cm" svg:viewBox="0 0 224 224" svg:d="M112 224c29 0 59-11 80-32 20-22 32-50 32-80s-12-58-32-79c-21-21-51-33-80-33-30 0-58 12-79 33s-33 49-33 79 12 58 33 80c21 21 49 32 79 32z">
          <text:p/>
        </draw:path>
        <draw:path draw:style-name="gr23" draw:text-style-name="P6" draw:layer="layout" svg:width="0.223cm" svg:height="0.223cm" svg:x="37.565cm" svg:y="4.908cm" svg:viewBox="0 0 224 224" svg:d="M113 224c29 0 58-12 78-33 21-21 33-49 33-79s-12-59-33-79c-20-21-49-33-78-33-30 0-58 12-79 33-21 20-34 49-34 79s13 58 34 79 49 33 79 33z">
          <text:p/>
        </draw:path>
        <draw:path draw:style-name="gr23" draw:text-style-name="P6" draw:layer="layout" svg:width="0.223cm" svg:height="0.223cm" svg:x="37.849cm" svg:y="4.559cm" svg:viewBox="0 0 224 224" svg:d="M111 224c30 0 58-12 80-33 21-21 33-49 33-79 0-29-12-58-33-79-22-22-50-33-80-33s-58 11-79 33c-21 21-32 50-32 79 0 30 11 58 32 79s49 33 79 33z">
          <text:p/>
        </draw:path>
        <draw:path draw:style-name="gr25" draw:text-style-name="P7" draw:layer="layout" svg:width="0.223cm" svg:height="0.223cm" svg:x="31.393cm" svg:y="4.875cm" svg:viewBox="0 0 224 224" svg:d="M112 224c29 0 59-11 79-32 21-21 33-51 33-80 0-30-12-58-33-79-20-21-50-33-79-33-30 0-58 12-79 33s-33 49-33 79c0 29 12 59 33 80s49 32 79 32z">
          <text:p/>
        </draw:path>
        <draw:path draw:style-name="gr25" draw:text-style-name="P7" draw:layer="layout" svg:width="0.223cm" svg:height="0.223cm" svg:x="31.004cm" svg:y="4.871cm" svg:viewBox="0 0 224 224" svg:d="M113 224c29 0 58-12 79-33 20-20 32-50 32-79 0-30-12-58-32-79-21-21-50-33-79-33-31 0-59 12-80 33s-33 49-33 79c0 29 12 59 33 79 21 21 49 33 80 33z">
          <text:p/>
        </draw:path>
        <draw:path draw:style-name="gr25" draw:text-style-name="P7" draw:layer="layout" svg:width="0.223cm" svg:height="0.223cm" svg:x="31.276cm" svg:y="4.759cm" svg:viewBox="0 0 224 224" svg:d="M113 224c29 0 58-12 79-33s32-49 32-79c0-29-11-58-32-80-21-21-50-32-79-32-30 0-59 11-80 32-21 22-33 51-33 80 0 30 12 58 33 79s50 33 80 33z">
          <text:p/>
        </draw:path>
        <draw:path draw:style-name="gr25" draw:text-style-name="P7" draw:layer="layout" svg:width="0.223cm" svg:height="0.223cm" svg:x="30.865cm" svg:y="4.855cm" svg:viewBox="0 0 224 224" svg:d="M112 224c30 0 58-12 79-33s33-50 33-80c0-29-12-58-33-79s-49-32-79-32c-29 0-58 11-78 32-22 21-34 50-34 79 0 30 12 59 34 80 20 21 49 33 78 33z">
          <text:p/>
        </draw:path>
        <draw:path draw:style-name="gr25" draw:text-style-name="P7" draw:layer="layout" svg:width="0.223cm" svg:height="0.224cm" svg:x="35.893cm" svg:y="5.154cm" svg:viewBox="0 0 224 225" svg:d="M111 225c31 0 59-12 80-33s33-49 33-79c0-31-12-59-33-80s-49-33-80-33c-29 0-58 12-79 33s-32 49-32 80c0 30 11 58 32 79s50 33 79 33z">
          <text:p/>
        </draw:path>
        <draw:path draw:style-name="gr25" draw:text-style-name="P7" draw:layer="layout" svg:width="0.223cm" svg:height="0.223cm" svg:x="31.449cm" svg:y="4.859cm" svg:viewBox="0 0 224 224" svg:d="M112 224c30 0 58-12 79-33s33-50 33-80c0-29-12-58-33-79-21-20-49-32-79-32s-59 12-80 32c-20 21-32 50-32 79 0 30 12 59 32 80 21 21 50 33 80 33z">
          <text:p/>
        </draw:path>
        <draw:path draw:style-name="gr25" draw:text-style-name="P7" draw:layer="layout" svg:width="0.223cm" svg:height="0.223cm" svg:x="31.063cm" svg:y="4.796cm" svg:viewBox="0 0 224 224" svg:d="M112 224c30 0 58-13 79-34s33-49 33-79c0-29-12-58-33-79s-49-32-79-32c-29 0-58 11-80 32-21 21-32 50-32 79 0 30 11 58 32 79 22 21 51 34 80 34z">
          <text:p/>
        </draw:path>
        <draw:path draw:style-name="gr25" draw:text-style-name="P7" draw:layer="layout" svg:width="0.223cm" svg:height="0.224cm" svg:x="31.209cm" svg:y="4.576cm" svg:viewBox="0 0 224 225" svg:d="M111 225c31 0 59-13 80-34s33-49 33-79-12-58-33-79-49-33-80-33c-29 0-58 12-79 33s-32 49-32 79 11 58 32 79 50 34 79 34z">
          <text:p/>
        </draw:path>
        <draw:path draw:style-name="gr25" draw:text-style-name="P7" draw:layer="layout" svg:width="0.223cm" svg:height="0.224cm" svg:x="31.335cm" svg:y="4.674cm" svg:viewBox="0 0 224 225" svg:d="M112 225c29 0 57-12 78-33s34-49 34-80c0-30-13-58-34-79s-49-33-78-33c-30 0-58 12-79 33s-33 49-33 79c0 31 12 59 33 80s49 33 79 33z">
          <text:p/>
        </draw:path>
        <draw:path draw:style-name="gr25" draw:text-style-name="P7" draw:layer="layout" svg:width="0.223cm" svg:height="0.223cm" svg:x="33.037cm" svg:y="5.429cm" svg:viewBox="0 0 224 224" svg:d="M112 224c30 0 58-12 79-33s33-49 33-79c0-29-12-58-33-80-21-21-49-32-79-32-29 0-59 11-80 32-21 22-32 51-32 80 0 30 11 58 32 79s51 33 80 33z">
          <text:p/>
        </draw:path>
        <draw:path draw:style-name="gr25" draw:text-style-name="P7" draw:layer="layout" svg:width="0.223cm" svg:height="0.224cm" svg:x="31.436cm" svg:y="4.736cm" svg:viewBox="0 0 224 225" svg:d="M112 225c30 0 59-12 80-33s32-49 32-79-11-59-32-80-50-33-80-33-58 12-79 33-33 50-33 80 12 58 33 79 49 33 79 33z">
          <text:p/>
        </draw:path>
        <draw:path draw:style-name="gr25" draw:text-style-name="P7" draw:layer="layout" svg:width="0.223cm" svg:height="0.223cm" svg:x="30.988cm" svg:y="4.732cm" svg:viewBox="0 0 224 224" svg:d="M111 224c31 0 59-12 80-33s33-49 33-79c0-29-12-59-33-80s-49-32-80-32c-29 0-58 11-78 32-21 21-33 51-33 80 0 30 12 58 33 79 20 21 49 33 78 33z">
          <text:p/>
        </draw:path>
        <draw:path draw:style-name="gr25" draw:text-style-name="P7" draw:layer="layout" svg:width="0.223cm" svg:height="0.223cm" svg:x="32.669cm" svg:y="5.439cm" svg:viewBox="0 0 224 224" svg:d="M113 224c29 0 58-12 79-32 21-21 32-50 32-79 0-30-11-58-32-79-21-22-50-34-79-34-30 0-58 12-79 34-21 21-34 49-34 79 0 29 13 58 34 79 21 20 49 32 79 32z">
          <text:p/>
        </draw:path>
        <draw:path draw:style-name="gr25" draw:text-style-name="P7" draw:layer="layout" svg:width="0.223cm" svg:height="0.223cm" svg:x="31.158cm" svg:y="4.553cm" svg:viewBox="0 0 224 224" svg:d="M112 224c29 0 58-11 80-32 21-21 32-50 32-79 0-30-11-58-32-79-22-22-51-34-80-34-30 0-58 12-79 34-21 21-33 49-33 79 0 29 12 58 33 79s49 32 79 32z">
          <text:p/>
        </draw:path>
        <draw:path draw:style-name="gr25" draw:text-style-name="P7" draw:layer="layout" svg:width="0.223cm" svg:height="0.223cm" svg:x="32.673cm" svg:y="5.463cm" svg:viewBox="0 0 224 224" svg:d="M111 224c30 0 58-12 79-33s34-49 34-79c0-29-13-58-34-79-21-20-49-33-79-33-29 0-58 13-79 33-20 21-32 50-32 79 0 30 12 58 32 79 21 21 50 33 79 33z">
          <text:p/>
        </draw:path>
        <draw:path draw:style-name="gr25" draw:text-style-name="P7" draw:layer="layout" svg:width="0.223cm" svg:height="0.223cm" svg:x="32.547cm" svg:y="5.511cm" svg:viewBox="0 0 224 224" svg:d="M112 224c30 0 59-11 80-32 21-22 32-51 32-80 0-30-11-58-32-79s-50-33-80-33-58 12-79 33-33 49-33 79c0 29 12 58 33 80 21 21 49 32 79 32z">
          <text:p/>
        </draw:path>
        <draw:path draw:style-name="gr23" draw:text-style-name="P6" draw:layer="layout" svg:width="0.223cm" svg:height="0.223cm" svg:x="37.148cm" svg:y="5.535cm" svg:viewBox="0 0 224 224" svg:d="M112 224c29 0 58-11 79-32 22-21 33-51 33-80 0-30-11-58-33-79-21-21-50-33-79-33-30 0-58 12-79 33s-33 49-33 79c0 29 12 59 33 80s49 32 79 32z">
          <text:p/>
        </draw:path>
        <draw:path draw:style-name="gr26" draw:text-style-name="P8" draw:layer="layout" svg:width="0.223cm" svg:height="0.223cm" svg:x="32.823cm" svg:y="10.589cm" svg:viewBox="0 0 224 224" svg:d="M113 224c29 0 58-12 78-33 21-21 33-49 33-79 0-29-12-58-33-79-20-21-49-33-78-33-30 0-59 12-80 33s-33 50-33 79c0 30 12 58 33 79s50 33 80 33z">
          <text:p/>
        </draw:path>
        <draw:path draw:style-name="gr25" draw:text-style-name="P7" draw:layer="layout" svg:width="0.223cm" svg:height="0.223cm" svg:x="32.769cm" svg:y="5.662cm" svg:viewBox="0 0 224 224" svg:d="M111 224c31 0 59-12 80-33s33-49 33-79c0-29-12-58-33-79s-49-33-80-33c-29 0-58 12-79 33-20 21-32 50-32 79 0 30 12 58 32 79 21 21 50 33 79 33z">
          <text:p/>
        </draw:path>
        <draw:path draw:style-name="gr26" draw:text-style-name="P8" draw:layer="layout" svg:width="0.223cm" svg:height="0.223cm" svg:x="34.855cm" svg:y="8.884cm" svg:viewBox="0 0 224 224" svg:d="M112 224c30 0 58-11 79-32s33-51 33-80c0-30-12-58-33-79s-49-33-79-33c-29 0-58 12-80 33-21 21-32 49-32 79 0 29 11 59 32 80 22 21 51 32 80 32z">
          <text:p/>
        </draw:path>
        <draw:path draw:style-name="gr25" draw:text-style-name="P7" draw:layer="layout" svg:width="0.223cm" svg:height="0.223cm" svg:x="35.507cm" svg:y="3.006cm" svg:viewBox="0 0 224 224" svg:d="M112 224c30 0 58-11 79-32s33-50 33-79c0-30-12-58-33-79s-49-34-79-34c-29 0-58 13-79 34s-33 49-33 79c0 29 12 58 33 79s50 32 79 32z">
          <text:p/>
        </draw:path>
        <draw:path draw:style-name="gr25" draw:text-style-name="P7" draw:layer="layout" svg:width="0.223cm" svg:height="0.223cm" svg:x="31.99cm" svg:y="6.279cm" svg:viewBox="0 0 224 224" svg:d="M113 224c30 0 58-11 79-32s32-50 32-79c0-30-11-59-32-80s-49-33-79-33-58 12-79 33-34 50-34 80c0 29 13 58 34 79s49 32 79 32z">
          <text:p/>
        </draw:path>
        <draw:path draw:style-name="gr25" draw:text-style-name="P7" draw:layer="layout" svg:width="0.223cm" svg:height="0.224cm" svg:x="31.933cm" svg:y="6.276cm" svg:viewBox="0 0 224 225" svg:d="M112 225c30 0 58-12 79-33s33-49 33-79-12-59-33-80-49-33-79-33c-29 0-59 12-80 33s-32 50-32 80 11 58 32 79 51 33 80 33z">
          <text:p/>
        </draw:path>
        <draw:path draw:style-name="gr25" draw:text-style-name="P7" draw:layer="layout" svg:width="0.223cm" svg:height="0.223cm" svg:x="33.357cm" svg:y="4.73cm" svg:viewBox="0 0 224 224" svg:d="M111 224c30 0 58-12 79-32 22-21 34-50 34-79 0-30-12-59-34-80-21-21-49-33-79-33-29 0-58 12-79 33s-32 50-32 80c0 29 11 58 32 79 21 20 50 32 79 32z">
          <text:p/>
        </draw:path>
        <draw:path draw:style-name="gr25" draw:text-style-name="P7" draw:layer="layout" svg:width="0.224cm" svg:height="0.223cm" svg:x="33.639cm" svg:y="4.406cm" svg:viewBox="0 0 225 224" svg:d="M112 224c30 0 59-12 80-33s33-50 33-80c0-29-12-58-33-79s-50-32-80-32-58 11-79 32-33 50-33 79c0 30 12 59 33 80s49 33 79 33z">
          <text:p/>
        </draw:path>
        <draw:path draw:style-name="gr23" draw:text-style-name="P6" draw:layer="layout" svg:width="0.224cm" svg:height="0.223cm" svg:x="38.385cm" svg:y="4.351cm" svg:viewBox="0 0 225 224" svg:d="M113 224c30 0 58-13 79-34s33-49 33-79c0-29-12-58-33-79-21-20-49-32-79-32-31 0-59 12-80 32-21 21-33 50-33 79 0 30 12 58 33 79s49 34 80 34z">
          <text:p/>
        </draw:path>
        <draw:path draw:style-name="gr23" draw:text-style-name="P6" draw:layer="layout" svg:width="0.223cm" svg:height="0.223cm" svg:x="37.022cm" svg:y="5.604cm" svg:viewBox="0 0 224 224" svg:d="M113 224c29 0 58-11 79-32 20-21 32-50 32-79 0-31-12-59-32-80-21-21-50-33-79-33-31 0-59 12-80 33s-33 49-33 80c0 29 12 58 33 79s49 32 80 32z">
          <text:p/>
        </draw:path>
        <draw:path draw:style-name="gr23" draw:text-style-name="P6" draw:layer="layout" svg:width="0.223cm" svg:height="0.223cm" svg:x="36.995cm" svg:y="5.618cm" svg:viewBox="0 0 224 224" svg:d="M112 224c31 0 59-12 80-33s32-49 32-79c0-29-11-59-32-80s-49-32-80-32c-30 0-58 11-79 32s-33 51-33 80c0 30 12 58 33 79s49 33 79 33z">
          <text:p/>
        </draw:path>
        <draw:path draw:style-name="gr23" draw:text-style-name="P6" draw:layer="layout" svg:width="0.223cm" svg:height="0.223cm" svg:x="37.016cm" svg:y="5.838cm" svg:viewBox="0 0 224 224" svg:d="M112 224c30 0 59-12 79-33 21-20 33-49 33-78 0-30-12-59-33-80-20-21-49-33-79-33s-58 12-79 33-33 50-33 80c0 29 12 58 33 78 21 21 49 33 79 33z">
          <text:p/>
        </draw:path>
        <draw:path draw:style-name="gr23" draw:text-style-name="P6" draw:layer="layout" svg:width="0.223cm" svg:height="0.224cm" svg:x="38.246cm" svg:y="7.462cm" svg:viewBox="0 0 224 225" svg:d="M111 225c30 0 58-12 79-33s34-49 34-79-13-58-34-79-49-34-79-34c-29 0-58 13-79 34s-32 49-32 79 11 58 32 79 50 33 79 33z">
          <text:p/>
        </draw:path>
        <draw:path draw:style-name="gr25" draw:text-style-name="P7" draw:layer="layout" svg:width="0.223cm" svg:height="0.223cm" svg:x="35.184cm" svg:y="6.557cm" svg:viewBox="0 0 224 224" svg:d="M111 224c30 0 59-12 80-33 21-20 33-49 33-78 0-30-12-58-33-79-21-22-50-34-80-34-29 0-58 12-79 34-21 21-32 49-32 79 0 29 11 58 32 78 21 21 50 33 79 33z">
          <text:p/>
        </draw:path>
        <draw:path draw:style-name="gr23" draw:text-style-name="P6" draw:layer="layout" svg:width="0.223cm" svg:height="0.223cm" svg:x="36.388cm" svg:y="5.743cm" svg:viewBox="0 0 224 224" svg:d="M112 224c30 0 58-11 79-32s33-50 33-80-12-58-33-79-49-33-79-33c-29 0-59 12-80 33s-32 49-32 79 11 59 32 80 51 32 80 32z">
          <text:p/>
        </draw:path>
        <draw:path draw:style-name="gr23" draw:text-style-name="P6" draw:layer="layout" svg:width="0.223cm" svg:height="0.223cm" svg:x="37.418cm" svg:y="5.764cm" svg:viewBox="0 0 224 224" svg:d="M112 224c29 0 59-12 80-33 20-21 32-50 32-80 0-29-12-58-32-79-21-21-51-32-80-32-30 0-58 11-79 32s-33 50-33 79c0 30 12 59 33 80s49 33 79 33z">
          <text:p/>
        </draw:path>
        <draw:path draw:style-name="gr25" draw:text-style-name="P7" draw:layer="layout" svg:width="0.223cm" svg:height="0.223cm" svg:x="31.932cm" svg:y="6.378cm" svg:viewBox="0 0 224 224" svg:d="M113 224c29 0 58-12 79-34 20-21 32-49 32-79 0-29-12-58-32-79-21-21-50-32-79-32-30 0-59 11-80 32s-33 50-33 79c0 30 12 58 33 79 21 22 50 34 80 34z">
          <text:p/>
        </draw:path>
        <draw:path draw:style-name="gr23" draw:text-style-name="P6" draw:layer="layout" svg:width="0.223cm" svg:height="0.223cm" svg:x="37.23cm" svg:y="5.758cm" svg:viewBox="0 0 224 224" svg:d="M111 224c31 0 59-12 80-33s33-50 33-80c0-29-12-58-33-79-21-20-49-32-80-32-29 0-57 12-78 32-21 21-33 50-33 79 0 30 12 59 33 80s49 33 78 33z">
          <text:p/>
        </draw:path>
        <draw:path draw:style-name="gr23" draw:text-style-name="P6" draw:layer="layout" svg:width="0.223cm" svg:height="0.223cm" svg:x="36.129cm" svg:y="5.695cm" svg:viewBox="0 0 224 224" svg:d="M112 224c30 0 58-13 79-34 21-20 33-49 33-78 0-30-12-58-33-79s-49-33-79-33-59 12-80 33-32 49-32 79c0 29 11 58 32 78 21 21 50 34 80 34z">
          <text:p/>
        </draw:path>
        <draw:path draw:style-name="gr23" draw:text-style-name="P6" draw:layer="layout" svg:width="0.223cm" svg:height="0.224cm" svg:x="36.38cm" svg:y="5.424cm" svg:viewBox="0 0 224 225" svg:d="M113 225c29 0 58-12 78-33 21-21 33-49 33-79s-12-58-33-80c-20-21-49-33-78-33-30 0-59 12-80 33-21 22-33 50-33 80s12 58 33 79 50 33 80 33z">
          <text:p/>
        </draw:path>
        <draw:path draw:style-name="gr23" draw:text-style-name="P6" draw:layer="layout" svg:width="0.223cm" svg:height="0.223cm" svg:x="36.446cm" svg:y="5.362cm" svg:viewBox="0 0 224 224" svg:d="M113 224c29 0 58-12 79-33 20-21 32-49 32-78 0-31-12-59-32-80-21-21-50-33-79-33-30 0-58 12-79 33-22 21-34 49-34 80 0 29 12 57 34 78 21 21 49 33 79 33z">
          <text:p/>
        </draw:path>
        <draw:path draw:style-name="gr23" draw:text-style-name="P6" draw:layer="layout" svg:width="0.223cm" svg:height="0.223cm" svg:x="36.025cm" svg:y="5.369cm" svg:viewBox="0 0 224 224" svg:d="M111 224c30 0 58-12 79-33s34-49 34-79-13-59-34-79c-21-21-49-33-79-33-29 0-58 12-79 33-20 20-32 49-32 79s12 58 32 79c21 21 50 33 79 33z">
          <text:p/>
        </draw:path>
        <draw:path draw:style-name="gr23" draw:text-style-name="P6" draw:layer="layout" svg:width="0.223cm" svg:height="0.223cm" svg:x="36.804cm" svg:y="5.579cm" svg:viewBox="0 0 224 224" svg:d="M112 224c30 0 58-11 79-32s33-50 33-79c0-31-12-59-33-80s-49-33-79-33-59 12-80 33-32 49-32 80c0 29 11 58 32 79s50 32 80 32z">
          <text:p/>
        </draw:path>
        <draw:path draw:style-name="gr23" draw:text-style-name="P6" draw:layer="layout" svg:width="0.223cm" svg:height="0.223cm" svg:x="37.717cm" svg:y="5.81cm" svg:viewBox="0 0 224 224" svg:d="M113 224c29 0 58-12 79-32 21-21 32-50 32-79 0-31-11-59-32-80s-50-33-79-33c-30 0-59 12-80 33s-33 49-33 80c0 29 12 58 33 79 21 20 50 32 80 32z">
          <text:p/>
        </draw:path>
        <draw:path draw:style-name="gr25" draw:text-style-name="P7" draw:layer="layout" svg:width="0.223cm" svg:height="0.224cm" svg:x="34.275cm" svg:y="6.507cm" svg:viewBox="0 0 224 225" svg:d="M111 225c30 0 58-12 80-33 21-21 33-49 33-79s-12-59-33-80c-22-21-50-33-80-33-29 0-58 12-79 33s-32 50-32 80 11 58 32 79 50 33 79 33z">
          <text:p/>
        </draw:path>
        <draw:path draw:style-name="gr25" draw:text-style-name="P7" draw:layer="layout" svg:width="0.223cm" svg:height="0.223cm" svg:x="31.009cm" svg:y="6.278cm" svg:viewBox="0 0 224 224" svg:d="M112 224c30 0 58-12 79-33s33-49 33-79c0-29-12-59-33-80s-49-32-79-32-58 11-79 32-33 51-33 80c0 30 12 58 33 79s49 33 79 33z">
          <text:p/>
        </draw:path>
        <draw:path draw:style-name="gr25" draw:text-style-name="P7" draw:layer="layout" svg:width="0.223cm" svg:height="0.224cm" svg:x="31.995cm" svg:y="6.566cm" svg:viewBox="0 0 224 225" svg:d="M112 225c30 0 58-12 79-33s33-49 33-79-12-58-33-79c-21-22-49-34-79-34-29 0-58 12-79 34-20 21-33 49-33 79s13 58 33 79c21 21 50 33 79 33z">
          <text:p/>
        </draw:path>
        <draw:path draw:style-name="gr23" draw:text-style-name="P6" draw:layer="layout" svg:width="0.223cm" svg:height="0.223cm" svg:x="37.204cm" svg:y="7.241cm" svg:viewBox="0 0 224 224" svg:d="M111 224c30 0 59-11 80-32s33-50 33-79c0-30-12-58-33-79s-50-34-80-34c-29 0-58 13-78 34-21 21-33 49-33 79 0 29 12 58 33 79 20 21 49 32 78 32z">
          <text:p/>
        </draw:path>
        <draw:path draw:style-name="gr25" draw:text-style-name="P7" draw:layer="layout" svg:width="0.224cm" svg:height="0.223cm" svg:x="31.943cm" svg:y="5.899cm" svg:viewBox="0 0 225 224" svg:d="M113 224c30 0 58-12 79-33s33-49 33-79c0-29-12-58-33-79s-49-33-79-33-59 12-80 33-33 50-33 79c0 30 12 58 33 79s50 33 80 33z">
          <text:p/>
        </draw:path>
        <draw:path draw:style-name="gr25" draw:text-style-name="P7" draw:layer="layout" svg:width="0.223cm" svg:height="0.223cm" svg:x="34.278cm" svg:y="6.515cm" svg:viewBox="0 0 224 224" svg:d="M112 224c29 0 57-12 79-33 21-21 33-49 33-79 0-29-12-59-33-79-22-21-50-33-79-33-30 0-58 12-79 33-21 20-33 50-33 79 0 30 12 58 33 79s49 33 79 33z">
          <text:p/>
        </draw:path>
        <draw:path draw:style-name="gr23" draw:text-style-name="P6" draw:layer="layout" svg:width="0.223cm" svg:height="0.223cm" svg:x="37.364cm" svg:y="6.966cm" svg:viewBox="0 0 224 224" svg:d="M112 224c29 0 58-11 79-32 20-21 33-50 33-79 0-30-13-59-33-80-21-21-50-33-79-33-30 0-58 12-79 33s-33 50-33 80c0 29 12 58 33 79s49 32 79 32z">
          <text:p/>
        </draw:path>
        <draw:path draw:style-name="gr25" draw:text-style-name="P7" draw:layer="layout" svg:width="0.223cm" svg:height="0.223cm" svg:x="35.239cm" svg:y="6.269cm" svg:viewBox="0 0 224 224" svg:d="M113 224c29 0 58-12 79-33s32-49 32-79-11-59-32-80-50-32-79-32c-31 0-59 11-80 32s-33 50-33 80 12 58 33 79 49 33 80 33z">
          <text:p/>
        </draw:path>
        <draw:path draw:style-name="gr23" draw:text-style-name="P6" draw:layer="layout" svg:width="0.223cm" svg:height="0.223cm" svg:x="36.953cm" svg:y="6.735cm" svg:viewBox="0 0 224 224" svg:d="M112 224c29 0 58-12 80-33 21-21 32-49 32-79 0-29-11-59-32-80-22-21-51-32-80-32-30 0-58 11-79 32s-33 51-33 80c0 30 12 58 33 79s49 33 79 33z">
          <text:p/>
        </draw:path>
        <draw:path draw:style-name="gr23" draw:text-style-name="P6" draw:layer="layout" svg:width="0.224cm" svg:height="0.223cm" svg:x="36.716cm" svg:y="6.356cm" svg:viewBox="0 0 225 224" svg:d="M112 224c30 0 58-12 80-33 21-21 33-49 33-79s-12-58-33-79c-22-21-50-33-80-33s-58 12-79 33-33 49-33 79 12 58 33 79 49 33 79 33z">
          <text:p/>
        </draw:path>
        <draw:path draw:style-name="gr26" draw:text-style-name="P8" draw:layer="layout" svg:width="0.223cm" svg:height="0.223cm" svg:x="33.672cm" svg:y="10.582cm" svg:viewBox="0 0 224 224" svg:d="M112 224c31 0 59-11 80-32s32-50 32-79c0-30-11-58-32-79s-49-34-80-34c-30 0-58 13-79 34s-33 49-33 79c0 29 12 58 33 79s49 32 79 32z">
          <text:p/>
        </draw:path>
        <draw:path draw:style-name="gr28" draw:text-style-name="P8" draw:layer="layout" svg:width="0.223cm" svg:height="0.223cm" svg:x="34.489cm" svg:y="10.054cm" svg:viewBox="0 0 224 224" svg:d="M111 224c30 0 58-12 80-33 21-21 33-49 33-78 0-31-12-59-33-80-22-21-50-33-80-33s-58 12-79 33-32 49-32 80c0 29 11 57 32 78s49 33 79 33z">
          <text:p/>
        </draw:path>
        <draw:path draw:style-name="gr24" draw:text-style-name="P2" draw:layer="layout" svg:width="0.223cm" svg:height="0.223cm" svg:x="34.489cm" svg:y="10.054cm" svg:viewBox="0 0 224 224" svg:d="M111 224c30 0 58-12 80-33 21-21 33-49 33-78 0-31-12-59-33-80-22-21-50-33-80-33s-58 12-79 33-32 49-32 80c0 29 11 57 32 78s49 33 79 33z">
          <text:p/>
        </draw:path>
        <draw:path draw:style-name="gr26" draw:text-style-name="P8" draw:layer="layout" svg:width="0.223cm" svg:height="0.223cm" svg:x="32.792cm" svg:y="9.945cm" svg:viewBox="0 0 224 224" svg:d="M113 224c29 0 58-11 79-33 21-21 32-50 32-79 0-30-11-58-32-79s-50-33-79-33c-31 0-59 12-80 33s-33 49-33 79c0 29 12 58 33 79 21 22 49 33 80 33z">
          <text:p/>
        </draw:path>
        <draw:path draw:style-name="gr26" draw:text-style-name="P8" draw:layer="layout" svg:width="0.224cm" svg:height="0.223cm" svg:x="33.232cm" svg:y="10.241cm" svg:viewBox="0 0 225 224" svg:d="M113 224c30 0 58-12 79-33s33-49 33-80c0-29-12-58-33-79-21-20-49-32-79-32-31 0-59 12-80 32-21 21-33 50-33 79 0 31 12 59 33 80s49 33 80 33z">
          <text:p/>
        </draw:path>
        <draw:path draw:style-name="gr25" draw:text-style-name="P7" draw:layer="layout" svg:width="0.223cm" svg:height="0.223cm" svg:x="35.978cm" svg:y="5.453cm" svg:viewBox="0 0 224 224" svg:d="M113 224c29 0 57-12 78-33s33-49 33-79c0-29-12-58-33-78-21-21-49-34-78-34-30 0-58 13-80 34-21 20-33 49-33 78 0 30 12 58 33 79 22 21 50 33 80 33z">
          <text:p/>
        </draw:path>
        <draw:path draw:style-name="gr25" draw:text-style-name="P7" draw:layer="layout" svg:width="0.224cm" svg:height="0.223cm" svg:x="35.402cm" svg:y="6.578cm" svg:viewBox="0 0 225 224" svg:d="M112 224c30 0 59-12 80-33s33-49 33-79c0-29-12-58-33-79-21-20-50-33-80-33s-58 13-79 33c-21 21-33 50-33 79 0 30 12 58 33 79s49 33 79 33z">
          <text:p/>
        </draw:path>
        <draw:path draw:style-name="gr26" draw:text-style-name="P8" draw:layer="layout" svg:width="0.223cm" svg:height="0.223cm" svg:x="33.134cm" svg:y="10.316cm" svg:viewBox="0 0 224 224" svg:d="M112 224c29 0 58-11 79-32 22-21 33-50 33-79 0-30-11-58-33-80-21-21-50-33-79-33-30 0-58 12-79 33-21 22-33 50-33 80 0 29 12 58 33 79s49 32 79 32z">
          <text:p/>
        </draw:path>
        <draw:path draw:style-name="gr26" draw:text-style-name="P8" draw:layer="layout" svg:width="0.223cm" svg:height="0.223cm" svg:x="33.069cm" svg:y="10.256cm" svg:viewBox="0 0 224 224" svg:d="M113 224c29 0 58-11 79-32s32-50 32-80-11-58-32-79-50-33-79-33c-30 0-58 12-80 33-21 21-33 49-33 79s12 59 33 80c22 21 50 32 80 32z">
          <text:p/>
        </draw:path>
        <draw:path draw:style-name="gr23" draw:text-style-name="P6" draw:layer="layout" svg:width="0.223cm" svg:height="0.224cm" svg:x="36.729cm" svg:y="6.686cm" svg:viewBox="0 0 224 225" svg:d="M111 225c30 0 58-12 80-33 21-21 33-49 33-80 0-30-12-58-33-79-22-21-50-33-80-33-29 0-58 12-79 33s-32 49-32 79c0 31 11 59 32 80s50 33 79 33z">
          <text:p/>
        </draw:path>
        <draw:path draw:style-name="gr23" draw:text-style-name="P6" draw:layer="layout" svg:width="0.223cm" svg:height="0.224cm" svg:x="38.356cm" svg:y="7.538cm" svg:viewBox="0 0 224 225" svg:d="M113 225c29 0 58-12 79-33 20-21 32-50 32-80s-12-58-32-79c-21-21-50-33-79-33-31 0-59 12-80 33s-33 49-33 79 12 59 33 80 49 33 80 33z">
          <text:p/>
        </draw:path>
        <draw:path draw:style-name="gr23" draw:text-style-name="P6" draw:layer="layout" svg:width="0.223cm" svg:height="0.223cm" svg:x="36.145cm" svg:y="6.009cm" svg:viewBox="0 0 224 224" svg:d="M113 224c29 0 58-11 79-32s32-50 32-80-11-58-32-79-50-33-79-33c-31 0-59 12-80 33s-33 49-33 79 12 59 33 80 49 32 80 32z">
          <text:p/>
        </draw:path>
        <draw:path draw:style-name="gr23" draw:text-style-name="P6" draw:layer="layout" svg:width="0.223cm" svg:height="0.223cm" svg:x="36.91cm" svg:y="5.986cm" svg:viewBox="0 0 224 224" svg:d="M111 224c30 0 58-12 79-33s34-50 34-80-13-58-34-79-49-32-79-32c-29 0-58 11-79 32s-32 49-32 79 11 59 32 80 50 33 79 33z">
          <text:p/>
        </draw:path>
        <draw:path draw:style-name="gr23" draw:text-style-name="P6" draw:layer="layout" svg:width="0.223cm" svg:height="0.223cm" svg:x="36.294cm" svg:y="6.051cm" svg:viewBox="0 0 224 224" svg:d="M111 224c30 0 59-12 80-33s33-49 33-79c0-29-12-59-33-80s-50-32-80-32c-29 0-58 11-79 32s-32 51-32 80c0 30 11 58 32 79s50 33 79 33z">
          <text:p/>
        </draw:path>
        <draw:path draw:style-name="gr23" draw:text-style-name="P6" draw:layer="layout" svg:width="0.223cm" svg:height="0.223cm" svg:x="36.798cm" svg:y="6.459cm" svg:viewBox="0 0 224 224" svg:d="M113 224c29 0 57-11 78-32s33-50 33-80-12-58-33-79-49-33-78-33c-31 0-59 12-80 33s-33 49-33 79 12 59 33 80 49 32 80 32z">
          <text:p/>
        </draw:path>
        <draw:path draw:style-name="gr26" draw:text-style-name="P8" draw:layer="layout" svg:width="0.223cm" svg:height="0.223cm" svg:x="31.222cm" svg:y="7.813cm" svg:viewBox="0 0 224 224" svg:d="M113 224c29 0 58-11 79-32 20-21 32-50 32-79 0-31-12-59-32-80-21-21-50-33-79-33-31 0-59 12-80 33s-33 49-33 80c0 29 12 58 33 79s49 32 80 32z">
          <text:p/>
        </draw:path>
        <draw:path draw:style-name="gr26" draw:text-style-name="P8" draw:layer="layout" svg:width="0.223cm" svg:height="0.223cm" svg:x="33.148cm" svg:y="10.327cm" svg:viewBox="0 0 224 224" svg:d="M111 224c30 0 58-12 79-33 22-20 34-49 34-78 0-30-12-58-34-80-21-21-49-33-79-33-29 0-58 12-79 33-21 22-32 50-32 80 0 29 11 58 32 78 21 21 50 33 79 33z">
          <text:p/>
        </draw:path>
        <draw:path draw:style-name="gr26" draw:text-style-name="P8" draw:layer="layout" svg:width="0.223cm" svg:height="0.224cm" svg:x="33.316cm" svg:y="10.316cm" svg:viewBox="0 0 224 225" svg:d="M112 225c30 0 58-12 79-33s33-49 33-79-12-58-33-80c-21-21-49-33-79-33-29 0-58 12-79 33-22 22-33 50-33 80s11 58 33 79c21 21 50 33 79 33z">
          <text:p/>
        </draw:path>
        <draw:path draw:style-name="gr23" draw:text-style-name="P6" draw:layer="layout" svg:width="0.223cm" svg:height="0.223cm" svg:x="36.696cm" svg:y="5.549cm" svg:viewBox="0 0 224 224" svg:d="M111 224c30 0 58-12 79-33 22-20 34-49 34-79s-12-58-34-79c-21-21-49-33-79-33-29 0-58 12-79 33s-32 49-32 79 11 59 32 79c21 21 50 33 79 33z">
          <text:p/>
        </draw:path>
        <draw:path draw:style-name="gr23" draw:text-style-name="P6" draw:layer="layout" svg:width="0.223cm" svg:height="0.223cm" svg:x="36.503cm" svg:y="5.856cm" svg:viewBox="0 0 224 224" svg:d="M111 224c30 0 58-11 80-32 21-21 33-50 33-79 0-30-12-58-33-80-22-21-50-33-80-33-29 0-58 12-78 33-21 22-33 50-33 80 0 29 12 58 33 79 20 21 49 32 78 32z">
          <text:p/>
        </draw:path>
        <draw:path draw:style-name="gr23" draw:text-style-name="P6" draw:layer="layout" svg:width="0.223cm" svg:height="0.223cm" svg:x="37.352cm" svg:y="6.07cm" svg:viewBox="0 0 224 224" svg:d="M113 224c29 0 58-12 78-33 21-21 33-49 33-79 0-29-12-59-33-80-20-21-49-32-78-32-30 0-58 11-79 32s-34 51-34 80c0 30 13 58 34 79s49 33 79 33z">
          <text:p/>
        </draw:path>
        <draw:path draw:style-name="gr23" draw:text-style-name="P6" draw:layer="layout" svg:width="0.223cm" svg:height="0.223cm" svg:x="36.765cm" svg:y="6.123cm" svg:viewBox="0 0 224 224" svg:d="M112 224c29 0 59-12 79-33 21-21 33-49 33-79 0-29-12-58-33-78-20-21-50-34-79-34-30 0-58 13-79 34-21 20-33 49-33 78 0 30 12 58 33 79s49 33 79 33z">
          <text:p/>
        </draw:path>
        <draw:path draw:style-name="gr23" draw:text-style-name="P6" draw:layer="layout" svg:width="0.223cm" svg:height="0.223cm" svg:x="37.774cm" svg:y="6.363cm" svg:viewBox="0 0 224 224" svg:d="M112 224c30 0 58-13 79-34s33-49 33-79c0-29-12-58-33-78-21-21-49-33-79-33-29 0-58 12-79 33-22 20-33 49-33 78 0 30 11 58 33 79 21 21 50 34 79 34z">
          <text:p/>
        </draw:path>
        <draw:path draw:style-name="gr23" draw:text-style-name="P6" draw:layer="layout" svg:width="0.223cm" svg:height="0.223cm" svg:x="37.955cm" svg:y="6.372cm" svg:viewBox="0 0 224 224" svg:d="M113 224c30 0 58-12 79-34 21-21 32-49 32-79 0-29-11-57-32-78s-49-33-79-33-59 12-80 33-33 49-33 78c0 30 12 58 33 79 21 22 50 34 80 34z">
          <text:p/>
        </draw:path>
        <draw:path draw:style-name="gr23" draw:text-style-name="P6" draw:layer="layout" svg:width="0.223cm" svg:height="0.223cm" svg:x="37.055cm" svg:y="6.923cm" svg:viewBox="0 0 224 224" svg:d="M113 224c29 0 58-12 78-33 21-21 33-49 33-79s-12-59-33-79c-20-21-49-33-78-33-30 0-59 12-80 33-21 20-33 49-33 79s12 58 33 79 50 33 80 33z">
          <text:p/>
        </draw:path>
        <draw:path draw:style-name="gr25" draw:text-style-name="P7" draw:layer="layout" svg:width="0.223cm" svg:height="0.223cm" svg:x="32.915cm" svg:y="6.75cm" svg:viewBox="0 0 224 224" svg:d="M111 224c30 0 58-12 79-33 22-21 34-49 34-79s-12-58-34-80c-21-21-49-32-79-32-29 0-58 11-79 32-20 22-32 50-32 80s12 58 32 79c21 21 50 33 79 33z">
          <text:p/>
        </draw:path>
        <draw:path draw:style-name="gr26" draw:text-style-name="P8" draw:layer="layout" svg:width="0.224cm" svg:height="0.223cm" svg:x="32.882cm" svg:y="10.542cm" svg:viewBox="0 0 225 224" svg:d="M113 224c30 0 58-12 79-33s33-49 33-79c0-29-12-58-33-80-21-20-49-32-79-32s-58 12-79 32c-21 22-34 51-34 80 0 30 13 58 34 79s49 33 79 33z">
          <text:p/>
        </draw:path>
        <draw:path draw:style-name="gr23" draw:text-style-name="P6" draw:layer="layout" svg:width="0.223cm" svg:height="0.223cm" svg:x="38.124cm" svg:y="6.871cm" svg:viewBox="0 0 224 224" svg:d="M111 224c31 0 59-12 80-33s33-50 33-80c0-29-12-58-33-79s-49-32-80-32c-29 0-58 11-79 32-20 21-32 50-32 79 0 30 12 59 32 80 21 21 50 33 79 33z">
          <text:p/>
        </draw:path>
        <draw:path draw:style-name="gr23" draw:text-style-name="P6" draw:layer="layout" svg:width="0.224cm" svg:height="0.223cm" svg:x="38.045cm" svg:y="6.553cm" svg:viewBox="0 0 225 224" svg:d="M112 224c30 0 58-12 79-33 22-21 34-49 34-79 0-29-12-57-34-78-21-22-49-34-79-34s-58 12-79 34c-21 21-33 49-33 78 0 30 12 58 33 79s49 33 79 33z">
          <text:p/>
        </draw:path>
        <draw:path draw:style-name="gr23" draw:text-style-name="P6" draw:layer="layout" svg:width="0.223cm" svg:height="0.223cm" svg:x="38.768cm" svg:y="6.455cm" svg:viewBox="0 0 224 224" svg:d="M111 224c30 0 59-11 80-32s33-50 33-80-12-58-33-79-50-33-80-33c-29 0-57 12-78 33s-33 49-33 79 12 59 33 80 49 32 78 32z">
          <text:p/>
        </draw:path>
        <draw:path draw:style-name="gr23" draw:text-style-name="P6" draw:layer="layout" svg:width="0.223cm" svg:height="0.223cm" svg:x="38.13cm" svg:y="6.391cm" svg:viewBox="0 0 224 224" svg:d="M112 224c30 0 59-11 80-32 21-22 32-51 32-80 0-30-11-58-32-79s-50-33-80-33-58 12-79 33-33 49-33 79c0 29 12 58 33 80 21 21 49 32 79 32z">
          <text:p/>
        </draw:path>
        <draw:path draw:style-name="gr23" draw:text-style-name="P6" draw:layer="layout" svg:width="0.224cm" svg:height="0.223cm" svg:x="37.498cm" svg:y="6.921cm" svg:viewBox="0 0 225 224" svg:d="M113 224c30 0 58-11 79-32s33-50 33-79c0-31-12-59-33-80s-49-33-79-33-59 12-80 33-33 49-33 80c0 29 12 58 33 79s50 32 80 32z">
          <text:p/>
        </draw:path>
        <draw:path draw:style-name="gr23" draw:text-style-name="P6" draw:layer="layout" svg:width="0.223cm" svg:height="0.223cm" svg:x="38.331cm" svg:y="6.453cm" svg:viewBox="0 0 224 224" svg:d="M112 224c30 0 59-12 79-32 21-21 33-50 33-80s-12-58-33-79c-20-21-49-33-79-33s-58 12-79 33-33 49-33 79 12 59 33 80c21 20 49 32 79 32z">
          <text:p/>
        </draw:path>
        <draw:path draw:style-name="gr23" draw:text-style-name="P6" draw:layer="layout" svg:width="0.223cm" svg:height="0.223cm" svg:x="38.669cm" svg:y="6.522cm" svg:viewBox="0 0 224 224" svg:d="M112 224c30 0 58-11 79-32s33-50 33-79c0-30-12-59-33-80s-49-33-79-33c-29 0-58 12-79 33s-33 50-33 80c0 29 12 58 33 79s50 32 79 32z">
          <text:p/>
        </draw:path>
        <draw:path draw:style-name="gr23" draw:text-style-name="P6" draw:layer="layout" svg:width="0.223cm" svg:height="0.223cm" svg:x="38.589cm" svg:y="6.53cm" svg:viewBox="0 0 224 224" svg:d="M113 224c29 0 58-11 79-32s32-50 32-79c0-30-11-58-32-80-21-21-50-33-79-33-31 0-59 12-80 33-21 22-33 50-33 80 0 29 12 58 33 79s49 32 80 32z">
          <text:p/>
        </draw:path>
        <draw:path draw:style-name="gr26" draw:text-style-name="P8" draw:layer="layout" svg:width="0.223cm" svg:height="0.223cm" svg:x="33.689cm" svg:y="10.592cm" svg:viewBox="0 0 224 224" svg:d="M112 224c30 0 58-11 79-32s33-50 33-79c0-30-12-58-33-79s-49-34-79-34-59 13-80 34-32 49-32 79c0 29 11 58 32 79s50 32 80 32z">
          <text:p/>
        </draw:path>
        <draw:path draw:style-name="gr25" draw:text-style-name="P7" draw:layer="layout" svg:width="0.223cm" svg:height="0.223cm" svg:x="30.649cm" svg:y="6.698cm" svg:viewBox="0 0 224 224" svg:d="M112 224c30 0 58-12 79-33s33-49 33-78c0-31-12-59-33-80s-49-33-79-33c-29 0-57 12-78 33-22 21-34 49-34 80 0 29 12 57 34 78 21 21 49 33 78 33z">
          <text:p/>
        </draw:path>
        <draw:path draw:style-name="gr26" draw:text-style-name="P8" draw:layer="layout" svg:width="0.223cm" svg:height="0.223cm" svg:x="32.793cm" svg:y="9.964cm" svg:viewBox="0 0 224 224" svg:d="M112 224c30 0 58-12 79-33 21-22 33-50 33-80 0-29-12-58-33-78-21-21-49-33-79-33s-58 12-79 33c-21 20-33 49-33 78 0 30 12 58 33 80 21 21 49 33 79 33z">
          <text:p/>
        </draw:path>
        <draw:path draw:style-name="gr23" draw:text-style-name="P6" draw:layer="layout" svg:width="0.223cm" svg:height="0.223cm" svg:x="36.054cm" svg:y="5.887cm" svg:viewBox="0 0 224 224" svg:d="M112 224c29 0 58-11 80-32 21-21 32-50 32-79 0-30-11-58-32-79-22-22-51-34-80-34-30 0-58 12-79 34-21 21-33 49-33 79 0 29 12 58 33 79s49 32 79 32z">
          <text:p/>
        </draw:path>
        <draw:path draw:style-name="gr23" draw:text-style-name="P6" draw:layer="layout" svg:width="0.223cm" svg:height="0.223cm" svg:x="39.092cm" svg:y="7.34cm" svg:viewBox="0 0 224 224" svg:d="M112 224c30 0 58-12 79-33s33-49 33-80c0-29-12-57-33-78s-49-33-79-33c-29 0-58 12-79 33s-33 49-33 78c0 31 12 59 33 80s50 33 79 33z">
          <text:p/>
        </draw:path>
        <draw:path draw:style-name="gr25" draw:text-style-name="P7" draw:layer="layout" svg:width="0.223cm" svg:height="0.224cm" svg:x="35.054cm" svg:y="7.116cm" svg:viewBox="0 0 224 225" svg:d="M113 225c29 0 58-12 78-33 21-21 33-49 33-80 0-30-12-58-33-79-20-21-49-33-78-33-30 0-59 12-80 33s-33 49-33 79c0 31 12 59 33 80s50 33 80 33z">
          <text:p/>
        </draw:path>
        <draw:path draw:style-name="gr25" draw:text-style-name="P7" draw:layer="layout" svg:width="0.223cm" svg:height="0.223cm" svg:x="32.976cm" svg:y="6.418cm" svg:viewBox="0 0 224 224" svg:d="M111 224c31 0 59-12 80-33s33-50 33-80c0-29-12-58-33-79s-49-32-80-32c-29 0-58 11-79 32-20 21-32 50-32 79 0 30 12 59 32 80 21 21 50 33 79 33z">
          <text:p/>
        </draw:path>
        <draw:path draw:style-name="gr26" draw:text-style-name="P8" draw:layer="layout" svg:width="0.223cm" svg:height="0.223cm" svg:x="34.693cm" svg:y="9.92cm" svg:viewBox="0 0 224 224" svg:d="M111 224c30 0 58-12 79-33 22-21 34-49 34-78 0-30-12-58-34-79-21-21-49-34-79-34-29 0-58 13-79 34s-32 49-32 79c0 29 11 57 32 78s50 33 79 33z">
          <text:p/>
        </draw:path>
        <draw:path draw:style-name="gr26" draw:text-style-name="P8" draw:layer="layout" svg:width="0.223cm" svg:height="0.223cm" svg:x="35.113cm" svg:y="10.122cm" svg:viewBox="0 0 224 224" svg:d="M112 224c30 0 58-12 79-33s33-49 33-79c0-29-12-58-33-79s-49-33-79-33c-29 0-58 12-79 33s-33 50-33 79c0 30 12 58 33 79s50 33 79 33z">
          <text:p/>
        </draw:path>
        <draw:path draw:style-name="gr26" draw:text-style-name="P8" draw:layer="layout" svg:width="0.223cm" svg:height="0.223cm" svg:x="34.76cm" svg:y="9.961cm" svg:viewBox="0 0 224 224" svg:d="M112 224c30 0 59-11 80-32 21-22 32-51 32-80 0-30-11-58-32-79s-50-33-80-33-58 12-79 33-33 49-33 79c0 29 12 58 33 80 21 21 49 32 79 32z">
          <text:p/>
        </draw:path>
        <draw:path draw:style-name="gr26" draw:text-style-name="P8" draw:layer="layout" svg:width="0.223cm" svg:height="0.223cm" svg:x="35.213cm" svg:y="10.177cm" svg:viewBox="0 0 224 224" svg:d="M111 224c31 0 59-12 80-34 21-21 33-49 33-79s-12-58-33-79-49-32-80-32c-29 0-58 11-78 32-21 21-33 49-33 79s12 58 33 79c20 22 49 34 78 34z">
          <text:p/>
        </draw:path>
        <draw:path draw:style-name="gr26" draw:text-style-name="P8" draw:layer="layout" svg:width="0.224cm" svg:height="0.224cm" svg:x="33.68cm" svg:y="9.685cm" svg:viewBox="0 0 225 225" svg:d="M113 225c30 0 58-12 79-33s33-49 33-79-12-58-33-79c-21-22-49-34-79-34-31 0-59 12-80 34-21 21-33 49-33 79s12 58 33 79 49 33 80 33z">
          <text:p/>
        </draw:path>
        <draw:path draw:style-name="gr25" draw:text-style-name="P7" draw:layer="layout" svg:width="0.223cm" svg:height="0.223cm" svg:x="32.827cm" svg:y="6.523cm" svg:viewBox="0 0 224 224" svg:d="M113 224c29 0 58-12 78-33 21-21 33-49 33-79 0-29-12-59-33-80-20-21-49-32-78-32-30 0-59 11-80 32s-33 51-33 80c0 30 12 58 33 79s50 33 80 33z">
          <text:p/>
        </draw:path>
        <draw:path draw:style-name="gr26" draw:text-style-name="P8" draw:layer="layout" svg:width="0.223cm" svg:height="0.223cm" svg:x="35.275cm" svg:y="9.808cm" svg:viewBox="0 0 224 224" svg:d="M113 224c29 0 58-12 79-32 21-21 32-50 32-80s-11-58-32-79-50-33-79-33c-30 0-59 12-80 33s-33 49-33 79 12 59 33 80c21 20 50 32 80 32z">
          <text:p/>
        </draw:path>
        <draw:path draw:style-name="gr25" draw:text-style-name="P7" draw:layer="layout" svg:width="0.223cm" svg:height="0.223cm" svg:x="35.003cm" svg:y="6.538cm" svg:viewBox="0 0 224 224" svg:d="M111 224c31 0 59-12 80-33 21-20 33-49 33-78 0-30-12-58-33-80-21-21-49-33-80-33-29 0-58 12-79 33-21 22-32 50-32 80 0 29 11 58 32 78 21 21 50 33 79 33z">
          <text:p/>
        </draw:path>
        <draw:path draw:style-name="gr25" draw:text-style-name="P7" draw:layer="layout" svg:width="0.223cm" svg:height="0.223cm" svg:x="35.052cm" svg:y="6.859cm" svg:viewBox="0 0 224 224" svg:d="M113 224c29 0 58-12 79-32 20-21 32-51 32-80 0-30-12-58-32-79-21-21-50-33-79-33-30 0-59 12-80 33s-33 49-33 79c0 29 12 59 33 80 21 20 50 32 80 32z">
          <text:p/>
        </draw:path>
        <draw:path draw:style-name="gr26" draw:text-style-name="P8" draw:layer="layout" svg:width="0.224cm" svg:height="0.223cm" svg:x="34.795cm" svg:y="10.016cm" svg:viewBox="0 0 225 224" svg:d="M113 224c30 0 58-12 79-33s33-49 33-79-12-58-33-79-49-33-79-33c-31 0-59 12-80 33s-33 49-33 79 12 58 33 79 49 33 80 33z">
          <text:p/>
        </draw:path>
        <draw:path draw:style-name="gr25" draw:text-style-name="P7" draw:layer="layout" svg:width="0.223cm" svg:height="0.223cm" svg:x="34.236cm" svg:y="6.98cm" svg:viewBox="0 0 224 224" svg:d="M112 224c29 0 58-12 79-33s33-49 33-78c0-30-12-58-33-80-21-21-50-33-79-33-30 0-58 12-79 33-21 22-33 50-33 80 0 29 12 57 33 78s49 33 79 33z">
          <text:p/>
        </draw:path>
        <draw:path draw:style-name="gr25" draw:text-style-name="P7" draw:layer="layout" svg:width="0.223cm" svg:height="0.223cm" svg:x="34.132cm" svg:y="7.029cm" svg:viewBox="0 0 224 224" svg:d="M113 224c29 0 58-13 79-34s32-49 32-79c0-29-11-58-32-79s-50-32-79-32c-31 0-59 11-80 32s-33 50-33 79c0 30 12 58 33 79s49 34 80 34z">
          <text:p/>
        </draw:path>
        <draw:path draw:style-name="gr25" draw:text-style-name="P7" draw:layer="layout" svg:width="0.223cm" svg:height="0.223cm" svg:x="34.751cm" svg:y="6.961cm" svg:viewBox="0 0 224 224" svg:d="M112 224c29 0 59-12 80-33s32-49 32-78c0-30-11-59-32-80s-51-33-80-33c-30 0-58 12-79 33s-33 50-33 80c0 29 12 57 33 78s49 33 79 33z">
          <text:p/>
        </draw:path>
        <draw:path draw:style-name="gr23" draw:text-style-name="P6" draw:layer="layout" svg:width="0.223cm" svg:height="0.223cm" svg:x="35.56cm" svg:y="10.349cm" svg:viewBox="0 0 224 224" svg:d="M112 224c30 0 58-12 79-32 21-21 33-50 33-79 0-30-12-58-33-79-21-22-49-34-79-34-29 0-57 12-78 34-21 21-34 49-34 79 0 29 13 58 34 79 21 20 49 32 78 32z">
          <text:p/>
        </draw:path>
        <draw:path draw:style-name="gr26" draw:text-style-name="P8" draw:layer="layout" svg:width="0.223cm" svg:height="0.224cm" svg:x="33.636cm" svg:y="9.731cm" svg:viewBox="0 0 224 225" svg:d="M112 225c29 0 59-12 80-34 21-21 32-49 32-79s-11-58-32-79-51-33-80-33c-30 0-58 12-79 33s-33 49-33 79 12 58 33 79c21 22 49 34 79 34z">
          <text:p/>
        </draw:path>
        <draw:path draw:style-name="gr26" draw:text-style-name="P8" draw:layer="layout" svg:width="0.223cm" svg:height="0.223cm" svg:x="35.318cm" svg:y="10.253cm" svg:viewBox="0 0 224 224" svg:d="M113 224c29 0 58-12 78-33 21-21 33-49 33-80 0-29-12-58-33-79-20-21-49-32-78-32-30 0-58 11-79 32-22 21-34 50-34 79 0 31 12 59 34 80 21 21 49 33 79 33z">
          <text:p/>
        </draw:path>
        <draw:path draw:style-name="gr23" draw:text-style-name="P6" draw:layer="layout" svg:width="0.223cm" svg:height="0.223cm" svg:x="36.384cm" svg:y="6.241cm" svg:viewBox="0 0 224 224" svg:d="M113 224c29 0 58-12 79-33s32-49 32-80c0-29-11-58-32-79s-50-32-79-32c-30 0-59 11-80 32s-33 50-33 79c0 31 12 59 33 80s50 33 80 33z">
          <text:p/>
        </draw:path>
        <draw:path draw:style-name="gr23" draw:text-style-name="P6" draw:layer="layout" svg:width="0.223cm" svg:height="0.223cm" svg:x="38.423cm" svg:y="7.371cm" svg:viewBox="0 0 224 224" svg:d="M113 224c29 0 58-11 79-32s32-50 32-79c0-31-11-59-32-80s-50-33-79-33c-30 0-58 12-80 33-21 21-33 49-33 80 0 29 12 58 33 79 22 21 50 32 80 32z">
          <text:p/>
        </draw:path>
        <draw:path draw:style-name="gr23" draw:text-style-name="P6" draw:layer="layout" svg:width="0.223cm" svg:height="0.223cm" svg:x="36.634cm" svg:y="6.958cm" svg:viewBox="0 0 224 224" svg:d="M112 224c30 0 58-12 79-33s33-49 33-79c0-29-12-59-33-80s-49-32-79-32c-29 0-58 11-80 32-21 21-32 51-32 80 0 30 11 58 32 79 22 21 51 33 80 33z">
          <text:p/>
        </draw:path>
        <draw:path draw:style-name="gr25" draw:text-style-name="P7" draw:layer="layout" svg:width="0.224cm" svg:height="0.223cm" svg:x="34.811cm" svg:y="6.686cm" svg:viewBox="0 0 225 224" svg:d="M113 224c30 0 58-11 79-32s33-50 33-80-12-58-33-79-49-33-79-33c-31 0-59 12-80 33s-33 49-33 79 12 59 33 80 49 32 80 32z">
          <text:p/>
        </draw:path>
        <draw:path draw:style-name="gr25" draw:text-style-name="P7" draw:layer="layout" svg:width="0.223cm" svg:height="0.223cm" svg:x="34.091cm" svg:y="6.827cm" svg:viewBox="0 0 224 224" svg:d="M112 224c30 0 59-12 79-34 21-21 33-49 33-79 0-29-12-58-33-79-20-20-49-32-79-32s-58 12-79 32c-21 21-33 50-33 79 0 30 12 58 33 79 21 22 49 34 79 34z">
          <text:p/>
        </draw:path>
        <draw:path draw:style-name="gr25" draw:text-style-name="P7" draw:layer="layout" svg:width="0.223cm" svg:height="0.223cm" svg:x="34.01cm" svg:y="6.955cm" svg:viewBox="0 0 224 224" svg:d="M112 224c29 0 58-12 79-33s33-49 33-79c0-29-12-59-33-79-21-21-50-33-79-33-30 0-58 12-79 33-21 20-33 50-33 79 0 30 12 58 33 79s49 33 79 33z">
          <text:p/>
        </draw:path>
        <draw:path draw:style-name="gr25" draw:text-style-name="P7" draw:layer="layout" svg:width="0.223cm" svg:height="0.223cm" svg:x="34.93cm" svg:y="6.845cm" svg:viewBox="0 0 224 224" svg:d="M112 224c29 0 58-12 79-33 22-22 33-50 33-80s-11-58-33-79c-21-21-50-32-79-32-30 0-58 11-79 32s-33 49-33 79 12 58 33 80c21 21 49 33 79 33z">
          <text:p/>
        </draw:path>
        <draw:path draw:style-name="gr25" draw:text-style-name="P7" draw:layer="layout" svg:width="0.224cm" svg:height="0.223cm" svg:x="34.748cm" svg:y="6.766cm" svg:viewBox="0 0 225 224" svg:d="M112 224c30 0 59-12 80-33s33-49 33-79c0-29-12-58-33-80-21-21-50-32-80-32s-58 11-79 32c-21 22-33 51-33 80 0 30 12 58 33 79s49 33 79 33z">
          <text:p/>
        </draw:path>
        <draw:path draw:style-name="gr23" draw:text-style-name="P6" draw:layer="layout" svg:width="0.223cm" svg:height="0.224cm" svg:x="35.3cm" svg:y="6.96cm" svg:viewBox="0 0 224 225" svg:d="M112 225c30 0 58-12 79-33s33-49 33-79-12-59-33-80-49-33-79-33c-29 0-58 12-79 33s-33 50-33 80 12 58 33 79 50 33 79 33z">
          <text:p/>
        </draw:path>
        <draw:path draw:style-name="gr25" draw:text-style-name="P7" draw:layer="layout" svg:width="0.224cm" svg:height="0.223cm" svg:x="33.986cm" svg:y="6.815cm" svg:viewBox="0 0 225 224" svg:d="M113 224c30 0 58-12 79-34 21-21 33-49 33-79 0-29-12-58-33-79s-49-32-79-32-58 11-79 32c-22 21-34 50-34 79 0 30 12 58 34 79 21 22 49 34 79 34z">
          <text:p/>
        </draw:path>
        <draw:path draw:style-name="gr25" draw:text-style-name="P7" draw:layer="layout" svg:width="0.223cm" svg:height="0.223cm" svg:x="34.196cm" svg:y="6.823cm" svg:viewBox="0 0 224 224" svg:d="M113 224c29 0 58-11 79-33 21-21 32-49 32-79s-11-58-32-79-50-33-79-33c-30 0-58 12-80 33-21 21-33 49-33 79s12 58 33 79c22 22 50 33 80 33z">
          <text:p/>
        </draw:path>
        <draw:path draw:style-name="gr25" draw:text-style-name="P7" draw:layer="layout" svg:width="0.223cm" svg:height="0.223cm" svg:x="34.984cm" svg:y="7.294cm" svg:viewBox="0 0 224 224" svg:d="M111 224c31 0 59-12 80-33 21-22 33-50 33-80 0-29-12-58-33-79s-49-32-80-32c-29 0-57 11-78 32s-33 50-33 79c0 30 12 58 33 80 21 21 49 33 78 33z">
          <text:p/>
        </draw:path>
        <draw:path draw:style-name="gr25" draw:text-style-name="P7" draw:layer="layout" svg:width="0.223cm" svg:height="0.223cm" svg:x="33.663cm" svg:y="7.272cm" svg:viewBox="0 0 224 224" svg:d="M112 224c30 0 58-12 79-34 21-20 33-49 33-78 0-30-12-58-33-79s-49-33-79-33-58 12-79 33-33 49-33 79c0 29 12 58 33 78 21 22 49 34 79 34z">
          <text:p/>
        </draw:path>
        <draw:path draw:style-name="gr26" draw:text-style-name="P8" draw:layer="layout" svg:width="0.223cm" svg:height="0.223cm" svg:x="35.024cm" svg:y="8.86cm" svg:viewBox="0 0 224 224" svg:d="M112 224c30 0 58-12 79-33 21-22 33-50 33-80 0-29-12-58-33-79s-49-32-79-32-59 11-80 32-32 50-32 79c0 30 11 58 32 80 21 21 50 33 80 33z">
          <text:p/>
        </draw:path>
        <draw:path draw:style-name="gr25" draw:text-style-name="P7" draw:layer="layout" svg:width="0.223cm" svg:height="0.223cm" svg:x="32.891cm" svg:y="6.447cm" svg:viewBox="0 0 224 224" svg:d="M113 224c29 0 58-11 79-32s32-50 32-80-11-58-32-79-50-33-79-33c-30 0-58 12-79 33s-34 49-34 79 13 59 34 80 49 32 79 32z">
          <text:p/>
        </draw:path>
        <draw:path draw:style-name="gr23" draw:text-style-name="P6" draw:layer="layout" svg:width="0.223cm" svg:height="0.223cm" svg:x="37.303cm" svg:y="7.526cm" svg:viewBox="0 0 224 224" svg:d="M112 224c30 0 58-11 79-32s33-51 33-80c0-30-12-58-33-79s-49-33-79-33c-29 0-58 12-80 33-21 21-32 49-32 79 0 29 11 59 32 80 22 21 51 32 80 32z">
          <text:p/>
        </draw:path>
        <draw:path draw:style-name="gr12" draw:text-style-name="P7" draw:layer="layout" svg:width="0.223cm" svg:height="0.223cm" svg:x="35.036cm" svg:y="6.987cm" svg:viewBox="0 0 224 224" svg:d="M113 224c29 0 58-12 78-33 21-20 33-49 33-78 0-30-12-58-33-80-20-21-49-33-78-33-31 0-59 12-80 33-21 22-33 50-33 80 0 29 12 58 33 78 21 21 49 33 80 33z">
          <text:p/>
        </draw:path>
        <draw:path draw:style-name="gr24" draw:text-style-name="P2" draw:layer="layout" svg:width="0.223cm" svg:height="0.223cm" svg:x="35.036cm" svg:y="6.987cm" svg:viewBox="0 0 224 224" svg:d="M113 224c29 0 58-12 78-33 21-20 33-49 33-78 0-30-12-58-33-80-20-21-49-33-78-33-31 0-59 12-80 33-21 22-33 50-33 80 0 29 12 58 33 78 21 21 49 33 80 33z">
          <text:p/>
        </draw:path>
        <draw:path draw:style-name="gr25" draw:text-style-name="P7" draw:layer="layout" svg:width="0.223cm" svg:height="0.223cm" svg:x="34.941cm" svg:y="7.022cm" svg:viewBox="0 0 224 224" svg:d="M111 224c30 0 58-12 80-33 21-20 33-49 33-78 0-30-12-58-33-79-22-21-50-34-80-34-29 0-58 13-79 34s-32 49-32 79c0 29 11 58 32 78 21 21 50 33 79 33z">
          <text:p/>
        </draw:path>
        <draw:path draw:style-name="gr25" draw:text-style-name="P7" draw:layer="layout" svg:width="0.223cm" svg:height="0.223cm" svg:x="34.335cm" svg:y="7.138cm" svg:viewBox="0 0 224 224" svg:d="M112 224c30 0 59-11 79-32 21-21 33-50 33-79 0-31-12-59-33-80-20-21-49-33-79-33s-58 12-79 33-33 49-33 80c0 29 12 58 33 79s49 32 79 32z">
          <text:p/>
        </draw:path>
        <draw:path draw:style-name="gr23" draw:text-style-name="P6" draw:layer="layout" svg:width="0.223cm" svg:height="0.224cm" svg:x="35.767cm" svg:y="7.6cm" svg:viewBox="0 0 224 225" svg:d="M113 225c29 0 58-12 79-33s32-49 32-79c0-31-11-59-32-80s-50-33-79-33c-30 0-58 12-79 33-22 21-34 49-34 80 0 30 12 58 34 79 21 21 49 33 79 33z">
          <text:p/>
        </draw:path>
        <draw:path draw:style-name="gr23" draw:text-style-name="P6" draw:layer="layout" svg:width="0.223cm" svg:height="0.223cm" svg:x="35.848cm" svg:y="7.392cm" svg:viewBox="0 0 224 224" svg:d="M112 224c29 0 59-12 80-33 21-20 32-49 32-78 0-30-11-59-32-80s-51-33-80-33c-30 0-58 12-79 33s-33 50-33 80c0 29 12 58 33 78 21 21 49 33 79 33z">
          <text:p/>
        </draw:path>
        <draw:path draw:style-name="gr23" draw:text-style-name="P6" draw:layer="layout" svg:width="0.223cm" svg:height="0.223cm" svg:x="38.305cm" svg:y="8.001cm" svg:viewBox="0 0 224 224" svg:d="M112 224c29 0 59-12 80-33 21-20 32-49 32-79s-11-58-32-79-51-33-80-33c-30 0-58 12-79 33s-33 49-33 79 12 59 33 79c21 21 49 33 79 33z">
          <text:p/>
        </draw:path>
        <draw:path draw:style-name="gr23" draw:text-style-name="P6" draw:layer="layout" svg:width="0.223cm" svg:height="0.223cm" svg:x="38.792cm" svg:y="7.493cm" svg:viewBox="0 0 224 224" svg:d="M111 224c31 0 59-11 80-33 21-21 33-50 33-79 0-30-12-58-33-79s-49-33-80-33c-29 0-58 12-79 33s-32 49-32 79c0 29 11 58 32 79 21 22 50 33 79 33z">
          <text:p/>
        </draw:path>
        <draw:path draw:style-name="gr25" draw:text-style-name="P7" draw:layer="layout" svg:width="0.224cm" svg:height="0.223cm" svg:x="34.787cm" svg:y="7.146cm" svg:viewBox="0 0 225 224" svg:d="M112 224c31 0 59-11 80-32s33-50 33-79c0-31-12-59-33-80s-49-33-80-33c-30 0-58 12-79 33s-33 49-33 80c0 29 12 58 33 79s49 32 79 32z">
          <text:p/>
        </draw:path>
        <draw:path draw:style-name="gr23" draw:text-style-name="P6" draw:layer="layout" svg:width="0.223cm" svg:height="0.223cm" svg:x="35.899cm" svg:y="7.615cm" svg:viewBox="0 0 224 224" svg:d="M112 224c30 0 59-11 80-32s32-50 32-79c0-30-11-59-32-80s-50-33-80-33-58 12-79 33-33 50-33 80c0 29 12 58 33 79s49 32 79 32z">
          <text:p/>
        </draw:path>
        <draw:path draw:style-name="gr23" draw:text-style-name="P6" draw:layer="layout" svg:width="0.223cm" svg:height="0.223cm" svg:x="39.198cm" svg:y="6.746cm" svg:viewBox="0 0 224 224" svg:d="M112 224c29 0 59-12 79-33 21-21 33-49 33-79 0-29-12-59-33-80-20-20-50-32-79-32-30 0-58 12-79 32-21 21-33 51-33 80 0 30 12 58 33 79s49 33 79 33z">
          <text:p/>
        </draw:path>
        <draw:path draw:style-name="gr23" draw:text-style-name="P6" draw:layer="layout" svg:width="0.223cm" svg:height="0.223cm" svg:x="39.287cm" svg:y="6.81cm" svg:viewBox="0 0 224 224" svg:d="M113 224c29 0 58-13 79-34s32-49 32-79c0-29-11-58-32-79s-50-32-79-32c-30 0-59 11-80 32s-33 50-33 79c0 30 12 58 33 79s50 34 80 34z">
          <text:p/>
        </draw:path>
        <draw:path draw:style-name="gr26" draw:text-style-name="P8" draw:layer="layout" svg:width="0.223cm" svg:height="0.223cm" svg:x="35.05cm" svg:y="9.65cm" svg:viewBox="0 0 224 224" svg:d="M112 224c30 0 58-12 79-33s33-49 33-79c0-29-12-58-33-80-21-21-49-32-79-32-29 0-59 11-80 32-20 22-32 51-32 80 0 30 12 58 32 79 21 21 51 33 80 33z">
          <text:p/>
        </draw:path>
        <draw:path draw:style-name="gr23" draw:text-style-name="P6" draw:layer="layout" svg:width="0.224cm" svg:height="0.223cm" svg:x="35.44cm" svg:y="10.004cm" svg:viewBox="0 0 225 224" svg:d="M112 224c31 0 59-11 80-32s33-51 33-80c0-30-12-58-33-79s-49-33-80-33c-30 0-58 12-79 33s-33 49-33 79c0 29 12 59 33 80s49 32 79 32z">
          <text:p/>
        </draw:path>
        <draw:path draw:style-name="gr23" draw:text-style-name="P6" draw:layer="layout" svg:width="0.223cm" svg:height="0.223cm" svg:x="35.418cm" svg:y="9.96cm" svg:viewBox="0 0 224 224" svg:d="M111 224c30 0 59-12 80-33 21-22 33-50 33-80 0-29-12-57-33-78s-50-33-80-33c-29 0-58 12-79 33s-32 49-32 78c0 30 11 58 32 80 21 21 50 33 79 33z">
          <text:p/>
        </draw:path>
        <draw:path draw:style-name="gr23" draw:text-style-name="P6" draw:layer="layout" svg:width="0.223cm" svg:height="0.223cm" svg:x="36.277cm" svg:y="6.872cm" svg:viewBox="0 0 224 224" svg:d="M112 224c29 0 58-12 80-33 20-21 32-50 32-80 0-29-12-58-32-78-22-21-51-33-80-33-30 0-58 12-79 33-21 20-33 49-33 78 0 30 12 59 33 80s49 33 79 33z">
          <text:p/>
        </draw:path>
        <draw:path draw:style-name="gr23" draw:text-style-name="P6" draw:layer="layout" svg:width="0.223cm" svg:height="0.224cm" svg:x="36.389cm" svg:y="6.755cm" svg:viewBox="0 0 224 225" svg:d="M112 225c30 0 58-12 79-33s33-49 33-79-12-58-33-80c-21-21-49-33-79-33-29 0-59 12-79 33-21 22-33 50-33 80s12 58 33 79c20 21 50 33 79 33z">
          <text:p/>
        </draw:path>
        <draw:path draw:style-name="gr23" draw:text-style-name="P6" draw:layer="layout" svg:width="0.223cm" svg:height="0.223cm" svg:x="39.304cm" svg:y="7.338cm" svg:viewBox="0 0 224 224" svg:d="M113 224c29 0 58-12 78-33 21-21 33-49 33-80 0-29-12-58-33-79-20-21-49-32-78-32-30 0-59 11-80 32s-33 50-33 79c0 31 12 59 33 80s50 33 80 33z">
          <text:p/>
        </draw:path>
        <draw:path draw:style-name="gr23" draw:text-style-name="P6" draw:layer="layout" svg:width="0.223cm" svg:height="0.223cm" svg:x="36.54cm" svg:y="6.64cm" svg:viewBox="0 0 224 224" svg:d="M112 224c29 0 59-12 80-32 20-21 32-51 32-80 0-30-12-58-32-79-21-21-51-33-80-33-30 0-58 12-79 33s-33 49-33 79c0 29 12 59 33 80 21 20 49 32 79 32z">
          <text:p/>
        </draw:path>
        <draw:path draw:style-name="gr23" draw:text-style-name="P6" draw:layer="layout" svg:width="0.223cm" svg:height="0.224cm" svg:x="38.363cm" svg:y="7.221cm" svg:viewBox="0 0 224 225" svg:d="M112 225c30 0 58-12 79-33s33-49 33-79-12-58-33-79c-21-22-49-34-79-34s-59 12-80 34c-21 21-32 49-32 79s11 58 32 79 50 33 80 33z">
          <text:p/>
        </draw:path>
        <draw:path draw:style-name="gr23" draw:text-style-name="P6" draw:layer="layout" svg:width="0.223cm" svg:height="0.224cm" svg:x="36.539cm" svg:y="6.543cm" svg:viewBox="0 0 224 225" svg:d="M111 225c30 0 59-12 80-33s33-49 33-79-12-58-33-80c-21-21-50-33-80-33-29 0-58 12-79 33-21 22-32 50-32 80s11 58 32 79 50 33 79 33z">
          <text:p/>
        </draw:path>
        <draw:path draw:style-name="gr23" draw:text-style-name="P6" draw:layer="layout" svg:width="0.223cm" svg:height="0.223cm" svg:x="36.334cm" svg:y="6.826cm" svg:viewBox="0 0 224 224" svg:d="M111 224c31 0 59-12 80-34 21-21 33-49 33-79 0-29-12-58-33-78-21-21-49-33-80-33-29 0-58 12-79 33-20 20-32 49-32 78 0 30 12 58 32 79 21 22 50 34 79 34z">
          <text:p/>
        </draw:path>
        <draw:path draw:style-name="gr23" draw:text-style-name="P6" draw:layer="layout" svg:width="0.223cm" svg:height="0.224cm" svg:x="39.241cm" svg:y="7.308cm" svg:viewBox="0 0 224 225" svg:d="M112 225c30 0 59-12 80-33s32-50 32-80-11-58-32-79-50-33-80-33-58 12-79 33-33 49-33 79 12 59 33 80 49 33 79 33z">
          <text:p/>
        </draw:path>
        <draw:path draw:style-name="gr23" draw:text-style-name="P6" draw:layer="layout" svg:width="0.223cm" svg:height="0.223cm" svg:x="38.282cm" svg:y="7.062cm" svg:viewBox="0 0 224 224" svg:d="M112 224c29 0 58-12 80-33 21-22 32-50 32-80 0-29-11-58-32-79-22-21-51-32-80-32-30 0-58 11-79 32s-33 50-33 79c0 30 12 58 33 80 21 21 49 33 79 33z">
          <text:p/>
        </draw:path>
        <draw:path draw:style-name="gr23" draw:text-style-name="P6" draw:layer="layout" svg:width="0.223cm" svg:height="0.224cm" svg:x="35.706cm" svg:y="10.272cm" svg:viewBox="0 0 224 225" svg:d="M113 225c29 0 58-12 79-33s32-49 32-79c0-31-11-59-32-80s-50-33-79-33c-31 0-59 12-80 33s-33 49-33 80c0 30 12 58 33 79s49 33 80 33z">
          <text:p/>
        </draw:path>
        <draw:path draw:style-name="gr23" draw:text-style-name="P6" draw:layer="layout" svg:width="0.223cm" svg:height="0.223cm" svg:x="39.801cm" svg:y="7.226cm" svg:viewBox="0 0 224 224" svg:d="M112 224c30 0 58-12 79-33s33-49 33-79c0-29-12-58-33-78-21-22-49-34-79-34s-58 12-79 34c-21 20-33 49-33 78 0 30 12 58 33 79s49 33 79 33z">
          <text:p/>
        </draw:path>
        <draw:path draw:style-name="gr23" draw:text-style-name="P6" draw:layer="layout" svg:width="0.223cm" svg:height="0.223cm" svg:x="39.757cm" svg:y="7.224cm" svg:viewBox="0 0 224 224" svg:d="M113 224c29 0 58-12 79-33 20-21 32-49 32-79 0-29-12-58-32-79-21-21-50-33-79-33-30 0-58 12-80 33-21 21-33 50-33 79 0 30 12 58 33 79 22 21 50 33 80 33z">
          <text:p/>
        </draw:path>
        <draw:path draw:style-name="gr25" draw:text-style-name="P7" draw:layer="layout" svg:width="0.223cm" svg:height="0.223cm" svg:x="30.764cm" svg:y="6.562cm" svg:viewBox="0 0 224 224" svg:d="M111 224c31 0 59-12 80-33 21-20 33-49 33-78 0-30-12-58-33-79-21-22-49-34-80-34-29 0-58 12-78 34-21 21-33 49-33 79 0 29 12 58 33 78 20 21 49 33 78 33z">
          <text:p/>
        </draw:path>
        <draw:path draw:style-name="gr25" draw:text-style-name="P7" draw:layer="layout" svg:width="0.223cm" svg:height="0.224cm" svg:x="30.435cm" svg:y="6.544cm" svg:viewBox="0 0 224 225" svg:d="M113 225c30 0 58-12 79-33s32-49 32-79-11-58-32-80c-21-21-49-33-79-33s-58 12-79 33c-21 22-34 50-34 80s13 58 34 79 49 33 79 33z">
          <text:p/>
        </draw:path>
        <draw:path draw:style-name="gr25" draw:text-style-name="P7" draw:layer="layout" svg:width="0.223cm" svg:height="0.223cm" svg:x="33.344cm" svg:y="6.529cm" svg:viewBox="0 0 224 224" svg:d="M111 224c30 0 58-11 79-32s34-50 34-79c0-30-13-58-34-80-21-21-49-33-79-33-29 0-58 12-79 33-20 22-32 50-32 80 0 29 12 58 32 79 21 21 50 32 79 32z">
          <text:p/>
        </draw:path>
        <draw:path draw:style-name="gr25" draw:text-style-name="P7" draw:layer="layout" svg:width="0.223cm" svg:height="0.223cm" svg:x="30.872cm" svg:y="6.297cm" svg:viewBox="0 0 224 224" svg:d="M113 224c29 0 58-12 79-32 21-21 32-50 32-79 0-30-11-59-32-80s-50-33-79-33c-30 0-58 12-79 33-22 21-34 50-34 80 0 29 12 58 34 79 21 20 49 32 79 32z">
          <text:p/>
        </draw:path>
        <draw:path draw:style-name="gr25" draw:text-style-name="P7" draw:layer="layout" svg:width="0.223cm" svg:height="0.223cm" svg:x="32.028cm" svg:y="6.895cm" svg:viewBox="0 0 224 224" svg:d="M111 224c30 0 58-12 79-33 22-21 34-49 34-80 0-29-12-58-34-79-21-21-49-32-79-32-29 0-58 11-79 32s-32 50-32 79c0 31 11 59 32 80s50 33 79 33z">
          <text:p/>
        </draw:path>
        <draw:path draw:style-name="gr25" draw:text-style-name="P7" draw:layer="layout" svg:width="0.223cm" svg:height="0.224cm" svg:x="34.566cm" svg:y="7.119cm" svg:viewBox="0 0 224 225" svg:d="M112 225c30 0 58-12 79-33s33-49 33-80c0-30-12-58-33-79s-49-33-79-33-59 12-80 33c-20 21-32 49-32 79 0 31 12 59 32 80 21 21 50 33 80 33z">
          <text:p/>
        </draw:path>
        <draw:path draw:style-name="gr25" draw:text-style-name="P7" draw:layer="layout" svg:width="0.224cm" svg:height="0.223cm" svg:x="35.969cm" svg:y="1.303cm" svg:viewBox="0 0 225 224" svg:d="M113 224c30 0 58-12 79-32 21-21 33-51 33-80 0-30-12-58-33-79s-49-33-79-33-58 12-80 33c-21 21-33 49-33 79 0 29 12 59 33 80 22 20 50 32 80 32z">
          <text:p/>
        </draw:path>
        <draw:path draw:style-name="gr26" draw:text-style-name="P8" draw:layer="layout" svg:width="0.223cm" svg:height="0.224cm" svg:x="34.573cm" svg:y="9.569cm" svg:viewBox="0 0 224 225" svg:d="M113 225c29 0 58-12 79-33s32-49 32-80c0-30-11-58-32-79s-50-33-79-33c-31 0-59 12-80 33s-33 49-33 79c0 31 12 59 33 80s49 33 80 33z">
          <text:p/>
        </draw:path>
        <draw:path draw:style-name="gr26" draw:text-style-name="P8" draw:layer="layout" svg:width="0.223cm" svg:height="0.223cm" svg:x="34.79cm" svg:y="9.622cm" svg:viewBox="0 0 224 224" svg:d="M113 224c29 0 58-11 79-32s32-50 32-79c0-30-11-59-32-80s-50-33-79-33c-31 0-59 12-80 33s-33 50-33 80c0 29 12 58 33 79s49 32 80 32z">
          <text:p/>
        </draw:path>
        <draw:path draw:style-name="gr26" draw:text-style-name="P8" draw:layer="layout" svg:width="0.223cm" svg:height="0.223cm" svg:x="34.629cm" svg:y="9.547cm" svg:viewBox="0 0 224 224" svg:d="M113 224c29 0 58-12 79-33 20-21 32-50 32-80 0-29-12-58-32-79-21-20-50-32-79-32-30 0-58 12-80 32-21 21-33 50-33 79 0 30 12 59 33 80 22 21 50 33 80 33z">
          <text:p/>
        </draw:path>
        <draw:path draw:style-name="gr26" draw:text-style-name="P8" draw:layer="layout" svg:width="0.224cm" svg:height="0.223cm" svg:x="35cm" svg:y="9.769cm" svg:viewBox="0 0 225 224" svg:d="M112 224c31 0 59-12 80-32 21-21 33-51 33-80 0-30-12-58-33-79s-49-33-80-33c-30 0-58 12-79 33s-33 49-33 79c0 29 12 59 33 80 21 20 49 32 79 32z">
          <text:p/>
        </draw:path>
        <draw:path draw:style-name="gr25" draw:text-style-name="P7" draw:layer="layout" svg:width="0.223cm" svg:height="0.223cm" svg:x="32.729cm" svg:y="6.691cm" svg:viewBox="0 0 224 224" svg:d="M112 224c29 0 59-12 80-33 20-21 32-49 32-79s-12-59-32-80c-21-21-51-32-80-32-30 0-58 11-79 32s-33 50-33 80 12 58 33 79 49 33 79 33z">
          <text:p/>
        </draw:path>
        <draw:path draw:style-name="gr25" draw:text-style-name="P7" draw:layer="layout" svg:width="0.223cm" svg:height="0.223cm" svg:x="33.061cm" svg:y="6.53cm" svg:viewBox="0 0 224 224" svg:d="M112 224c30 0 58-11 79-32s33-50 33-79c0-30-12-58-33-80-21-21-49-33-79-33-29 0-59 12-80 33-20 22-32 50-32 80 0 29 12 58 32 79 21 21 51 32 80 32z">
          <text:p/>
        </draw:path>
        <draw:path draw:style-name="gr26" draw:text-style-name="P8" draw:layer="layout" svg:width="0.223cm" svg:height="0.223cm" svg:x="34.791cm" svg:y="9.77cm" svg:viewBox="0 0 224 224" svg:d="M113 224c29 0 58-12 79-33 20-21 32-50 32-80 0-29-12-58-32-79-21-21-50-32-79-32-31 0-59 11-80 32s-33 50-33 79c0 30 12 59 33 80s49 33 80 33z">
          <text:p/>
        </draw:path>
        <draw:path draw:style-name="gr26" draw:text-style-name="P8" draw:layer="layout" svg:width="0.223cm" svg:height="0.223cm" svg:x="35.161cm" svg:y="9.983cm" svg:viewBox="0 0 224 224" svg:d="M111 224c30 0 58-12 80-33 21-20 33-50 33-79 0-30-12-58-33-79-22-21-50-33-80-33-29 0-58 12-78 33-21 21-33 49-33 79 0 29 12 59 33 79 20 21 49 33 78 33z">
          <text:p/>
        </draw:path>
        <draw:path draw:style-name="gr26" draw:text-style-name="P8" draw:layer="layout" svg:width="0.223cm" svg:height="0.223cm" svg:x="35.075cm" svg:y="9.862cm" svg:viewBox="0 0 224 224" svg:d="M113 224c29 0 58-12 79-33s32-49 32-79c0-29-11-59-32-80-21-20-50-32-79-32-30 0-58 12-80 32-21 21-33 51-33 80 0 30 12 58 33 79 22 21 50 33 80 33z">
          <text:p/>
        </draw:path>
        <draw:path draw:style-name="gr25" draw:text-style-name="P7" draw:layer="layout" svg:width="0.223cm" svg:height="0.223cm" svg:x="31.978cm" svg:y="6.926cm" svg:viewBox="0 0 224 224" svg:d="M113 224c29 0 58-11 79-32s32-50 32-79c0-31-11-59-32-80s-50-33-79-33c-30 0-58 12-79 33-22 21-34 49-34 80 0 29 12 58 34 79 21 21 49 32 79 32z">
          <text:p/>
        </draw:path>
        <draw:path draw:style-name="gr25" draw:text-style-name="P7" draw:layer="layout" svg:width="0.223cm" svg:height="0.223cm" svg:x="32.945cm" svg:y="6.612cm" svg:viewBox="0 0 224 224" svg:d="M112 224c29 0 58-12 80-33 21-22 32-50 32-80 0-29-11-58-32-79-22-21-51-32-80-32-30 0-58 11-79 32s-33 50-33 79c0 30 12 58 33 80 21 21 49 33 79 33z">
          <text:p/>
        </draw:path>
        <draw:path draw:style-name="gr25" draw:text-style-name="P7" draw:layer="layout" svg:width="0.223cm" svg:height="0.223cm" svg:x="33.059cm" svg:y="6.852cm" svg:viewBox="0 0 224 224" svg:d="M112 224c30 0 58-12 79-33 21-22 33-50 33-80 0-29-12-57-33-78s-49-33-79-33c-29 0-59 12-79 33-21 21-33 49-33 78 0 30 12 58 33 80 20 21 50 33 79 33z">
          <text:p/>
        </draw:path>
        <draw:path draw:style-name="gr25" draw:text-style-name="P7" draw:layer="layout" svg:width="0.223cm" svg:height="0.223cm" svg:x="34.046cm" svg:y="7.202cm" svg:viewBox="0 0 224 224" svg:d="M111 224c30 0 58-12 80-33 21-21 33-49 33-79 0-29-12-58-33-80-22-21-50-32-80-32-29 0-58 11-78 32-21 22-33 51-33 80 0 30 12 58 33 79 20 21 49 33 78 33z">
          <text:p/>
        </draw:path>
        <draw:path draw:style-name="gr25" draw:text-style-name="P7" draw:layer="layout" svg:width="0.223cm" svg:height="0.223cm" svg:x="32.242cm" svg:y="6.533cm" svg:viewBox="0 0 224 224" svg:d="M111 224c30 0 58-12 79-33 22-21 34-49 34-79 0-29-12-58-34-80-21-20-49-32-79-32-29 0-58 12-79 32-21 22-32 51-32 80 0 30 11 58 32 79s50 33 79 33z">
          <text:p/>
        </draw:path>
        <draw:path draw:style-name="gr25" draw:text-style-name="P7" draw:layer="layout" svg:width="0.223cm" svg:height="0.223cm" svg:x="30.705cm" svg:y="6.551cm" svg:viewBox="0 0 224 224" svg:d="M111 224c30 0 58-12 80-33 21-21 33-49 33-79 0-29-12-58-33-79-22-22-50-33-80-33-29 0-58 11-78 33-21 21-33 50-33 79 0 30 12 58 33 79 20 21 49 33 78 33z">
          <text:p/>
        </draw:path>
        <draw:path draw:style-name="gr25" draw:text-style-name="P7" draw:layer="layout" svg:width="0.223cm" svg:height="0.223cm" svg:x="31.294cm" svg:y="7.017cm" svg:viewBox="0 0 224 224" svg:d="M112 224c30 0 58-12 79-33s33-49 33-79c0-29-12-58-33-79s-49-33-79-33c-29 0-58 12-80 33-20 21-32 50-32 79 0 30 12 58 32 79 22 21 51 33 80 33z">
          <text:p/>
        </draw:path>
        <draw:path draw:style-name="gr25" draw:text-style-name="P7" draw:layer="layout" svg:width="0.223cm" svg:height="0.223cm" svg:x="30.436cm" svg:y="6.641cm" svg:viewBox="0 0 224 224" svg:d="M112 224c30 0 58-12 79-33s33-50 33-80c0-29-12-58-33-79s-49-32-79-32c-29 0-58 11-78 32-21 21-34 50-34 79 0 30 13 59 34 80 20 21 49 33 78 33z">
          <text:p/>
        </draw:path>
        <draw:path draw:style-name="gr25" draw:text-style-name="P7" draw:layer="layout" svg:width="0.223cm" svg:height="0.223cm" svg:x="30.729cm" svg:y="6.441cm" svg:viewBox="0 0 224 224" svg:d="M111 224c30 0 59-11 80-32s33-50 33-80-12-58-33-79-50-33-80-33c-29 0-58 12-78 33-21 21-33 49-33 79s12 59 33 80c20 21 49 32 78 32z">
          <text:p/>
        </draw:path>
        <draw:path draw:style-name="gr25" draw:text-style-name="P7" draw:layer="layout" svg:width="0.223cm" svg:height="0.224cm" svg:x="30.895cm" svg:y="6.459cm" svg:viewBox="0 0 224 225" svg:d="M111 225c30 0 58-12 79-33s34-49 34-80c0-30-13-58-34-79s-49-33-79-33c-29 0-58 12-79 33s-32 49-32 79c0 31 11 59 32 80s50 33 79 33z">
          <text:p/>
        </draw:path>
        <draw:path draw:style-name="gr23" draw:text-style-name="P6" draw:layer="layout" svg:width="0.223cm" svg:height="0.224cm" svg:x="37.284cm" svg:y="7.575cm" svg:viewBox="0 0 224 225" svg:d="M113 225c29 0 58-12 79-33s32-49 32-80c0-30-11-58-32-79s-50-33-79-33c-30 0-59 12-80 33s-33 49-33 79c0 31 12 59 33 80s50 33 80 33z">
          <text:p/>
        </draw:path>
        <draw:path draw:style-name="gr25" draw:text-style-name="P7" draw:layer="layout" svg:width="0.223cm" svg:height="0.223cm" svg:x="37.148cm" svg:y="7.729cm" svg:viewBox="0 0 224 224" svg:d="M112 224c29 0 58-12 79-33 22-22 33-50 33-80 0-29-11-58-33-79-21-21-50-32-79-32-30 0-58 11-79 32s-33 50-33 79c0 30 12 58 33 80 21 21 49 33 79 33z">
          <text:p/>
        </draw:path>
        <draw:path draw:style-name="gr26" draw:text-style-name="P8" draw:layer="layout" svg:width="0.223cm" svg:height="0.223cm" svg:x="33.794cm" svg:y="9.635cm" svg:viewBox="0 0 224 224" svg:d="M111 224c30 0 58-12 79-33s34-49 34-79c0-29-13-59-34-80s-49-32-79-32c-29 0-58 11-79 32s-32 51-32 80c0 30 11 58 32 79s50 33 79 33z">
          <text:p/>
        </draw:path>
        <draw:path draw:style-name="gr25" draw:text-style-name="P7" draw:layer="layout" svg:width="0.224cm" svg:height="0.223cm" svg:x="34.787cm" svg:y="7.29cm" svg:viewBox="0 0 225 224" svg:d="M112 224c31 0 59-12 80-33 21-22 33-50 33-80 0-29-12-57-33-78s-49-33-80-33c-30 0-58 12-79 33s-33 49-33 78c0 30 12 58 33 80 21 21 49 33 79 33z">
          <text:p/>
        </draw:path>
        <draw:path draw:style-name="gr23" draw:text-style-name="P6" draw:layer="layout" svg:width="0.223cm" svg:height="0.223cm" svg:x="35.963cm" svg:y="7.657cm" svg:viewBox="0 0 224 224" svg:d="M112 224c30 0 58-12 79-33s33-49 33-79c0-29-12-57-33-79-21-21-49-33-79-33-29 0-58 12-80 33-20 22-32 50-32 79 0 30 12 58 32 79 22 21 51 33 80 33z">
          <text:p/>
        </draw:path>
        <draw:path draw:style-name="gr23" draw:text-style-name="P6" draw:layer="layout" svg:width="0.223cm" svg:height="0.224cm" svg:x="36.102cm" svg:y="7.514cm" svg:viewBox="0 0 224 225" svg:d="M112 225c30 0 59-12 80-33 20-22 32-50 32-80s-12-58-32-79c-21-21-50-33-80-33s-58 12-79 33-33 49-33 79 12 58 33 80c21 21 49 33 79 33z">
          <text:p/>
        </draw:path>
        <draw:path draw:style-name="gr23" draw:text-style-name="P6" draw:layer="layout" svg:width="0.223cm" svg:height="0.223cm" svg:x="38.942cm" svg:y="7.458cm" svg:viewBox="0 0 224 224" svg:d="M112 224c29 0 58-11 79-32s33-49 33-79-12-58-33-79c-21-22-50-34-79-34-30 0-58 12-79 34-21 21-33 49-33 79s12 58 33 79 49 32 79 32z">
          <text:p/>
        </draw:path>
        <draw:path draw:style-name="gr23" draw:text-style-name="P6" draw:layer="layout" svg:width="0.223cm" svg:height="0.223cm" svg:x="36.434cm" svg:y="7.325cm" svg:viewBox="0 0 224 224" svg:d="M112 224c30 0 58-11 79-32s33-51 33-80c0-30-12-58-33-79s-49-33-79-33c-29 0-58 12-78 33-22 21-34 49-34 79 0 29 12 59 34 80 20 21 49 32 78 32z">
          <text:p/>
        </draw:path>
        <draw:path draw:style-name="gr23" draw:text-style-name="P6" draw:layer="layout" svg:width="0.223cm" svg:height="0.224cm" svg:x="39.151cm" svg:y="7.194cm" svg:viewBox="0 0 224 225" svg:d="M112 225c29 0 58-12 79-33 22-21 33-49 33-79s-11-58-33-80c-21-21-50-33-79-33-30 0-58 12-79 33-21 22-33 50-33 80s12 58 33 79 49 33 79 33z">
          <text:p/>
        </draw:path>
        <draw:path draw:style-name="gr23" draw:text-style-name="P6" draw:layer="layout" svg:width="0.223cm" svg:height="0.223cm" svg:x="35.636cm" svg:y="7.571cm" svg:viewBox="0 0 224 224" svg:d="M111 224c30 0 59-12 80-33s33-49 33-80c0-29-12-58-33-79s-50-32-80-32c-29 0-57 11-78 32s-33 50-33 79c0 31 12 59 33 80s49 33 78 33z">
          <text:p/>
        </draw:path>
        <draw:path draw:style-name="gr27" draw:text-style-name="P6" draw:layer="layout" svg:width="0.224cm" svg:height="0.223cm" svg:x="36.578cm" svg:y="7.406cm" svg:viewBox="0 0 225 224" svg:d="M113 224c30 0 58-11 79-32s33-50 33-79c0-30-12-59-33-80s-49-33-79-33c-31 0-59 12-80 33s-33 50-33 80c0 29 12 58 33 79s49 32 80 32z">
          <text:p/>
        </draw:path>
        <draw:path draw:style-name="gr24" draw:text-style-name="P2" draw:layer="layout" svg:width="0.224cm" svg:height="0.223cm" svg:x="36.578cm" svg:y="7.406cm" svg:viewBox="0 0 225 224" svg:d="M113 224c30 0 58-11 79-32s33-50 33-79c0-30-12-59-33-80s-49-33-79-33c-31 0-59 12-80 33s-33 50-33 80c0 29 12 58 33 79s49 32 80 32z">
          <text:p/>
        </draw:path>
        <draw:path draw:style-name="gr23" draw:text-style-name="P6" draw:layer="layout" svg:width="0.223cm" svg:height="0.223cm" svg:x="38.435cm" svg:y="7.95cm" svg:viewBox="0 0 224 224" svg:d="M112 224c30 0 58-12 79-33 21-22 33-50 33-80 0-29-12-57-33-78s-49-33-79-33c-29 0-58 12-80 33-21 21-32 49-32 78 0 30 11 58 32 80 22 21 51 33 80 33z">
          <text:p/>
        </draw:path>
        <draw:path draw:style-name="gr23" draw:text-style-name="P6" draw:layer="layout" svg:width="0.223cm" svg:height="0.224cm" svg:x="38.456cm" svg:y="7.865cm" svg:viewBox="0 0 224 225" svg:d="M112 225c30 0 58-12 79-33s33-49 33-79-12-58-33-80c-21-21-49-33-79-33-29 0-58 12-78 33-21 22-34 50-34 80s13 58 34 79c20 21 49 33 78 33z">
          <text:p/>
        </draw:path>
        <draw:path draw:style-name="gr23" draw:text-style-name="P6" draw:layer="layout" svg:width="0.224cm" svg:height="0.223cm" svg:x="39.44cm" svg:y="7.279cm" svg:viewBox="0 0 225 224" svg:d="M112 224c30 0 59-11 80-33 21-21 33-50 33-79 0-30-12-58-33-79s-50-33-80-33-58 12-79 33-33 49-33 79c0 29 12 58 33 79 21 22 49 33 79 33z">
          <text:p/>
        </draw:path>
        <draw:path draw:style-name="gr23" draw:text-style-name="P6" draw:layer="layout" svg:width="0.223cm" svg:height="0.223cm" svg:x="38.984cm" svg:y="8.07cm" svg:viewBox="0 0 224 224" svg:d="M112 224c29 0 59-12 80-33s32-49 32-79c0-29-11-59-32-80-21-20-51-32-80-32-30 0-58 12-79 32-21 21-33 51-33 80 0 30 12 58 33 79s49 33 79 33z">
          <text:p/>
        </draw:path>
        <draw:path draw:style-name="gr23" draw:text-style-name="P6" draw:layer="layout" svg:width="0.223cm" svg:height="0.223cm" svg:x="39.42cm" svg:y="7.177cm" svg:viewBox="0 0 224 224" svg:d="M112 224c29 0 59-12 80-33 21-20 32-49 32-78 0-30-11-59-32-80s-51-33-80-33c-30 0-58 12-79 33s-33 50-33 80c0 29 12 58 33 78 21 21 49 33 79 33z">
          <text:p/>
        </draw:path>
        <draw:path draw:style-name="gr23" draw:text-style-name="P6" draw:layer="layout" svg:width="0.223cm" svg:height="0.223cm" svg:x="38.387cm" svg:y="8.011cm" svg:viewBox="0 0 224 224" svg:d="M112 224c30 0 58-11 79-32s33-50 33-80-12-58-33-79-49-33-79-33c-29 0-58 12-79 33s-33 49-33 79 12 59 33 80 50 32 79 32z">
          <text:p/>
        </draw:path>
        <draw:path draw:style-name="gr23" draw:text-style-name="P6" draw:layer="layout" svg:width="0.223cm" svg:height="0.223cm" svg:x="39.37cm" svg:y="7.054cm" svg:viewBox="0 0 224 224" svg:d="M111 224c30 0 58-11 79-33 21-21 34-50 34-79 0-30-13-58-34-79s-49-33-79-33c-29 0-58 12-79 33s-32 49-32 79c0 29 11 58 32 79 21 22 50 33 79 33z">
          <text:p/>
        </draw:path>
        <draw:path draw:style-name="gr23" draw:text-style-name="P6" draw:layer="layout" svg:width="0.223cm" svg:height="0.224cm" svg:x="38.963cm" svg:y="8.065cm" svg:viewBox="0 0 224 225" svg:d="M111 225c30 0 58-12 80-33 21-21 33-49 33-79s-12-59-33-80c-22-21-50-33-80-33-29 0-58 12-79 33s-32 50-32 80 11 58 32 79 50 33 79 33z">
          <text:p/>
        </draw:path>
        <draw:path draw:style-name="gr23" draw:text-style-name="P6" draw:layer="layout" svg:width="0.224cm" svg:height="0.223cm" svg:x="38.765cm" svg:y="7.797cm" svg:viewBox="0 0 225 224" svg:d="M112 224c30 0 59-11 80-32s33-50 33-80-12-58-33-79-50-33-80-33-58 12-79 33-33 49-33 79 12 59 33 80 49 32 79 32z">
          <text:p/>
        </draw:path>
        <draw:path draw:style-name="gr23" draw:text-style-name="P6" draw:layer="layout" svg:width="0.223cm" svg:height="0.223cm" svg:x="39.59cm" svg:y="6.783cm" svg:viewBox="0 0 224 224" svg:d="M112 224c29 0 58-12 79-33 21-20 33-49 33-78 0-30-12-58-33-79-21-22-50-34-79-34-30 0-58 12-79 34-21 21-33 49-33 79 0 29 12 58 33 78 21 21 49 33 79 33z">
          <text:p/>
        </draw:path>
        <draw:path draw:style-name="gr23" draw:text-style-name="P6" draw:layer="layout" svg:width="0.224cm" svg:height="0.223cm" svg:x="36.465cm" svg:y="7.419cm" svg:viewBox="0 0 225 224" svg:d="M112 224c30 0 58-12 79-33s34-49 34-79c0-29-13-58-34-79s-49-33-79-33-58 12-79 33-33 50-33 79c0 30 12 58 33 79s49 33 79 33z">
          <text:p/>
        </draw:path>
        <draw:path draw:style-name="gr23" draw:text-style-name="P6" draw:layer="layout" svg:width="0.223cm" svg:height="0.223cm" svg:x="39.087cm" svg:y="7.179cm" svg:viewBox="0 0 224 224" svg:d="M113 224c29 0 58-12 79-33s32-49 32-79c0-29-11-59-32-80-21-20-50-32-79-32-30 0-58 12-80 32-21 21-33 51-33 80 0 30 12 58 33 79 22 21 50 33 80 33z">
          <text:p/>
        </draw:path>
        <draw:path draw:style-name="gr23" draw:text-style-name="P6" draw:layer="layout" svg:width="0.224cm" svg:height="0.224cm" svg:x="39.182cm" svg:y="7.025cm" svg:viewBox="0 0 225 225" svg:d="M112 225c30 0 58-13 80-34 21-21 33-49 33-79s-12-58-33-79c-22-21-50-33-80-33s-58 12-79 33-33 49-33 79 12 58 33 79 49 34 79 34z">
          <text:p/>
        </draw:path>
        <draw:path draw:style-name="gr27" draw:text-style-name="P6" draw:layer="layout" svg:width="0.223cm" svg:height="0.223cm" svg:x="40.473cm" svg:y="6.906cm" svg:viewBox="0 0 224 224" svg:d="M112 224c30 0 58-11 79-32s33-50 33-80-12-58-33-79-49-33-79-33c-29 0-58 12-79 33s-33 49-33 79 12 59 33 80 50 32 79 32z">
          <text:p/>
        </draw:path>
        <draw:path draw:style-name="gr24" draw:text-style-name="P2" draw:layer="layout" svg:width="0.223cm" svg:height="0.223cm" svg:x="40.473cm" svg:y="6.906cm" svg:viewBox="0 0 224 224" svg:d="M112 224c30 0 58-11 79-32s33-50 33-80-12-58-33-79-49-33-79-33c-29 0-58 12-79 33s-33 49-33 79 12 59 33 80 50 32 79 32z">
          <text:p/>
        </draw:path>
        <draw:path draw:style-name="gr23" draw:text-style-name="P6" draw:layer="layout" svg:width="0.224cm" svg:height="0.224cm" svg:x="35.373cm" svg:y="10.073cm" svg:viewBox="0 0 225 225" svg:d="M112 225c30 0 58-12 79-33 22-21 34-49 34-79s-12-59-34-80c-21-21-49-33-79-33s-58 12-79 33-33 50-33 80 12 58 33 79 49 33 79 33z">
          <text:p/>
        </draw:path>
        <draw:path draw:style-name="gr23" draw:text-style-name="P6" draw:layer="layout" svg:width="0.223cm" svg:height="0.224cm" svg:x="35.699cm" svg:y="10.261cm" svg:viewBox="0 0 224 225" svg:d="M113 225c29 0 58-12 78-33 21-21 33-49 33-79 0-31-12-59-33-80-20-21-49-33-78-33-31 0-59 12-80 33s-33 49-33 80c0 30 12 58 33 79s49 33 80 33z">
          <text:p/>
        </draw:path>
        <draw:path draw:style-name="gr23" draw:text-style-name="P6" draw:layer="layout" svg:width="0.223cm" svg:height="0.223cm" svg:x="39.86cm" svg:y="6.939cm" svg:viewBox="0 0 224 224" svg:d="M112 224c29 0 58-12 79-33s33-49 33-79-12-59-33-80-50-32-79-32c-30 0-58 11-79 32s-33 50-33 80 12 58 33 79 49 33 79 33z">
          <text:p/>
        </draw:path>
        <draw:path draw:style-name="gr23" draw:text-style-name="P6" draw:layer="layout" svg:width="0.223cm" svg:height="0.223cm" svg:x="39.542cm" svg:y="7.187cm" svg:viewBox="0 0 224 224" svg:d="M113 224c29 0 58-11 78-32 21-21 33-49 33-79s-12-59-33-80c-20-21-49-33-78-33-30 0-58 12-80 33-21 21-33 50-33 80s12 58 33 79c22 21 50 32 80 32z">
          <text:p/>
        </draw:path>
        <draw:path draw:style-name="gr23" draw:text-style-name="P6" draw:layer="layout" svg:width="0.223cm" svg:height="0.223cm" svg:x="40.183cm" svg:y="6.774cm" svg:viewBox="0 0 224 224" svg:d="M113 224c29 0 57-12 78-33s33-49 33-79c0-29-12-58-33-78-21-22-49-34-78-34-30 0-59 12-80 34-21 20-33 49-33 78 0 30 12 58 33 79s50 33 80 33z">
          <text:p/>
        </draw:path>
        <draw:path draw:style-name="gr23" draw:text-style-name="P6" draw:layer="layout" svg:width="0.223cm" svg:height="0.223cm" svg:x="39.649cm" svg:y="6.676cm" svg:viewBox="0 0 224 224" svg:d="M112 224c29 0 59-12 80-33 20-21 32-49 32-80 0-29-12-58-32-79-21-21-51-32-80-32-30 0-58 11-79 32s-33 50-33 79c0 31 12 59 33 80s49 33 79 33z">
          <text:p/>
        </draw:path>
        <draw:path draw:style-name="gr26" draw:text-style-name="P8" draw:layer="layout" svg:width="0.224cm" svg:height="0.223cm" svg:x="32.698cm" svg:y="9.657cm" svg:viewBox="0 0 225 224" svg:d="M112 224c30 0 58-12 79-33 22-21 34-49 34-79 0-29-12-58-34-80-21-21-49-32-79-32s-58 11-79 32c-21 22-33 51-33 80 0 30 12 58 33 79s49 33 79 33z">
          <text:p/>
        </draw:path>
        <draw:path draw:style-name="gr26" draw:text-style-name="P8" draw:layer="layout" svg:width="0.223cm" svg:height="0.223cm" svg:x="34.673cm" svg:y="9.781cm" svg:viewBox="0 0 224 224" svg:d="M113 224c29 0 58-12 79-33s32-50 32-80-11-58-32-79-50-32-79-32c-30 0-58 11-79 32s-34 49-34 79 13 59 34 80 49 33 79 33z">
          <text:p/>
        </draw:path>
        <draw:path draw:style-name="gr23" draw:text-style-name="P6" draw:layer="layout" svg:width="0.223cm" svg:height="0.223cm" svg:x="35.121cm" svg:y="7.39cm" svg:viewBox="0 0 224 224" svg:d="M113 224c29 0 58-11 79-32s32-49 32-79-11-59-32-80-50-33-79-33c-30 0-58 12-79 33s-34 50-34 80 13 58 34 79 49 32 79 32z">
          <text:p/>
        </draw:path>
        <draw:path draw:style-name="gr23" draw:text-style-name="P6" draw:layer="layout" svg:width="0.223cm" svg:height="0.223cm" svg:x="36.157cm" svg:y="7.659cm" svg:viewBox="0 0 224 224" svg:d="M113 224c29 0 58-12 78-33 21-21 33-49 33-79 0-29-12-58-33-80-20-21-49-32-78-32-30 0-59 11-80 32-21 22-33 51-33 80 0 30 12 58 33 79s50 33 80 33z">
          <text:p/>
        </draw:path>
        <draw:path draw:style-name="gr25" draw:text-style-name="P7" draw:layer="layout" svg:width="0.223cm" svg:height="0.223cm" svg:x="34.496cm" svg:y="7.386cm" svg:viewBox="0 0 224 224" svg:d="M111 224c30 0 58-11 80-32 21-21 33-50 33-79 0-31-12-59-33-80-22-21-50-33-80-33-29 0-58 12-79 33s-32 49-32 80c0 29 11 58 32 79s50 32 79 32z">
          <text:p/>
        </draw:path>
        <draw:path draw:style-name="gr12" draw:text-style-name="P7" draw:layer="layout" svg:width="0.223cm" svg:height="0.223cm" svg:x="33.889cm" svg:y="7.258cm" svg:viewBox="0 0 224 224" svg:d="M111 224c31 0 59-13 80-33 21-21 33-50 33-79 0-30-12-58-33-79s-49-33-80-33c-29 0-58 12-79 33s-32 49-32 79c0 29 11 58 32 79 21 20 50 33 79 33z">
          <text:p/>
        </draw:path>
        <draw:path draw:style-name="gr24" draw:text-style-name="P2" draw:layer="layout" svg:width="0.223cm" svg:height="0.223cm" svg:x="33.889cm" svg:y="7.258cm" svg:viewBox="0 0 224 224" svg:d="M111 224c31 0 59-13 80-33 21-21 33-50 33-79 0-30-12-58-33-79s-49-33-80-33c-29 0-58 12-79 33s-32 49-32 79c0 29 11 58 32 79 21 20 50 33 79 33z">
          <text:p/>
        </draw:path>
        <draw:path draw:style-name="gr25" draw:text-style-name="P7" draw:layer="layout" svg:width="0.223cm" svg:height="0.223cm" svg:x="34.83cm" svg:y="7.476cm" svg:viewBox="0 0 224 224" svg:d="M112 224c30 0 58-12 79-33s33-49 33-79-12-58-33-79-49-33-79-33c-29 0-59 12-79 33-21 21-33 49-33 79s12 58 33 79c20 21 50 33 79 33z">
          <text:p/>
        </draw:path>
        <draw:path draw:style-name="gr23" draw:text-style-name="P6" draw:layer="layout" svg:width="0.223cm" svg:height="0.223cm" svg:x="36.202cm" svg:y="7.896cm" svg:viewBox="0 0 224 224" svg:d="M112 224c30 0 58-12 79-33s33-49 33-79c0-29-12-58-33-79-21-22-49-33-79-33-29 0-58 11-79 33-21 21-33 50-33 79 0 30 12 58 33 79s50 33 79 33z">
          <text:p/>
        </draw:path>
        <draw:path draw:style-name="gr25" draw:text-style-name="P7" draw:layer="layout" svg:width="0.223cm" svg:height="0.223cm" svg:x="33.844cm" svg:y="7.328cm" svg:viewBox="0 0 224 224" svg:d="M112 224c29 0 59-11 79-32 21-21 33-51 33-80 0-30-12-58-33-79-20-21-50-33-79-33-30 0-58 12-79 33s-33 49-33 79c0 29 12 59 33 80s49 32 79 32z">
          <text:p/>
        </draw:path>
        <draw:path draw:style-name="gr25" draw:text-style-name="P7" draw:layer="layout" svg:width="0.223cm" svg:height="0.224cm" svg:x="34.387cm" svg:y="7.539cm" svg:viewBox="0 0 224 225" svg:d="M112 225c30 0 58-12 79-33s33-50 33-80-12-58-33-79-49-33-79-33-59 12-80 33-32 49-32 79 11 59 32 80 50 33 80 33z">
          <text:p/>
        </draw:path>
        <draw:path draw:style-name="gr25" draw:text-style-name="P7" draw:layer="layout" svg:width="0.223cm" svg:height="0.224cm" svg:x="34.433cm" svg:y="7.374cm" svg:viewBox="0 0 224 225" svg:d="M113 225c29 0 58-12 79-33s32-49 32-79c0-31-11-59-32-80s-50-33-79-33c-30 0-58 12-79 33-22 21-34 49-34 80 0 30 12 58 34 79 21 21 49 33 79 33z">
          <text:p/>
        </draw:path>
        <draw:path draw:style-name="gr25" draw:text-style-name="P7" draw:layer="layout" svg:width="0.223cm" svg:height="0.223cm" svg:x="34.449cm" svg:y="7.039cm" svg:viewBox="0 0 224 224" svg:d="M112 224c30 0 58-11 79-33 21-21 33-50 33-79 0-30-12-58-33-79s-49-33-79-33c-29 0-58 12-79 33s-33 49-33 79c0 29 12 58 33 79 21 22 50 33 79 33z">
          <text:p/>
        </draw:path>
        <draw:path draw:style-name="gr23" draw:text-style-name="P6" draw:layer="layout" svg:width="0.223cm" svg:height="0.223cm" svg:x="36.198cm" svg:y="7.348cm" svg:viewBox="0 0 224 224" svg:d="M113 224c29 0 58-12 78-33 21-21 33-49 33-80 0-29-12-58-33-79-20-21-49-32-78-32-30 0-58 11-80 32-21 21-33 50-33 79 0 31 12 59 33 80 22 21 50 33 80 33z">
          <text:p/>
        </draw:path>
        <draw:path draw:style-name="gr23" draw:text-style-name="P6" draw:layer="layout" svg:width="0.223cm" svg:height="0.223cm" svg:x="36.107cm" svg:y="7.279cm" svg:viewBox="0 0 224 224" svg:d="M111 224c31 0 59-12 80-34 21-21 33-49 33-79 0-29-12-58-33-79s-49-32-80-32c-29 0-58 11-79 32-20 21-32 50-32 79 0 30 12 58 32 79 21 22 50 34 79 34z">
          <text:p/>
        </draw:path>
        <draw:path draw:style-name="gr23" draw:text-style-name="P6" draw:layer="layout" svg:width="0.223cm" svg:height="0.223cm" svg:x="35.967cm" svg:y="7.334cm" svg:viewBox="0 0 224 224" svg:d="M113 224c29 0 58-12 78-33 21-21 33-49 33-80 0-29-12-58-33-79-20-20-49-32-78-32-30 0-58 12-80 32-21 21-33 50-33 79 0 31 12 59 33 80 22 21 50 33 80 33z">
          <text:p/>
        </draw:path>
        <draw:path draw:style-name="gr23" draw:text-style-name="P6" draw:layer="layout" svg:width="0.224cm" svg:height="0.223cm" svg:x="36.075cm" svg:y="7.841cm" svg:viewBox="0 0 225 224" svg:d="M112 224c30 0 59-12 80-33s33-49 33-79c0-29-12-59-33-80-21-20-50-32-80-32s-58 12-79 32c-21 21-33 51-33 80 0 30 12 58 33 79s49 33 79 33z">
          <text:p/>
        </draw:path>
        <draw:path draw:style-name="gr23" draw:text-style-name="P6" draw:layer="layout" svg:width="0.223cm" svg:height="0.223cm" svg:x="36.016cm" svg:y="1.335cm" svg:viewBox="0 0 224 224" svg:d="M111 224c30 0 58-12 79-33s34-49 34-80c0-29-13-58-34-79s-49-32-79-32c-29 0-58 11-79 32s-32 50-32 79c0 31 11 59 32 80s50 33 79 33z">
          <text:p/>
        </draw:path>
        <draw:path draw:style-name="gr25" draw:text-style-name="P7" draw:layer="layout" svg:width="0.223cm" svg:height="0.223cm" svg:x="31.157cm" svg:y="4.141cm" svg:viewBox="0 0 224 224" svg:d="M112 224c29 0 57-11 79-33 21-21 33-50 33-79 0-30-12-58-33-79-22-21-50-33-79-33-30 0-58 12-79 33s-33 49-33 79c0 29 12 58 33 79 21 22 49 33 79 33z">
          <text:p/>
        </draw:path>
        <draw:path draw:style-name="gr25" draw:text-style-name="P7" draw:layer="layout" svg:width="0.223cm" svg:height="0.223cm" svg:x="31.23cm" svg:y="4.319cm" svg:viewBox="0 0 224 224" svg:d="M112 224c30 0 58-12 79-32 21-21 33-50 33-79 0-30-12-58-33-79-21-22-49-34-79-34s-59 12-80 34c-20 21-32 49-32 79 0 29 12 58 32 79 21 20 50 32 80 32z">
          <text:p/>
        </draw:path>
        <draw:path draw:style-name="gr25" draw:text-style-name="P7" draw:layer="layout" svg:width="0.223cm" svg:height="0.223cm" svg:x="32.607cm" svg:y="6.451cm" svg:viewBox="0 0 224 224" svg:d="M113 224c29 0 58-12 79-33 20-21 32-49 32-80 0-29-12-58-32-79-21-21-50-32-79-32-30 0-59 11-80 32s-33 50-33 79c0 31 12 59 33 80s50 33 80 33z">
          <text:p/>
        </draw:path>
        <draw:path draw:style-name="gr25" draw:text-style-name="P7" draw:layer="layout" svg:width="0.223cm" svg:height="0.223cm" svg:x="32.733cm" svg:y="6.295cm" svg:viewBox="0 0 224 224" svg:d="M111 224c30 0 59-12 80-33s33-49 33-79c0-29-12-58-33-79s-50-33-80-33c-29 0-58 12-79 33-20 21-32 50-32 79 0 30 12 58 32 79 21 21 50 33 79 33z">
          <text:p/>
        </draw:path>
        <draw:path draw:style-name="gr25" draw:text-style-name="P7" draw:layer="layout" svg:width="0.223cm" svg:height="0.223cm" svg:x="35.616cm" svg:y="5.397cm" svg:viewBox="0 0 224 224" svg:d="M111 224c30 0 58-12 80-33 21-21 33-49 33-79 0-29-12-59-33-79-22-21-50-33-80-33-29 0-57 12-78 33-21 20-33 50-33 79 0 30 12 58 33 79s49 33 78 33z">
          <text:p/>
        </draw:path>
        <draw:path draw:style-name="gr25" draw:text-style-name="P7" draw:layer="layout" svg:width="0.223cm" svg:height="0.223cm" svg:x="30.844cm" svg:y="5.925cm" svg:viewBox="0 0 224 224" svg:d="M113 224c29 0 58-12 79-34 21-21 32-49 32-79 0-29-11-58-32-78-21-21-50-33-79-33-30 0-58 12-80 33-21 20-33 49-33 78 0 30 12 58 33 79 22 22 50 34 80 34z">
          <text:p/>
        </draw:path>
        <draw:path draw:style-name="gr25" draw:text-style-name="P7" draw:layer="layout" svg:width="0.223cm" svg:height="0.223cm" svg:x="32.719cm" svg:y="6.137cm" svg:viewBox="0 0 224 224" svg:d="M112 224c29 0 58-12 80-33 21-21 32-50 32-79 0-30-11-58-32-79-22-21-51-33-80-33-30 0-58 12-79 33s-33 49-33 79c0 29 12 58 33 79s49 33 79 33z">
          <text:p/>
        </draw:path>
        <draw:path draw:style-name="gr25" draw:text-style-name="P7" draw:layer="layout" svg:width="0.223cm" svg:height="0.223cm" svg:x="31.325cm" svg:y="3.889cm" svg:viewBox="0 0 224 224" svg:d="M113 224c29 0 58-11 79-32 20-21 32-50 32-79 0-30-12-58-32-79-21-22-50-34-79-34-30 0-58 12-79 34-21 21-34 49-34 79 0 29 13 58 34 79s49 32 79 32z">
          <text:p/>
        </draw:path>
        <draw:path draw:style-name="gr25" draw:text-style-name="P7" draw:layer="layout" svg:width="0.223cm" svg:height="0.223cm" svg:x="35.65cm" svg:y="5.602cm" svg:viewBox="0 0 224 224" svg:d="M111 224c30 0 59-12 80-33s33-49 33-79-12-59-33-80-50-32-80-32c-29 0-58 11-79 32s-32 50-32 80 11 58 32 79 50 33 79 33z">
          <text:p/>
        </draw:path>
        <draw:path draw:style-name="gr26" draw:text-style-name="P8" draw:layer="layout" svg:width="0.224cm" svg:height="0.223cm" svg:x="33.576cm" svg:y="9.903cm" svg:viewBox="0 0 225 224" svg:d="M112 224c30 0 58-12 79-33 22-20 34-49 34-78 0-30-12-58-34-79-21-22-49-34-79-34s-58 12-79 34c-21 21-33 49-33 79 0 29 12 58 33 78 21 21 49 33 79 33z">
          <text:p/>
        </draw:path>
        <draw:path draw:style-name="gr26" draw:text-style-name="P8" draw:layer="layout" svg:width="0.223cm" svg:height="0.223cm" svg:x="33.499cm" svg:y="9.801cm" svg:viewBox="0 0 224 224" svg:d="M112 224c30 0 58-12 79-33s33-49 33-80c0-29-12-58-33-79s-49-32-79-32c-29 0-59 11-80 32s-32 50-32 79c0 31 11 59 32 80s51 33 80 33z">
          <text:p/>
        </draw:path>
        <draw:path draw:style-name="gr25" draw:text-style-name="P7" draw:layer="layout" svg:width="0.224cm" svg:height="0.223cm" svg:x="31.284cm" svg:y="3.972cm" svg:viewBox="0 0 225 224" svg:d="M113 224c30 0 58-11 79-32s33-51 33-80c0-30-12-58-33-79s-49-33-79-33-58 12-80 33c-21 21-33 49-33 79 0 29 12 59 33 80 22 21 50 32 80 32z">
          <text:p/>
        </draw:path>
        <draw:path draw:style-name="gr12" draw:text-style-name="P7" draw:layer="layout" svg:width="0.224cm" svg:height="0.223cm" svg:x="31.302cm" svg:y="3.855cm" svg:viewBox="0 0 225 224" svg:d="M113 224c30 0 58-12 79-33s33-49 33-79c0-29-12-58-33-79s-49-33-79-33-58 12-79 33c-22 21-34 50-34 79 0 30 12 58 34 79 21 21 49 33 79 33z">
          <text:p/>
        </draw:path>
        <draw:path draw:style-name="gr24" draw:text-style-name="P2" draw:layer="layout" svg:width="0.224cm" svg:height="0.223cm" svg:x="31.302cm" svg:y="3.855cm" svg:viewBox="0 0 225 224" svg:d="M113 224c30 0 58-12 79-33s33-49 33-79c0-29-12-58-33-79s-49-33-79-33-58 12-79 33c-22 21-34 50-34 79 0 30 12 58 34 79 21 21 49 33 79 33z">
          <text:p/>
        </draw:path>
        <draw:path draw:style-name="gr25" draw:text-style-name="P7" draw:layer="layout" svg:width="0.223cm" svg:height="0.223cm" svg:x="30.287cm" svg:y="6.574cm" svg:viewBox="0 0 224 224" svg:d="M112 224c29 0 59-11 80-32 20-21 32-50 32-79 0-30-12-58-32-79-21-21-51-34-80-34-30 0-58 13-79 34s-33 49-33 79c0 29 12 58 33 79s49 32 79 32z">
          <text:p/>
        </draw:path>
        <draw:path draw:style-name="gr25" draw:text-style-name="P7" draw:layer="layout" svg:width="0.223cm" svg:height="0.223cm" svg:x="30.262cm" svg:y="6.59cm" svg:viewBox="0 0 224 224" svg:d="M112 224c29 0 58-13 80-34 21-21 32-49 32-79 0-29-11-58-32-79-22-21-51-32-80-32-30 0-58 11-79 32s-33 50-33 79c0 30 12 58 33 79s49 34 79 34z">
          <text:p/>
        </draw:path>
        <draw:path draw:style-name="gr25" draw:text-style-name="P7" draw:layer="layout" svg:width="0.223cm" svg:height="0.223cm" svg:x="30.488cm" svg:y="6.352cm" svg:viewBox="0 0 224 224" svg:d="M111 224c30 0 58-12 80-33 21-20 33-49 33-78 0-30-12-58-33-79-22-21-50-34-80-34-29 0-58 13-79 34s-32 49-32 79c0 29 11 58 32 78 21 21 50 33 79 33z">
          <text:p/>
        </draw:path>
        <draw:path draw:style-name="gr25" draw:text-style-name="P7" draw:layer="layout" svg:width="0.223cm" svg:height="0.223cm" svg:x="30.803cm" svg:y="6.704cm" svg:viewBox="0 0 224 224" svg:d="M113 224c29 0 58-12 79-33s32-49 32-79-11-59-32-80c-21-20-50-32-79-32-31 0-59 12-80 32-21 21-33 50-33 80s12 58 33 79 49 33 80 33z">
          <text:p/>
        </draw:path>
        <draw:polygon draw:style-name="gr3" draw:text-style-name="P3" draw:layer="layout" svg:width="0cm" svg:height="0.123cm" svg:x="30.593cm" svg:y="11.219cm" svg:viewBox="0 0 0 124" draw:points="0,0 0,124">
          <text:p/>
        </draw:polygon>
        <draw:line draw:style-name="gr4" draw:text-style-name="P2" draw:layer="layout" svg:x1="30.593cm" svg:y1="11.219cm" svg:x2="30.593cm" svg:y2="11.343cm">
          <text:p/>
        </draw:line>
        <draw:polygon draw:style-name="gr3" draw:text-style-name="P3" draw:layer="layout" svg:width="0.221cm" svg:height="0.029cm" svg:x="30.258cm" svg:y="11.609cm" svg:viewBox="0 0 222 30" draw:points="0,0 222,0 222,30 0,30">
          <text:p/>
        </draw:polygon>
        <draw:polygon draw:style-name="gr3" draw:text-style-name="P3" draw:layer="layout" svg:width="0cm" svg:height="0.123cm" svg:x="32.287cm" svg:y="11.219cm" svg:viewBox="0 0 0 124" draw:points="0,0 0,124">
          <text:p/>
        </draw:polygon>
        <draw:line draw:style-name="gr4" draw:text-style-name="P2" draw:layer="layout" svg:x1="32.287cm" svg:y1="11.219cm" svg:x2="32.287cm" svg:y2="11.343cm">
          <text:p/>
        </draw:line>
        <draw:frame draw:style-name="gr6" draw:text-style-name="P5" draw:layer="layout" svg:width="0.447cm" svg:height="0.412cm" svg:x="30.517cm" svg:y="11.407cm">
          <draw:text-box>
            <text:p text:style-name="P4"><text:span text:style-name="T1">30</text:span></text:p>
          </draw:text-box>
        </draw:frame>
        <draw:polygon draw:style-name="gr3" draw:text-style-name="P3" draw:layer="layout" svg:width="0.221cm" svg:height="0.029cm" svg:x="31.952cm" svg:y="11.609cm" svg:viewBox="0 0 222 30" draw:points="0,0 222,0 222,30 0,30">
          <text:p/>
        </draw:polygon>
        <draw:polygon draw:style-name="gr3" draw:text-style-name="P3" draw:layer="layout" svg:width="0cm" svg:height="0.123cm" svg:x="33.981cm" svg:y="11.219cm" svg:viewBox="0 0 0 124" draw:points="0,0 0,124">
          <text:p/>
        </draw:polygon>
        <draw:line draw:style-name="gr4" draw:text-style-name="P2" draw:layer="layout" svg:x1="33.981cm" svg:y1="11.219cm" svg:x2="33.981cm" svg:y2="11.343cm">
          <text:p/>
        </draw:line>
        <draw:frame draw:style-name="gr6" draw:text-style-name="P5" draw:layer="layout" svg:width="0.447cm" svg:height="0.412cm" svg:x="32.211cm" svg:y="11.407cm">
          <draw:text-box>
            <text:p text:style-name="P4"><text:span text:style-name="T1">20</text:span></text:p>
          </draw:text-box>
        </draw:frame>
        <draw:polygon draw:style-name="gr3" draw:text-style-name="P3" draw:layer="layout" svg:width="0.221cm" svg:height="0.029cm" svg:x="33.646cm" svg:y="11.609cm" svg:viewBox="0 0 222 30" draw:points="0,0 222,0 222,30 0,30">
          <text:p/>
        </draw:polygon>
        <draw:polygon draw:style-name="gr3" draw:text-style-name="P3" draw:layer="layout" svg:width="0cm" svg:height="0.123cm" svg:x="35.674cm" svg:y="11.219cm" svg:viewBox="0 0 0 124" draw:points="0,0 0,124">
          <text:p/>
        </draw:polygon>
        <draw:line draw:style-name="gr4" draw:text-style-name="P2" draw:layer="layout" svg:x1="35.674cm" svg:y1="11.219cm" svg:x2="35.674cm" svg:y2="11.343cm">
          <text:p/>
        </draw:line>
        <draw:frame draw:style-name="gr6" draw:text-style-name="P5" draw:layer="layout" svg:width="0.447cm" svg:height="0.412cm" svg:x="33.905cm" svg:y="11.407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123cm" svg:x="37.368cm" svg:y="11.219cm" svg:viewBox="0 0 0 124" draw:points="0,0 0,124">
          <text:p/>
        </draw:polygon>
        <draw:line draw:style-name="gr4" draw:text-style-name="P2" draw:layer="layout" svg:x1="37.368cm" svg:y1="11.219cm" svg:x2="37.368cm" svg:y2="11.343cm">
          <text:p/>
        </draw:line>
        <draw:frame draw:style-name="gr5" draw:text-style-name="P5" draw:layer="layout" svg:width="0.352cm" svg:height="0.412cm" svg:x="35.563cm" svg:y="11.407cm">
          <draw:text-box>
            <text:p text:style-name="P4"><text:span text:style-name="T1">0</text:span></text:p>
          </draw:text-box>
        </draw:frame>
        <draw:polygon draw:style-name="gr3" draw:text-style-name="P3" draw:layer="layout" svg:width="0cm" svg:height="0.123cm" svg:x="39.062cm" svg:y="11.219cm" svg:viewBox="0 0 0 124" draw:points="0,0 0,124">
          <text:p/>
        </draw:polygon>
        <draw:line draw:style-name="gr4" draw:text-style-name="P2" draw:layer="layout" svg:x1="39.062cm" svg:y1="11.219cm" svg:x2="39.062cm" svg:y2="11.343cm">
          <text:p/>
        </draw:line>
        <draw:frame draw:style-name="gr6" draw:text-style-name="P5" draw:layer="layout" svg:width="0.447cm" svg:height="0.412cm" svg:x="37.144cm" svg:y="11.407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123cm" svg:x="40.755cm" svg:y="11.219cm" svg:viewBox="0 0 0 124" draw:points="0,0 0,124">
          <text:p/>
        </draw:polygon>
        <draw:line draw:style-name="gr4" draw:text-style-name="P2" draw:layer="layout" svg:x1="40.755cm" svg:y1="11.219cm" svg:x2="40.755cm" svg:y2="11.343cm">
          <text:p/>
        </draw:line>
        <draw:frame draw:style-name="gr6" draw:text-style-name="P5" draw:layer="layout" svg:width="0.447cm" svg:height="0.412cm" svg:x="38.838cm" svg:y="11.407cm">
          <draw:text-box>
            <text:p text:style-name="P4"><text:span text:style-name="T1">20</text:span></text:p>
          </draw:text-box>
        </draw:frame>
        <draw:frame draw:style-name="gr6" draw:text-style-name="P5" draw:layer="layout" svg:width="0.447cm" svg:height="0.412cm" svg:x="40.532cm" svg:y="11.407cm">
          <draw:text-box>
            <text:p text:style-name="P4"><text:span text:style-name="T1">30</text:span></text:p>
          </draw:text-box>
        </draw:frame>
        <draw:polygon draw:style-name="gr3" draw:text-style-name="P3" draw:layer="layout" svg:width="0.123cm" svg:height="0cm" svg:x="29.596cm" svg:y="10.006cm" svg:viewBox="0 0 124 0" draw:points="124,0 0,0">
          <text:p/>
        </draw:polygon>
        <draw:line draw:style-name="gr4" draw:text-style-name="P2" draw:layer="layout" svg:x1="29.72cm" svg:y1="10.006cm" svg:x2="29.596cm" svg:y2="10.006cm">
          <text:p/>
        </draw:line>
        <draw:frame draw:style-name="gr29" draw:text-style-name="P5" draw:layer="layout" svg:width="1.069cm" svg:height="0.412cm" svg:x="35.092cm" svg:y="11.89cm">
          <draw:text-box>
            <text:p text:style-name="P4"><text:span text:style-name="T1">tSNE1</text:span></text:p>
          </draw:text-box>
        </draw:frame>
        <draw:polygon draw:style-name="gr3" draw:text-style-name="P3" draw:layer="layout" svg:width="0.221cm" svg:height="0.029cm" svg:x="28.766cm" svg:y="10.015cm" svg:viewBox="0 0 222 30" draw:points="0,0 222,0 222,30 0,30">
          <text:p/>
        </draw:polygon>
        <draw:polygon draw:style-name="gr3" draw:text-style-name="P3" draw:layer="layout" svg:width="0.123cm" svg:height="0cm" svg:x="29.596cm" svg:y="7.926cm" svg:viewBox="0 0 124 0" draw:points="124,0 0,0">
          <text:p/>
        </draw:polygon>
        <draw:line draw:style-name="gr4" draw:text-style-name="P2" draw:layer="layout" svg:x1="29.72cm" svg:y1="7.926cm" svg:x2="29.596cm" svg:y2="7.926cm">
          <text:p/>
        </draw:line>
        <draw:frame draw:style-name="gr6" draw:text-style-name="P5" draw:layer="layout" svg:width="0.447cm" svg:height="0.412cm" svg:x="29.025cm" svg:y="9.813cm">
          <draw:text-box>
            <text:p text:style-name="P4"><text:span text:style-name="T1">20</text:span></text:p>
          </draw:text-box>
        </draw:frame>
        <draw:polygon draw:style-name="gr3" draw:text-style-name="P3" draw:layer="layout" svg:width="0.221cm" svg:height="0.029cm" svg:x="28.766cm" svg:y="7.935cm" svg:viewBox="0 0 222 30" draw:points="0,0 222,0 222,30 0,30">
          <text:p/>
        </draw:polygon>
        <draw:polygon draw:style-name="gr3" draw:text-style-name="P3" draw:layer="layout" svg:width="0.123cm" svg:height="0cm" svg:x="29.596cm" svg:y="5.846cm" svg:viewBox="0 0 124 0" draw:points="124,0 0,0">
          <text:p/>
        </draw:polygon>
        <draw:line draw:style-name="gr4" draw:text-style-name="P2" draw:layer="layout" svg:x1="29.72cm" svg:y1="5.846cm" svg:x2="29.596cm" svg:y2="5.846cm">
          <text:p/>
        </draw:line>
        <draw:frame draw:style-name="gr6" draw:text-style-name="P5" draw:layer="layout" svg:width="0.447cm" svg:height="0.412cm" svg:x="29.025cm" svg:y="7.733cm">
          <draw:text-box>
            <text:p text:style-name="P4"><text:span text:style-name="T1">10</text:span></text:p>
          </draw:text-box>
        </draw:frame>
        <draw:polygon draw:style-name="gr3" draw:text-style-name="P3" draw:layer="layout" svg:width="0.123cm" svg:height="0cm" svg:x="29.596cm" svg:y="3.765cm" svg:viewBox="0 0 124 0" draw:points="124,0 0,0">
          <text:p/>
        </draw:polygon>
        <draw:line draw:style-name="gr4" draw:text-style-name="P2" draw:layer="layout" svg:x1="29.72cm" svg:y1="3.765cm" svg:x2="29.596cm" svg:y2="3.765cm">
          <text:p/>
        </draw:line>
        <draw:frame draw:style-name="gr5" draw:text-style-name="P5" draw:layer="layout" svg:width="0.352cm" svg:height="0.412cm" svg:x="29.249cm" svg:y="5.653cm">
          <draw:text-box>
            <text:p text:style-name="P4"><text:span text:style-name="T1">0</text:span></text:p>
          </draw:text-box>
        </draw:frame>
        <draw:polygon draw:style-name="gr3" draw:text-style-name="P3" draw:layer="layout" svg:width="0.123cm" svg:height="0cm" svg:x="29.596cm" svg:y="1.685cm" svg:viewBox="0 0 124 0" draw:points="124,0 0,0">
          <text:p/>
        </draw:polygon>
        <draw:line draw:style-name="gr4" draw:text-style-name="P2" draw:layer="layout" svg:x1="29.72cm" svg:y1="1.685cm" svg:x2="29.596cm" svg:y2="1.685cm">
          <text:p/>
        </draw:line>
        <draw:frame draw:style-name="gr6" draw:text-style-name="P5" draw:layer="layout" svg:width="0.447cm" svg:height="0.412cm" svg:x="29.025cm" svg:y="3.572cm">
          <draw:text-box>
            <text:p text:style-name="P4"><text:span text:style-name="T1">10</text:span></text:p>
          </draw:text-box>
        </draw:frame>
        <draw:frame draw:style-name="gr6" draw:text-style-name="P5" draw:layer="layout" svg:width="0.447cm" svg:height="0.412cm" svg:x="29.025cm" svg:y="1.492cm">
          <draw:text-box>
            <text:p text:style-name="P4"><text:span text:style-name="T1">20</text:span></text:p>
          </draw:text-box>
        </draw:frame>
        <draw:line draw:style-name="gr16" draw:text-style-name="P2" draw:layer="layout" svg:x1="29.72cm" svg:y1="11.219cm" svg:x2="29.72cm" svg:y2="0.948cm">
          <text:p/>
        </draw:line>
        <draw:line draw:style-name="gr16" draw:text-style-name="P2" draw:layer="layout" svg:x1="41.536cm" svg:y1="11.219cm" svg:x2="41.536cm" svg:y2="0.948cm">
          <text:p/>
        </draw:line>
        <draw:line draw:style-name="gr16" draw:text-style-name="P2" draw:layer="layout" svg:x1="29.72cm" svg:y1="11.219cm" svg:x2="41.536cm" svg:y2="11.219cm">
          <text:p/>
        </draw:line>
        <draw:line draw:style-name="gr16" draw:text-style-name="P2" draw:layer="layout" svg:x1="29.72cm" svg:y1="0.948cm" svg:x2="41.536cm" svg:y2="0.948cm">
          <text:p/>
        </draw:line>
        <draw:frame draw:style-name="gr29" draw:text-style-name="P5" draw:layer="layout" svg:width="1.069cm" svg:height="0.412cm" draw:transform="rotate (1.5707963267949) translate (28.187cm 6.621cm)">
          <draw:text-box>
            <text:p text:style-name="P4"><text:span text:style-name="T1">tSNE2</text:span></text:p>
          </draw:text-box>
        </draw:frame>
        <draw:polygon draw:style-name="gr1" draw:text-style-name="P1" draw:layer="layout" svg:width="11.815cm" svg:height="10.271cm" svg:x="43.683cm" svg:y="0.948cm" svg:viewBox="0 0 11816 10272" draw:points="0,10272 11816,10272 11816,0 0,0">
          <text:p/>
        </draw:polygon>
        <draw:line draw:style-name="gr2" draw:text-style-name="P2" draw:layer="layout" svg:x1="45.652cm" svg:y1="11.219cm" svg:x2="45.652cm" svg:y2="0.948cm">
          <text:p/>
        </draw:line>
        <draw:polygon draw:style-name="gr3" draw:text-style-name="P3" draw:layer="layout" svg:width="0cm" svg:height="0.123cm" svg:x="45.652cm" svg:y="11.219cm" svg:viewBox="0 0 0 124" draw:points="0,0 0,124">
          <text:p/>
        </draw:polygon>
        <draw:line draw:style-name="gr4" draw:text-style-name="P2" draw:layer="layout" svg:x1="45.652cm" svg:y1="11.219cm" svg:x2="45.652cm" svg:y2="11.343cm">
          <text:p/>
        </draw:line>
        <draw:frame draw:style-name="gr30" draw:text-style-name="P10" draw:layer="layout" svg:width="4.951cm" svg:height="0.53cm" svg:x="29.72cm" svg:y="0.344cm">
          <draw:text-box>
            <text:p text:style-name="P4"><text:span text:style-name="T2">C) t-SNE Clustering</text:span></text:p>
          </draw:text-box>
        </draw:frame>
        <draw:line draw:style-name="gr2" draw:text-style-name="P2" draw:layer="layout" svg:x1="49.591cm" svg:y1="11.219cm" svg:x2="49.591cm" svg:y2="0.948cm">
          <text:p/>
        </draw:line>
        <draw:polygon draw:style-name="gr3" draw:text-style-name="P3" draw:layer="layout" svg:width="0cm" svg:height="0.123cm" svg:x="49.591cm" svg:y="11.219cm" svg:viewBox="0 0 0 124" draw:points="0,0 0,124">
          <text:p/>
        </draw:polygon>
        <draw:line draw:style-name="gr4" draw:text-style-name="P2" draw:layer="layout" svg:x1="49.591cm" svg:y1="11.219cm" svg:x2="49.591cm" svg:y2="11.343cm">
          <text:p/>
        </draw:line>
        <draw:frame draw:style-name="gr5" draw:text-style-name="P5" draw:layer="layout" svg:width="0.352cm" svg:height="0.412cm" svg:x="45.54cm" svg:y="11.407cm">
          <draw:text-box>
            <text:p text:style-name="P4"><text:span text:style-name="T1">0</text:span></text:p>
          </draw:text-box>
        </draw:frame>
        <draw:line draw:style-name="gr2" draw:text-style-name="P2" draw:layer="layout" svg:x1="53.529cm" svg:y1="11.219cm" svg:x2="53.529cm" svg:y2="0.948cm">
          <text:p/>
        </draw:line>
        <draw:polygon draw:style-name="gr3" draw:text-style-name="P3" draw:layer="layout" svg:width="0cm" svg:height="0.123cm" svg:x="53.529cm" svg:y="11.219cm" svg:viewBox="0 0 0 124" draw:points="0,0 0,124">
          <text:p/>
        </draw:polygon>
        <draw:line draw:style-name="gr4" draw:text-style-name="P2" draw:layer="layout" svg:x1="53.529cm" svg:y1="11.219cm" svg:x2="53.529cm" svg:y2="11.343cm">
          <text:p/>
        </draw:line>
        <draw:frame draw:style-name="gr5" draw:text-style-name="P5" draw:layer="layout" svg:width="0.352cm" svg:height="0.412cm" svg:x="49.479cm" svg:y="11.407cm">
          <draw:text-box>
            <text:p text:style-name="P4"><text:span text:style-name="T1">1</text:span></text:p>
          </draw:text-box>
        </draw:frame>
        <draw:frame draw:style-name="gr5" draw:text-style-name="P5" draw:layer="layout" svg:width="0.352cm" svg:height="0.412cm" svg:x="53.418cm" svg:y="11.407cm">
          <draw:text-box>
            <text:p text:style-name="P4"><text:span text:style-name="T1">2</text:span></text:p>
          </draw:text-box>
        </draw:frame>
        <draw:line draw:style-name="gr2" draw:text-style-name="P2" draw:layer="layout" svg:x1="43.683cm" svg:y1="10.752cm" svg:x2="55.498cm" svg:y2="10.752cm">
          <text:p/>
        </draw:line>
        <draw:polygon draw:style-name="gr3" draw:text-style-name="P3" draw:layer="layout" svg:width="0.123cm" svg:height="0cm" svg:x="43.559cm" svg:y="10.752cm" svg:viewBox="0 0 124 0" draw:points="124,0 0,0">
          <text:p/>
        </draw:polygon>
        <draw:line draw:style-name="gr4" draw:text-style-name="P2" draw:layer="layout" svg:x1="43.683cm" svg:y1="10.752cm" svg:x2="43.559cm" svg:y2="10.752cm">
          <text:p/>
        </draw:line>
        <draw:frame draw:style-name="gr31" draw:text-style-name="P5" draw:layer="layout" svg:width="1.247cm" svg:height="0.412cm" svg:x="48.965cm" svg:y="11.89cm">
          <draw:text-box>
            <text:p text:style-name="P4"><text:span text:style-name="T1">Cluster</text:span></text:p>
          </draw:text-box>
        </draw:frame>
        <draw:line draw:style-name="gr2" draw:text-style-name="P2" draw:layer="layout" svg:x1="43.683cm" svg:y1="9.484cm" svg:x2="55.498cm" svg:y2="9.484cm">
          <text:p/>
        </draw:line>
        <draw:polygon draw:style-name="gr3" draw:text-style-name="P3" draw:layer="layout" svg:width="0.123cm" svg:height="0cm" svg:x="43.559cm" svg:y="9.484cm" svg:viewBox="0 0 124 0" draw:points="124,0 0,0">
          <text:p/>
        </draw:polygon>
        <draw:line draw:style-name="gr4" draw:text-style-name="P2" draw:layer="layout" svg:x1="43.683cm" svg:y1="9.484cm" svg:x2="43.559cm" svg:y2="9.484cm">
          <text:p/>
        </draw:line>
        <draw:frame draw:style-name="gr5" draw:text-style-name="P5" draw:layer="layout" svg:width="0.352cm" svg:height="0.412cm" svg:x="43.212cm" svg:y="10.559cm">
          <draw:text-box>
            <text:p text:style-name="P4"><text:span text:style-name="T1">0</text:span></text:p>
          </draw:text-box>
        </draw:frame>
        <draw:line draw:style-name="gr2" draw:text-style-name="P2" draw:layer="layout" svg:x1="43.683cm" svg:y1="8.216cm" svg:x2="55.498cm" svg:y2="8.216cm">
          <text:p/>
        </draw:line>
        <draw:polygon draw:style-name="gr3" draw:text-style-name="P3" draw:layer="layout" svg:width="0.123cm" svg:height="0cm" svg:x="43.559cm" svg:y="8.216cm" svg:viewBox="0 0 124 0" draw:points="124,0 0,0">
          <text:p/>
        </draw:polygon>
        <draw:line draw:style-name="gr4" draw:text-style-name="P2" draw:layer="layout" svg:x1="43.683cm" svg:y1="8.216cm" svg:x2="43.559cm" svg:y2="8.216cm">
          <text:p/>
        </draw:line>
        <draw:frame draw:style-name="gr5" draw:text-style-name="P5" draw:layer="layout" svg:width="0.352cm" svg:height="0.412cm" svg:x="43.212cm" svg:y="9.291cm">
          <draw:text-box>
            <text:p text:style-name="P4"><text:span text:style-name="T1">1</text:span></text:p>
          </draw:text-box>
        </draw:frame>
        <draw:line draw:style-name="gr2" draw:text-style-name="P2" draw:layer="layout" svg:x1="43.683cm" svg:y1="6.947cm" svg:x2="55.498cm" svg:y2="6.947cm">
          <text:p/>
        </draw:line>
        <draw:polygon draw:style-name="gr3" draw:text-style-name="P3" draw:layer="layout" svg:width="0.123cm" svg:height="0cm" svg:x="43.559cm" svg:y="6.947cm" svg:viewBox="0 0 124 0" draw:points="124,0 0,0">
          <text:p/>
        </draw:polygon>
        <draw:line draw:style-name="gr4" draw:text-style-name="P2" draw:layer="layout" svg:x1="43.683cm" svg:y1="6.947cm" svg:x2="43.559cm" svg:y2="6.947cm">
          <text:p/>
        </draw:line>
        <draw:frame draw:style-name="gr5" draw:text-style-name="P5" draw:layer="layout" svg:width="0.352cm" svg:height="0.412cm" svg:x="43.212cm" svg:y="8.023cm">
          <draw:text-box>
            <text:p text:style-name="P4"><text:span text:style-name="T1">2</text:span></text:p>
          </draw:text-box>
        </draw:frame>
        <draw:line draw:style-name="gr2" draw:text-style-name="P2" draw:layer="layout" svg:x1="43.683cm" svg:y1="5.679cm" svg:x2="55.498cm" svg:y2="5.679cm">
          <text:p/>
        </draw:line>
        <draw:polygon draw:style-name="gr3" draw:text-style-name="P3" draw:layer="layout" svg:width="0.123cm" svg:height="0cm" svg:x="43.559cm" svg:y="5.679cm" svg:viewBox="0 0 124 0" draw:points="124,0 0,0">
          <text:p/>
        </draw:polygon>
        <draw:line draw:style-name="gr4" draw:text-style-name="P2" draw:layer="layout" svg:x1="43.683cm" svg:y1="5.679cm" svg:x2="43.559cm" svg:y2="5.679cm">
          <text:p/>
        </draw:line>
        <draw:frame draw:style-name="gr5" draw:text-style-name="P5" draw:layer="layout" svg:width="0.352cm" svg:height="0.412cm" svg:x="43.212cm" svg:y="6.754cm">
          <draw:text-box>
            <text:p text:style-name="P4"><text:span text:style-name="T1">3</text:span></text:p>
          </draw:text-box>
        </draw:frame>
        <draw:line draw:style-name="gr2" draw:text-style-name="P2" draw:layer="layout" svg:x1="43.683cm" svg:y1="4.41cm" svg:x2="55.498cm" svg:y2="4.41cm">
          <text:p/>
        </draw:line>
        <draw:polygon draw:style-name="gr3" draw:text-style-name="P3" draw:layer="layout" svg:width="0.123cm" svg:height="0cm" svg:x="43.559cm" svg:y="4.41cm" svg:viewBox="0 0 124 0" draw:points="124,0 0,0">
          <text:p/>
        </draw:polygon>
        <draw:line draw:style-name="gr4" draw:text-style-name="P2" draw:layer="layout" svg:x1="43.683cm" svg:y1="4.41cm" svg:x2="43.559cm" svg:y2="4.41cm">
          <text:p/>
        </draw:line>
        <draw:frame draw:style-name="gr5" draw:text-style-name="P5" draw:layer="layout" svg:width="0.352cm" svg:height="0.412cm" svg:x="43.212cm" svg:y="5.486cm">
          <draw:text-box>
            <text:p text:style-name="P4"><text:span text:style-name="T1">4</text:span></text:p>
          </draw:text-box>
        </draw:frame>
        <draw:line draw:style-name="gr2" draw:text-style-name="P2" draw:layer="layout" svg:x1="43.683cm" svg:y1="3.142cm" svg:x2="55.498cm" svg:y2="3.142cm">
          <text:p/>
        </draw:line>
        <draw:polygon draw:style-name="gr3" draw:text-style-name="P3" draw:layer="layout" svg:width="0.123cm" svg:height="0cm" svg:x="43.559cm" svg:y="3.142cm" svg:viewBox="0 0 124 0" draw:points="124,0 0,0">
          <text:p/>
        </draw:polygon>
        <draw:line draw:style-name="gr4" draw:text-style-name="P2" draw:layer="layout" svg:x1="43.683cm" svg:y1="3.142cm" svg:x2="43.559cm" svg:y2="3.142cm">
          <text:p/>
        </draw:line>
        <draw:frame draw:style-name="gr5" draw:text-style-name="P5" draw:layer="layout" svg:width="0.352cm" svg:height="0.412cm" svg:x="43.212cm" svg:y="4.217cm">
          <draw:text-box>
            <text:p text:style-name="P4"><text:span text:style-name="T1">5</text:span></text:p>
          </draw:text-box>
        </draw:frame>
        <draw:line draw:style-name="gr2" draw:text-style-name="P2" draw:layer="layout" svg:x1="43.683cm" svg:y1="1.873cm" svg:x2="55.498cm" svg:y2="1.873cm">
          <text:p/>
        </draw:line>
        <draw:polygon draw:style-name="gr3" draw:text-style-name="P3" draw:layer="layout" svg:width="0.123cm" svg:height="0cm" svg:x="43.559cm" svg:y="1.873cm" svg:viewBox="0 0 124 0" draw:points="124,0 0,0">
          <text:p/>
        </draw:polygon>
        <draw:line draw:style-name="gr4" draw:text-style-name="P2" draw:layer="layout" svg:x1="43.683cm" svg:y1="1.873cm" svg:x2="43.559cm" svg:y2="1.873cm">
          <text:p/>
        </draw:line>
        <draw:frame draw:style-name="gr5" draw:text-style-name="P5" draw:layer="layout" svg:width="0.352cm" svg:height="0.412cm" svg:x="43.212cm" svg:y="2.949cm">
          <draw:text-box>
            <text:p text:style-name="P4"><text:span text:style-name="T1">6</text:span></text:p>
          </draw:text-box>
        </draw:frame>
        <draw:frame draw:style-name="gr5" draw:text-style-name="P5" draw:layer="layout" svg:width="0.352cm" svg:height="0.412cm" svg:x="43.212cm" svg:y="1.681cm">
          <draw:text-box>
            <text:p text:style-name="P4"><text:span text:style-name="T1">7</text:span></text:p>
          </draw:text-box>
        </draw:frame>
        <draw:polygon draw:style-name="gr32" draw:text-style-name="P11" draw:layer="layout" svg:width="3.15cm" svg:height="0.25cm" svg:x="44.077cm" svg:y="10.312cm" svg:viewBox="0 0 3151 251" draw:points="0,251 3151,251 3151,0 0,0">
          <text:p/>
        </draw:polygon>
        <draw:line draw:style-name="gr33" draw:text-style-name="P2" draw:layer="layout" svg:x1="45.652cm" svg:y1="10.562cm" svg:x2="45.652cm" svg:y2="10.752cm">
          <text:p/>
        </draw:line>
        <draw:line draw:style-name="gr33" draw:text-style-name="P2" draw:layer="layout" svg:x1="45.652cm" svg:y1="10.312cm" svg:x2="45.652cm" svg:y2="9.942cm">
          <text:p/>
        </draw:line>
        <draw:line draw:style-name="gr34" draw:text-style-name="P2" draw:layer="layout" svg:x1="44.864cm" svg:y1="10.752cm" svg:x2="46.44cm" svg:y2="10.752cm">
          <text:p/>
        </draw:line>
        <draw:line draw:style-name="gr34" draw:text-style-name="P2" draw:layer="layout" svg:x1="44.864cm" svg:y1="9.942cm" svg:x2="46.44cm" svg:y2="9.942cm">
          <text:p/>
        </draw:line>
        <draw:path draw:style-name="gr35" draw:text-style-name="P2" draw:layer="layout" svg:width="0.212cm" svg:height="0.212cm" svg:x="45.546cm" svg:y="9.165cm" svg:viewBox="0 0 213 213" svg:d="M106 213c28 0 56-11 76-31s31-47 31-75-11-55-31-75c-20-21-48-32-76-32s-55 11-75 32c-20 20-31 47-31 75s11 55 31 75 47 31 75 31z">
          <text:p/>
        </draw:path>
        <draw:path draw:style-name="gr35" draw:text-style-name="P2" draw:layer="layout" svg:width="0.212cm" svg:height="0.212cm" svg:x="45.546cm" svg:y="9.613cm" svg:viewBox="0 0 213 213" svg:d="M106 213c28 0 56-12 76-32s31-47 31-75-11-55-31-75-48-31-76-31-55 11-75 31-31 47-31 75 11 55 31 75 47 32 75 32z">
          <text:p/>
        </draw:path>
        <draw:path draw:style-name="gr35" draw:text-style-name="P2" draw:layer="layout" svg:width="0.212cm" svg:height="0.212cm" svg:x="45.546cm" svg:y="9.676cm" svg:viewBox="0 0 213 213" svg:d="M106 213c28 0 56-11 76-31s31-48 31-76-11-55-31-75c-20-19-48-31-76-31s-55 12-75 31c-20 20-31 47-31 75s11 56 31 76 47 31 75 31z">
          <text:p/>
        </draw:path>
        <draw:path draw:style-name="gr35" draw:text-style-name="P2" draw:layer="layout" svg:width="0.212cm" svg:height="0.212cm" svg:x="45.546cm" svg:y="9.571cm" svg:viewBox="0 0 213 213" svg:d="M106 213c28 0 56-11 76-31s31-47 31-75-11-55-31-75c-20-21-48-32-76-32s-55 11-75 32c-20 20-31 47-31 75s11 55 31 75 47 31 75 31z">
          <text:p/>
        </draw:path>
        <draw:path draw:style-name="gr35" draw:text-style-name="P2" draw:layer="layout" svg:width="0.212cm" svg:height="0.212cm" svg:x="45.546cm" svg:y="9.674cm" svg:viewBox="0 0 213 213" svg:d="M106 213c28 0 56-11 76-31s31-48 31-76-11-55-31-75c-20-19-48-31-76-31s-55 12-75 31c-20 20-31 47-31 75s11 56 31 76 47 31 75 31z">
          <text:p/>
        </draw:path>
        <draw:path draw:style-name="gr35" draw:text-style-name="P2" draw:layer="layout" svg:width="0.212cm" svg:height="0.212cm" svg:x="45.546cm" svg:y="9.496cm" svg:viewBox="0 0 213 213" svg:d="M106 213c28 0 56-11 76-31s31-47 31-75c0-29-11-56-31-76s-48-31-76-31-55 11-75 31-31 47-31 76c0 28 11 55 31 75s47 31 75 31z">
          <text:p/>
        </draw:path>
        <draw:path draw:style-name="gr35" draw:text-style-name="P2" draw:layer="layout" svg:width="0.212cm" svg:height="0.212cm" svg:x="45.546cm" svg:y="9.622cm" svg:viewBox="0 0 213 213" svg:d="M106 213c28 0 56-11 76-32 20-20 31-47 31-75s-11-55-31-75c-20-19-48-31-76-31s-55 12-75 31c-20 20-31 47-31 75s11 55 31 75c20 21 47 32 75 32z">
          <text:p/>
        </draw:path>
        <draw:path draw:style-name="gr35" draw:text-style-name="P2" draw:layer="layout" svg:width="0.212cm" svg:height="0.212cm" svg:x="45.546cm" svg:y="9.086cm" svg:viewBox="0 0 213 213" svg:d="M106 213c28 0 56-11 76-31s31-47 31-75c0-29-11-56-31-76-20-19-48-31-76-31s-55 12-75 31c-20 20-31 47-31 76 0 28 11 55 31 75s47 31 75 31z">
          <text:p/>
        </draw:path>
        <draw:path draw:style-name="gr35" draw:text-style-name="P2" draw:layer="layout" svg:width="0.212cm" svg:height="0.211cm" svg:x="45.546cm" svg:y="1.309cm" svg:viewBox="0 0 213 212" svg:d="M106 212c28 0 56-11 76-31 20-19 31-46 31-74s-11-56-31-76-48-31-76-31-55 11-75 31-31 48-31 76 11 55 31 74c20 20 47 31 75 31z">
          <text:p/>
        </draw:path>
        <draw:path draw:style-name="gr35" draw:text-style-name="P2" draw:layer="layout" svg:width="0.212cm" svg:height="0.212cm" svg:x="45.546cm" svg:y="9.633cm" svg:viewBox="0 0 213 213" svg:d="M106 213c28 0 56-11 76-31 20-21 31-48 31-76s-11-55-31-75c-20-19-48-31-76-31s-55 12-75 31c-20 20-31 47-31 75s11 55 31 76c20 20 47 31 75 31z">
          <text:p/>
        </draw:path>
        <draw:path draw:style-name="gr35" draw:text-style-name="P2" draw:layer="layout" svg:width="0.212cm" svg:height="0.211cm" svg:x="45.546cm" svg:y="9.374cm" svg:viewBox="0 0 213 212" svg:d="M106 212c28 0 56-11 76-31 20-19 31-46 31-74s-11-55-31-75c-20-21-48-32-76-32s-55 11-75 32c-20 20-31 47-31 75s11 55 31 74c20 20 47 31 75 31z">
          <text:p/>
        </draw:path>
        <draw:path draw:style-name="gr35" draw:text-style-name="P2" draw:layer="layout" svg:width="0.212cm" svg:height="0.211cm" svg:x="45.546cm" svg:y="9.473cm" svg:viewBox="0 0 213 212" svg:d="M106 212c28 0 56-11 76-31 20-19 31-46 31-75 0-28-11-55-31-75s-48-31-76-31-55 11-75 31-31 47-31 75c0 29 11 56 31 75 20 20 47 31 75 31z">
          <text:p/>
        </draw:path>
        <draw:path draw:style-name="gr35" draw:text-style-name="P2" draw:layer="layout" svg:width="0.212cm" svg:height="0.211cm" svg:x="45.546cm" svg:y="9.796cm" svg:viewBox="0 0 213 212" svg:d="M106 212c28 0 56-11 76-31s31-46 31-75c0-28-11-55-31-74-20-21-48-32-76-32s-55 11-75 32c-20 19-31 46-31 74 0 29 11 55 31 75s47 31 75 31z">
          <text:p/>
        </draw:path>
        <draw:path draw:style-name="gr35" draw:text-style-name="P2" draw:layer="layout" svg:width="0.212cm" svg:height="0.212cm" svg:x="45.546cm" svg:y="9.696cm" svg:viewBox="0 0 213 213" svg:d="M106 213c28 0 56-11 76-31s31-47 31-76c0-28-11-55-31-75s-48-31-76-31-55 11-75 31-31 47-31 75c0 29 11 56 31 76s47 31 75 31z">
          <text:p/>
        </draw:path>
        <draw:path draw:style-name="gr35" draw:text-style-name="P2" draw:layer="layout" svg:width="0.212cm" svg:height="0.212cm" svg:x="45.546cm" svg:y="9.778cm" svg:viewBox="0 0 213 213" svg:d="M106 213c28 0 56-12 76-31 20-20 31-47 31-75s-11-55-31-76c-20-20-48-31-76-31s-55 11-75 31c-20 21-31 48-31 76s11 55 31 75c20 19 47 31 75 31z">
          <text:p/>
        </draw:path>
        <draw:path draw:style-name="gr35" draw:text-style-name="P2" draw:layer="layout" svg:width="0.212cm" svg:height="0.212cm" svg:x="45.546cm" svg:y="9.807cm" svg:viewBox="0 0 213 213" svg:d="M106 213c28 0 56-11 76-31s31-47 31-75-11-55-31-75-48-32-76-32-55 12-75 32-31 47-31 75 11 55 31 75 47 31 75 31z">
          <text:p/>
        </draw:path>
        <draw:path draw:style-name="gr35" draw:text-style-name="P2" draw:layer="layout" svg:width="0.212cm" svg:height="0.211cm" svg:x="45.546cm" svg:y="8.325cm" svg:viewBox="0 0 213 212" svg:d="M106 212c28 0 56-11 76-31 20-19 31-46 31-74 0-29-11-55-31-75s-48-32-76-32-55 12-75 32-31 46-31 75c0 28 11 55 31 74 20 20 47 31 75 31z">
          <text:p/>
        </draw:path>
        <draw:path draw:style-name="gr35" draw:text-style-name="P2" draw:layer="layout" svg:width="0.212cm" svg:height="0.212cm" svg:x="45.546cm" svg:y="9.3cm" svg:viewBox="0 0 213 213" svg:d="M106 213c28 0 56-11 76-31s31-47 31-75c0-29-11-56-31-76s-48-31-76-31-55 11-75 31-31 47-31 76c0 28 11 55 31 75s47 31 75 31z">
          <text:p/>
        </draw:path>
        <draw:path draw:style-name="gr35" draw:text-style-name="P2" draw:layer="layout" svg:width="0.212cm" svg:height="0.212cm" svg:x="45.546cm" svg:y="9.571cm" svg:viewBox="0 0 213 213" svg:d="M106 213c28 0 56-11 76-31s31-47 31-75-11-55-31-75c-20-21-48-32-76-32s-55 11-75 32c-20 20-31 47-31 75s11 55 31 75 47 31 75 31z">
          <text:p/>
        </draw:path>
        <draw:path draw:style-name="gr35" draw:text-style-name="P2" draw:layer="layout" svg:width="0.212cm" svg:height="0.211cm" svg:x="45.546cm" svg:y="9.653cm" svg:viewBox="0 0 213 212" svg:d="M106 212c28 0 56-11 76-31s31-48 31-76-11-55-31-74c-20-20-48-31-76-31s-55 11-75 31c-20 19-31 46-31 74s11 56 31 76 47 31 75 31z">
          <text:p/>
        </draw:path>
        <draw:path draw:style-name="gr35" draw:text-style-name="P2" draw:layer="layout" svg:width="0.212cm" svg:height="0.211cm" svg:x="45.546cm" svg:y="9.745cm" svg:viewBox="0 0 213 212" svg:d="M106 212c28 0 56-11 76-31 20-19 31-46 31-74s-11-56-31-76-48-31-76-31-55 11-75 31-31 48-31 76 11 55 31 74c20 20 47 31 75 31z">
          <text:p/>
        </draw:path>
        <draw:path draw:style-name="gr35" draw:text-style-name="P2" draw:layer="layout" svg:width="0.212cm" svg:height="0.212cm" svg:x="45.546cm" svg:y="9.616cm" svg:viewBox="0 0 213 213" svg:d="M106 213c28 0 56-11 76-32 20-20 31-47 31-75s-11-55-31-75-48-31-76-31-55 11-75 31-31 47-31 75 11 55 31 75c20 21 47 32 75 32z">
          <text:p/>
        </draw:path>
        <draw:path draw:style-name="gr35" draw:text-style-name="P2" draw:layer="layout" svg:width="0.212cm" svg:height="0.212cm" svg:x="45.546cm" svg:y="9.632cm" svg:viewBox="0 0 213 213" svg:d="M106 213c28 0 56-11 76-31 20-21 31-48 31-76s-11-55-31-75c-20-19-48-31-76-31s-55 12-75 31c-20 20-31 47-31 75s11 55 31 76c20 20 47 31 75 31z">
          <text:p/>
        </draw:path>
        <draw:path draw:style-name="gr35" draw:text-style-name="P2" draw:layer="layout" svg:width="0.212cm" svg:height="0.212cm" svg:x="45.546cm" svg:y="9.502cm" svg:viewBox="0 0 213 213" svg:d="M106 213c28 0 56-11 76-31s31-47 31-75c0-29-11-56-31-76s-48-31-76-31-55 11-75 31-31 47-31 76c0 28 11 55 31 75s47 31 75 31z">
          <text:p/>
        </draw:path>
        <draw:path draw:style-name="gr35" draw:text-style-name="P2" draw:layer="layout" svg:width="0.212cm" svg:height="0.212cm" svg:x="45.546cm" svg:y="9.81cm" svg:viewBox="0 0 213 213" svg:d="M106 213c28 0 56-12 76-31 20-20 31-47 31-75s-11-55-31-75-48-32-76-32-55 12-75 32-31 47-31 75 11 55 31 75c20 19 47 31 75 31z">
          <text:p/>
        </draw:path>
        <draw:path draw:style-name="gr35" draw:text-style-name="P2" draw:layer="layout" svg:width="0.212cm" svg:height="0.212cm" svg:x="45.546cm" svg:y="8.645cm" svg:viewBox="0 0 213 213" svg:d="M106 213c28 0 56-12 76-31 20-20 31-47 31-76 0-28-11-55-31-75s-48-31-76-31-55 11-75 31-31 47-31 75c0 29 11 56 31 76 20 19 47 31 75 31z">
          <text:p/>
        </draw:path>
        <draw:path draw:style-name="gr35" draw:text-style-name="P2" draw:layer="layout" svg:width="0.212cm" svg:height="0.212cm" svg:x="45.546cm" svg:y="9.638cm" svg:viewBox="0 0 213 213" svg:d="M106 213c28 0 56-11 76-31 20-21 31-48 31-76s-11-55-31-75c-20-19-48-31-76-31s-55 12-75 31c-20 20-31 47-31 75s11 55 31 76c20 20 47 31 75 31z">
          <text:p/>
        </draw:path>
        <draw:path draw:style-name="gr35" draw:text-style-name="P2" draw:layer="layout" svg:width="0.212cm" svg:height="0.212cm" svg:x="45.546cm" svg:y="8.493cm" svg:viewBox="0 0 213 213" svg:d="M106 213c28 0 56-11 76-31s31-47 31-75-11-56-31-76-48-31-76-31-55 11-75 31-31 48-31 76 11 55 31 75 47 31 75 31z">
          <text:p/>
        </draw:path>
        <draw:path draw:style-name="gr35" draw:text-style-name="P2" draw:layer="layout" svg:width="0.212cm" svg:height="0.212cm" svg:x="45.546cm" svg:y="9.639cm" svg:viewBox="0 0 213 213" svg:d="M106 213c28 0 56-11 76-31 20-21 31-48 31-76s-11-55-31-75-48-31-76-31-55 11-75 31-31 47-31 75 11 55 31 76c20 20 47 31 75 31z">
          <text:p/>
        </draw:path>
        <draw:path draw:style-name="gr35" draw:text-style-name="P2" draw:layer="layout" svg:width="0.212cm" svg:height="0.212cm" svg:x="45.546cm" svg:y="8.27cm" svg:viewBox="0 0 213 213" svg:d="M106 213c28 0 56-11 76-31s31-47 31-75-11-56-31-76-48-31-76-31-55 11-75 31-31 48-31 76 11 55 31 75 47 31 75 31z">
          <text:p/>
        </draw:path>
        <draw:polygon draw:style-name="gr36" draw:text-style-name="P12" draw:layer="layout" svg:width="3.151cm" svg:height="0.166cm" svg:x="48.015cm" svg:y="10.526cm" svg:viewBox="0 0 3152 167" draw:points="0,167 3152,167 3152,0 0,0">
          <text:p/>
        </draw:polygon>
        <draw:line draw:style-name="gr33" draw:text-style-name="P2" draw:layer="layout" svg:x1="49.591cm" svg:y1="10.692cm" svg:x2="49.591cm" svg:y2="10.752cm">
          <text:p/>
        </draw:line>
        <draw:line draw:style-name="gr33" draw:text-style-name="P2" draw:layer="layout" svg:x1="49.591cm" svg:y1="10.526cm" svg:x2="49.591cm" svg:y2="10.3cm">
          <text:p/>
        </draw:line>
        <draw:line draw:style-name="gr34" draw:text-style-name="P2" draw:layer="layout" svg:x1="48.803cm" svg:y1="10.752cm" svg:x2="50.378cm" svg:y2="10.752cm">
          <text:p/>
        </draw:line>
        <draw:line draw:style-name="gr34" draw:text-style-name="P2" draw:layer="layout" svg:x1="48.803cm" svg:y1="10.3cm" svg:x2="50.378cm" svg:y2="10.3cm">
          <text:p/>
        </draw:line>
        <draw:path draw:style-name="gr35" draw:text-style-name="P2" draw:layer="layout" svg:width="0.211cm" svg:height="0.211cm" svg:x="49.485cm" svg:y="7.804cm" svg:viewBox="0 0 212 212" svg:d="M106 212c28 0 55-11 74-31 20-20 32-46 32-75s-12-55-32-75c-19-20-46-31-74-31s-55 11-75 31-31 46-31 75 11 55 31 75 47 31 75 31z">
          <text:p/>
        </draw:path>
        <draw:path draw:style-name="gr35" draw:text-style-name="P2" draw:layer="layout" svg:width="0.211cm" svg:height="0.212cm" svg:x="49.485cm" svg:y="8.599cm" svg:viewBox="0 0 212 213" svg:d="M106 213c28 0 55-11 74-31 20-20 32-48 32-76s-12-55-32-75c-19-20-46-31-74-31s-55 11-75 31-31 47-31 75 11 56 31 76 47 31 75 31z">
          <text:p/>
        </draw:path>
        <draw:path draw:style-name="gr35" draw:text-style-name="P2" draw:layer="layout" svg:width="0.211cm" svg:height="0.211cm" svg:x="49.485cm" svg:y="8.697cm" svg:viewBox="0 0 212 212" svg:d="M106 212c28 0 55-11 74-31 20-20 32-47 32-75s-12-56-32-75c-19-20-46-31-74-31s-55 11-75 31c-20 19-31 47-31 75s11 55 31 75 47 31 75 31z">
          <text:p/>
        </draw:path>
        <draw:path draw:style-name="gr35" draw:text-style-name="P2" draw:layer="layout" svg:width="0.211cm" svg:height="0.211cm" svg:x="49.485cm" svg:y="7.721cm" svg:viewBox="0 0 212 212" svg:d="M106 212c28 0 55-11 74-32 20-20 32-46 32-74 0-29-12-55-32-75-19-20-46-31-74-31s-55 11-75 31-31 46-31 75c0 28 11 54 31 74 20 21 47 32 75 32z">
          <text:p/>
        </draw:path>
        <draw:path draw:style-name="gr35" draw:text-style-name="P2" draw:layer="layout" svg:width="0.211cm" svg:height="0.211cm" svg:x="49.485cm" svg:y="10.034cm" svg:viewBox="0 0 212 212" svg:d="M106 212c28 0 55-11 74-32 20-20 32-46 32-75 0-28-12-55-32-74-19-20-46-31-74-31s-55 11-75 31c-20 19-31 46-31 74 0 29 11 55 31 75 20 21 47 32 75 32z">
          <text:p/>
        </draw:path>
        <draw:path draw:style-name="gr35" draw:text-style-name="P2" draw:layer="layout" svg:width="0.211cm" svg:height="0.211cm" svg:x="49.485cm" svg:y="6.191cm" svg:viewBox="0 0 212 212" svg:d="M106 212c28 0 55-11 74-31 20-19 32-46 32-74 0-29-12-55-32-76-19-20-46-31-74-31s-55 11-75 31c-20 21-31 47-31 76 0 28 11 55 31 74 20 20 47 31 75 31z">
          <text:p/>
        </draw:path>
        <draw:path draw:style-name="gr35" draw:text-style-name="P2" draw:layer="layout" svg:width="0.211cm" svg:height="0.212cm" svg:x="49.485cm" svg:y="7.832cm" svg:viewBox="0 0 212 213" svg:d="M106 213c28 0 55-11 74-31 20-20 32-47 32-75 0-29-12-56-32-76-19-20-46-31-74-31s-55 11-75 31-31 47-31 76c0 28 11 55 31 75s47 31 75 31z">
          <text:p/>
        </draw:path>
        <draw:path draw:style-name="gr35" draw:text-style-name="P2" draw:layer="layout" svg:width="0.211cm" svg:height="0.211cm" svg:x="49.485cm" svg:y="10.131cm" svg:viewBox="0 0 212 212" svg:d="M106 212c28 0 55-11 74-31 20-19 32-46 32-74 0-29-12-56-32-76-19-20-46-31-74-31s-55 11-75 31-31 47-31 76c0 28 11 55 31 74 20 20 47 31 75 31z">
          <text:p/>
        </draw:path>
        <draw:path draw:style-name="gr35" draw:text-style-name="P2" draw:layer="layout" svg:width="0.211cm" svg:height="0.211cm" svg:x="49.485cm" svg:y="8.798cm" svg:viewBox="0 0 212 212" svg:d="M106 212c28 0 55-11 74-31 20-21 32-47 32-75 0-29-12-55-32-75-19-20-46-31-74-31s-55 11-75 31-31 46-31 75c0 28 11 54 31 75 20 20 47 31 75 31z">
          <text:p/>
        </draw:path>
        <draw:path draw:style-name="gr35" draw:text-style-name="P2" draw:layer="layout" svg:width="0.211cm" svg:height="0.212cm" svg:x="49.485cm" svg:y="9.479cm" svg:viewBox="0 0 212 213" svg:d="M106 213c28 0 55-11 74-31 20-20 32-47 32-76 0-28-12-55-32-75-19-19-46-31-74-31s-55 12-75 31c-20 20-31 47-31 75 0 29 11 56 31 76s47 31 75 31z">
          <text:p/>
        </draw:path>
        <draw:path draw:style-name="gr35" draw:text-style-name="P2" draw:layer="layout" svg:width="0.211cm" svg:height="0.211cm" svg:x="49.485cm" svg:y="9.896cm" svg:viewBox="0 0 212 212" svg:d="M106 212c28 0 55-11 74-31 20-19 32-46 32-75 0-28-12-55-32-75-19-20-46-31-74-31s-55 11-75 31-31 47-31 75c0 29 11 56 31 75 20 20 47 31 75 31z">
          <text:p/>
        </draw:path>
        <draw:path draw:style-name="gr35" draw:text-style-name="P2" draw:layer="layout" svg:width="0.211cm" svg:height="0.212cm" svg:x="49.485cm" svg:y="9.627cm" svg:viewBox="0 0 212 213" svg:d="M106 213c28 0 55-11 74-32 20-20 32-47 32-75s-12-55-32-75c-19-19-46-31-74-31s-55 12-75 31c-20 20-31 47-31 75s11 55 31 75c20 21 47 32 75 32z">
          <text:p/>
        </draw:path>
        <draw:path draw:style-name="gr35" draw:text-style-name="P2" draw:layer="layout" svg:width="0.211cm" svg:height="0.212cm" svg:x="49.485cm" svg:y="9.937cm" svg:viewBox="0 0 212 213" svg:d="M106 213c28 0 55-11 74-31 20-20 32-47 32-75 0-29-12-56-32-76-19-19-46-31-74-31s-55 12-75 31c-20 20-31 47-31 76 0 28 11 55 31 75s47 31 75 31z">
          <text:p/>
        </draw:path>
        <draw:path draw:style-name="gr35" draw:text-style-name="P2" draw:layer="layout" svg:width="0.211cm" svg:height="0.211cm" svg:x="49.485cm" svg:y="9.93cm" svg:viewBox="0 0 212 212" svg:d="M106 212c28 0 55-11 74-31 20-20 32-47 32-75 0-29-12-56-32-75-19-20-46-31-74-31s-55 11-75 31c-20 19-31 46-31 75 0 28 11 55 31 75s47 31 75 31z">
          <text:p/>
        </draw:path>
        <draw:path draw:style-name="gr35" draw:text-style-name="P2" draw:layer="layout" svg:width="0.211cm" svg:height="0.212cm" svg:x="49.485cm" svg:y="10.027cm" svg:viewBox="0 0 212 213" svg:d="M106 213c28 0 55-12 74-32 20-20 32-47 32-75s-12-55-32-75c-19-19-46-31-74-31s-55 12-75 31c-20 20-31 47-31 75s11 55 31 75 47 32 75 32z">
          <text:p/>
        </draw:path>
        <draw:path draw:style-name="gr35" draw:text-style-name="P2" draw:layer="layout" svg:width="0.211cm" svg:height="0.212cm" svg:x="49.485cm" svg:y="9.783cm" svg:viewBox="0 0 212 213" svg:d="M106 213c28 0 55-11 74-31 20-20 32-47 32-75s-12-55-32-75c-19-21-46-32-74-32s-55 11-75 32c-20 20-31 47-31 75s11 55 31 75 47 31 75 31z">
          <text:p/>
        </draw:path>
        <draw:path draw:style-name="gr35" draw:text-style-name="P2" draw:layer="layout" svg:width="0.211cm" svg:height="0.211cm" svg:x="49.485cm" svg:y="9.411cm" svg:viewBox="0 0 212 212" svg:d="M106 212c28 0 55-11 74-32 20-20 32-46 32-75 0-28-12-54-32-74-19-20-46-31-74-31s-55 11-75 31-31 46-31 74c0 29 11 55 31 75 20 21 47 32 75 32z">
          <text:p/>
        </draw:path>
        <draw:polygon draw:style-name="gr37" draw:text-style-name="P13" draw:layer="layout" svg:width="3.151cm" svg:height="0.165cm" svg:x="51.954cm" svg:y="10.58cm" svg:viewBox="0 0 3152 166" draw:points="0,166 3152,166 3152,0 0,0">
          <text:p/>
        </draw:polygon>
        <draw:line draw:style-name="gr33" draw:text-style-name="P2" draw:layer="layout" svg:x1="53.529cm" svg:y1="10.745cm" svg:x2="53.529cm" svg:y2="10.752cm">
          <text:p/>
        </draw:line>
        <draw:line draw:style-name="gr33" draw:text-style-name="P2" draw:layer="layout" svg:x1="53.529cm" svg:y1="10.58cm" svg:x2="53.529cm" svg:y2="10.415cm">
          <text:p/>
        </draw:line>
        <draw:line draw:style-name="gr34" draw:text-style-name="P2" draw:layer="layout" svg:x1="52.741cm" svg:y1="10.752cm" svg:x2="54.317cm" svg:y2="10.752cm">
          <text:p/>
        </draw:line>
        <draw:line draw:style-name="gr34" draw:text-style-name="P2" draw:layer="layout" svg:x1="52.741cm" svg:y1="10.415cm" svg:x2="54.317cm" svg:y2="10.415cm">
          <text:p/>
        </draw:line>
        <draw:path draw:style-name="gr35" draw:text-style-name="P2" draw:layer="layout" svg:width="0.212cm" svg:height="0.211cm" svg:x="53.423cm" svg:y="9.859cm" svg:viewBox="0 0 213 212" svg:d="M107 212c28 0 55-11 75-31 20-21 31-48 31-76s-11-55-31-75c-20-19-47-30-75-30s-56 11-76 30c-19 20-31 47-31 75s12 55 31 76c20 20 48 31 76 31z">
          <text:p/>
        </draw:path>
        <draw:path draw:style-name="gr35" draw:text-style-name="P2" draw:layer="layout" svg:width="0.212cm" svg:height="0.212cm" svg:x="53.423cm" svg:y="10.009cm" svg:viewBox="0 0 213 213" svg:d="M107 213c28 0 55-12 75-31 20-20 31-47 31-75s-11-55-31-75c-20-21-47-32-75-32s-56 11-76 32c-19 20-31 47-31 75s12 55 31 75c20 19 48 31 76 31z">
          <text:p/>
        </draw:path>
        <draw:path draw:style-name="gr35" draw:text-style-name="P2" draw:layer="layout" svg:width="0.212cm" svg:height="0.212cm" svg:x="53.423cm" svg:y="10.043cm" svg:viewBox="0 0 213 213" svg:d="M107 213c28 0 55-11 75-32 20-20 31-47 31-75s-11-55-31-75-47-31-75-31-56 11-76 31c-19 20-31 47-31 75s12 55 31 75c20 21 48 32 76 32z">
          <text:p/>
        </draw:path>
        <draw:path draw:style-name="gr35" draw:text-style-name="P2" draw:layer="layout" svg:width="0.212cm" svg:height="0.212cm" svg:x="53.423cm" svg:y="10.1cm" svg:viewBox="0 0 213 213" svg:d="M107 213c28 0 55-11 75-31s31-47 31-76c0-28-11-55-31-75s-47-31-75-31-56 11-76 31c-19 20-31 47-31 75 0 29 12 56 31 76 20 20 48 31 76 31z">
          <text:p/>
        </draw:path>
        <draw:path draw:style-name="gr35" draw:text-style-name="P2" draw:layer="layout" svg:width="0.212cm" svg:height="0.212cm" svg:x="53.423cm" svg:y="10.11cm" svg:viewBox="0 0 213 213" svg:d="M107 213c28 0 55-11 75-31s31-47 31-76c0-28-11-55-31-75-20-19-47-31-75-31s-56 12-76 31c-19 20-31 47-31 75 0 29 12 56 31 76 20 20 48 31 76 31z">
          <text:p/>
        </draw:path>
        <draw:path draw:style-name="gr35" draw:text-style-name="P2" draw:layer="layout" svg:width="0.212cm" svg:height="0.212cm" svg:x="53.423cm" svg:y="9.998cm" svg:viewBox="0 0 213 213" svg:d="M107 213c28 0 55-11 75-31s31-47 31-75-11-55-31-75c-20-21-47-32-75-32s-56 11-76 32c-19 20-31 47-31 75s12 55 31 75c20 20 48 31 76 31z">
          <text:p/>
        </draw:path>
        <draw:line draw:style-name="gr33" draw:text-style-name="P2" draw:layer="layout" svg:x1="44.077cm" svg:y1="10.491cm" svg:x2="47.227cm" svg:y2="10.491cm">
          <text:p/>
        </draw:line>
        <draw:polygon draw:style-name="gr15" draw:text-style-name="P8" draw:layer="layout" svg:width="0.212cm" svg:height="0.212cm" svg:x="45.546cm" svg:y="10.217cm" svg:viewBox="0 0 213 213" draw:points="106,0 0,213 213,213">
          <text:p/>
        </draw:polygon>
        <draw:line draw:style-name="gr33" draw:text-style-name="P2" draw:layer="layout" svg:x1="48.015cm" svg:y1="10.637cm" svg:x2="51.166cm" svg:y2="10.637cm">
          <text:p/>
        </draw:line>
        <draw:polygon draw:style-name="gr15" draw:text-style-name="P8" draw:layer="layout" svg:width="0.211cm" svg:height="0.212cm" svg:x="49.485cm" svg:y="10.398cm" svg:viewBox="0 0 212 213" draw:points="106,0 0,213 212,213">
          <text:p/>
        </draw:polygon>
        <draw:line draw:style-name="gr33" draw:text-style-name="P2" draw:layer="layout" svg:x1="51.954cm" svg:y1="10.645cm" svg:x2="55.105cm" svg:y2="10.645cm">
          <text:p/>
        </draw:line>
        <draw:polygon draw:style-name="gr15" draw:text-style-name="P8" draw:layer="layout" svg:width="0.212cm" svg:height="0.211cm" svg:x="53.423cm" svg:y="10.497cm" svg:viewBox="0 0 213 212" draw:points="107,0 0,212 213,212">
          <text:p/>
        </draw:polygon>
        <draw:line draw:style-name="gr16" draw:text-style-name="P2" draw:layer="layout" svg:x1="43.683cm" svg:y1="11.219cm" svg:x2="43.683cm" svg:y2="0.948cm">
          <text:p/>
        </draw:line>
        <draw:line draw:style-name="gr16" draw:text-style-name="P2" draw:layer="layout" svg:x1="55.499cm" svg:y1="11.219cm" svg:x2="55.499cm" svg:y2="0.948cm">
          <text:p/>
        </draw:line>
        <draw:line draw:style-name="gr16" draw:text-style-name="P2" draw:layer="layout" svg:x1="43.683cm" svg:y1="11.219cm" svg:x2="55.498cm" svg:y2="11.219cm">
          <text:p/>
        </draw:line>
        <draw:line draw:style-name="gr16" draw:text-style-name="P2" draw:layer="layout" svg:x1="43.683cm" svg:y1="0.948cm" svg:x2="55.498cm" svg:y2="0.948cm">
          <text:p/>
        </draw:line>
        <draw:frame draw:style-name="gr38" draw:text-style-name="P5" draw:layer="layout" svg:width="2.398cm" svg:height="0.412cm" draw:transform="rotate (1.5707963267949) translate (42.66cm 7.288cm)">
          <draw:text-box>
            <text:p text:style-name="P4"><text:span text:style-name="T1">pce_pcbm(%)</text:span></text:p>
          </draw:text-box>
        </draw:frame>
        <draw:polygon draw:style-name="gr1" draw:text-style-name="P1" draw:layer="layout" svg:width="8.862cm" svg:height="8.861cm" svg:x="15.757cm" svg:y="1.653cm" svg:viewBox="0 0 8863 8862" draw:points="0,8862 8863,8862 8863,0 0,0">
          <text:p/>
        </draw:polygon>
        <draw:polygon draw:style-name="gr39" draw:text-style-name="P14" draw:layer="layout" svg:width="4.095cm" svg:height="5.165cm" svg:x="16.213cm" svg:y="2.778cm" svg:viewBox="0 0 4096 5166" draw:points="4096,3762 123,5166 0,1145 4096,0">
          <text:p/>
        </draw:polygon>
        <draw:polyline draw:style-name="gr40" draw:text-style-name="P2" draw:layer="layout" svg:width="4.095cm" svg:height="5.165cm" svg:x="16.213cm" svg:y="2.778cm" svg:viewBox="0 0 4096 5166" draw:points="4096,3762 123,5166 0,1145 4096,0">
          <text:p/>
        </draw:polyline>
        <draw:polygon draw:style-name="gr41" draw:text-style-name="P15" draw:layer="layout" svg:width="4.095cm" svg:height="5.165cm" svg:x="20.308cm" svg:y="2.778cm" svg:viewBox="0 0 4096 5166" draw:points="3972,5166 0,3762 0,0 4096,1145">
          <text:p/>
        </draw:polygon>
        <draw:polyline draw:style-name="gr42" draw:text-style-name="P2" draw:layer="layout" svg:width="4.095cm" svg:height="5.165cm" svg:x="20.308cm" svg:y="2.778cm" svg:viewBox="0 0 4096 5166" draw:points="3972,5166 0,3762 0,0 4096,1145">
          <text:p/>
        </draw:polyline>
        <draw:polygon draw:style-name="gr43" draw:text-style-name="P16" draw:layer="layout" svg:width="7.943cm" svg:height="3.043cm" svg:x="16.336cm" svg:y="6.54cm" svg:viewBox="0 0 7944 3044" draw:points="7944,1404 3973,0 0,1404 3973,3044">
          <text:p/>
        </draw:polygon>
        <draw:polyline draw:style-name="gr44" draw:text-style-name="P2" draw:layer="layout" svg:width="7.943cm" svg:height="3.043cm" svg:x="16.336cm" svg:y="6.54cm" svg:viewBox="0 0 7944 3044" draw:points="7944,1404 3973,0 0,1404 3973,3044">
          <text:p/>
        </draw:polyline>
        <draw:line draw:style-name="gr45" draw:text-style-name="P2" draw:layer="layout" svg:x1="16.336cm" svg:y1="7.943cm" svg:x2="20.309cm" svg:y2="9.584cm">
          <text:p/>
        </draw:line>
        <draw:frame draw:style-name="gr46" draw:text-style-name="P17" draw:layer="layout" svg:width="13.172cm" svg:height="0.53cm" svg:x="42.862cm" svg:y="0.344cm">
          <draw:text-box>
            <text:p text:style-name="P4"><text:span text:style-name="T2">D) Power Conversion Efficiency (PCE) by Cluster</text:span></text:p>
          </draw:text-box>
        </draw:frame>
        <draw:polyline draw:style-name="gr47" draw:text-style-name="P2" draw:layer="layout" svg:width="4.079cm" svg:height="5.591cm" svg:x="19.749cm" svg:y="3.762cm" svg:viewBox="0 0 4080 5592" draw:points="0,5592 3975,3985 4080,0">
          <text:p/>
        </draw:polyline>
        <draw:polyline draw:style-name="gr47" draw:text-style-name="P2" draw:layer="layout" svg:width="4.062cm" svg:height="5.516cm" svg:x="19.153cm" svg:y="3.591cm" svg:viewBox="0 0 4063 5517" draw:points="0,5517 3978,3946 4063,0">
          <text:p/>
        </draw:polyline>
        <draw:polyline draw:style-name="gr47" draw:text-style-name="P2" draw:layer="layout" svg:width="4.045cm" svg:height="5.442cm" svg:x="18.571cm" svg:y="3.424cm" svg:viewBox="0 0 4046 5443" draw:points="0,5443 3979,3908 4046,0">
          <text:p/>
        </draw:polyline>
        <draw:polyline draw:style-name="gr47" draw:text-style-name="P2" draw:layer="layout" svg:width="4.027cm" svg:height="5.371cm" svg:x="18.003cm" svg:y="3.26cm" svg:viewBox="0 0 4028 5372" draw:points="0,5372 3978,3871 4028,0">
          <text:p/>
        </draw:polyline>
        <draw:polyline draw:style-name="gr47" draw:text-style-name="P2" draw:layer="layout" svg:width="4.01cm" svg:height="5.302cm" svg:x="17.447cm" svg:y="3.1cm" svg:viewBox="0 0 4011 5303" draw:points="0,5303 3978,3834 4011,0">
          <text:p/>
        </draw:polyline>
        <draw:polyline draw:style-name="gr47" draw:text-style-name="P2" draw:layer="layout" svg:width="3.992cm" svg:height="5.235cm" svg:x="16.904cm" svg:y="2.943cm" svg:viewBox="0 0 3993 5236" draw:points="0,5236 3976,3799 3993,0">
          <text:p/>
        </draw:polyline>
        <draw:line draw:style-name="gr45" draw:text-style-name="P2" draw:layer="layout" svg:x1="19.784cm" svg:y1="9.339cm" svg:x2="19.68cm" svg:y2="9.381cm">
          <text:p/>
        </draw:line>
        <draw:frame draw:style-name="gr48" draw:text-style-name="P18" draw:layer="layout" svg:width="0.688cm" svg:height="0.247cm" draw:transform="rotate (-0.391651884147528) translate (17.159cm 9.565cm)">
          <draw:text-box>
            <text:p text:style-name="P4"><text:span text:style-name="T3">PCA11</text:span></text:p>
          </draw:text-box>
        </draw:frame>
        <draw:polygon draw:style-name="gr3" draw:text-style-name="P3" draw:layer="layout" svg:width="0.221cm" svg:height="0.029cm" svg:x="18.979cm" svg:y="10.014cm" svg:viewBox="0 0 222 30" draw:points="0,0 222,0 222,30 0,30">
          <text:p/>
        </draw:polygon>
        <draw:line draw:style-name="gr45" draw:text-style-name="P2" draw:layer="layout" svg:x1="19.188cm" svg:y1="9.093cm" svg:x2="19.084cm" svg:y2="9.135cm">
          <text:p/>
        </draw:line>
        <draw:frame draw:style-name="gr49" draw:text-style-name="P5" draw:layer="layout" svg:width="0.557cm" svg:height="0.412cm" svg:x="19.238cm" svg:y="9.812cm">
          <draw:text-box>
            <text:p text:style-name="P4"><text:span text:style-name="T1">5.0</text:span></text:p>
          </draw:text-box>
        </draw:frame>
        <draw:polygon draw:style-name="gr3" draw:text-style-name="P3" draw:layer="layout" svg:width="0.221cm" svg:height="0.029cm" svg:x="18.385cm" svg:y="9.761cm" svg:viewBox="0 0 222 30" draw:points="0,0 222,0 222,30 0,30">
          <text:p/>
        </draw:polygon>
        <draw:line draw:style-name="gr45" draw:text-style-name="P2" draw:layer="layout" svg:x1="18.606cm" svg:y1="8.853cm" svg:x2="18.502cm" svg:y2="8.894cm">
          <text:p/>
        </draw:line>
        <draw:frame draw:style-name="gr49" draw:text-style-name="P5" draw:layer="layout" svg:width="0.557cm" svg:height="0.412cm" svg:x="18.644cm" svg:y="9.559cm">
          <draw:text-box>
            <text:p text:style-name="P4"><text:span text:style-name="T1">2.5</text:span></text:p>
          </draw:text-box>
        </draw:frame>
        <draw:line draw:style-name="gr45" draw:text-style-name="P2" draw:layer="layout" svg:x1="18.038cm" svg:y1="8.619cm" svg:x2="17.934cm" svg:y2="8.658cm">
          <text:p/>
        </draw:line>
        <draw:frame draw:style-name="gr49" draw:text-style-name="P5" draw:layer="layout" svg:width="0.557cm" svg:height="0.412cm" svg:x="17.916cm" svg:y="9.312cm">
          <draw:text-box>
            <text:p text:style-name="P4"><text:span text:style-name="T1">0.0</text:span></text:p>
          </draw:text-box>
        </draw:frame>
        <draw:line draw:style-name="gr45" draw:text-style-name="P2" draw:layer="layout" svg:x1="17.483cm" svg:y1="8.389cm" svg:x2="17.379cm" svg:y2="8.428cm">
          <text:p/>
        </draw:line>
        <draw:frame draw:style-name="gr49" draw:text-style-name="P5" draw:layer="layout" svg:width="0.557cm" svg:height="0.412cm" svg:x="17.35cm" svg:y="9.07cm">
          <draw:text-box>
            <text:p text:style-name="P4"><text:span text:style-name="T1">2.5</text:span></text:p>
          </draw:text-box>
        </draw:frame>
        <draw:line draw:style-name="gr45" draw:text-style-name="P2" draw:layer="layout" svg:x1="16.94cm" svg:y1="8.166cm" svg:x2="16.836cm" svg:y2="8.204cm">
          <text:p/>
        </draw:line>
        <draw:frame draw:style-name="gr49" draw:text-style-name="P5" draw:layer="layout" svg:width="0.557cm" svg:height="0.412cm" svg:x="16.796cm" svg:y="8.834cm">
          <draw:text-box>
            <text:p text:style-name="P4"><text:span text:style-name="T1">5.0</text:span></text:p>
          </draw:text-box>
        </draw:frame>
        <draw:line draw:style-name="gr45" draw:text-style-name="P2" draw:layer="layout" svg:x1="24.28cm" svg:y1="7.943cm" svg:x2="20.308cm" svg:y2="9.584cm">
          <text:p/>
        </draw:line>
        <draw:frame draw:style-name="gr49" draw:text-style-name="P5" draw:layer="layout" svg:width="0.557cm" svg:height="0.412cm" svg:x="16.255cm" svg:y="8.603cm">
          <draw:text-box>
            <text:p text:style-name="P4"><text:span text:style-name="T1">7.5</text:span></text:p>
          </draw:text-box>
        </draw:frame>
        <draw:polyline draw:style-name="gr47" draw:text-style-name="P2" draw:layer="layout" svg:width="3.987cm" svg:height="5.219cm" svg:x="19.846cm" svg:y="2.908cm" svg:viewBox="0 0 3988 5220" draw:points="0,0 13,3790 3988,5220">
          <text:p/>
        </draw:polyline>
        <draw:polyline draw:style-name="gr47" draw:text-style-name="P2" draw:layer="layout" svg:width="4.007cm" svg:height="5.29cm" svg:x="19.263cm" svg:y="3.07cm" svg:viewBox="0 0 4008 5291" draw:points="0,0 30,3828 4008,5291">
          <text:p/>
        </draw:polyline>
        <draw:polyline draw:style-name="gr47" draw:text-style-name="P2" draw:layer="layout" svg:width="4.025cm" svg:height="5.361cm" svg:x="18.668cm" svg:y="3.237cm" svg:viewBox="0 0 4026 5362" draw:points="0,0 47,3865 4026,5362">
          <text:p/>
        </draw:polyline>
        <draw:polyline draw:style-name="gr47" draw:text-style-name="P2" draw:layer="layout" svg:width="4.043cm" svg:height="5.435cm" svg:x="18.059cm" svg:y="3.407cm" svg:viewBox="0 0 4044 5436" draw:points="0,0 65,3904 4044,5436">
          <text:p/>
        </draw:polyline>
        <draw:polyline draw:style-name="gr47" draw:text-style-name="P2" draw:layer="layout" svg:width="4.061cm" svg:height="5.512cm" svg:x="17.435cm" svg:y="3.581cm" svg:viewBox="0 0 4062 5513" draw:points="0,0 85,3944 4062,5513">
          <text:p/>
        </draw:polyline>
        <draw:polyline draw:style-name="gr47" draw:text-style-name="P2" draw:layer="layout" svg:width="4.079cm" svg:height="5.589cm" svg:x="16.797cm" svg:y="3.76cm" svg:viewBox="0 0 4080 5590" draw:points="0,0 104,3983 4080,5590">
          <text:p/>
        </draw:polyline>
        <draw:line draw:style-name="gr45" draw:text-style-name="P2" draw:layer="layout" svg:x1="23.799cm" svg:y1="8.115cm" svg:x2="23.902cm" svg:y2="8.153cm">
          <text:p/>
        </draw:line>
        <draw:frame draw:style-name="gr48" draw:text-style-name="P18" draw:layer="layout" svg:width="0.688cm" svg:height="0.247cm" draw:transform="rotate (0.391651884147528) translate (22.82cm 9.828cm)">
          <draw:text-box>
            <text:p text:style-name="P4"><text:span text:style-name="T3">PCA21</text:span></text:p>
          </draw:text-box>
        </draw:frame>
        <draw:polygon draw:style-name="gr3" draw:text-style-name="P3" draw:layer="layout" svg:width="0.221cm" svg:height="0.029cm" svg:x="23.979cm" svg:y="8.753cm" svg:viewBox="0 0 222 30" draw:points="0,0 222,0 222,30 0,30">
          <text:p/>
        </draw:polygon>
        <draw:line draw:style-name="gr45" draw:text-style-name="P2" draw:layer="layout" svg:x1="23.235cm" svg:y1="8.348cm" svg:x2="23.339cm" svg:y2="8.386cm">
          <text:p/>
        </draw:line>
        <draw:frame draw:style-name="gr5" draw:text-style-name="P5" draw:layer="layout" svg:width="0.352cm" svg:height="0.412cm" svg:x="24.238cm" svg:y="8.552cm">
          <draw:text-box>
            <text:p text:style-name="P4"><text:span text:style-name="T1">4</text:span></text:p>
          </draw:text-box>
        </draw:frame>
        <draw:polygon draw:style-name="gr3" draw:text-style-name="P3" draw:layer="layout" svg:width="0.221cm" svg:height="0.029cm" svg:x="23.418cm" svg:y="8.993cm" svg:viewBox="0 0 222 30" draw:points="0,0 222,0 222,30 0,30">
          <text:p/>
        </draw:polygon>
        <draw:line draw:style-name="gr45" draw:text-style-name="P2" draw:layer="layout" svg:x1="22.658cm" svg:y1="8.585cm" svg:x2="22.763cm" svg:y2="8.625cm">
          <text:p/>
        </draw:line>
        <draw:frame draw:style-name="gr5" draw:text-style-name="P5" draw:layer="layout" svg:width="0.352cm" svg:height="0.412cm" svg:x="23.677cm" svg:y="8.791cm">
          <draw:text-box>
            <text:p text:style-name="P4"><text:span text:style-name="T1">2</text:span></text:p>
          </draw:text-box>
        </draw:frame>
        <draw:line draw:style-name="gr45" draw:text-style-name="P2" draw:layer="layout" svg:x1="22.067cm" svg:y1="8.829cm" svg:x2="22.172cm" svg:y2="8.87cm">
          <text:p/>
        </draw:line>
        <draw:frame draw:style-name="gr5" draw:text-style-name="P5" draw:layer="layout" svg:width="0.352cm" svg:height="0.412cm" svg:x="22.954cm" svg:y="9.036cm">
          <draw:text-box>
            <text:p text:style-name="P4"><text:span text:style-name="T1">0</text:span></text:p>
          </draw:text-box>
        </draw:frame>
        <draw:line draw:style-name="gr45" draw:text-style-name="P2" draw:layer="layout" svg:x1="21.462cm" svg:y1="9.079cm" svg:x2="21.566cm" svg:y2="9.121cm">
          <text:p/>
        </draw:line>
        <draw:frame draw:style-name="gr5" draw:text-style-name="P5" draw:layer="layout" svg:width="0.352cm" svg:height="0.412cm" svg:x="22.365cm" svg:y="9.287cm">
          <draw:text-box>
            <text:p text:style-name="P4"><text:span text:style-name="T1">2</text:span></text:p>
          </draw:text-box>
        </draw:frame>
        <draw:line draw:style-name="gr45" draw:text-style-name="P2" draw:layer="layout" svg:x1="20.841cm" svg:y1="9.335cm" svg:x2="20.946cm" svg:y2="9.378cm">
          <text:p/>
        </draw:line>
        <draw:frame draw:style-name="gr5" draw:text-style-name="P5" draw:layer="layout" svg:width="0.352cm" svg:height="0.412cm" svg:x="21.761cm" svg:y="9.545cm">
          <draw:text-box>
            <text:p text:style-name="P4"><text:span text:style-name="T1">4</text:span></text:p>
          </draw:text-box>
        </draw:frame>
        <draw:line draw:style-name="gr45" draw:text-style-name="P2" draw:layer="layout" svg:x1="24.279cm" svg:y1="7.944cm" svg:x2="24.404cm" svg:y2="3.923cm">
          <text:p/>
        </draw:line>
        <draw:frame draw:style-name="gr5" draw:text-style-name="P5" draw:layer="layout" svg:width="0.352cm" svg:height="0.412cm" svg:x="21.143cm" svg:y="9.809cm">
          <draw:text-box>
            <text:p text:style-name="P4"><text:span text:style-name="T1">6</text:span></text:p>
          </draw:text-box>
        </draw:frame>
        <draw:polyline draw:style-name="gr47" draw:text-style-name="P2" draw:layer="layout" svg:width="7.973cm" svg:height="1.373cm" svg:x="16.321cm" svg:y="6.089cm" svg:viewBox="0 0 7974 1374" draw:points="7974,1374 3988,0 0,1374">
          <text:p/>
        </draw:polyline>
        <draw:polyline draw:style-name="gr47" draw:text-style-name="P2" draw:layer="layout" svg:width="8.02cm" svg:height="1.325cm" svg:x="16.298cm" svg:y="5.37cm" svg:viewBox="0 0 8021 1326" draw:points="8021,1326 4011,0 0,1326">
          <text:p/>
        </draw:polyline>
        <draw:polyline draw:style-name="gr47" draw:text-style-name="P2" draw:layer="layout" svg:width="8.067cm" svg:height="1.275cm" svg:x="16.274cm" svg:y="4.643cm" svg:viewBox="0 0 8068 1276" draw:points="8068,1276 4035,0 0,1276">
          <text:p/>
        </draw:polyline>
        <draw:polyline draw:style-name="gr47" draw:text-style-name="P2" draw:layer="layout" svg:width="8.115cm" svg:height="1.224cm" svg:x="16.25cm" svg:y="3.908cm" svg:viewBox="0 0 8116 1225" draw:points="8116,1225 4059,0 0,1225">
          <text:p/>
        </draw:polyline>
        <draw:polyline draw:style-name="gr47" draw:text-style-name="P2" draw:layer="layout" svg:width="8.165cm" svg:height="1.172cm" svg:x="16.225cm" svg:y="3.165cm" svg:viewBox="0 0 8166 1173" draw:points="8166,1173 4083,0 0,1173">
          <text:p/>
        </draw:polyline>
        <draw:line draw:style-name="gr45" draw:text-style-name="P2" draw:layer="layout" svg:x1="24.26cm" svg:y1="7.45cm" svg:x2="24.364cm" svg:y2="7.487cm">
          <text:p/>
        </draw:line>
        <draw:frame draw:style-name="gr48" draw:text-style-name="P18" draw:layer="layout" svg:width="0.688cm" svg:height="0.247cm" draw:transform="rotate (1.540253064885) translate (25.733cm 6.305cm)">
          <draw:text-box>
            <text:p text:style-name="P4"><text:span text:style-name="T3">PCA31</text:span></text:p>
          </draw:text-box>
        </draw:frame>
        <draw:line draw:style-name="gr45" draw:text-style-name="P2" draw:layer="layout" svg:x1="24.283cm" svg:y1="6.683cm" svg:x2="24.388cm" svg:y2="6.718cm">
          <text:p/>
        </draw:line>
        <draw:frame draw:style-name="gr5" draw:text-style-name="P5" draw:layer="layout" svg:width="0.352cm" svg:height="0.412cm" svg:x="24.883cm" svg:y="7.403cm">
          <draw:text-box>
            <text:p text:style-name="P4"><text:span text:style-name="T1">0</text:span></text:p>
          </draw:text-box>
        </draw:frame>
        <draw:line draw:style-name="gr45" draw:text-style-name="P2" draw:layer="layout" svg:x1="24.307cm" svg:y1="5.907cm" svg:x2="24.412cm" svg:y2="5.941cm">
          <text:p/>
        </draw:line>
        <draw:frame draw:style-name="gr5" draw:text-style-name="P5" draw:layer="layout" svg:width="0.352cm" svg:height="0.412cm" svg:x="24.911cm" svg:y="6.636cm">
          <draw:text-box>
            <text:p text:style-name="P4"><text:span text:style-name="T1">5</text:span></text:p>
          </draw:text-box>
        </draw:frame>
        <draw:line draw:style-name="gr45" draw:text-style-name="P2" draw:layer="layout" svg:x1="24.33cm" svg:y1="5.122cm" svg:x2="24.437cm" svg:y2="5.155cm">
          <text:p/>
        </draw:line>
        <draw:frame draw:style-name="gr6" draw:text-style-name="P5" draw:layer="layout" svg:width="0.447cm" svg:height="0.412cm" svg:x="24.827cm" svg:y="5.859cm">
          <draw:text-box>
            <text:p text:style-name="P4"><text:span text:style-name="T1">10</text:span></text:p>
          </draw:text-box>
        </draw:frame>
        <draw:line draw:style-name="gr45" draw:text-style-name="P2" draw:layer="layout" svg:x1="24.355cm" svg:y1="4.327cm" svg:x2="24.461cm" svg:y2="4.359cm">
          <text:p/>
        </draw:line>
        <draw:frame draw:style-name="gr6" draw:text-style-name="P5" draw:layer="layout" svg:width="0.447cm" svg:height="0.412cm" svg:x="24.855cm" svg:y="5.073cm">
          <draw:text-box>
            <text:p text:style-name="P4"><text:span text:style-name="T1">15</text:span></text:p>
          </draw:text-box>
        </draw:frame>
        <draw:path draw:style-name="gr50" draw:text-style-name="P19" draw:layer="layout" svg:width="0.273cm" svg:height="0.274cm" svg:x="20.331cm" svg:y="6.485cm" svg:viewBox="0 0 274 275" svg:d="M137 275c36 0 71-15 97-40 25-26 40-62 40-98s-15-71-40-97c-26-25-61-40-97-40s-71 15-96 40c-26 26-41 61-41 97s15 72 41 98c25 25 60 40 96 40z">
          <text:p/>
        </draw:path>
        <draw:path draw:style-name="gr50" draw:text-style-name="P19" draw:layer="layout" svg:width="0.273cm" svg:height="0.273cm" svg:x="20.778cm" svg:y="6.647cm" svg:viewBox="0 0 274 274" svg:d="M138 274c36 0 71-15 96-40 26-26 40-61 40-97s-14-71-40-97c-25-26-60-40-96-40-37 0-72 14-98 40-25 26-40 61-40 97s15 71 40 97c26 25 61 40 98 40z">
          <text:p/>
        </draw:path>
        <draw:path draw:style-name="gr50" draw:text-style-name="P19" draw:layer="layout" svg:width="0.273cm" svg:height="0.273cm" svg:x="19.733cm" svg:y="6.661cm" svg:viewBox="0 0 274 274" svg:d="M138 274c36 0 71-14 96-40 26-26 40-60 40-96 0-37-14-71-40-97-25-27-60-41-96-41-37 0-71 14-98 41-26 26-40 60-40 97 0 36 14 70 40 96 27 26 61 40 98 40z">
          <text:p/>
        </draw:path>
        <draw:path draw:style-name="gr50" draw:text-style-name="P19" draw:layer="layout" svg:width="0.273cm" svg:height="0.273cm" svg:x="19.38cm" svg:y="6.155cm" svg:viewBox="0 0 274 274" svg:d="M137 274c37 0 72-15 97-41 26-25 40-60 40-96 0-37-14-71-40-97-25-26-60-40-97-40-36 0-71 14-97 40-25 26-40 60-40 97 0 36 15 71 40 96 26 26 61 41 97 41z">
          <text:p/>
        </draw:path>
        <draw:path draw:style-name="gr50" draw:text-style-name="P19" draw:layer="layout" svg:width="0.273cm" svg:height="0.273cm" svg:x="19.9cm" svg:y="6.878cm" svg:viewBox="0 0 274 274" svg:d="M136 274c37 0 72-14 98-40 25-25 40-60 40-96 0-37-15-72-40-98-26-26-61-40-98-40-36 0-71 14-96 40-26 26-40 61-40 98 0 36 14 71 40 96 25 26 60 40 96 40z">
          <text:p/>
        </draw:path>
        <draw:path draw:style-name="gr50" draw:text-style-name="P19" draw:layer="layout" svg:width="0.274cm" svg:height="0.273cm" svg:x="19.607cm" svg:y="6.802cm" svg:viewBox="0 0 275 274" svg:d="M137 274c36 0 72-14 98-40 25-26 40-60 40-98 0-36-15-71-40-96-26-26-62-40-98-40s-71 14-97 40c-25 25-40 60-40 96 0 38 15 72 40 98 26 26 61 40 97 40z">
          <text:p/>
        </draw:path>
        <draw:path draw:style-name="gr50" draw:text-style-name="P19" draw:layer="layout" svg:width="0.274cm" svg:height="0.273cm" svg:x="20.003cm" svg:y="6.879cm" svg:viewBox="0 0 275 274" svg:d="M138 274c36 0 71-14 97-40 25-26 40-60 40-97 0-36-15-72-40-97-26-26-61-40-97-40s-71 14-98 40c-25 25-40 61-40 97 0 37 15 71 40 97 27 26 62 40 98 40z">
          <text:p/>
        </draw:path>
        <draw:path draw:style-name="gr50" draw:text-style-name="P19" draw:layer="layout" svg:width="0.273cm" svg:height="0.273cm" svg:x="20.892cm" svg:y="6.745cm" svg:viewBox="0 0 274 274" svg:d="M137 274c36 0 71-14 96-40 26-27 41-61 41-98 0-36-15-71-41-96-25-26-60-40-96-40s-71 14-97 40c-25 25-40 60-40 96 0 37 15 71 40 98 26 26 61 40 97 40z">
          <text:p/>
        </draw:path>
        <draw:path draw:style-name="gr50" draw:text-style-name="P19" draw:layer="layout" svg:width="0.273cm" svg:height="0.274cm" svg:x="20.106cm" svg:y="6.769cm" svg:viewBox="0 0 274 275" svg:d="M137 275c36 0 71-15 97-41 26-25 40-61 40-97s-14-71-40-97c-26-25-61-40-97-40s-71 15-97 40c-25 26-40 61-40 97s15 72 40 97c26 26 61 41 97 41z">
          <text:p/>
        </draw:path>
        <draw:path draw:style-name="gr50" draw:text-style-name="P19" draw:layer="layout" svg:width="0.273cm" svg:height="0.273cm" svg:x="20.231cm" svg:y="6.783cm" svg:viewBox="0 0 274 274" svg:d="M138 274c36 0 71-14 96-40 26-26 40-61 40-98 0-36-14-71-40-96-25-26-60-40-96-40-38 0-72 14-98 40-26 25-40 60-40 96 0 37 14 72 40 98s60 40 98 40z">
          <text:p/>
        </draw:path>
        <draw:path draw:style-name="gr50" draw:text-style-name="P19" draw:layer="layout" svg:width="0.273cm" svg:height="0.273cm" svg:x="19.864cm" svg:y="6.765cm" svg:viewBox="0 0 274 274" svg:d="M136 274c37 0 72-14 98-40s40-61 40-98c0-36-14-71-40-96-26-26-61-40-98-40-36 0-71 14-96 40-26 25-40 60-40 96 0 37 14 72 40 98 25 26 60 40 96 40z">
          <text:p/>
        </draw:path>
        <draw:path draw:style-name="gr50" draw:text-style-name="P19" draw:layer="layout" svg:width="0.273cm" svg:height="0.273cm" svg:x="19.351cm" svg:y="6.776cm" svg:viewBox="0 0 274 274" svg:d="M136 274c38 0 72-14 98-40 26-25 40-61 40-97 0-37-14-71-40-97s-60-40-98-40c-36 0-71 14-96 40-26 26-40 60-40 97 0 36 14 72 40 97 25 26 60 40 96 40z">
          <text:p/>
        </draw:path>
        <draw:path draw:style-name="gr50" draw:text-style-name="P19" draw:layer="layout" svg:width="0.273cm" svg:height="0.273cm" svg:x="19.69cm" svg:y="6.852cm" svg:viewBox="0 0 274 274" svg:d="M138 274c36 0 71-14 96-40 26-25 40-60 40-96 0-38-14-72-40-98-25-26-60-40-96-40-37 0-72 14-98 40-25 26-40 60-40 98 0 36 15 71 40 96 26 26 61 40 98 40z">
          <text:p/>
        </draw:path>
        <draw:path draw:style-name="gr50" draw:text-style-name="P19" draw:layer="layout" svg:width="0.273cm" svg:height="0.273cm" svg:x="20.085cm" svg:y="6.754cm" svg:viewBox="0 0 274 274" svg:d="M137 274c36 0 71-14 96-40 27-27 41-61 41-98 0-36-14-71-41-96-25-26-60-40-96-40s-71 14-97 40c-25 25-40 60-40 96 0 37 15 71 40 98 26 26 61 40 97 40z">
          <text:p/>
        </draw:path>
        <draw:path draw:style-name="gr50" draw:text-style-name="P19" draw:layer="layout" svg:width="0.273cm" svg:height="0.273cm" svg:x="19.683cm" svg:y="6.786cm" svg:viewBox="0 0 274 274" svg:d="M138 274c36 0 71-14 96-40 26-25 40-61 40-97 0-37-14-71-40-97-25-26-60-40-96-40-38 0-72 14-98 40s-40 60-40 97c0 36 14 72 40 97 26 26 60 40 98 40z">
          <text:p/>
        </draw:path>
        <draw:path draw:style-name="gr51" draw:text-style-name="P19" draw:layer="layout" svg:width="0.273cm" svg:height="0.273cm" svg:x="19.913cm" svg:y="6.767cm" svg:viewBox="0 0 274 274" svg:d="M137 274c37 0 72-14 97-40 26-25 40-61 40-97s-14-71-40-97c-25-25-60-40-97-40-36 0-71 15-97 40-25 26-40 61-40 97s15 72 40 97c26 26 61 40 97 40z">
          <text:p/>
        </draw:path>
        <draw:path draw:style-name="gr52" draw:text-style-name="P2" draw:layer="layout" svg:width="0.273cm" svg:height="0.273cm" svg:x="19.913cm" svg:y="6.767cm" svg:viewBox="0 0 274 274" svg:d="M137 274c37 0 72-14 97-40 26-25 40-61 40-97s-14-71-40-97c-25-25-60-40-97-40-36 0-71 15-97 40-25 26-40 61-40 97s15 72 40 97c26 26 61 40 97 40z">
          <text:p/>
        </draw:path>
        <draw:path draw:style-name="gr50" draw:text-style-name="P19" draw:layer="layout" svg:width="0.273cm" svg:height="0.273cm" svg:x="20.004cm" svg:y="6.88cm" svg:viewBox="0 0 274 274" svg:d="M137 274c37 0 71-14 97-40 26-25 40-60 40-96 0-37-14-72-40-98s-60-40-97-40c-36 0-71 14-97 40s-40 61-40 98c0 36 14 71 40 96 26 26 61 40 97 40z">
          <text:p/>
        </draw:path>
        <draw:path draw:style-name="gr50" draw:text-style-name="P19" draw:layer="layout" svg:width="0.273cm" svg:height="0.273cm" svg:x="20.298cm" svg:y="6.633cm" svg:viewBox="0 0 274 274" svg:d="M138 274c36 0 71-14 96-40 26-25 40-60 40-96s-14-71-40-98c-25-25-60-40-96-40s-71 15-98 40c-25 27-40 62-40 98s15 71 40 96c27 26 62 40 98 40z">
          <text:p/>
        </draw:path>
        <draw:path draw:style-name="gr50" draw:text-style-name="P19" draw:layer="layout" svg:width="0.273cm" svg:height="0.273cm" svg:x="19.873cm" svg:y="6.897cm" svg:viewBox="0 0 274 274" svg:d="M136 274c37 0 72-15 98-40 26-26 40-61 40-97s-14-71-40-97-61-40-98-40c-36 0-71 14-96 40-26 26-40 61-40 97s14 71 40 97c25 25 60 40 96 40z">
          <text:p/>
        </draw:path>
        <draw:path draw:style-name="gr50" draw:text-style-name="P19" draw:layer="layout" svg:width="0.273cm" svg:height="0.273cm" svg:x="20.015cm" svg:y="6.847cm" svg:viewBox="0 0 274 274" svg:d="M138 274c36 0 71-14 96-40 26-25 40-60 40-96 0-37-14-72-40-98-25-25-60-40-96-40-37 0-71 15-98 40-26 26-40 61-40 98 0 36 14 71 40 96 27 26 61 40 98 40z">
          <text:p/>
        </draw:path>
        <draw:path draw:style-name="gr50" draw:text-style-name="P19" draw:layer="layout" svg:width="0.273cm" svg:height="0.273cm" svg:x="19.855cm" svg:y="6.763cm" svg:viewBox="0 0 274 274" svg:d="M137 274c36 0 71-14 97-40s40-61 40-98c0-36-14-71-40-96-26-26-61-40-97-40-37 0-71 14-97 40-26 25-40 60-40 96 0 37 14 72 40 98s60 40 97 40z">
          <text:p/>
        </draw:path>
        <draw:path draw:style-name="gr50" draw:text-style-name="P19" draw:layer="layout" svg:width="0.273cm" svg:height="0.273cm" svg:x="20.122cm" svg:y="7.013cm" svg:viewBox="0 0 274 274" svg:d="M137 274c36 0 71-14 97-40s40-61 40-97c0-37-14-71-40-97s-61-40-97-40-71 14-97 40c-25 26-40 60-40 97 0 36 15 71 40 97 26 26 61 40 97 40z">
          <text:p/>
        </draw:path>
        <draw:path draw:style-name="gr50" draw:text-style-name="P19" draw:layer="layout" svg:width="0.273cm" svg:height="0.273cm" svg:x="20.835cm" svg:y="6.995cm" svg:viewBox="0 0 274 274" svg:d="M137 274c37 0 71-14 97-41 26-26 40-60 40-97 0-36-14-71-40-96-26-26-60-40-97-40-36 0-71 14-97 40-26 25-40 60-40 96 0 37 14 71 40 97 26 27 61 41 97 41z">
          <text:p/>
        </draw:path>
        <draw:path draw:style-name="gr50" draw:text-style-name="P19" draw:layer="layout" svg:width="0.273cm" svg:height="0.275cm" svg:x="20.3cm" svg:y="6.961cm" svg:viewBox="0 0 274 276" svg:d="M138 276c36 0 71-16 96-42 26-25 40-60 40-96s-14-71-40-97c-25-25-60-41-96-41-37 0-71 16-97 41-27 26-41 61-41 97s14 71 41 96c26 26 60 42 97 42z">
          <text:p/>
        </draw:path>
        <draw:path draw:style-name="gr50" draw:text-style-name="P19" draw:layer="layout" svg:width="0.273cm" svg:height="0.273cm" svg:x="20.04cm" svg:y="6.95cm" svg:viewBox="0 0 274 274" svg:d="M137 274c37 0 71-14 97-40 26-25 40-60 40-96 0-37-14-71-40-97s-60-41-97-41c-36 0-70 15-96 41-27 26-41 60-41 97 0 36 14 71 41 96 26 26 60 40 96 40z">
          <text:p/>
        </draw:path>
        <draw:path draw:style-name="gr50" draw:text-style-name="P19" draw:layer="layout" svg:width="0.273cm" svg:height="0.273cm" svg:x="19.984cm" svg:y="6.974cm" svg:viewBox="0 0 274 274" svg:d="M137 274c36 0 71-15 97-41 25-25 40-60 40-96 0-37-15-71-40-97-26-26-61-40-97-40s-72 14-97 40c-26 26-40 60-40 97 0 36 14 71 40 96 25 26 61 41 97 41z">
          <text:p/>
        </draw:path>
        <draw:path draw:style-name="gr50" draw:text-style-name="P19" draw:layer="layout" svg:width="0.273cm" svg:height="0.273cm" svg:x="19.538cm" svg:y="6.959cm" svg:viewBox="0 0 274 274" svg:d="M136 274c37 0 71-15 97-40 27-26 41-61 41-97s-14-71-41-96c-26-26-60-41-97-41-36 0-71 15-96 41-26 25-40 60-40 96s14 71 40 97c25 25 60 40 96 40z">
          <text:p/>
        </draw:path>
        <draw:path draw:style-name="gr50" draw:text-style-name="P19" draw:layer="layout" svg:width="0.273cm" svg:height="0.273cm" svg:x="20.189cm" svg:y="7.019cm" svg:viewBox="0 0 274 274" svg:d="M136 274c37 0 72-14 98-40 25-27 40-61 40-98 0-36-15-71-40-96-26-26-61-40-98-40-36 0-71 14-96 40-26 25-40 60-40 96 0 37 14 71 40 98 25 26 60 40 96 40z">
          <text:p/>
        </draw:path>
        <draw:path draw:style-name="gr50" draw:text-style-name="P19" draw:layer="layout" svg:width="0.273cm" svg:height="0.273cm" svg:x="19.898cm" svg:y="6.902cm" svg:viewBox="0 0 274 274" svg:d="M137 274c37 0 72-14 97-40 26-25 40-60 40-96 0-37-14-71-40-98-25-26-60-40-97-40s-71 14-97 40c-26 27-40 61-40 98 0 36 14 71 40 96 26 26 60 40 97 40z">
          <text:p/>
        </draw:path>
        <draw:path draw:style-name="gr50" draw:text-style-name="P19" draw:layer="layout" svg:width="0.273cm" svg:height="0.273cm" svg:x="20.376cm" svg:y="6.997cm" svg:viewBox="0 0 274 274" svg:d="M136 274c37 0 71-14 97-41 27-25 41-60 41-96 0-37-14-71-41-97-26-26-60-40-97-40-36 0-71 14-96 40-26 26-40 60-40 97 0 36 14 71 40 96 25 27 60 41 96 41z">
          <text:p/>
        </draw:path>
        <draw:path draw:style-name="gr50" draw:text-style-name="P19" draw:layer="layout" svg:width="0.273cm" svg:height="0.273cm" svg:x="20.341cm" svg:y="6.672cm" svg:viewBox="0 0 274 274" svg:d="M137 274c36 0 71-14 96-40 26-26 41-60 41-97 0-36-15-71-41-96-25-27-60-41-96-41-37 0-71 14-97 41-26 25-40 60-40 96 0 37 14 71 40 97s60 40 97 40z">
          <text:p/>
        </draw:path>
        <draw:path draw:style-name="gr50" draw:text-style-name="P19" draw:layer="layout" svg:width="0.273cm" svg:height="0.274cm" svg:x="20.362cm" svg:y="7.067cm" svg:viewBox="0 0 274 275" svg:d="M136 275c37 0 71-15 97-40 27-26 41-61 41-98 0-36-14-71-41-97-26-25-60-40-97-40-36 0-71 15-96 40-26 26-40 61-40 97 0 37 14 72 40 98 25 25 60 40 96 40z">
          <text:p/>
        </draw:path>
        <draw:path draw:style-name="gr50" draw:text-style-name="P19" draw:layer="layout" svg:width="0.273cm" svg:height="0.274cm" svg:x="19.91cm" svg:y="6.988cm" svg:viewBox="0 0 274 275" svg:d="M136 275c38 0 72-15 98-41s40-61 40-97-14-71-40-97c-26-25-60-40-98-40-36 0-71 15-96 40-26 26-40 61-40 97s14 71 40 97c25 26 60 41 96 41z">
          <text:p/>
        </draw:path>
        <draw:path draw:style-name="gr50" draw:text-style-name="P19" draw:layer="layout" svg:width="0.273cm" svg:height="0.273cm" svg:x="19.915cm" svg:y="7.054cm" svg:viewBox="0 0 274 274" svg:d="M137 274c37 0 72-14 97-40 26-25 40-61 40-97 0-37-14-71-40-97-25-26-60-40-97-40s-71 14-97 40-40 60-40 97c0 36 14 72 40 97 26 26 60 40 97 40z">
          <text:p/>
        </draw:path>
        <draw:path draw:style-name="gr50" draw:text-style-name="P19" draw:layer="layout" svg:width="0.273cm" svg:height="0.273cm" svg:x="19.87cm" svg:y="6.978cm" svg:viewBox="0 0 274 274" svg:d="M137 274c36 0 72-14 97-41 26-25 40-60 40-96s-14-71-40-97c-25-25-61-40-97-40-37 0-71 15-97 40-26 26-40 61-40 97s14 71 40 96c26 27 60 41 97 41z">
          <text:p/>
        </draw:path>
        <draw:path draw:style-name="gr50" draw:text-style-name="P19" draw:layer="layout" svg:width="0.273cm" svg:height="0.273cm" svg:x="20.493cm" svg:y="6.852cm" svg:viewBox="0 0 274 274" svg:d="M138 274c36 0 71-14 96-40 26-25 40-60 40-96 0-37-14-72-40-98-25-25-60-40-96-40-38 0-72 15-98 40-26 26-40 61-40 98 0 36 14 71 40 96 26 26 60 40 98 40z">
          <text:p/>
        </draw:path>
        <draw:path draw:style-name="gr50" draw:text-style-name="P19" draw:layer="layout" svg:width="0.273cm" svg:height="0.273cm" svg:x="20.265cm" svg:y="7.093cm" svg:viewBox="0 0 274 274" svg:d="M138 274c36 0 71-14 96-40 26-25 40-60 40-97 0-36-14-71-40-97-25-25-60-40-96-40-37 0-72 15-98 40-26 26-40 61-40 97 0 37 14 72 40 97 26 26 61 40 98 40z">
          <text:p/>
        </draw:path>
        <draw:path draw:style-name="gr50" draw:text-style-name="P19" draw:layer="layout" svg:width="0.273cm" svg:height="0.273cm" svg:x="20.565cm" svg:y="6.941cm" svg:viewBox="0 0 274 274" svg:d="M138 274c36 0 71-14 96-40 26-25 40-60 40-96 0-37-14-71-40-97-25-27-60-41-96-41s-71 14-98 41c-25 26-40 60-40 97 0 36 15 71 40 96 27 26 62 40 98 40z">
          <text:p/>
        </draw:path>
        <draw:path draw:style-name="gr50" draw:text-style-name="P19" draw:layer="layout" svg:width="0.273cm" svg:height="0.273cm" svg:x="19.657cm" svg:y="6.857cm" svg:viewBox="0 0 274 274" svg:d="M137 274c37 0 71-15 97-40 26-26 40-61 40-97 0-37-14-72-40-97-26-26-60-40-97-40s-72 14-97 40c-26 25-40 60-40 97 0 36 14 71 40 97 25 25 60 40 97 40z">
          <text:p/>
        </draw:path>
        <draw:path draw:style-name="gr50" draw:text-style-name="P19" draw:layer="layout" svg:width="0.274cm" svg:height="0.274cm" svg:x="20.9cm" svg:y="6.939cm" svg:viewBox="0 0 275 275" svg:d="M137 275c36 0 71-15 97-40 26-26 41-61 41-97s-15-71-41-97-61-41-97-41-71 15-97 41c-25 26-40 61-40 97s15 71 40 97c26 25 61 40 97 40z">
          <text:p/>
        </draw:path>
        <draw:path draw:style-name="gr50" draw:text-style-name="P19" draw:layer="layout" svg:width="0.273cm" svg:height="0.273cm" svg:x="20.348cm" svg:y="7.011cm" svg:viewBox="0 0 274 274" svg:d="M137 274c36 0 71-14 96-40 26-26 41-61 41-97 0-37-15-71-41-97-25-26-60-40-96-40s-71 14-97 40c-25 26-40 60-40 97 0 36 15 71 40 97 26 26 61 40 97 40z">
          <text:p/>
        </draw:path>
        <draw:path draw:style-name="gr50" draw:text-style-name="P19" draw:layer="layout" svg:width="0.274cm" svg:height="0.273cm" svg:x="20.543cm" svg:y="6.952cm" svg:viewBox="0 0 275 274" svg:d="M138 274c36 0 71-14 97-40 25-25 40-60 40-96 0-37-15-71-40-97-26-26-61-41-97-41s-72 15-98 41c-25 26-40 60-40 97 0 36 15 71 40 96 26 26 62 40 98 40z">
          <text:p/>
        </draw:path>
        <draw:path draw:style-name="gr50" draw:text-style-name="P19" draw:layer="layout" svg:width="0.274cm" svg:height="0.273cm" svg:x="19.476cm" svg:y="6.959cm" svg:viewBox="0 0 275 274" svg:d="M138 274c36 0 71-14 97-40 25-25 40-60 40-96s-15-71-40-97c-26-25-61-41-97-41s-71 16-98 41c-25 26-40 61-40 97s15 71 40 96c27 26 62 40 98 40z">
          <text:p/>
        </draw:path>
        <draw:path draw:style-name="gr50" draw:text-style-name="P19" draw:layer="layout" svg:width="0.273cm" svg:height="0.273cm" svg:x="20.223cm" svg:y="7.105cm" svg:viewBox="0 0 274 274" svg:d="M137 274c36 0 71-14 97-40 25-25 40-60 40-96 0-37-15-72-40-98-26-25-61-40-97-40-37 0-72 15-97 40-26 26-40 61-40 98 0 36 14 71 40 96 25 26 60 40 97 40z">
          <text:p/>
        </draw:path>
        <draw:path draw:style-name="gr50" draw:text-style-name="P19" draw:layer="layout" svg:width="0.273cm" svg:height="0.273cm" svg:x="19.512cm" svg:y="6.97cm" svg:viewBox="0 0 274 274" svg:d="M138 274c36 0 71-15 96-41 26-26 40-60 40-97 0-36-14-71-40-96-25-26-60-40-96-40s-71 14-97 40c-25 25-41 60-41 96 0 37 16 71 41 97 26 26 61 41 97 41z">
          <text:p/>
        </draw:path>
        <draw:path draw:style-name="gr50" draw:text-style-name="P19" draw:layer="layout" svg:width="0.273cm" svg:height="0.273cm" svg:x="20.129cm" svg:y="7.001cm" svg:viewBox="0 0 274 274" svg:d="M137 274c36 0 71-15 97-41s40-61 40-97-14-71-40-96c-26-26-61-40-97-40-37 0-71 14-97 40-26 25-40 60-40 96s14 71 40 97 60 41 97 41z">
          <text:p/>
        </draw:path>
        <draw:path draw:style-name="gr50" draw:text-style-name="P19" draw:layer="layout" svg:width="0.273cm" svg:height="0.273cm" svg:x="20.512cm" svg:y="7.051cm" svg:viewBox="0 0 274 274" svg:d="M138 274c36 0 71-14 96-40 26-25 40-61 40-97 0-37-14-71-40-97-25-26-60-40-96-40-37 0-72 14-98 40s-40 60-40 97c0 36 14 72 40 97 26 26 61 40 98 40z">
          <text:p/>
        </draw:path>
        <draw:path draw:style-name="gr50" draw:text-style-name="P19" draw:layer="layout" svg:width="0.274cm" svg:height="0.273cm" svg:x="19.931cm" svg:y="6.912cm" svg:viewBox="0 0 275 274" svg:d="M138 274c36 0 71-14 97-40 25-25 40-60 40-96s-15-71-40-98c-26-25-61-40-97-40-37 0-72 15-98 40-25 27-40 62-40 98s15 71 40 96c26 26 61 40 98 40z">
          <text:p/>
        </draw:path>
        <draw:path draw:style-name="gr53" draw:text-style-name="P20" draw:layer="layout" svg:width="0.273cm" svg:height="0.274cm" svg:x="21.699cm" svg:y="6.918cm" svg:viewBox="0 0 274 275" svg:d="M138 275c36 0 71-15 96-40 26-26 40-61 40-97s-14-71-40-98c-25-25-60-40-96-40-37 0-71 15-97 40-26 27-41 62-41 98s15 71 41 97c26 25 60 40 97 40z">
          <text:p/>
        </draw:path>
        <draw:path draw:style-name="gr50" draw:text-style-name="P19" draw:layer="layout" svg:width="0.273cm" svg:height="0.274cm" svg:x="20.338cm" svg:y="7.083cm" svg:viewBox="0 0 274 275" svg:d="M138 275c36 0 71-15 96-41 26-25 40-60 40-97 0-36-14-71-40-97-25-25-60-40-96-40-37 0-71 15-97 40-26 26-41 61-41 97 0 37 15 72 41 97 26 26 60 41 97 41z">
          <text:p/>
        </draw:path>
        <draw:path draw:style-name="gr50" draw:text-style-name="P19" draw:layer="layout" svg:width="0.273cm" svg:height="0.273cm" svg:x="20.704cm" svg:y="6.917cm" svg:viewBox="0 0 274 274" svg:d="M137 274c36 0 72-14 97-40 26-26 40-60 40-97 0-36-14-71-40-97-25-26-61-40-97-40s-71 14-97 40c-25 26-40 61-40 97 0 37 15 71 40 97 26 26 61 40 97 40z">
          <text:p/>
        </draw:path>
        <draw:path draw:style-name="gr50" draw:text-style-name="P19" draw:layer="layout" svg:width="0.274cm" svg:height="0.273cm" svg:x="20.3cm" svg:y="7.05cm" svg:viewBox="0 0 275 274" svg:d="M138 274c36 0 71-14 97-40 25-26 40-61 40-98 0-36-15-71-40-96-26-26-61-40-97-40s-71 14-97 40c-26 25-41 60-41 96 0 37 15 72 41 98s61 40 97 40z">
          <text:p/>
        </draw:path>
        <draw:path draw:style-name="gr50" draw:text-style-name="P19" draw:layer="layout" svg:width="0.273cm" svg:height="0.273cm" svg:x="19.988cm" svg:y="7.106cm" svg:viewBox="0 0 274 274" svg:d="M138 274c36 0 71-14 96-40 26-25 40-60 40-96 0-38-14-72-40-98-25-26-60-40-96-40s-72 14-98 40c-25 26-40 60-40 98 0 36 15 71 40 96 26 26 62 40 98 40z">
          <text:p/>
        </draw:path>
        <draw:path draw:style-name="gr50" draw:text-style-name="P19" draw:layer="layout" svg:width="0.273cm" svg:height="0.273cm" svg:x="20.173cm" svg:y="7.131cm" svg:viewBox="0 0 274 274" svg:d="M136 274c37 0 72-14 98-40 25-26 40-60 40-97s-15-72-40-97c-26-26-61-40-98-40-36 0-71 14-96 40-26 25-40 60-40 97s14 71 40 97c25 26 60 40 96 40z">
          <text:p/>
        </draw:path>
        <draw:path draw:style-name="gr50" draw:text-style-name="P19" draw:layer="layout" svg:width="0.273cm" svg:height="0.274cm" svg:x="21.099cm" svg:y="7.12cm" svg:viewBox="0 0 274 275" svg:d="M137 275c36 0 71-15 97-40 25-26 40-61 40-97 0-37-15-72-40-98-26-25-61-40-97-40s-71 15-97 40c-26 26-40 61-40 98 0 36 14 71 40 97 26 25 61 40 97 40z">
          <text:p/>
        </draw:path>
        <draw:path draw:style-name="gr50" draw:text-style-name="P19" draw:layer="layout" svg:width="0.274cm" svg:height="0.274cm" svg:x="20.092cm" svg:y="7.061cm" svg:viewBox="0 0 275 275" svg:d="M137 275c36 0 71-15 97-40 26-26 41-62 41-98s-15-71-41-97c-26-25-61-40-97-40s-71 15-97 40c-25 26-40 61-40 97s15 72 40 98c26 25 61 40 97 40z">
          <text:p/>
        </draw:path>
        <draw:path draw:style-name="gr50" draw:text-style-name="P19" draw:layer="layout" svg:width="0.273cm" svg:height="0.273cm" svg:x="19.372cm" svg:y="7.007cm" svg:viewBox="0 0 274 274" svg:d="M137 274c37 0 72-14 97-40 26-26 40-61 40-97s-14-71-40-97c-25-25-60-40-97-40s-71 15-97 40c-26 26-40 61-40 97s14 71 40 97 60 40 97 40z">
          <text:p/>
        </draw:path>
        <draw:path draw:style-name="gr50" draw:text-style-name="P19" draw:layer="layout" svg:width="0.274cm" svg:height="0.274cm" svg:x="20.524cm" svg:y="7.141cm" svg:viewBox="0 0 275 275" svg:d="M138 275c36 0 71-15 96-40 26-26 41-61 41-97s-15-72-41-97c-25-26-60-41-96-41s-72 15-98 41c-25 25-40 61-40 97s15 71 40 97c26 25 62 40 98 40z">
          <text:p/>
        </draw:path>
        <draw:path draw:style-name="gr50" draw:text-style-name="P19" draw:layer="layout" svg:width="0.274cm" svg:height="0.273cm" svg:x="20.028cm" svg:y="7.039cm" svg:viewBox="0 0 275 274" svg:d="M138 274c36 0 71-14 97-40 25-26 40-61 40-98 0-36-15-71-40-96-26-26-61-40-97-40s-71 14-97 40c-26 25-41 60-41 96 0 37 15 72 41 98s61 40 97 40z">
          <text:p/>
        </draw:path>
        <draw:path draw:style-name="gr50" draw:text-style-name="P19" draw:layer="layout" svg:width="0.274cm" svg:height="0.273cm" svg:x="20.426cm" svg:y="7.142cm" svg:viewBox="0 0 275 274" svg:d="M137 274c36 0 72-14 98-40 25-26 40-60 40-97 0-36-15-72-40-97-26-26-62-40-98-40s-71 14-97 40c-25 25-40 61-40 97 0 37 15 71 40 97 26 26 61 40 97 40z">
          <text:p/>
        </draw:path>
        <draw:path draw:style-name="gr50" draw:text-style-name="P19" draw:layer="layout" svg:width="0.273cm" svg:height="0.274cm" svg:x="19.948cm" svg:y="6.906cm" svg:viewBox="0 0 274 275" svg:d="M137 275c36 0 71-15 97-40 25-26 40-61 40-97s-15-71-40-98c-26-25-61-40-97-40-37 0-72 15-97 40-26 27-40 62-40 98s14 71 40 97c25 25 60 40 97 40z">
          <text:p/>
        </draw:path>
        <draw:path draw:style-name="gr50" draw:text-style-name="P19" draw:layer="layout" svg:width="0.273cm" svg:height="0.273cm" svg:x="20.696cm" svg:y="7.257cm" svg:viewBox="0 0 274 274" svg:d="M137 274c36 0 72-15 97-41 26-26 40-61 40-97s-14-71-40-96c-25-26-61-40-97-40-37 0-71 14-97 40-26 25-40 60-40 96s14 71 40 97 60 41 97 41z">
          <text:p/>
        </draw:path>
        <draw:path draw:style-name="gr50" draw:text-style-name="P19" draw:layer="layout" svg:width="0.273cm" svg:height="0.273cm" svg:x="18.322cm" svg:y="5.613cm" svg:viewBox="0 0 274 274" svg:d="M138 274c36 0 71-14 96-41 26-25 40-60 40-96s-14-71-40-97c-25-25-60-40-96-40-37 0-72 15-98 40-25 26-40 61-40 97s15 71 40 96c26 27 61 41 98 41z">
          <text:p/>
        </draw:path>
        <draw:path draw:style-name="gr50" draw:text-style-name="P19" draw:layer="layout" svg:width="0.274cm" svg:height="0.273cm" svg:x="20.182cm" svg:y="7.152cm" svg:viewBox="0 0 275 274" svg:d="M137 274c37 0 72-15 98-40 25-26 40-61 40-97s-15-72-40-97c-26-26-61-40-98-40-36 0-71 14-97 40-25 25-40 61-40 97s15 71 40 97c26 25 61 40 97 40z">
          <text:p/>
        </draw:path>
        <draw:path draw:style-name="gr50" draw:text-style-name="P19" draw:layer="layout" svg:width="0.273cm" svg:height="0.273cm" svg:x="20.193cm" svg:y="7.192cm" svg:viewBox="0 0 274 274" svg:d="M136 274c38 0 72-14 98-40 26-25 40-60 40-96s-14-71-40-98c-26-25-60-40-98-40-36 0-71 15-96 40-26 27-40 62-40 98s14 71 40 96c25 26 60 40 96 40z">
          <text:p/>
        </draw:path>
        <draw:path draw:style-name="gr50" draw:text-style-name="P19" draw:layer="layout" svg:width="0.273cm" svg:height="0.273cm" svg:x="20.217cm" svg:y="7.149cm" svg:viewBox="0 0 274 274" svg:d="M137 274c36 0 71-14 97-40 25-25 40-60 40-96s-15-72-40-98c-26-25-61-40-97-40-37 0-72 15-97 40-26 26-40 62-40 98s14 71 40 96c25 26 60 40 97 40z">
          <text:p/>
        </draw:path>
        <draw:path draw:style-name="gr50" draw:text-style-name="P19" draw:layer="layout" svg:width="0.273cm" svg:height="0.274cm" svg:x="19.869cm" svg:y="6.938cm" svg:viewBox="0 0 274 275" svg:d="M137 275c36 0 72-15 97-40 26-26 40-61 40-97s-14-71-40-97c-25-26-61-41-97-41s-71 15-97 41c-25 26-40 61-40 97s15 71 40 97c26 25 61 40 97 40z">
          <text:p/>
        </draw:path>
        <draw:path draw:style-name="gr50" draw:text-style-name="P19" draw:layer="layout" svg:width="0.273cm" svg:height="0.273cm" svg:x="20.203cm" svg:y="7.173cm" svg:viewBox="0 0 274 274" svg:d="M138 274c36 0 71-14 96-40 26-25 40-60 40-96s-14-71-40-98c-25-25-60-40-96-40-38 0-72 15-98 40-26 27-40 62-40 98s14 71 40 96c26 26 60 40 98 40z">
          <text:p/>
        </draw:path>
        <draw:path draw:style-name="gr50" draw:text-style-name="P19" draw:layer="layout" svg:width="0.273cm" svg:height="0.273cm" svg:x="20.835cm" svg:y="7.139cm" svg:viewBox="0 0 274 274" svg:d="M137 274c36 0 71-14 97-40 25-25 40-60 40-96s-15-72-40-98c-26-25-61-40-97-40s-71 15-97 40c-26 26-40 62-40 98s14 71 40 96c26 26 61 40 97 40z">
          <text:p/>
        </draw:path>
        <draw:path draw:style-name="gr50" draw:text-style-name="P19" draw:layer="layout" svg:width="0.273cm" svg:height="0.273cm" svg:x="19.808cm" svg:y="7.059cm" svg:viewBox="0 0 274 274" svg:d="M137 274c36 0 71-15 96-40 27-26 41-62 41-98s-14-71-41-96c-25-26-60-40-96-40-37 0-71 14-97 40-26 25-40 60-40 96s14 72 40 98c26 25 60 40 97 40z">
          <text:p/>
        </draw:path>
        <draw:path draw:style-name="gr50" draw:text-style-name="P19" draw:layer="layout" svg:width="0.273cm" svg:height="0.273cm" svg:x="20.063cm" svg:y="7.101cm" svg:viewBox="0 0 274 274" svg:d="M137 274c37 0 71-14 97-40 26-25 40-60 40-96 0-38-14-72-40-98s-60-40-97-40c-36 0-71 14-96 40-26 26-41 60-41 98 0 36 15 71 41 96 25 26 60 40 96 40z">
          <text:p/>
        </draw:path>
        <draw:path draw:style-name="gr50" draw:text-style-name="P19" draw:layer="layout" svg:width="0.273cm" svg:height="0.273cm" svg:x="19.507cm" svg:y="6.904cm" svg:viewBox="0 0 274 274" svg:d="M138 274c36 0 71-15 96-40 26-26 40-61 40-97s-14-71-40-97c-25-26-60-40-96-40-37 0-71 14-97 40s-41 61-41 97 15 71 41 97c26 25 60 40 97 40z">
          <text:p/>
        </draw:path>
        <draw:path draw:style-name="gr50" draw:text-style-name="P19" draw:layer="layout" svg:width="0.273cm" svg:height="0.273cm" svg:x="20.331cm" svg:y="7.188cm" svg:viewBox="0 0 274 274" svg:d="M137 274c36 0 71-14 97-40 25-25 40-60 40-96s-15-71-40-98c-26-25-61-40-97-40s-71 15-96 40c-26 27-41 62-41 98s15 71 41 96c25 26 60 40 96 40z">
          <text:p/>
        </draw:path>
        <draw:path draw:style-name="gr50" draw:text-style-name="P19" draw:layer="layout" svg:width="0.273cm" svg:height="0.273cm" svg:x="20.258cm" svg:y="7.152cm" svg:viewBox="0 0 274 274" svg:d="M138 274c36 0 71-14 96-40 26-26 40-60 40-97 0-36-14-72-40-97-25-26-60-40-96-40-37 0-72 14-98 40-26 25-40 61-40 97 0 37 14 71 40 97s61 40 98 40z">
          <text:p/>
        </draw:path>
        <draw:path draw:style-name="gr50" draw:text-style-name="P19" draw:layer="layout" svg:width="0.273cm" svg:height="0.273cm" svg:x="20.277cm" svg:y="7.168cm" svg:viewBox="0 0 274 274" svg:d="M137 274c36 0 71-14 97-40 25-25 40-60 40-96 0-37-15-72-40-98-26-26-61-40-97-40s-71 14-97 40-40 61-40 98c0 36 14 71 40 96 26 26 61 40 97 40z">
          <text:p/>
        </draw:path>
        <draw:path draw:style-name="gr50" draw:text-style-name="P19" draw:layer="layout" svg:width="0.273cm" svg:height="0.273cm" svg:x="20.553cm" svg:y="7.26cm" svg:viewBox="0 0 274 274" svg:d="M138 274c36 0 71-14 96-41 26-25 40-60 40-96s-14-71-40-97c-25-25-60-40-96-40s-71 15-98 40c-25 26-40 61-40 97s15 71 40 96c27 27 62 41 98 41z">
          <text:p/>
        </draw:path>
        <draw:path draw:style-name="gr50" draw:text-style-name="P19" draw:layer="layout" svg:width="0.273cm" svg:height="0.273cm" svg:x="20.004cm" svg:y="7.08cm" svg:viewBox="0 0 274 274" svg:d="M137 274c36 0 71-14 97-40 25-25 40-60 40-97s-15-71-40-97c-26-26-61-40-97-40s-71 14-97 40-40 60-40 97 14 72 40 97c26 26 61 40 97 40z">
          <text:p/>
        </draw:path>
        <draw:path draw:style-name="gr50" draw:text-style-name="P19" draw:layer="layout" svg:width="0.273cm" svg:height="0.273cm" svg:x="21.212cm" svg:y="7.12cm" svg:viewBox="0 0 274 274" svg:d="M137 274c36 0 71-14 97-40 26-25 40-60 40-96 0-38-14-72-40-98s-61-40-97-40c-37 0-71 14-97 40s-40 60-40 98c0 36 14 71 40 96 26 26 60 40 97 40z">
          <text:p/>
        </draw:path>
        <draw:path draw:style-name="gr50" draw:text-style-name="P19" draw:layer="layout" svg:width="0.273cm" svg:height="0.273cm" svg:x="20.89cm" svg:y="7.282cm" svg:viewBox="0 0 274 274" svg:d="M137 274c36 0 71-14 96-40 26-27 41-61 41-98 0-36-15-71-41-96-25-26-60-40-96-40-37 0-71 14-97 40-26 25-40 60-40 96 0 37 14 71 40 98 26 26 60 40 97 40z">
          <text:p/>
        </draw:path>
        <draw:path draw:style-name="gr50" draw:text-style-name="P19" draw:layer="layout" svg:width="0.273cm" svg:height="0.273cm" svg:x="19.98cm" svg:y="7.163cm" svg:viewBox="0 0 274 274" svg:d="M137 274c36 0 71-14 97-40 25-26 40-60 40-97 0-36-15-72-40-97-26-26-61-40-97-40s-72 14-97 40c-26 25-40 61-40 97 0 37 14 71 40 97 25 26 61 40 97 40z">
          <text:p/>
        </draw:path>
        <draw:path draw:style-name="gr50" draw:text-style-name="P19" draw:layer="layout" svg:width="0.273cm" svg:height="0.273cm" svg:x="20.003cm" svg:y="7.116cm" svg:viewBox="0 0 274 274" svg:d="M138 274c36 0 71-14 96-40 26-25 40-60 40-96 0-37-14-72-40-98-25-25-60-40-96-40-37 0-71 15-98 40-26 26-40 61-40 98 0 36 14 71 40 96 27 26 61 40 98 40z">
          <text:p/>
        </draw:path>
        <draw:path draw:style-name="gr50" draw:text-style-name="P19" draw:layer="layout" svg:width="0.274cm" svg:height="0.273cm" svg:x="20.256cm" svg:y="7.074cm" svg:viewBox="0 0 275 274" svg:d="M138 274c36 0 71-14 97-40 25-25 40-60 40-97s-15-71-40-97c-26-26-61-40-97-40s-72 14-98 40c-25 26-40 60-40 97s15 72 40 97c26 26 62 40 98 40z">
          <text:p/>
        </draw:path>
        <draw:path draw:style-name="gr53" draw:text-style-name="P20" draw:layer="layout" svg:width="0.274cm" svg:height="0.273cm" svg:x="21.76cm" svg:y="7.303cm" svg:viewBox="0 0 275 274" svg:d="M137 274c36 0 71-14 98-40 25-25 40-61 40-97 0-37-15-71-40-97-27-26-62-40-98-40s-71 14-97 40c-25 26-40 60-40 97 0 36 15 72 40 97 26 26 61 40 97 40z">
          <text:p/>
        </draw:path>
        <draw:path draw:style-name="gr50" draw:text-style-name="P19" draw:layer="layout" svg:width="0.273cm" svg:height="0.273cm" svg:x="20.364cm" svg:y="7.219cm" svg:viewBox="0 0 274 274" svg:d="M136 274c37 0 71-14 97-40 27-25 41-60 41-96s-14-71-41-97c-26-26-60-41-97-41-36 0-70 15-96 41s-40 61-40 97 14 71 40 96c26 26 60 40 96 40z">
          <text:p/>
        </draw:path>
        <draw:path draw:style-name="gr50" draw:text-style-name="P19" draw:layer="layout" svg:width="0.273cm" svg:height="0.273cm" svg:x="21.224cm" svg:y="7.249cm" svg:viewBox="0 0 274 274" svg:d="M137 274c36 0 72-14 97-41 26-26 40-60 40-97 0-36-14-71-40-96-25-26-61-40-97-40s-71 14-97 40c-25 25-40 60-40 96 0 37 15 71 40 97 26 27 61 41 97 41z">
          <text:p/>
        </draw:path>
        <draw:path draw:style-name="gr50" draw:text-style-name="P19" draw:layer="layout" svg:width="0.273cm" svg:height="0.274cm" svg:x="20.011cm" svg:y="7.008cm" svg:viewBox="0 0 274 275" svg:d="M138 275c36 0 71-15 96-40 26-27 40-62 40-98s-14-71-40-96c-25-26-60-41-96-41-37 0-71 15-98 41-26 25-40 60-40 96s14 71 40 98c27 25 61 40 98 40z">
          <text:p/>
        </draw:path>
        <draw:path draw:style-name="gr53" draw:text-style-name="P20" draw:layer="layout" svg:width="0.273cm" svg:height="0.273cm" svg:x="21.816cm" svg:y="7.156cm" svg:viewBox="0 0 274 274" svg:d="M137 274c37 0 72-14 97-40 26-26 40-60 40-97 0-36-14-72-40-97-25-26-60-40-97-40-36 0-71 14-97 40-25 25-40 61-40 97 0 37 15 71 40 97 26 26 61 40 97 40z">
          <text:p/>
        </draw:path>
        <draw:path draw:style-name="gr50" draw:text-style-name="P19" draw:layer="layout" svg:width="0.273cm" svg:height="0.273cm" svg:x="20.183cm" svg:y="7.015cm" svg:viewBox="0 0 274 274" svg:d="M136 274c38 0 72-14 98-40s40-61 40-97c0-37-14-71-40-97s-60-40-98-40c-36 0-71 14-96 40-26 26-40 60-40 97 0 36 14 71 40 97 25 26 60 40 96 40z">
          <text:p/>
        </draw:path>
        <draw:path draw:style-name="gr50" draw:text-style-name="P19" draw:layer="layout" svg:width="0.273cm" svg:height="0.273cm" svg:x="20.092cm" svg:y="7.11cm" svg:viewBox="0 0 274 274" svg:d="M137 274c36 0 71-14 96-40 27-26 41-60 41-97s-14-72-41-97c-25-26-60-40-96-40s-71 14-97 40c-25 25-40 60-40 97s15 71 40 97c26 26 61 40 97 40z">
          <text:p/>
        </draw:path>
        <draw:path draw:style-name="gr50" draw:text-style-name="P19" draw:layer="layout" svg:width="0.273cm" svg:height="0.273cm" svg:x="19.642cm" svg:y="7.139cm" svg:viewBox="0 0 274 274" svg:d="M136 274c38 0 72-14 98-40 26-25 40-60 40-96s-14-72-40-98c-26-25-60-40-98-40-36 0-70 15-96 40-26 26-40 62-40 98s14 71 40 96c26 26 60 40 96 40z">
          <text:p/>
        </draw:path>
        <draw:path draw:style-name="gr50" draw:text-style-name="P19" draw:layer="layout" svg:width="0.274cm" svg:height="0.273cm" svg:x="21.132cm" svg:y="7.046cm" svg:viewBox="0 0 275 274" svg:d="M138 274c36 0 71-15 97-40 25-26 40-62 40-98s-15-71-40-96c-26-26-61-40-97-40s-71 14-97 40c-26 25-41 60-41 96s15 72 41 98c26 25 61 40 97 40z">
          <text:p/>
        </draw:path>
        <draw:path draw:style-name="gr50" draw:text-style-name="P19" draw:layer="layout" svg:width="0.273cm" svg:height="0.273cm" svg:x="21.377cm" svg:y="7.245cm" svg:viewBox="0 0 274 274" svg:d="M138 274c36 0 71-15 96-41 26-26 40-60 40-97 0-36-14-71-40-96-25-26-60-40-96-40-37 0-71 14-98 40-26 25-40 60-40 96 0 37 14 71 40 97 27 26 61 41 98 41z">
          <text:p/>
        </draw:path>
        <draw:path draw:style-name="gr50" draw:text-style-name="P19" draw:layer="layout" svg:width="0.273cm" svg:height="0.274cm" svg:x="21.001cm" svg:y="7.307cm" svg:viewBox="0 0 274 275" svg:d="M136 275c38 0 72-15 98-40 26-26 40-62 40-98s-14-71-40-97c-26-25-60-40-98-40-36 0-71 15-96 40-26 26-40 61-40 97s14 72 40 98c25 25 60 40 96 40z">
          <text:p/>
        </draw:path>
        <draw:path draw:style-name="gr50" draw:text-style-name="P19" draw:layer="layout" svg:width="0.274cm" svg:height="0.273cm" svg:x="20.886cm" svg:y="7.129cm" svg:viewBox="0 0 275 274" svg:d="M137 274c36 0 71-14 96-40 26-26 42-60 42-97s-16-72-42-97c-25-26-60-40-96-40s-71 14-97 40c-25 25-40 60-40 97s15 71 40 97c26 26 61 40 97 40z">
          <text:p/>
        </draw:path>
        <draw:path draw:style-name="gr50" draw:text-style-name="P19" draw:layer="layout" svg:width="0.273cm" svg:height="0.273cm" svg:x="20.286cm" svg:y="7.21cm" svg:viewBox="0 0 274 274" svg:d="M137 274c37 0 71-14 97-40s40-60 40-97c0-36-14-71-40-96-26-27-60-41-97-41-36 0-71 14-97 41-26 25-40 60-40 96 0 37 14 71 40 97s61 40 97 40z">
          <text:p/>
        </draw:path>
        <draw:path draw:style-name="gr50" draw:text-style-name="P19" draw:layer="layout" svg:width="0.273cm" svg:height="0.273cm" svg:x="20.41cm" svg:y="7.215cm" svg:viewBox="0 0 274 274" svg:d="M136 274c37 0 72-15 98-40 26-26 40-61 40-97s-14-71-40-96c-26-27-61-41-98-41-36 0-71 14-96 41-26 25-40 60-40 96s14 71 40 97c25 25 60 40 96 40z">
          <text:p/>
        </draw:path>
        <draw:path draw:style-name="gr50" draw:text-style-name="P19" draw:layer="layout" svg:width="0.273cm" svg:height="0.273cm" svg:x="20.402cm" svg:y="7.2cm" svg:viewBox="0 0 274 274" svg:d="M137 274c36 0 71-14 97-40s40-60 40-97c0-36-14-71-40-96-26-27-61-41-97-41s-71 14-97 41c-25 25-40 60-40 96 0 37 15 71 40 97 26 26 61 40 97 40z">
          <text:p/>
        </draw:path>
        <draw:path draw:style-name="gr50" draw:text-style-name="P19" draw:layer="layout" svg:width="0.273cm" svg:height="0.273cm" svg:x="20.043cm" svg:y="7.096cm" svg:viewBox="0 0 274 274" svg:d="M137 274c37 0 71-14 97-40s40-60 40-98c0-36-14-71-40-96-26-26-60-40-97-40-36 0-71 14-96 40-27 25-41 60-41 96 0 38 14 72 41 98 25 26 60 40 96 40z">
          <text:p/>
        </draw:path>
        <draw:path draw:style-name="gr50" draw:text-style-name="P19" draw:layer="layout" svg:width="0.274cm" svg:height="0.273cm" svg:x="20.482cm" svg:y="7.256cm" svg:viewBox="0 0 275 274" svg:d="M138 274c36 0 71-14 97-41 25-25 40-60 40-96s-15-71-40-97c-26-25-61-40-97-40-37 0-72 15-98 40-25 26-40 61-40 97s15 71 40 96c26 27 61 41 98 41z">
          <text:p/>
        </draw:path>
        <draw:path draw:style-name="gr50" draw:text-style-name="P19" draw:layer="layout" svg:width="0.273cm" svg:height="0.273cm" svg:x="20.156cm" svg:y="7.086cm" svg:viewBox="0 0 274 274" svg:d="M137 274c36 0 72-14 97-40 26-26 40-60 40-98 0-36-14-71-40-96-25-26-61-40-97-40-37 0-71 14-97 40-26 25-40 60-40 96 0 38 14 72 40 98s60 40 97 40z">
          <text:p/>
        </draw:path>
        <draw:path draw:style-name="gr50" draw:text-style-name="P19" draw:layer="layout" svg:width="0.273cm" svg:height="0.273cm" svg:x="20.428cm" svg:y="7.22cm" svg:viewBox="0 0 274 274" svg:d="M136 274c37 0 72-15 98-40 26-26 40-61 40-97s-14-71-40-96c-26-27-61-41-98-41-36 0-71 14-96 41-26 25-40 60-40 96s14 71 40 97c25 25 60 40 96 40z">
          <text:p/>
        </draw:path>
        <draw:path draw:style-name="gr50" draw:text-style-name="P19" draw:layer="layout" svg:width="0.273cm" svg:height="0.274cm" svg:x="21.239cm" svg:y="7.2cm" svg:viewBox="0 0 274 275" svg:d="M136 275c36 0 72-15 98-40 25-26 40-61 40-97s-15-71-40-97c-26-26-62-41-98-41s-71 15-96 41c-26 26-40 61-40 97s14 71 40 97c25 25 60 40 96 40z">
          <text:p/>
        </draw:path>
        <draw:path draw:style-name="gr50" draw:text-style-name="P19" draw:layer="layout" svg:width="0.273cm" svg:height="0.273cm" svg:x="21.157cm" svg:y="7.239cm" svg:viewBox="0 0 274 274" svg:d="M137 274c37 0 71-15 97-41 26-25 40-60 40-96s-14-71-40-97c-26-25-60-40-97-40-36 0-71 15-96 40-26 26-41 61-41 97s15 71 41 96c25 26 60 41 96 41z">
          <text:p/>
        </draw:path>
        <draw:path draw:style-name="gr50" draw:text-style-name="P19" draw:layer="layout" svg:width="0.273cm" svg:height="0.273cm" svg:x="19.966cm" svg:y="7.136cm" svg:viewBox="0 0 274 274" svg:d="M138 274c36 0 71-14 96-40 26-25 40-60 40-96s-14-72-40-98c-25-25-60-40-96-40-37 0-72 15-98 40-26 26-40 62-40 98s14 71 40 96c26 26 61 40 98 40z">
          <text:p/>
        </draw:path>
        <draw:path draw:style-name="gr50" draw:text-style-name="P19" draw:layer="layout" svg:width="0.273cm" svg:height="0.274cm" svg:x="20.115cm" svg:y="7.093cm" svg:viewBox="0 0 274 275" svg:d="M136 275c36 0 71-15 98-40 25-26 40-61 40-98 0-36-15-71-40-97-27-25-62-40-98-40s-71 15-96 40c-26 26-40 61-40 97 0 37 14 72 40 98 25 25 60 40 96 40z">
          <text:p/>
        </draw:path>
        <draw:path draw:style-name="gr50" draw:text-style-name="P19" draw:layer="layout" svg:width="0.273cm" svg:height="0.273cm" svg:x="19.881cm" svg:y="7.149cm" svg:viewBox="0 0 274 274" svg:d="M137 274c36 0 72-15 97-40 26-26 40-61 40-97s-14-72-40-97c-25-26-61-40-97-40-37 0-71 14-97 40-26 25-40 61-40 97s14 71 40 97c26 25 60 40 97 40z">
          <text:p/>
        </draw:path>
        <draw:path draw:style-name="gr53" draw:text-style-name="P20" draw:layer="layout" svg:width="0.273cm" svg:height="0.273cm" svg:x="21.454cm" svg:y="7.228cm" svg:viewBox="0 0 274 274" svg:d="M136 274c36 0 71-14 97-40 26-25 41-60 41-96 0-37-15-71-41-97s-61-41-97-41-71 15-96 41c-26 26-40 60-40 97 0 36 14 71 40 96 25 26 60 40 96 40z">
          <text:p/>
        </draw:path>
        <draw:path draw:style-name="gr50" draw:text-style-name="P19" draw:layer="layout" svg:width="0.273cm" svg:height="0.273cm" svg:x="20.157cm" svg:y="7.184cm" svg:viewBox="0 0 274 274" svg:d="M137 274c36 0 72-14 97-40 26-26 40-60 40-97 0-36-14-71-40-97-25-26-61-40-97-40-37 0-71 14-97 40s-40 61-40 97c0 37 14 71 40 97s60 40 97 40z">
          <text:p/>
        </draw:path>
        <draw:path draw:style-name="gr50" draw:text-style-name="P19" draw:layer="layout" svg:width="0.273cm" svg:height="0.273cm" svg:x="20.547cm" svg:y="7.257cm" svg:viewBox="0 0 274 274" svg:d="M138 274c36 0 71-14 96-41 26-26 40-60 40-97 0-36-14-71-40-96-25-26-60-40-96-40-37 0-71 14-98 40-26 25-40 60-40 96 0 37 14 71 40 97 27 27 61 41 98 41z">
          <text:p/>
        </draw:path>
        <draw:path draw:style-name="gr50" draw:text-style-name="P19" draw:layer="layout" svg:width="0.273cm" svg:height="0.274cm" svg:x="20.683cm" svg:y="6.912cm" svg:viewBox="0 0 274 275" svg:d="M137 275c36 0 72-15 97-40 26-26 40-61 40-97s-14-71-40-98c-25-25-61-40-97-40-37 0-71 15-97 40-26 27-40 62-40 98s14 71 40 97c26 25 60 40 97 40z">
          <text:p/>
        </draw:path>
        <draw:path draw:style-name="gr50" draw:text-style-name="P19" draw:layer="layout" svg:width="0.273cm" svg:height="0.273cm" svg:x="20.394cm" svg:y="7.189cm" svg:viewBox="0 0 274 274" svg:d="M136 274c37 0 71-14 98-40 26-26 40-60 40-97 0-36-14-71-40-97-27-26-61-40-98-40-36 0-71 14-96 40-26 26-40 61-40 97 0 37 14 71 40 97 25 26 60 40 96 40z">
          <text:p/>
        </draw:path>
        <draw:path draw:style-name="gr50" draw:text-style-name="P19" draw:layer="layout" svg:width="0.273cm" svg:height="0.273cm" svg:x="20.697cm" svg:y="7.267cm" svg:viewBox="0 0 274 274" svg:d="M136 274c37 0 72-14 98-41 26-25 40-60 40-96s-14-71-40-97c-26-25-61-40-98-40-36 0-71 15-96 40-26 26-40 61-40 97s14 71 40 96c25 27 60 41 96 41z">
          <text:p/>
        </draw:path>
        <draw:path draw:style-name="gr50" draw:text-style-name="P19" draw:layer="layout" svg:width="0.273cm" svg:height="0.273cm" svg:x="20.724cm" svg:y="6.987cm" svg:viewBox="0 0 274 274" svg:d="M136 274c37 0 72-14 98-41 25-25 40-60 40-96 0-37-15-71-40-97-26-26-61-40-98-40-36 0-71 14-96 40-26 26-40 60-40 97 0 36 14 71 40 96 25 27 60 41 96 41z">
          <text:p/>
        </draw:path>
        <draw:path draw:style-name="gr50" draw:text-style-name="P19" draw:layer="layout" svg:width="0.273cm" svg:height="0.273cm" svg:x="20.561cm" svg:y="7.264cm" svg:viewBox="0 0 274 274" svg:d="M137 274c37 0 71-14 97-41 26-26 40-60 40-97 0-36-14-71-40-96-26-26-60-40-97-40-36 0-71 14-97 40-26 25-40 60-40 96 0 37 14 71 40 97 26 27 61 41 97 41z">
          <text:p/>
        </draw:path>
        <draw:path draw:style-name="gr50" draw:text-style-name="P19" draw:layer="layout" svg:width="0.273cm" svg:height="0.274cm" svg:x="20.151cm" svg:y="6.957cm" svg:viewBox="0 0 274 275" svg:d="M137 275c36 0 72-15 97-40 26-26 40-61 40-97s-14-71-40-97c-25-25-61-41-97-41s-71 16-97 41c-25 26-40 61-40 97s15 71 40 97c26 25 61 40 97 40z">
          <text:p/>
        </draw:path>
        <draw:path draw:style-name="gr50" draw:text-style-name="P19" draw:layer="layout" svg:width="0.274cm" svg:height="0.273cm" svg:x="20.578cm" svg:y="6.981cm" svg:viewBox="0 0 275 274" svg:d="M138 274c36 0 71-14 97-41 25-26 40-60 40-97 0-36-15-71-40-96-26-26-61-40-97-40s-71 14-97 40c-26 25-41 60-41 96 0 37 15 71 41 97 26 27 61 41 97 41z">
          <text:p/>
        </draw:path>
        <draw:path draw:style-name="gr50" draw:text-style-name="P19" draw:layer="layout" svg:width="0.274cm" svg:height="0.273cm" svg:x="20.542cm" svg:y="7.281cm" svg:viewBox="0 0 275 274" svg:d="M138 274c36 0 71-14 97-40 25-26 40-61 40-97 0-37-15-71-40-97-26-26-61-40-97-40s-72 14-98 40c-25 26-40 60-40 97 0 36 15 71 40 97 26 26 62 40 98 40z">
          <text:p/>
        </draw:path>
        <draw:path draw:style-name="gr50" draw:text-style-name="P19" draw:layer="layout" svg:width="0.274cm" svg:height="0.273cm" svg:x="20.753cm" svg:y="7.281cm" svg:viewBox="0 0 275 274" svg:d="M138 274c36 0 71-14 97-40 25-26 40-61 40-97s-15-71-40-97c-26-25-61-40-97-40-37 0-72 15-98 40-25 26-40 61-40 97s15 71 40 97c26 26 61 40 98 40z">
          <text:p/>
        </draw:path>
        <draw:path draw:style-name="gr50" draw:text-style-name="P19" draw:layer="layout" svg:width="0.273cm" svg:height="0.274cm" svg:x="20.103cm" svg:y="7.029cm" svg:viewBox="0 0 274 275" svg:d="M136 275c36 0 71-15 97-40 26-26 41-62 41-98s-15-71-41-97c-26-25-61-40-97-40s-71 15-96 40c-26 26-40 61-40 97s14 72 40 98c25 25 60 40 96 40z">
          <text:p/>
        </draw:path>
        <draw:path draw:style-name="gr50" draw:text-style-name="P19" draw:layer="layout" svg:width="0.273cm" svg:height="0.273cm" svg:x="20.443cm" svg:y="7.219cm" svg:viewBox="0 0 274 274" svg:d="M136 274c37 0 72-15 98-40 25-26 40-61 40-97s-15-71-40-96c-26-27-61-41-98-41-36 0-71 14-96 41-26 25-40 60-40 96s14 71 40 97c25 25 60 40 96 40z">
          <text:p/>
        </draw:path>
        <draw:path draw:style-name="gr50" draw:text-style-name="P19" draw:layer="layout" svg:width="0.273cm" svg:height="0.273cm" svg:x="20.645cm" svg:y="7.281cm" svg:viewBox="0 0 274 274" svg:d="M137 274c36 0 71-14 96-40 27-27 41-61 41-97 0-37-14-71-41-97-25-26-60-40-96-40-37 0-71 14-97 40s-40 60-40 97c0 36 14 70 40 97 26 26 60 40 97 40z">
          <text:p/>
        </draw:path>
        <draw:path draw:style-name="gr54" draw:text-style-name="P20" draw:layer="layout" svg:width="0.274cm" svg:height="0.273cm" svg:x="22.195cm" svg:y="7.034cm" svg:viewBox="0 0 275 274" svg:d="M138 274c36 0 71-14 97-40 25-25 40-61 40-97s-15-71-40-97c-26-25-61-40-97-40s-71 15-98 40c-25 26-40 61-40 97s15 72 40 97c27 26 62 40 98 40z">
          <text:p/>
        </draw:path>
        <draw:path draw:style-name="gr52" draw:text-style-name="P2" draw:layer="layout" svg:width="0.274cm" svg:height="0.273cm" svg:x="22.195cm" svg:y="7.034cm" svg:viewBox="0 0 275 274" svg:d="M138 274c36 0 71-14 97-40 25-25 40-61 40-97s-15-71-40-97c-26-25-61-40-97-40s-71 15-98 40c-25 26-40 61-40 97s15 72 40 97c27 26 62 40 98 40z">
          <text:p/>
        </draw:path>
        <draw:path draw:style-name="gr50" draw:text-style-name="P19" draw:layer="layout" svg:width="0.274cm" svg:height="0.273cm" svg:x="21.169cm" svg:y="7.253cm" svg:viewBox="0 0 275 274" svg:d="M137 274c36 0 71-14 97-41 25-25 41-60 41-96 0-37-16-71-41-97-26-26-61-40-97-40s-71 14-97 40c-25 26-40 60-40 97 0 36 15 71 40 96 26 27 61 41 97 41z">
          <text:p/>
        </draw:path>
        <draw:path draw:style-name="gr50" draw:text-style-name="P19" draw:layer="layout" svg:width="0.274cm" svg:height="0.273cm" svg:x="20.788cm" svg:y="7.318cm" svg:viewBox="0 0 275 274" svg:d="M138 274c36 0 71-14 97-40 25-25 40-61 40-97s-15-71-40-97c-26-25-61-40-97-40s-72 15-98 40c-25 26-40 61-40 97s15 72 40 97c26 26 62 40 98 40z">
          <text:p/>
        </draw:path>
        <draw:path draw:style-name="gr50" draw:text-style-name="P19" draw:layer="layout" svg:width="0.273cm" svg:height="0.274cm" svg:x="21.118cm" svg:y="7.115cm" svg:viewBox="0 0 274 275" svg:d="M137 275c37 0 71-15 97-40 26-26 40-61 40-97 0-37-14-72-40-98-26-25-60-40-97-40-36 0-71 15-96 40-27 26-41 61-41 98 0 36 14 71 41 97 25 25 60 40 96 40z">
          <text:p/>
        </draw:path>
        <draw:path draw:style-name="gr50" draw:text-style-name="P19" draw:layer="layout" svg:width="0.274cm" svg:height="0.273cm" svg:x="20.892cm" svg:y="7.199cm" svg:viewBox="0 0 275 274" svg:d="M137 274c36 0 71-15 97-40 25-26 41-61 41-97s-16-71-41-96c-26-27-61-41-97-41s-71 14-97 41c-25 25-40 60-40 96s15 71 40 97c26 25 61 40 97 40z">
          <text:p/>
        </draw:path>
        <draw:path draw:style-name="gr53" draw:text-style-name="P20" draw:layer="layout" svg:width="0.274cm" svg:height="0.273cm" svg:x="21.352cm" svg:y="7.261cm" svg:viewBox="0 0 275 274" svg:d="M138 274c36 0 71-15 97-41 25-26 40-61 40-97s-15-71-40-96c-26-26-61-40-97-40s-72 14-98 40c-25 25-40 60-40 96s15 71 40 97c26 26 62 41 98 41z">
          <text:p/>
        </draw:path>
        <draw:path draw:style-name="gr51" draw:text-style-name="P19" draw:layer="layout" svg:width="0.273cm" svg:height="0.274cm" svg:x="20.942cm" svg:y="7.239cm" svg:viewBox="0 0 274 275" svg:d="M137 275c36 0 71-16 97-41 26-26 40-61 40-97s-14-71-40-97c-26-25-61-40-97-40-37 0-71 15-97 40-26 26-40 61-40 97s14 71 40 97c26 25 60 41 97 41z">
          <text:p/>
        </draw:path>
        <draw:path draw:style-name="gr52" draw:text-style-name="P2" draw:layer="layout" svg:width="0.273cm" svg:height="0.274cm" svg:x="20.942cm" svg:y="7.239cm" svg:viewBox="0 0 274 275" svg:d="M137 275c36 0 71-16 97-41 26-26 40-61 40-97s-14-71-40-97c-26-25-61-40-97-40-37 0-71 15-97 40-26 26-40 61-40 97s14 71 40 97c26 25 60 41 97 41z">
          <text:p/>
        </draw:path>
        <draw:path draw:style-name="gr50" draw:text-style-name="P19" draw:layer="layout" svg:width="0.273cm" svg:height="0.273cm" svg:x="21.055cm" svg:y="7.243cm" svg:viewBox="0 0 274 274" svg:d="M137 274c37 0 71-15 97-41s40-60 40-97c0-36-14-71-40-96-26-26-60-40-97-40s-72 14-97 40c-26 25-40 60-40 96 0 37 14 71 40 97 25 26 60 41 97 41z">
          <text:p/>
        </draw:path>
        <draw:path draw:style-name="gr50" draw:text-style-name="P19" draw:layer="layout" svg:width="0.273cm" svg:height="0.273cm" svg:x="20.982cm" svg:y="7.139cm" svg:viewBox="0 0 274 274" svg:d="M136 274c36 0 72-14 98-40 25-26 40-60 40-97 0-36-15-72-40-97-26-26-62-40-98-40s-71 14-96 40c-26 25-40 61-40 97 0 37 14 71 40 97 25 26 60 40 96 40z">
          <text:p/>
        </draw:path>
        <draw:path draw:style-name="gr50" draw:text-style-name="P19" draw:layer="layout" svg:width="0.273cm" svg:height="0.274cm" svg:x="20.511cm" svg:y="7.329cm" svg:viewBox="0 0 274 275" svg:d="M138 275c36 0 71-15 96-40 26-26 40-62 40-98s-14-71-40-97c-25-25-60-40-96-40s-72 15-98 40c-25 26-40 61-40 97s15 72 40 98c26 25 62 40 98 40z">
          <text:p/>
        </draw:path>
        <draw:path draw:style-name="gr50" draw:text-style-name="P19" draw:layer="layout" svg:width="0.273cm" svg:height="0.273cm" svg:x="19.772cm" svg:y="7.142cm" svg:viewBox="0 0 274 274" svg:d="M137 274c37 0 71-14 97-40s40-60 40-97c0-36-14-72-40-97-26-26-60-40-97-40-36 0-71 14-96 40-27 25-41 61-41 97 0 37 14 71 41 97 25 26 60 40 96 40z">
          <text:p/>
        </draw:path>
        <draw:path draw:style-name="gr50" draw:text-style-name="P19" draw:layer="layout" svg:width="0.273cm" svg:height="0.274cm" svg:x="19.572cm" svg:y="7.16cm" svg:viewBox="0 0 274 275" svg:d="M137 275c36 0 71-15 97-40 26-26 40-61 40-97s-14-72-40-98c-26-25-61-40-97-40s-71 15-97 40c-25 26-40 62-40 98s15 71 40 97c26 25 61 40 97 40z">
          <text:p/>
        </draw:path>
        <draw:path draw:style-name="gr50" draw:text-style-name="P19" draw:layer="layout" svg:width="0.273cm" svg:height="0.273cm" svg:x="20.634cm" svg:y="7.231cm" svg:viewBox="0 0 274 274" svg:d="M136 274c36 0 71-15 97-40 26-26 41-61 41-97s-15-71-41-96c-26-26-61-41-97-41s-71 15-96 41c-26 25-40 60-40 96s14 71 40 97c25 25 60 40 96 40z">
          <text:p/>
        </draw:path>
        <draw:path draw:style-name="gr50" draw:text-style-name="P19" draw:layer="layout" svg:width="0.274cm" svg:height="0.273cm" svg:x="20.409cm" svg:y="7.222cm" svg:viewBox="0 0 275 274" svg:d="M137 274c36 0 72-14 98-40 25-25 40-60 40-96 0-37-15-71-40-97-26-26-62-41-98-41s-71 15-97 41c-25 26-40 60-40 97 0 36 15 71 40 96 26 26 61 40 97 40z">
          <text:p/>
        </draw:path>
        <draw:path draw:style-name="gr50" draw:text-style-name="P19" draw:layer="layout" svg:width="0.273cm" svg:height="0.273cm" svg:x="20.333cm" svg:y="7.094cm" svg:viewBox="0 0 274 274" svg:d="M138 274c36 0 71-14 96-40 26-25 40-60 40-97 0-36-14-71-40-97-25-25-60-40-96-40s-71 15-97 40c-25 26-41 61-41 97 0 37 16 72 41 97 26 26 61 40 97 40z">
          <text:p/>
        </draw:path>
        <draw:path draw:style-name="gr50" draw:text-style-name="P19" draw:layer="layout" svg:width="0.274cm" svg:height="0.274cm" svg:x="20.128cm" svg:y="7.227cm" svg:viewBox="0 0 275 275" svg:d="M137 275c36 0 71-15 97-40 26-26 41-61 41-97s-15-71-41-97c-26-25-61-41-97-41s-71 16-97 41c-25 26-40 61-40 97s15 71 40 97c26 25 61 40 97 40z">
          <text:p/>
        </draw:path>
        <draw:path draw:style-name="gr50" draw:text-style-name="P19" draw:layer="layout" svg:width="0.273cm" svg:height="0.274cm" svg:x="19.93cm" svg:y="7.147cm" svg:viewBox="0 0 274 275" svg:d="M137 275c37 0 71-15 97-40 26-26 40-61 40-97s-14-72-40-98c-26-25-60-40-97-40s-72 15-97 40c-26 26-40 62-40 98s14 71 40 97c25 25 60 40 97 40z">
          <text:p/>
        </draw:path>
        <draw:path draw:style-name="gr50" draw:text-style-name="P19" draw:layer="layout" svg:width="0.273cm" svg:height="0.273cm" svg:x="20.842cm" svg:y="7.171cm" svg:viewBox="0 0 274 274" svg:d="M138 274c36 0 71-14 96-40 26-25 40-60 40-96 0-37-14-71-40-98-25-26-60-40-96-40-37 0-71 14-98 40-26 27-40 61-40 98 0 36 14 71 40 96 27 26 61 40 98 40z">
          <text:p/>
        </draw:path>
        <draw:path draw:style-name="gr50" draw:text-style-name="P19" draw:layer="layout" svg:width="0.274cm" svg:height="0.273cm" svg:x="20.709cm" svg:y="7.234cm" svg:viewBox="0 0 275 274" svg:d="M137 274c36 0 72-14 98-40 25-25 40-60 40-96s-15-71-40-97c-26-25-62-41-98-41s-71 16-97 41c-25 26-40 61-40 97s15 71 40 96c26 26 61 40 97 40z">
          <text:p/>
        </draw:path>
        <draw:path draw:style-name="gr50" draw:text-style-name="P19" draw:layer="layout" svg:width="0.273cm" svg:height="0.274cm" svg:x="19.781cm" svg:y="7.018cm" svg:viewBox="0 0 274 275" svg:d="M137 275c36 0 71-15 97-40 25-27 40-62 40-98s-15-71-40-97c-26-25-61-40-97-40s-71 15-96 40c-26 26-41 61-41 97s15 71 41 98c25 25 60 40 96 40z">
          <text:p/>
        </draw:path>
        <draw:path draw:style-name="gr50" draw:text-style-name="P19" draw:layer="layout" svg:width="0.274cm" svg:height="0.274cm" svg:x="20.329cm" svg:y="7.185cm" svg:viewBox="0 0 275 275" svg:d="M138 275c36 0 71-15 97-40 25-26 40-61 40-97s-15-71-40-98c-26-25-61-40-97-40s-71 15-97 40c-25 27-41 62-41 98s16 71 41 97c26 25 61 40 97 40z">
          <text:p/>
        </draw:path>
        <draw:path draw:style-name="gr50" draw:text-style-name="P19" draw:layer="layout" svg:width="0.274cm" svg:height="0.274cm" svg:x="20.007cm" svg:y="7.207cm" svg:viewBox="0 0 275 275" svg:d="M138 275c36 0 71-15 97-40 25-26 40-61 40-97s-15-71-40-97c-26-26-61-41-97-41s-71 15-98 41c-25 26-40 61-40 97s15 71 40 97c27 25 62 40 98 40z">
          <text:p/>
        </draw:path>
        <draw:path draw:style-name="gr50" draw:text-style-name="P19" draw:layer="layout" svg:width="0.273cm" svg:height="0.273cm" svg:x="20.34cm" svg:y="7.276cm" svg:viewBox="0 0 274 274" svg:d="M136 274c37 0 71-15 97-40 26-27 41-62 41-98s-15-71-41-96c-26-26-60-40-97-40-36 0-71 14-96 40-26 25-40 60-40 96s14 71 40 98c25 25 60 40 96 40z">
          <text:p/>
        </draw:path>
        <draw:path draw:style-name="gr50" draw:text-style-name="P19" draw:layer="layout" svg:width="0.273cm" svg:height="0.273cm" svg:x="20.943cm" svg:y="7.392cm" svg:viewBox="0 0 274 274" svg:d="M137 274c36 0 71-14 97-40 26-25 40-60 40-96 0-38-14-72-40-98s-61-40-97-40c-37 0-71 14-97 40s-40 60-40 98c0 36 14 71 40 96 26 26 60 40 97 40z">
          <text:p/>
        </draw:path>
        <draw:path draw:style-name="gr50" draw:text-style-name="P19" draw:layer="layout" svg:width="0.273cm" svg:height="0.274cm" svg:x="19.801cm" svg:y="7.039cm" svg:viewBox="0 0 274 275" svg:d="M137 275c36 0 71-15 96-40 26-26 41-62 41-98s-15-71-41-97c-25-25-60-40-96-40s-71 15-97 40c-25 26-40 61-40 97s15 72 40 98c26 25 61 40 97 40z">
          <text:p/>
        </draw:path>
        <draw:path draw:style-name="gr50" draw:text-style-name="P19" draw:layer="layout" svg:width="0.273cm" svg:height="0.274cm" svg:x="20.202cm" svg:y="7.229cm" svg:viewBox="0 0 274 275" svg:d="M138 275c36 0 71-15 96-41 26-25 40-60 40-96s-14-71-40-97c-25-25-60-41-96-41-38 0-72 16-98 41-26 26-40 61-40 97s14 71 40 96c26 26 60 41 98 41z">
          <text:p/>
        </draw:path>
        <draw:path draw:style-name="gr50" draw:text-style-name="P19" draw:layer="layout" svg:width="0.274cm" svg:height="0.274cm" svg:x="20.536cm" svg:y="7.3cm" svg:viewBox="0 0 275 275" svg:d="M138 275c36 0 71-15 96-40 26-26 41-62 41-98s-15-71-41-96c-25-26-60-41-96-41s-72 15-98 41c-25 25-40 60-40 96s15 72 40 98c26 25 62 40 98 40z">
          <text:p/>
        </draw:path>
        <draw:path draw:style-name="gr50" draw:text-style-name="P19" draw:layer="layout" svg:width="0.273cm" svg:height="0.273cm" svg:x="20.366cm" svg:y="7.342cm" svg:viewBox="0 0 274 274" svg:d="M137 274c36 0 71-14 96-40 27-25 41-60 41-97 0-36-14-71-41-97-25-25-60-40-96-40-37 0-71 15-97 40-26 26-40 61-40 97 0 37 14 72 40 97 26 26 60 40 97 40z">
          <text:p/>
        </draw:path>
        <draw:path draw:style-name="gr50" draw:text-style-name="P19" draw:layer="layout" svg:width="0.273cm" svg:height="0.274cm" svg:x="20.376cm" svg:y="7.209cm" svg:viewBox="0 0 274 275" svg:d="M137 275c36 0 71-15 96-40 27-26 41-61 41-97s-14-71-41-97c-25-26-60-41-96-41-37 0-71 15-97 41s-40 61-40 97 14 71 40 97c26 25 60 40 97 40z">
          <text:p/>
        </draw:path>
        <draw:path draw:style-name="gr50" draw:text-style-name="P19" draw:layer="layout" svg:width="0.273cm" svg:height="0.273cm" svg:x="19.879cm" svg:y="7.134cm" svg:viewBox="0 0 274 274" svg:d="M136 274c37 0 72-14 98-40s40-60 40-97-14-72-40-97c-26-26-61-40-98-40-36 0-71 14-96 40-26 25-40 60-40 97s14 71 40 97c25 26 60 40 96 40z">
          <text:p/>
        </draw:path>
        <draw:path draw:style-name="gr50" draw:text-style-name="P19" draw:layer="layout" svg:width="0.273cm" svg:height="0.273cm" svg:x="20.609cm" svg:y="7.316cm" svg:viewBox="0 0 274 274" svg:d="M137 274c36 0 71-14 97-40 25-25 40-61 40-97 0-37-15-71-40-97-26-26-61-40-97-40s-71 14-96 40c-26 26-41 60-41 97 0 36 15 72 41 97 25 26 60 40 96 40z">
          <text:p/>
        </draw:path>
        <draw:path draw:style-name="gr50" draw:text-style-name="P19" draw:layer="layout" svg:width="0.273cm" svg:height="0.273cm" svg:x="20.172cm" svg:y="7.24cm" svg:viewBox="0 0 274 274" svg:d="M137 274c37 0 72-15 97-41 26-25 40-60 40-96 0-37-14-71-40-97-25-26-60-40-97-40s-71 14-97 40-40 60-40 97c0 36 14 71 40 96 26 26 60 41 97 41z">
          <text:p/>
        </draw:path>
        <draw:path draw:style-name="gr50" draw:text-style-name="P19" draw:layer="layout" svg:width="0.273cm" svg:height="0.273cm" svg:x="21.082cm" svg:y="7.391cm" svg:viewBox="0 0 274 274" svg:d="M138 274c36 0 71-14 96-40 26-26 40-60 40-97s-14-72-40-97c-25-26-60-40-96-40-37 0-72 14-98 40-26 25-40 60-40 97s14 71 40 97 61 40 98 40z">
          <text:p/>
        </draw:path>
        <draw:path draw:style-name="gr50" draw:text-style-name="P19" draw:layer="layout" svg:width="0.273cm" svg:height="0.273cm" svg:x="20.631cm" svg:y="7.223cm" svg:viewBox="0 0 274 274" svg:d="M136 274c36 0 71-14 97-40 26-25 41-60 41-96 0-37-15-71-41-97s-61-41-97-41-71 15-96 41c-26 26-40 60-40 97 0 36 14 71 40 96 25 26 60 40 96 40z">
          <text:p/>
        </draw:path>
        <draw:path draw:style-name="gr50" draw:text-style-name="P19" draw:layer="layout" svg:width="0.274cm" svg:height="0.273cm" svg:x="20.232cm" svg:y="7.267cm" svg:viewBox="0 0 275 274" svg:d="M138 274c36 0 71-15 97-41 25-26 40-60 40-97 0-36-15-71-40-96-26-26-61-40-97-40-37 0-72 14-98 40-25 25-40 60-40 96 0 37 15 71 40 97 26 26 61 41 98 41z">
          <text:p/>
        </draw:path>
        <draw:path draw:style-name="gr50" draw:text-style-name="P19" draw:layer="layout" svg:width="0.273cm" svg:height="0.273cm" svg:x="20.196cm" svg:y="7.258cm" svg:viewBox="0 0 274 274" svg:d="M137 274c37 0 72-14 97-41 26-26 40-60 40-97 0-36-14-71-40-96-25-26-60-40-97-40s-71 14-97 40c-26 25-40 60-40 96 0 37 14 71 40 97 26 27 60 41 97 41z">
          <text:p/>
        </draw:path>
        <draw:path draw:style-name="gr50" draw:text-style-name="P19" draw:layer="layout" svg:width="0.273cm" svg:height="0.273cm" svg:x="20.814cm" svg:y="7.3cm" svg:viewBox="0 0 274 274" svg:d="M138 274c36 0 71-14 96-40 26-25 40-61 40-97 0-37-14-71-40-97-25-26-60-40-96-40-37 0-72 14-98 40s-40 60-40 97c0 36 14 72 40 97 26 26 61 40 98 40z">
          <text:p/>
        </draw:path>
        <draw:path draw:style-name="gr50" draw:text-style-name="P19" draw:layer="layout" svg:width="0.273cm" svg:height="0.273cm" svg:x="20.821cm" svg:y="6.972cm" svg:viewBox="0 0 274 274" svg:d="M137 274c36 0 71-15 97-41 25-26 40-60 40-97 0-36-15-71-40-96-26-26-61-40-97-40s-71 14-97 40c-26 25-40 60-40 96 0 37 14 71 40 97s61 41 97 41z">
          <text:p/>
        </draw:path>
        <draw:path draw:style-name="gr50" draw:text-style-name="P19" draw:layer="layout" svg:width="0.273cm" svg:height="0.273cm" svg:x="20.812cm" svg:y="7.311cm" svg:viewBox="0 0 274 274" svg:d="M137 274c36 0 71-15 97-40 25-26 40-62 40-98s-15-71-40-96c-26-26-61-40-97-40s-72 14-97 40c-26 25-40 60-40 96s14 72 40 98c25 25 61 40 97 40z">
          <text:p/>
        </draw:path>
        <draw:path draw:style-name="gr53" draw:text-style-name="P20" draw:layer="layout" svg:width="0.273cm" svg:height="0.273cm" svg:x="22.011cm" svg:y="7.25cm" svg:viewBox="0 0 274 274" svg:d="M137 274c36 0 71-14 96-41 27-25 41-60 41-96 0-37-14-71-41-97-25-26-60-40-96-40s-71 14-97 40c-25 26-40 60-40 97 0 36 15 71 40 96 26 27 61 41 97 41z">
          <text:p/>
        </draw:path>
        <draw:path draw:style-name="gr50" draw:text-style-name="P19" draw:layer="layout" svg:width="0.274cm" svg:height="0.274cm" svg:x="20.846cm" svg:y="7.352cm" svg:viewBox="0 0 275 275" svg:d="M138 275c36 0 71-15 97-40 25-26 40-61 40-98 0-36-15-71-40-97-26-25-61-40-97-40s-71 15-97 40c-26 26-41 61-41 97 0 37 15 72 41 98 26 25 61 40 97 40z">
          <text:p/>
        </draw:path>
        <draw:path draw:style-name="gr50" draw:text-style-name="P19" draw:layer="layout" svg:width="0.273cm" svg:height="0.273cm" svg:x="20.746cm" svg:y="7.352cm" svg:viewBox="0 0 274 274" svg:d="M136 274c37 0 72-14 98-40 25-25 40-60 40-97s-15-71-40-97c-26-26-61-40-98-40-36 0-71 14-96 40-26 26-40 60-40 97s14 72 40 97c25 26 60 40 96 40z">
          <text:p/>
        </draw:path>
        <draw:path draw:style-name="gr50" draw:text-style-name="P19" draw:layer="layout" svg:width="0.273cm" svg:height="0.273cm" svg:x="20.945cm" svg:y="7.249cm" svg:viewBox="0 0 274 274" svg:d="M136 274c37 0 71-14 98-41 26-25 40-60 40-96s-14-71-40-97c-27-25-61-40-98-40-36 0-71 15-96 40-26 26-40 61-40 97s14 71 40 96c25 27 60 41 96 41z">
          <text:p/>
        </draw:path>
        <draw:path draw:style-name="gr50" draw:text-style-name="P19" draw:layer="layout" svg:width="0.274cm" svg:height="0.273cm" svg:x="20.707cm" svg:y="7.248cm" svg:viewBox="0 0 275 274" svg:d="M137 274c36 0 72-15 98-41 25-25 40-60 40-96 0-37-15-71-40-97-26-26-62-40-98-40s-71 14-97 40c-25 26-40 60-40 97 0 36 15 71 40 96 26 26 61 41 97 41z">
          <text:p/>
        </draw:path>
        <draw:path draw:style-name="gr50" draw:text-style-name="P19" draw:layer="layout" svg:width="0.273cm" svg:height="0.273cm" svg:x="20.856cm" svg:y="7.37cm" svg:viewBox="0 0 274 274" svg:d="M137 274c37 0 71-14 97-40 26-25 40-60 40-97 0-36-14-71-40-97-26-25-60-40-97-40-36 0-71 15-96 40-27 26-41 61-41 97 0 37 14 72 41 97 25 26 60 40 96 40z">
          <text:p/>
        </draw:path>
        <draw:path draw:style-name="gr50" draw:text-style-name="P19" draw:layer="layout" svg:width="0.273cm" svg:height="0.274cm" svg:x="20.598cm" svg:y="7.306cm" svg:viewBox="0 0 274 275" svg:d="M138 275c36 0 71-15 96-40 26-26 40-62 40-98s-14-71-40-96c-25-26-60-41-96-41-37 0-71 15-97 41-26 25-41 60-41 96s15 72 41 98c26 25 60 40 97 40z">
          <text:p/>
        </draw:path>
        <draw:path draw:style-name="gr50" draw:text-style-name="P19" draw:layer="layout" svg:width="0.273cm" svg:height="0.273cm" svg:x="20.734cm" svg:y="7.347cm" svg:viewBox="0 0 274 274" svg:d="M137 274c37 0 72-14 97-40 26-25 40-60 40-97s-14-71-40-97c-25-26-60-40-97-40-36 0-71 14-97 40-25 26-40 60-40 97s15 72 40 97c26 26 61 40 97 40z">
          <text:p/>
        </draw:path>
        <draw:path draw:style-name="gr50" draw:text-style-name="P19" draw:layer="layout" svg:width="0.273cm" svg:height="0.273cm" svg:x="20.057cm" svg:y="7.182cm" svg:viewBox="0 0 274 274" svg:d="M137 274c36 0 71-14 97-40 25-25 40-60 40-96 0-37-15-71-40-98-26-26-61-40-97-40s-71 14-96 40c-26 27-41 61-41 98 0 36 15 71 41 96 25 26 60 40 96 40z">
          <text:p/>
        </draw:path>
        <draw:path draw:style-name="gr50" draw:text-style-name="P19" draw:layer="layout" svg:width="0.273cm" svg:height="0.273cm" svg:x="19.946cm" svg:y="7.114cm" svg:viewBox="0 0 274 274" svg:d="M137 274c37 0 71-14 97-40s40-60 40-97-14-72-40-97c-26-26-60-40-97-40s-72 14-97 40c-26 25-40 60-40 97s14 71 40 97c25 26 60 40 97 40z">
          <text:p/>
        </draw:path>
        <draw:path draw:style-name="gr50" draw:text-style-name="P19" draw:layer="layout" svg:width="0.273cm" svg:height="0.274cm" svg:x="19.688cm" svg:y="7.163cm" svg:viewBox="0 0 274 275" svg:d="M137 275c37 0 71-15 97-40 26-26 40-61 40-97s-14-72-40-98c-26-25-60-40-97-40s-72 15-97 40c-26 26-40 62-40 98s14 71 40 97c25 25 60 40 97 40z">
          <text:p/>
        </draw:path>
        <draw:path draw:style-name="gr50" draw:text-style-name="P19" draw:layer="layout" svg:width="0.273cm" svg:height="0.273cm" svg:x="20.642cm" svg:y="6.997cm" svg:viewBox="0 0 274 274" svg:d="M137 274c36 0 71-14 96-41 27-25 41-60 41-96s-14-71-41-97c-25-25-60-40-96-40-37 0-71 15-97 40-26 26-40 61-40 97s14 71 40 96c26 27 60 41 97 41z">
          <text:p/>
        </draw:path>
        <draw:path draw:style-name="gr53" draw:text-style-name="P20" draw:layer="layout" svg:width="0.273cm" svg:height="0.273cm" svg:x="22.309cm" svg:y="7.128cm" svg:viewBox="0 0 274 274" svg:d="M137 274c36 0 71-15 97-40 26-26 40-61 40-97 0-37-14-72-40-97-26-26-61-40-97-40-37 0-71 14-97 40-26 25-40 60-40 97 0 36 14 71 40 97 26 25 60 40 97 40z">
          <text:p/>
        </draw:path>
        <draw:path draw:style-name="gr50" draw:text-style-name="P19" draw:layer="layout" svg:width="0.273cm" svg:height="0.274cm" svg:x="20.821cm" svg:y="7.373cm" svg:viewBox="0 0 274 275" svg:d="M137 275c37 0 71-15 97-40 26-26 40-61 40-97 0-37-14-72-40-98-26-25-60-40-97-40-36 0-71 15-97 40-26 26-40 61-40 98 0 36 14 71 40 97 26 25 61 40 97 40z">
          <text:p/>
        </draw:path>
        <draw:path draw:style-name="gr53" draw:text-style-name="P20" draw:layer="layout" svg:width="0.273cm" svg:height="0.274cm" svg:x="22.278cm" svg:y="7.14cm" svg:viewBox="0 0 274 275" svg:d="M137 275c36 0 71-15 96-41 27-25 41-60 41-96s-14-72-41-98c-25-25-60-40-96-40-37 0-71 15-97 40-26 26-40 62-40 98s14 71 40 96c26 26 60 41 97 41z">
          <text:p/>
        </draw:path>
        <draw:path draw:style-name="gr50" draw:text-style-name="P19" draw:layer="layout" svg:width="0.274cm" svg:height="0.273cm" svg:x="20.507cm" svg:y="7.32cm" svg:viewBox="0 0 275 274" svg:d="M138 274c36 0 71-14 97-40 25-26 40-61 40-98 0-36-15-71-40-96-26-26-61-40-97-40-37 0-72 14-98 40-25 25-40 60-40 96 0 37 15 72 40 98 26 26 61 40 98 40z">
          <text:p/>
        </draw:path>
        <draw:path draw:style-name="gr50" draw:text-style-name="P19" draw:layer="layout" svg:width="0.273cm" svg:height="0.274cm" svg:x="20.432cm" svg:y="7.248cm" svg:viewBox="0 0 274 275" svg:d="M137 275c36 0 72-16 97-41 26-26 40-61 40-97s-14-71-40-97c-25-25-61-40-97-40-37 0-71 15-97 40-26 26-40 61-40 97s14 71 40 97c26 25 60 41 97 41z">
          <text:p/>
        </draw:path>
        <draw:path draw:style-name="gr50" draw:text-style-name="P19" draw:layer="layout" svg:width="0.273cm" svg:height="0.273cm" svg:x="20.698cm" svg:y="7.262cm" svg:viewBox="0 0 274 274" svg:d="M136 274c37 0 72-14 98-41 26-26 40-60 40-97 0-36-14-71-40-96-26-26-61-40-98-40-36 0-71 14-96 40-26 25-40 60-40 96 0 37 14 71 40 97 25 27 60 41 96 41z">
          <text:p/>
        </draw:path>
        <draw:path draw:style-name="gr50" draw:text-style-name="P19" draw:layer="layout" svg:width="0.274cm" svg:height="0.273cm" svg:x="20.909cm" svg:y="7.406cm" svg:viewBox="0 0 275 274" svg:d="M137 274c36 0 71-14 97-40 26-25 41-60 41-96 0-38-15-72-41-98s-61-40-97-40-71 14-97 40c-25 26-40 60-40 98 0 36 15 71 40 96 26 26 61 40 97 40z">
          <text:p/>
        </draw:path>
        <draw:path draw:style-name="gr50" draw:text-style-name="P19" draw:layer="layout" svg:width="0.273cm" svg:height="0.273cm" svg:x="20.411cm" svg:y="7.288cm" svg:viewBox="0 0 274 274" svg:d="M137 274c36 0 72-14 97-40 26-26 40-61 40-97 0-37-14-71-40-97-25-26-61-40-97-40s-71 14-97 40c-25 26-40 60-40 97 0 36 15 71 40 97 26 26 61 40 97 40z">
          <text:p/>
        </draw:path>
        <draw:path draw:style-name="gr50" draw:text-style-name="P19" draw:layer="layout" svg:width="0.273cm" svg:height="0.273cm" svg:x="20.25cm" svg:y="7.263cm" svg:viewBox="0 0 274 274" svg:d="M137 274c37 0 71-14 97-41 26-26 40-60 40-97 0-36-14-71-40-96-26-26-60-40-97-40-36 0-71 14-97 40-26 25-40 60-40 96 0 37 14 71 40 97 26 27 61 41 97 41z">
          <text:p/>
        </draw:path>
        <draw:path draw:style-name="gr50" draw:text-style-name="P19" draw:layer="layout" svg:width="0.274cm" svg:height="0.273cm" svg:x="20.516cm" svg:y="7.32cm" svg:viewBox="0 0 275 274" svg:d="M138 274c36 0 71-14 97-40 25-25 40-61 40-97 0-37-15-71-40-97-26-26-61-40-97-40s-72 14-97 40c-26 26-41 60-41 97 0 36 15 72 41 97 25 26 61 40 97 40z">
          <text:p/>
        </draw:path>
        <draw:path draw:style-name="gr53" draw:text-style-name="P20" draw:layer="layout" svg:width="0.274cm" svg:height="0.274cm" svg:x="22.414cm" svg:y="7.093cm" svg:viewBox="0 0 275 275" svg:d="M138 275c36 0 71-15 97-40 25-26 40-61 40-98 0-36-15-71-40-97-26-25-61-40-97-40-37 0-72 15-98 40-25 26-40 61-40 97 0 37 15 72 40 98 26 25 61 40 98 40z">
          <text:p/>
        </draw:path>
        <draw:path draw:style-name="gr50" draw:text-style-name="P19" draw:layer="layout" svg:width="0.274cm" svg:height="0.273cm" svg:x="20.459cm" svg:y="7.311cm" svg:viewBox="0 0 275 274" svg:d="M137 274c37 0 72-15 98-40 25-26 40-62 40-98s-15-71-40-96c-26-26-61-40-98-40-36 0-71 14-97 40-25 25-40 60-40 96s15 72 40 98c26 25 61 40 97 40z">
          <text:p/>
        </draw:path>
        <draw:path draw:style-name="gr53" draw:text-style-name="P20" draw:layer="layout" svg:width="0.274cm" svg:height="0.273cm" svg:x="22.317cm" svg:y="7.153cm" svg:viewBox="0 0 275 274" svg:d="M137 274c36 0 72-14 98-40 25-26 40-60 40-97 0-36-15-72-40-97-26-26-62-40-98-40s-71 14-97 40c-25 25-40 61-40 97 0 37 15 71 40 97 26 26 61 40 97 40z">
          <text:p/>
        </draw:path>
        <draw:path draw:style-name="gr50" draw:text-style-name="P19" draw:layer="layout" svg:width="0.273cm" svg:height="0.274cm" svg:x="20.236cm" svg:y="7.226cm" svg:viewBox="0 0 274 275" svg:d="M138 275c36 0 71-15 96-40 26-26 40-61 40-97s-14-71-40-97c-25-25-60-41-96-41-38 0-72 16-98 41-26 26-40 61-40 97s14 71 40 97c26 25 60 40 98 40z">
          <text:p/>
        </draw:path>
        <draw:path draw:style-name="gr50" draw:text-style-name="P19" draw:layer="layout" svg:width="0.273cm" svg:height="0.273cm" svg:x="20.967cm" svg:y="7.27cm" svg:viewBox="0 0 274 274" svg:d="M137 274c36 0 72-14 97-41 26-26 40-60 40-97 0-36-14-71-40-96-25-26-61-40-97-40-37 0-71 14-97 40-26 25-40 60-40 96 0 37 14 71 40 97 26 27 60 41 97 41z">
          <text:p/>
        </draw:path>
        <draw:path draw:style-name="gr50" draw:text-style-name="P19" draw:layer="layout" svg:width="0.273cm" svg:height="0.273cm" svg:x="20.707cm" svg:y="7.361cm" svg:viewBox="0 0 274 274" svg:d="M137 274c36 0 72-14 97-40 26-26 40-60 40-98 0-36-14-71-40-96-25-26-61-40-97-40-37 0-71 14-97 40-26 25-40 60-40 96 0 38 14 72 40 98s60 40 97 40z">
          <text:p/>
        </draw:path>
        <draw:path draw:style-name="gr50" draw:text-style-name="P19" draw:layer="layout" svg:width="0.273cm" svg:height="0.273cm" svg:x="20.742cm" svg:y="7.155cm" svg:viewBox="0 0 274 274" svg:d="M136 274c38 0 72-14 98-40 26-25 40-60 40-96s-14-72-40-98c-26-25-60-40-98-40-36 0-71 15-96 40-26 26-40 62-40 98s14 71 40 96c25 26 60 40 96 40z">
          <text:p/>
        </draw:path>
        <draw:path draw:style-name="gr53" draw:text-style-name="P20" draw:layer="layout" svg:width="0.274cm" svg:height="0.273cm" svg:x="21.818cm" svg:y="7.07cm" svg:viewBox="0 0 275 274" svg:d="M137 274c37 0 72-14 98-40 25-26 40-60 40-98 0-36-15-71-40-96-26-26-61-40-98-40-36 0-71 14-97 40-25 25-40 60-40 96 0 38 15 72 40 98 26 26 61 40 97 40z">
          <text:p/>
        </draw:path>
        <draw:path draw:style-name="gr53" draw:text-style-name="P20" draw:layer="layout" svg:width="0.274cm" svg:height="0.273cm" svg:x="21.583cm" svg:y="7.258cm" svg:viewBox="0 0 275 274" svg:d="M138 274c36 0 71-14 97-41 25-26 40-60 40-97 0-36-15-71-40-96-26-26-61-40-97-40-37 0-72 14-98 40-25 25-40 60-40 96 0 37 15 71 40 97 26 27 61 41 98 41z">
          <text:p/>
        </draw:path>
        <draw:path draw:style-name="gr50" draw:text-style-name="P19" draw:layer="layout" svg:width="0.273cm" svg:height="0.273cm" svg:x="20.67cm" svg:y="7.299cm" svg:viewBox="0 0 274 274" svg:d="M136 274c36 0 71-14 98-40 25-26 40-61 40-97 0-37-15-71-40-97-27-26-62-40-98-40s-71 14-96 40c-26 26-40 60-40 97 0 36 14 71 40 97 25 26 60 40 96 40z">
          <text:p/>
        </draw:path>
        <draw:path draw:style-name="gr50" draw:text-style-name="P19" draw:layer="layout" svg:width="0.274cm" svg:height="0.273cm" svg:x="20.629cm" svg:y="7.262cm" svg:viewBox="0 0 275 274" svg:d="M137 274c36 0 71-14 97-41 26-26 41-60 41-97 0-36-15-71-41-96-26-26-61-40-97-40s-71 14-97 40c-25 25-40 60-40 96 0 37 15 71 40 97 26 27 61 41 97 41z">
          <text:p/>
        </draw:path>
        <draw:path draw:style-name="gr50" draw:text-style-name="P19" draw:layer="layout" svg:width="0.273cm" svg:height="0.274cm" svg:x="21.084cm" svg:y="7.224cm" svg:viewBox="0 0 274 275" svg:d="M137 275c37 0 71-15 97-40 26-26 40-61 40-97s-14-71-40-97c-26-25-60-41-97-41-36 0-72 16-97 41-26 26-40 61-40 97s14 71 40 97c25 25 61 40 97 40z">
          <text:p/>
        </draw:path>
        <draw:path draw:style-name="gr50" draw:text-style-name="P19" draw:layer="layout" svg:width="0.273cm" svg:height="0.273cm" svg:x="20.475cm" svg:y="7.204cm" svg:viewBox="0 0 274 274" svg:d="M138 274c36 0 71-14 96-40 26-25 40-60 40-96 0-37-14-71-40-97-25-27-60-41-96-41-38 0-72 14-98 41-26 26-40 60-40 97 0 36 14 71 40 96 26 26 60 40 98 40z">
          <text:p/>
        </draw:path>
        <draw:path draw:style-name="gr50" draw:text-style-name="P19" draw:layer="layout" svg:width="0.273cm" svg:height="0.273cm" svg:x="20.848cm" svg:y="7.283cm" svg:viewBox="0 0 274 274" svg:d="M137 274c37 0 71-14 97-40s40-61 40-97-14-71-40-97c-26-25-60-40-97-40-36 0-71 15-96 40-27 26-41 61-41 97s14 71 41 97c25 26 60 40 96 40z">
          <text:p/>
        </draw:path>
        <draw:path draw:style-name="gr50" draw:text-style-name="P19" draw:layer="layout" svg:width="0.273cm" svg:height="0.273cm" svg:x="20.608cm" svg:y="7.169cm" svg:viewBox="0 0 274 274" svg:d="M137 274c36 0 71-15 97-40 25-26 40-61 40-97s-15-72-40-97c-26-26-61-40-97-40s-71 14-96 40c-26 25-41 61-41 97s15 71 41 97c25 25 60 40 96 40z">
          <text:p/>
        </draw:path>
        <draw:path draw:style-name="gr53" draw:text-style-name="P20" draw:layer="layout" svg:width="0.274cm" svg:height="0.273cm" svg:x="22.074cm" svg:y="7.302cm" svg:viewBox="0 0 275 274" svg:d="M137 274c36 0 72-14 98-40 25-26 40-61 40-98 0-36-15-71-40-96-26-26-62-40-98-40s-71 14-97 40c-25 25-40 60-40 96 0 37 15 72 40 98 26 26 61 40 97 40z">
          <text:p/>
        </draw:path>
        <draw:path draw:style-name="gr50" draw:text-style-name="P19" draw:layer="layout" svg:width="0.273cm" svg:height="0.274cm" svg:x="20.435cm" svg:y="7.207cm" svg:viewBox="0 0 274 275" svg:d="M136 275c37 0 72-15 98-40 26-26 40-61 40-97s-14-71-40-97-61-41-98-41c-36 0-71 15-96 41-26 26-40 61-40 97s14 71 40 97c25 25 60 40 96 40z">
          <text:p/>
        </draw:path>
        <draw:path draw:style-name="gr53" draw:text-style-name="P20" draw:layer="layout" svg:width="0.273cm" svg:height="0.273cm" svg:x="22.117cm" svg:y="7.303cm" svg:viewBox="0 0 274 274" svg:d="M137 274c36 0 71-14 97-40 25-25 40-61 40-97 0-37-15-71-40-97-26-26-61-40-97-40-37 0-72 14-97 40-26 26-40 60-40 97 0 36 14 72 40 97 25 26 60 40 97 40z">
          <text:p/>
        </draw:path>
        <draw:path draw:style-name="gr50" draw:text-style-name="P19" draw:layer="layout" svg:width="0.273cm" svg:height="0.273cm" svg:x="18.714cm" svg:y="5.736cm" svg:viewBox="0 0 274 274" svg:d="M137 274c36 0 71-14 96-40 26-25 41-60 41-96 0-38-15-72-41-98-25-26-60-40-96-40-37 0-71 14-97 40s-40 60-40 98c0 36 14 71 40 96 26 26 60 40 97 40z">
          <text:p/>
        </draw:path>
        <draw:path draw:style-name="gr50" draw:text-style-name="P19" draw:layer="layout" svg:width="0.273cm" svg:height="0.273cm" svg:x="20.302cm" svg:y="7.259cm" svg:viewBox="0 0 274 274" svg:d="M137 274c36 0 71-14 97-41 25-26 40-60 40-97 0-36-15-71-40-96-26-26-61-40-97-40s-71 14-96 40c-27 25-41 60-41 96 0 37 14 71 41 97 25 27 60 41 96 41z">
          <text:p/>
        </draw:path>
        <draw:path draw:style-name="gr50" draw:text-style-name="P19" draw:layer="layout" svg:width="0.273cm" svg:height="0.273cm" svg:x="20.977cm" svg:y="7.31cm" svg:viewBox="0 0 274 274" svg:d="M137 274c36 0 72-14 97-40 26-25 40-61 40-97s-14-71-40-97c-25-25-61-40-97-40s-71 15-97 40c-25 26-40 61-40 97s15 72 40 97c26 26 61 40 97 40z">
          <text:p/>
        </draw:path>
        <draw:path draw:style-name="gr50" draw:text-style-name="P19" draw:layer="layout" svg:width="0.273cm" svg:height="0.273cm" svg:x="20.891cm" svg:y="7.287cm" svg:viewBox="0 0 274 274" svg:d="M136 274c36 0 71-15 97-40 25-27 41-62 41-98s-16-71-41-96c-26-26-61-40-97-40s-71 14-96 40c-26 25-40 60-40 96s14 71 40 98c25 25 60 40 96 40z">
          <text:p/>
        </draw:path>
        <draw:path draw:style-name="gr50" draw:text-style-name="P19" draw:layer="layout" svg:width="0.273cm" svg:height="0.274cm" svg:x="19.298cm" svg:y="7.181cm" svg:viewBox="0 0 274 275" svg:d="M136 275c37 0 71-15 98-40 26-26 40-61 40-97s-14-71-40-98c-27-25-61-40-98-40-36 0-71 15-96 40-26 27-40 62-40 98s14 71 40 97c25 25 60 40 96 40z">
          <text:p/>
        </draw:path>
        <draw:path draw:style-name="gr50" draw:text-style-name="P19" draw:layer="layout" svg:width="0.273cm" svg:height="0.273cm" svg:x="20.498cm" svg:y="6.388cm" svg:viewBox="0 0 274 274" svg:d="M137 274c37 0 71-14 97-40 26-25 40-60 40-96 0-37-14-71-40-97-26-27-60-41-97-41s-72 14-97 41c-26 26-40 60-40 97 0 36 14 71 40 96 25 26 60 40 97 40z">
          <text:p/>
        </draw:path>
        <draw:path draw:style-name="gr50" draw:text-style-name="P19" draw:layer="layout" svg:width="0.273cm" svg:height="0.273cm" svg:x="20.445cm" svg:y="7.362cm" svg:viewBox="0 0 274 274" svg:d="M136 274c38 0 72-14 98-40s40-60 40-98c0-36-14-71-40-96-26-26-60-40-98-40-36 0-71 14-96 40-26 25-40 60-40 96 0 38 14 72 40 98 25 26 60 40 96 40z">
          <text:p/>
        </draw:path>
        <draw:path draw:style-name="gr53" draw:text-style-name="P20" draw:layer="layout" svg:width="0.273cm" svg:height="0.274cm" svg:x="22.429cm" svg:y="7.255cm" svg:viewBox="0 0 274 275" svg:d="M138 275c36 0 71-15 96-41 26-26 40-61 40-97s-14-71-40-97c-25-25-60-40-96-40-37 0-72 15-98 40-26 26-40 61-40 97s14 71 40 97 61 41 98 41z">
          <text:p/>
        </draw:path>
        <draw:path draw:style-name="gr50" draw:text-style-name="P19" draw:layer="layout" svg:width="0.274cm" svg:height="0.274cm" svg:x="20.312cm" svg:y="7.306cm" svg:viewBox="0 0 275 275" svg:d="M138 275c36 0 71-15 97-40 25-26 40-62 40-98s-15-71-40-97c-26-25-61-40-97-40s-71 15-97 40c-26 26-41 61-41 97s15 72 41 98c26 25 61 40 97 40z">
          <text:p/>
        </draw:path>
        <draw:path draw:style-name="gr50" draw:text-style-name="P19" draw:layer="layout" svg:width="0.273cm" svg:height="0.273cm" svg:x="20.81cm" svg:y="7.325cm" svg:viewBox="0 0 274 274" svg:d="M138 274c36 0 71-14 96-40 26-26 40-61 40-98 0-36-14-71-40-96-25-26-60-40-96-40-37 0-72 14-98 40-26 25-40 60-40 96 0 37 14 72 40 98s61 40 98 40z">
          <text:p/>
        </draw:path>
        <draw:path draw:style-name="gr50" draw:text-style-name="P19" draw:layer="layout" svg:width="0.273cm" svg:height="0.274cm" svg:x="20.41cm" svg:y="7.321cm" svg:viewBox="0 0 274 275" svg:d="M136 275c36 0 72-15 98-40 25-26 40-62 40-98s-15-71-40-97c-26-25-62-40-98-40s-71 15-96 40c-26 26-40 61-40 97s14 72 40 98c25 25 60 40 96 40z">
          <text:p/>
        </draw:path>
        <draw:path draw:style-name="gr50" draw:text-style-name="P19" draw:layer="layout" svg:width="0.274cm" svg:height="0.273cm" svg:x="20.655cm" svg:y="7.312cm" svg:viewBox="0 0 275 274" svg:d="M137 274c36 0 71-14 98-40 25-26 40-61 40-98 0-36-15-71-40-96-27-26-62-40-98-40s-71 14-97 40c-25 25-40 60-40 96 0 37 15 72 40 98 26 26 61 40 97 40z">
          <text:p/>
        </draw:path>
        <draw:path draw:style-name="gr50" draw:text-style-name="P19" draw:layer="layout" svg:width="0.274cm" svg:height="0.273cm" svg:x="20.583cm" svg:y="7.167cm" svg:viewBox="0 0 275 274" svg:d="M138 274c36 0 71-14 97-40 25-26 40-60 40-97 0-36-15-72-40-97-26-26-61-40-97-40s-71 14-97 40c-26 25-41 61-41 97 0 37 15 71 41 97s61 40 97 40z">
          <text:p/>
        </draw:path>
        <draw:path draw:style-name="gr50" draw:text-style-name="P19" draw:layer="layout" svg:width="0.273cm" svg:height="0.273cm" svg:x="20.562cm" svg:y="7.239cm" svg:viewBox="0 0 274 274" svg:d="M138 274c36 0 71-15 96-41 26-25 40-60 40-96 0-37-14-71-40-97-25-26-60-40-96-40s-71 14-98 40c-25 26-40 60-40 97 0 36 15 71 40 96 27 26 62 41 98 41z">
          <text:p/>
        </draw:path>
        <draw:path draw:style-name="gr50" draw:text-style-name="P19" draw:layer="layout" svg:width="0.273cm" svg:height="0.273cm" svg:x="20.338cm" svg:y="7.19cm" svg:viewBox="0 0 274 274" svg:d="M138 274c36 0 71-14 96-40 26-25 40-60 40-96s-14-71-40-98c-25-25-60-40-96-40-37 0-71 15-97 40-26 27-41 62-41 98s15 71 41 96c26 26 60 40 97 40z">
          <text:p/>
        </draw:path>
        <draw:path draw:style-name="gr50" draw:text-style-name="P19" draw:layer="layout" svg:width="0.274cm" svg:height="0.274cm" svg:x="20.572cm" svg:y="7.22cm" svg:viewBox="0 0 275 275" svg:d="M138 275c36 0 71-15 97-40 25-26 40-61 40-97s-15-71-40-97c-26-25-61-41-97-41s-71 16-97 41c-26 26-41 61-41 97s15 71 41 97c26 25 61 40 97 40z">
          <text:p/>
        </draw:path>
        <draw:path draw:style-name="gr53" draw:text-style-name="P20" draw:layer="layout" svg:width="0.273cm" svg:height="0.273cm" svg:x="21.357cm" svg:y="6.783cm" svg:viewBox="0 0 274 274" svg:d="M137 274c36 0 71-14 97-40 25-26 40-61 40-98 0-36-15-71-40-96-26-26-61-40-97-40s-72 14-97 40c-26 25-40 60-40 96 0 37 14 72 40 98 25 26 61 40 97 40z">
          <text:p/>
        </draw:path>
        <draw:path draw:style-name="gr50" draw:text-style-name="P19" draw:layer="layout" svg:width="0.274cm" svg:height="0.273cm" svg:x="20.668cm" svg:y="7.169cm" svg:viewBox="0 0 275 274" svg:d="M137 274c36 0 71-14 98-40 25-25 40-60 40-96 0-37-15-71-40-98-27-26-62-40-98-40s-71 14-97 40c-25 27-40 61-40 98 0 36 15 71 40 96 26 26 61 40 97 40z">
          <text:p/>
        </draw:path>
        <draw:path draw:style-name="gr50" draw:text-style-name="P19" draw:layer="layout" svg:width="0.274cm" svg:height="0.273cm" svg:x="20.623cm" svg:y="7.275cm" svg:viewBox="0 0 275 274" svg:d="M137 274c36 0 71-14 97-40 25-26 41-61 41-97s-16-71-41-97c-26-25-61-40-97-40s-71 15-97 40c-25 26-40 61-40 97s15 71 40 97c26 26 61 40 97 40z">
          <text:p/>
        </draw:path>
        <draw:path draw:style-name="gr50" draw:text-style-name="P19" draw:layer="layout" svg:width="0.273cm" svg:height="0.273cm" svg:x="19.933cm" svg:y="7.28cm" svg:viewBox="0 0 274 274" svg:d="M138 274c36 0 71-14 96-40 26-26 40-61 40-97 0-37-14-71-40-97-25-26-60-40-96-40-37 0-72 14-98 40-25 26-40 60-40 97 0 36 15 71 40 97 26 26 61 40 98 40z">
          <text:p/>
        </draw:path>
        <draw:path draw:style-name="gr50" draw:text-style-name="P19" draw:layer="layout" svg:width="0.273cm" svg:height="0.273cm" svg:x="20.433cm" svg:y="7.314cm" svg:viewBox="0 0 274 274" svg:d="M137 274c36 0 72-14 97-40 26-25 40-61 40-97 0-37-14-71-40-97-25-26-61-40-97-40-37 0-71 14-97 40s-40 60-40 97c0 36 14 72 40 97 26 26 60 40 97 40z">
          <text:p/>
        </draw:path>
        <draw:path draw:style-name="gr50" draw:text-style-name="P19" draw:layer="layout" svg:width="0.273cm" svg:height="0.273cm" svg:x="20.463cm" svg:y="7.16cm" svg:viewBox="0 0 274 274" svg:d="M136 274c38 0 72-14 98-40s40-60 40-97c0-36-14-72-40-97-26-26-60-40-98-40-36 0-71 14-96 40-26 25-40 61-40 97 0 37 14 71 40 97 25 26 60 40 96 40z">
          <text:p/>
        </draw:path>
        <draw:path draw:style-name="gr53" draw:text-style-name="P20" draw:layer="layout" svg:width="0.273cm" svg:height="0.274cm" svg:x="22.301cm" svg:y="7.306cm" svg:viewBox="0 0 274 275" svg:d="M136 275c36 0 71-15 98-40 25-26 40-62 40-98s-15-71-40-97c-27-25-62-40-98-40s-71 15-96 40c-26 26-40 61-40 97s14 72 40 98c25 25 60 40 96 40z">
          <text:p/>
        </draw:path>
        <draw:path draw:style-name="gr50" draw:text-style-name="P19" draw:layer="layout" svg:width="0.273cm" svg:height="0.274cm" svg:x="20.289cm" svg:y="7.332cm" svg:viewBox="0 0 274 275" svg:d="M137 275c36 0 71-15 97-41 25-25 40-61 40-97s-15-71-40-97c-26-25-61-40-97-40s-71 15-97 40c-26 26-40 61-40 97s14 72 40 97c26 26 61 41 97 41z">
          <text:p/>
        </draw:path>
        <draw:path draw:style-name="gr50" draw:text-style-name="P19" draw:layer="layout" svg:width="0.274cm" svg:height="0.273cm" svg:x="20.599cm" svg:y="7.247cm" svg:viewBox="0 0 275 274" svg:d="M138 274c36 0 71-16 97-41 25-26 40-61 40-97s-15-71-40-96c-26-26-61-40-97-40s-71 14-96 40c-26 25-42 60-42 96s16 71 42 97c25 25 60 41 96 41z">
          <text:p/>
        </draw:path>
        <draw:path draw:style-name="gr53" draw:text-style-name="P20" draw:layer="layout" svg:width="0.273cm" svg:height="0.274cm" svg:x="21.791cm" svg:y="7.325cm" svg:viewBox="0 0 274 275" svg:d="M137 275c36 0 72-15 97-40 26-26 40-62 40-98s-14-71-40-97c-25-25-61-40-97-40-37 0-71 15-97 40-26 26-40 61-40 97s14 72 40 98c26 25 60 40 97 40z">
          <text:p/>
        </draw:path>
        <draw:path draw:style-name="gr50" draw:text-style-name="P19" draw:layer="layout" svg:width="0.273cm" svg:height="0.273cm" svg:x="20.619cm" svg:y="7.335cm" svg:viewBox="0 0 274 274" svg:d="M137 274c36 0 71-14 96-40 26-26 41-60 41-98 0-36-15-71-41-96-25-26-60-40-96-40s-71 14-97 40c-25 25-40 60-40 96 0 38 15 72 40 98 26 26 61 40 97 40z">
          <text:p/>
        </draw:path>
        <draw:path draw:style-name="gr50" draw:text-style-name="P19" draw:layer="layout" svg:width="0.274cm" svg:height="0.273cm" svg:x="20.716cm" svg:y="7.272cm" svg:viewBox="0 0 275 274" svg:d="M137 274c37 0 72-14 98-41 25-26 40-60 40-97 0-36-15-71-40-96-26-26-61-40-98-40-36 0-71 14-96 40-26 25-41 60-41 96 0 37 15 71 41 97 25 27 60 41 96 41z">
          <text:p/>
        </draw:path>
        <draw:path draw:style-name="gr50" draw:text-style-name="P19" draw:layer="layout" svg:width="0.274cm" svg:height="0.273cm" svg:x="20.4cm" svg:y="7.307cm" svg:viewBox="0 0 275 274" svg:d="M137 274c36 0 71-14 98-40 25-26 40-61 40-98 0-36-15-71-40-96-27-26-62-40-98-40s-71 14-97 40c-25 25-40 60-40 96 0 37 15 72 40 98 26 26 61 40 97 40z">
          <text:p/>
        </draw:path>
        <draw:path draw:style-name="gr50" draw:text-style-name="P19" draw:layer="layout" svg:width="0.273cm" svg:height="0.273cm" svg:x="20.239cm" svg:y="7.331cm" svg:viewBox="0 0 274 274" svg:d="M137 274c37 0 71-14 97-40s40-61 40-97c0-37-14-71-40-97s-60-40-97-40c-36 0-72 14-97 40-26 26-40 60-40 97 0 36 14 71 40 97 25 26 61 40 97 40z">
          <text:p/>
        </draw:path>
        <draw:path draw:style-name="gr50" draw:text-style-name="P19" draw:layer="layout" svg:width="0.273cm" svg:height="0.274cm" svg:x="19.751cm" svg:y="6.994cm" svg:viewBox="0 0 274 275" svg:d="M137 275c37 0 71-15 97-41s40-61 40-97-14-71-40-97c-26-25-60-40-97-40-36 0-71 15-97 40-26 26-40 61-40 97s14 71 40 97 61 41 97 41z">
          <text:p/>
        </draw:path>
        <draw:path draw:style-name="gr50" draw:text-style-name="P19" draw:layer="layout" svg:width="0.273cm" svg:height="0.273cm" svg:x="20.646cm" svg:y="7.367cm" svg:viewBox="0 0 274 274" svg:d="M137 274c36 0 71-14 96-40 27-26 41-60 41-98 0-36-14-71-41-96-25-26-60-40-96-40-37 0-71 14-97 40-26 25-40 60-40 96 0 38 14 72 40 98s60 40 97 40z">
          <text:p/>
        </draw:path>
        <draw:path draw:style-name="gr50" draw:text-style-name="P19" draw:layer="layout" svg:width="0.274cm" svg:height="0.273cm" svg:x="20.261cm" svg:y="7.384cm" svg:viewBox="0 0 275 274" svg:d="M138 274c36 0 71-15 97-40 25-26 40-61 40-97 0-37-15-72-40-97-26-26-61-40-97-40s-72 14-98 40c-25 25-40 60-40 97 0 36 15 71 40 97 26 25 62 40 98 40z">
          <text:p/>
        </draw:path>
        <draw:path draw:style-name="gr53" draw:text-style-name="P20" draw:layer="layout" svg:width="0.273cm" svg:height="0.274cm" svg:x="21.141cm" svg:y="7.412cm" svg:viewBox="0 0 274 275" svg:d="M138 275c36 0 71-15 96-40 26-26 40-61 40-97s-14-72-40-98c-25-25-60-40-96-40s-71 15-97 40c-26 26-41 62-41 98s15 71 41 97c26 25 61 40 97 40z">
          <text:p/>
        </draw:path>
        <draw:path draw:style-name="gr53" draw:text-style-name="P20" draw:layer="layout" svg:width="0.274cm" svg:height="0.273cm" svg:x="22.274cm" svg:y="7.339cm" svg:viewBox="0 0 275 274" svg:d="M137 274c36 0 71-14 97-40s41-60 41-98c0-36-15-71-41-96-26-26-61-40-97-40s-71 14-97 40c-25 25-40 60-40 96 0 38 15 72 40 98 26 26 61 40 97 40z">
          <text:p/>
        </draw:path>
        <draw:path draw:style-name="gr53" draw:text-style-name="P20" draw:layer="layout" svg:width="0.274cm" svg:height="0.273cm" svg:x="21.615cm" svg:y="7.387cm" svg:viewBox="0 0 275 274" svg:d="M138 274c36 0 71-14 97-40 25-26 40-60 40-97s-15-72-40-97c-26-26-61-40-97-40s-72 14-98 40c-25 25-40 60-40 97s15 71 40 97c26 26 62 40 98 40z">
          <text:p/>
        </draw:path>
        <draw:path draw:style-name="gr50" draw:text-style-name="P19" draw:layer="layout" svg:width="0.273cm" svg:height="0.273cm" svg:x="20.624cm" svg:y="7.377cm" svg:viewBox="0 0 274 274" svg:d="M136 274c37 0 71-14 97-40 26-25 41-60 41-96 0-38-15-72-41-98s-60-40-97-40c-36 0-71 14-96 40-26 26-40 60-40 98 0 36 14 71 40 96 25 26 60 40 96 40z">
          <text:p/>
        </draw:path>
        <draw:path draw:style-name="gr53" draw:text-style-name="P20" draw:layer="layout" svg:width="0.274cm" svg:height="0.273cm" svg:x="23.219cm" svg:y="6.614cm" svg:viewBox="0 0 275 274" svg:d="M138 274c36 0 71-14 97-40 25-25 40-60 40-96 0-37-15-72-40-98-26-26-61-40-97-40-37 0-72 14-98 40-25 26-40 61-40 98 0 36 15 71 40 96 26 26 61 40 98 40z">
          <text:p/>
        </draw:path>
        <draw:path draw:style-name="gr50" draw:text-style-name="P19" draw:layer="layout" svg:width="0.273cm" svg:height="0.273cm" svg:x="20.476cm" svg:y="7.373cm" svg:viewBox="0 0 274 274" svg:d="M137 274c37 0 71-15 97-40 26-26 40-61 40-97 0-37-14-72-40-97-26-26-60-40-97-40s-72 14-97 40c-26 25-40 60-40 97 0 36 14 71 40 97 25 25 60 40 97 40z">
          <text:p/>
        </draw:path>
        <draw:path draw:style-name="gr53" draw:text-style-name="P20" draw:layer="layout" svg:width="0.274cm" svg:height="0.273cm" svg:x="22.221cm" svg:y="7.438cm" svg:viewBox="0 0 275 274" svg:d="M138 274c36 0 71-14 97-40 25-25 40-60 40-96 0-37-15-72-40-98-26-26-61-40-97-40s-71 14-97 40-41 61-41 98c0 36 15 71 41 96 26 26 61 40 97 40z">
          <text:p/>
        </draw:path>
        <draw:path draw:style-name="gr50" draw:text-style-name="P19" draw:layer="layout" svg:width="0.273cm" svg:height="0.273cm" svg:x="20.427cm" svg:y="7.292cm" svg:viewBox="0 0 274 274" svg:d="M136 274c36 0 72-14 98-40 25-26 40-61 40-97 0-37-15-71-40-97-26-26-62-40-98-40s-71 14-96 40c-26 26-40 60-40 97 0 36 14 71 40 97 25 26 60 40 96 40z">
          <text:p/>
        </draw:path>
        <draw:path draw:style-name="gr50" draw:text-style-name="P19" draw:layer="layout" svg:width="0.273cm" svg:height="0.273cm" svg:x="20.492cm" svg:y="7.155cm" svg:viewBox="0 0 274 274" svg:d="M138 274c36 0 71-14 96-40 26-26 40-60 40-97 0-36-14-72-40-97-25-26-60-40-96-40-38 0-72 14-98 40-26 25-40 61-40 97 0 37 14 71 40 97s60 40 98 40z">
          <text:p/>
        </draw:path>
        <draw:path draw:style-name="gr53" draw:text-style-name="P20" draw:layer="layout" svg:width="0.273cm" svg:height="0.273cm" svg:x="22.26cm" svg:y="7.36cm" svg:viewBox="0 0 274 274" svg:d="M137 274c36 0 71-14 96-40 26-26 41-60 41-98 0-36-15-71-41-96-25-26-60-40-96-40-37 0-71 14-97 40-26 25-40 60-40 96 0 38 14 72 40 98s60 40 97 40z">
          <text:p/>
        </draw:path>
        <draw:path draw:style-name="gr50" draw:text-style-name="P19" draw:layer="layout" svg:width="0.273cm" svg:height="0.273cm" svg:x="20.527cm" svg:y="7.346cm" svg:viewBox="0 0 274 274" svg:d="M137 274c37 0 71-14 97-40 26-25 40-60 40-97 0-36-14-71-40-97-26-25-60-40-97-40-36 0-72 15-97 40-26 26-40 61-40 97 0 37 14 72 40 97 25 26 61 40 97 40z">
          <text:p/>
        </draw:path>
        <draw:path draw:style-name="gr50" draw:text-style-name="P19" draw:layer="layout" svg:width="0.273cm" svg:height="0.273cm" svg:x="20.388cm" svg:y="7.409cm" svg:viewBox="0 0 274 274" svg:d="M136 274c37 0 71-14 98-40 26-25 40-60 40-96 0-37-14-72-40-98-27-26-61-40-98-40-36 0-71 14-96 40-26 26-40 61-40 98 0 36 14 71 40 96 25 26 60 40 96 40z">
          <text:p/>
        </draw:path>
        <draw:path draw:style-name="gr50" draw:text-style-name="P19" draw:layer="layout" svg:width="0.274cm" svg:height="0.274cm" svg:x="20.224cm" svg:y="7.344cm" svg:viewBox="0 0 275 275" svg:d="M138 275c36 0 71-15 97-40 25-26 40-61 40-98 0-36-15-71-40-97-26-25-61-40-97-40-37 0-72 15-98 40-25 26-40 61-40 97 0 37 15 72 40 98 26 25 61 40 98 40z">
          <text:p/>
        </draw:path>
        <draw:path draw:style-name="gr50" draw:text-style-name="P19" draw:layer="layout" svg:width="0.274cm" svg:height="0.273cm" svg:x="20.56cm" svg:y="7.359cm" svg:viewBox="0 0 275 274" svg:d="M138 274c36 0 71-15 97-40 25-26 40-61 40-98 0-36-15-71-40-96-26-26-61-40-97-40s-71 14-98 40c-25 25-40 60-40 96 0 37 15 72 40 98 27 25 62 40 98 40z">
          <text:p/>
        </draw:path>
        <draw:path draw:style-name="gr50" draw:text-style-name="P19" draw:layer="layout" svg:width="0.274cm" svg:height="0.273cm" svg:x="20.46cm" svg:y="7.3cm" svg:viewBox="0 0 275 274" svg:d="M137 274c37 0 72-15 98-40 25-27 40-62 40-98s-15-71-40-96c-26-26-61-40-98-40-36 0-71 14-97 40-25 25-40 60-40 96s15 71 40 98c26 25 61 40 97 40z">
          <text:p/>
        </draw:path>
        <draw:path draw:style-name="gr53" draw:text-style-name="P20" draw:layer="layout" svg:width="0.273cm" svg:height="0.273cm" svg:x="21.273cm" svg:y="7.302cm" svg:viewBox="0 0 274 274" svg:d="M137 274c37 0 72-14 97-40 26-25 40-61 40-97 0-37-14-71-40-97-25-26-60-40-97-40-36 0-71 14-97 40-25 26-40 60-40 97 0 36 15 72 40 97 26 26 61 40 97 40z">
          <text:p/>
        </draw:path>
        <draw:path draw:style-name="gr50" draw:text-style-name="P19" draw:layer="layout" svg:width="0.273cm" svg:height="0.273cm" svg:x="20.754cm" svg:y="7.227cm" svg:viewBox="0 0 274 274" svg:d="M138 274c36 0 71-14 96-40 26-25 40-60 40-96s-14-71-40-97c-25-25-60-41-96-41-38 0-72 16-98 41-26 26-40 61-40 97s14 71 40 96c26 26 60 40 98 40z">
          <text:p/>
        </draw:path>
        <draw:path draw:style-name="gr50" draw:text-style-name="P19" draw:layer="layout" svg:width="0.274cm" svg:height="0.273cm" svg:x="20.44cm" svg:y="7.37cm" svg:viewBox="0 0 275 274" svg:d="M137 274c37 0 72-14 98-40 25-25 40-60 40-97s-15-71-40-97c-26-26-61-40-98-40-36 0-71 14-97 40-25 26-40 60-40 97s15 72 40 97c26 26 61 40 97 40z">
          <text:p/>
        </draw:path>
        <draw:path draw:style-name="gr50" draw:text-style-name="P19" draw:layer="layout" svg:width="0.273cm" svg:height="0.273cm" svg:x="20.714cm" svg:y="7.362cm" svg:viewBox="0 0 274 274" svg:d="M136 274c38 0 72-14 98-40 26-25 40-60 40-97s-14-71-40-97-60-40-98-40c-36 0-71 14-96 40-26 26-40 60-40 97s14 72 40 97c25 26 60 40 96 40z">
          <text:p/>
        </draw:path>
        <draw:path draw:style-name="gr53" draw:text-style-name="P20" draw:layer="layout" svg:width="0.273cm" svg:height="0.273cm" svg:x="22.821cm" svg:y="5.721cm" svg:viewBox="0 0 274 274" svg:d="M136 274c37 0 71-14 97-40 27-26 41-60 41-98 0-36-14-71-41-96-26-26-60-40-97-40-36 0-71 14-96 40-26 25-40 60-40 96 0 38 14 72 40 98 25 26 60 40 96 40z">
          <text:p/>
        </draw:path>
        <draw:path draw:style-name="gr53" draw:text-style-name="P20" draw:layer="layout" svg:width="0.273cm" svg:height="0.273cm" svg:x="22.418cm" svg:y="7.345cm" svg:viewBox="0 0 274 274" svg:d="M138 274c36 0 71-14 96-40 26-26 40-60 40-98 0-36-14-71-40-96-25-26-60-40-96-40-37 0-72 14-98 40-25 25-40 60-40 96 0 38 15 72 40 98 26 26 61 40 98 40z">
          <text:p/>
        </draw:path>
        <draw:path draw:style-name="gr50" draw:text-style-name="P19" draw:layer="layout" svg:width="0.273cm" svg:height="0.273cm" svg:x="20.935cm" svg:y="7.228cm" svg:viewBox="0 0 274 274" svg:d="M137 274c36 0 71-14 97-40s40-60 40-97c0-36-14-71-40-96-26-26-61-41-97-41-37 0-71 15-97 41-26 25-40 60-40 96 0 37 14 71 40 97s60 40 97 40z">
          <text:p/>
        </draw:path>
        <draw:path draw:style-name="gr50" draw:text-style-name="P19" draw:layer="layout" svg:width="0.273cm" svg:height="0.274cm" svg:x="20.412cm" svg:y="7.416cm" svg:viewBox="0 0 274 275" svg:d="M136 275c37 0 72-15 98-40 26-26 40-61 40-97s-14-72-40-98c-26-25-61-40-98-40-36 0-71 15-96 40-26 26-40 62-40 98s14 71 40 97c25 25 60 40 96 40z">
          <text:p/>
        </draw:path>
        <draw:path draw:style-name="gr50" draw:text-style-name="P19" draw:layer="layout" svg:width="0.273cm" svg:height="0.273cm" svg:x="20.425cm" svg:y="7.349cm" svg:viewBox="0 0 274 274" svg:d="M136 274c36 0 72-14 98-40 25-26 40-60 40-98 0-36-15-71-40-96-26-26-62-40-98-40s-71 14-96 40c-26 25-40 60-40 96 0 38 14 72 40 98 25 26 60 40 96 40z">
          <text:p/>
        </draw:path>
        <draw:path draw:style-name="gr50" draw:text-style-name="P19" draw:layer="layout" svg:width="0.273cm" svg:height="0.273cm" svg:x="20.235cm" svg:y="7.236cm" svg:viewBox="0 0 274 274" svg:d="M137 274c37 0 71-15 97-41 26-25 40-60 40-96s-14-71-40-97c-26-25-60-40-97-40s-72 15-97 40c-26 26-40 61-40 97s14 71 40 96c25 26 60 41 97 41z">
          <text:p/>
        </draw:path>
        <draw:path draw:style-name="gr53" draw:text-style-name="P20" draw:layer="layout" svg:width="0.273cm" svg:height="0.273cm" svg:x="22.326cm" svg:y="7.415cm" svg:viewBox="0 0 274 274" svg:d="M136 274c37 0 72-14 98-40 26-25 40-60 40-96 0-37-14-72-40-98s-61-40-98-40c-36 0-71 14-96 40-26 26-40 61-40 98 0 36 14 71 40 96 25 26 60 40 96 40z">
          <text:p/>
        </draw:path>
        <draw:path draw:style-name="gr50" draw:text-style-name="P19" draw:layer="layout" svg:width="0.273cm" svg:height="0.273cm" svg:x="20.424cm" svg:y="7.318cm" svg:viewBox="0 0 274 274" svg:d="M137 274c36 0 72-14 97-40 26-25 40-61 40-97s-14-71-40-97c-25-25-61-40-97-40s-71 15-97 40c-25 26-40 61-40 97s15 72 40 97c26 26 61 40 97 40z">
          <text:p/>
        </draw:path>
        <draw:path draw:style-name="gr53" draw:text-style-name="P20" draw:layer="layout" svg:width="0.273cm" svg:height="0.274cm" svg:x="22.141cm" svg:y="6.947cm" svg:viewBox="0 0 274 275" svg:d="M137 275c37 0 71-15 97-40 26-26 40-61 40-97s-14-71-40-97c-26-25-60-41-97-41s-72 16-97 41c-26 26-40 61-40 97s14 71 40 97c25 25 60 40 97 40z">
          <text:p/>
        </draw:path>
        <draw:path draw:style-name="gr53" draw:text-style-name="P20" draw:layer="layout" svg:width="0.273cm" svg:height="0.273cm" svg:x="22.379cm" svg:y="7.402cm" svg:viewBox="0 0 274 274" svg:d="M136 274c37 0 72-14 98-40 25-25 40-60 40-96 0-38-15-72-40-98-26-26-61-40-98-40-36 0-71 14-96 40-26 26-40 60-40 98 0 36 14 71 40 96 25 26 60 40 96 40z">
          <text:p/>
        </draw:path>
        <draw:path draw:style-name="gr50" draw:text-style-name="P19" draw:layer="layout" svg:width="0.273cm" svg:height="0.273cm" svg:x="20.488cm" svg:y="7.376cm" svg:viewBox="0 0 274 274" svg:d="M138 274c36 0 71-15 96-40 26-26 40-61 40-97 0-37-14-72-40-97-25-26-60-40-96-40-37 0-72 14-98 40-25 25-40 60-40 97 0 36 15 71 40 97 26 25 61 40 98 40z">
          <text:p/>
        </draw:path>
        <draw:path draw:style-name="gr53" draw:text-style-name="P20" draw:layer="layout" svg:width="0.273cm" svg:height="0.273cm" svg:x="20.933cm" svg:y="7.301cm" svg:viewBox="0 0 274 274" svg:d="M136 274c37 0 71-14 98-40 26-25 40-61 40-97 0-37-14-71-40-97-27-26-61-40-98-40-36 0-71 14-96 40-26 26-40 60-40 97 0 36 14 72 40 97 25 26 60 40 96 40z">
          <text:p/>
        </draw:path>
        <draw:path draw:style-name="gr53" draw:text-style-name="P20" draw:layer="layout" svg:width="0.274cm" svg:height="0.274cm" svg:x="22.365cm" svg:y="7.415cm" svg:viewBox="0 0 275 275" svg:d="M137 275c37 0 72-15 98-40 25-26 40-61 40-97s-15-72-40-97c-26-26-61-41-98-41-36 0-71 15-97 41-25 25-40 61-40 97s15 71 40 97c26 25 61 40 97 40z">
          <text:p/>
        </draw:path>
        <draw:path draw:style-name="gr53" draw:text-style-name="P20" draw:layer="layout" svg:width="0.273cm" svg:height="0.273cm" svg:x="20.882cm" svg:y="7.46cm" svg:viewBox="0 0 274 274" svg:d="M137 274c36 0 71-15 97-40 25-26 40-61 40-97s-15-71-40-97c-26-26-61-40-97-40s-71 14-96 40c-26 26-41 61-41 97s15 71 41 97c25 25 60 40 96 40z">
          <text:p/>
        </draw:path>
        <draw:path draw:style-name="gr53" draw:text-style-name="P20" draw:layer="layout" svg:width="0.273cm" svg:height="0.273cm" svg:x="22.994cm" svg:y="6.662cm" svg:viewBox="0 0 274 274" svg:d="M138 274c36 0 71-14 96-40 26-25 40-60 40-96s-14-71-40-97c-25-26-60-41-96-41-37 0-72 15-98 41s-40 61-40 97 14 71 40 96c26 26 61 40 98 40z">
          <text:p/>
        </draw:path>
        <draw:path draw:style-name="gr53" draw:text-style-name="P20" draw:layer="layout" svg:width="0.273cm" svg:height="0.273cm" svg:x="20.948cm" svg:y="7.474cm" svg:viewBox="0 0 274 274" svg:d="M137 274c36 0 71-14 97-40 26-25 40-60 40-96 0-37-14-71-40-97-26-27-61-41-97-41-37 0-71 14-97 41-26 26-40 60-40 97 0 36 14 71 40 96 26 26 60 40 97 40z">
          <text:p/>
        </draw:path>
        <draw:path draw:style-name="gr50" draw:text-style-name="P19" draw:layer="layout" svg:width="0.273cm" svg:height="0.273cm" svg:x="20.241cm" svg:y="7.398cm" svg:viewBox="0 0 274 274" svg:d="M137 274c37 0 71-15 97-40 26-26 40-61 40-97 0-37-14-72-40-97-26-26-60-40-97-40-36 0-72 14-97 40-26 25-40 60-40 97 0 36 14 71 40 97 25 25 61 40 97 40z">
          <text:p/>
        </draw:path>
        <draw:path draw:style-name="gr53" draw:text-style-name="P20" draw:layer="layout" svg:width="0.273cm" svg:height="0.273cm" svg:x="21.017cm" svg:y="7.288cm" svg:viewBox="0 0 274 274" svg:d="M137 274c37 0 72-15 97-40 26-27 40-62 40-98s-14-71-40-96c-25-26-60-40-97-40-36 0-71 14-97 40-25 25-40 60-40 96s15 71 40 98c26 25 61 40 97 40z">
          <text:p/>
        </draw:path>
        <draw:path draw:style-name="gr50" draw:text-style-name="P19" draw:layer="layout" svg:width="0.273cm" svg:height="0.273cm" svg:x="20.827cm" svg:y="7.337cm" svg:viewBox="0 0 274 274" svg:d="M138 274c36 0 71-14 96-40 26-25 40-60 40-97s-14-71-40-97c-25-26-60-40-96-40-37 0-71 14-98 40-26 26-40 60-40 97s14 72 40 97c27 26 61 40 98 40z">
          <text:p/>
        </draw:path>
        <draw:path draw:style-name="gr54" draw:text-style-name="P20" draw:layer="layout" svg:width="0.274cm" svg:height="0.273cm" svg:x="21.117cm" svg:y="7.433cm" svg:viewBox="0 0 275 274" svg:d="M138 274c36 0 71-15 97-40 25-26 40-61 40-97s-15-72-40-97c-26-26-61-40-97-40s-71 14-98 40c-25 25-40 61-40 97s15 71 40 97c27 25 62 40 98 40z">
          <text:p/>
        </draw:path>
        <draw:path draw:style-name="gr52" draw:text-style-name="P2" draw:layer="layout" svg:width="0.274cm" svg:height="0.273cm" svg:x="21.117cm" svg:y="7.433cm" svg:viewBox="0 0 275 274" svg:d="M138 274c36 0 71-15 97-40 25-26 40-61 40-97s-15-72-40-97c-26-26-61-40-97-40s-71 14-98 40c-25 25-40 61-40 97s15 71 40 97c27 25 62 40 98 40z">
          <text:p/>
        </draw:path>
        <draw:path draw:style-name="gr53" draw:text-style-name="P20" draw:layer="layout" svg:width="0.273cm" svg:height="0.273cm" svg:x="21.293cm" svg:y="7.528cm" svg:viewBox="0 0 274 274" svg:d="M136 274c38 0 72-14 98-41 26-25 40-60 40-96 0-37-14-71-40-97s-60-40-98-40c-36 0-71 14-96 40-26 26-40 60-40 97 0 36 14 71 40 96 25 27 60 41 96 41z">
          <text:p/>
        </draw:path>
        <draw:path draw:style-name="gr50" draw:text-style-name="P19" draw:layer="layout" svg:width="0.273cm" svg:height="0.273cm" svg:x="20.501cm" svg:y="7.362cm" svg:viewBox="0 0 274 274" svg:d="M137 274c37 0 71-14 97-40 26-25 40-60 40-97s-14-71-40-97-60-40-97-40-72 14-97 40c-26 26-40 60-40 97s14 72 40 97c25 26 60 40 97 40z">
          <text:p/>
        </draw:path>
        <draw:path draw:style-name="gr50" draw:text-style-name="P19" draw:layer="layout" svg:width="0.273cm" svg:height="0.273cm" svg:x="20.573cm" svg:y="7.352cm" svg:viewBox="0 0 274 274" svg:d="M138 274c36 0 71-14 96-40 26-25 40-60 40-97s-14-71-40-97c-25-26-60-40-96-40-37 0-71 14-97 40-27 26-41 60-41 97s14 72 41 97c26 26 60 40 97 40z">
          <text:p/>
        </draw:path>
        <draw:path draw:style-name="gr50" draw:text-style-name="P19" draw:layer="layout" svg:width="0.273cm" svg:height="0.273cm" svg:x="20.587cm" svg:y="7.358cm" svg:viewBox="0 0 274 274" svg:d="M138 274c36 0 71-14 96-40 26-25 40-60 40-97 0-36-14-71-40-97-25-25-60-40-96-40s-71 15-97 40c-26 26-41 61-41 97 0 37 15 72 41 97 26 26 61 40 97 40z">
          <text:p/>
        </draw:path>
        <draw:path draw:style-name="gr53" draw:text-style-name="P20" draw:layer="layout" svg:width="0.273cm" svg:height="0.273cm" svg:x="20.912cm" svg:y="7.355cm" svg:viewBox="0 0 274 274" svg:d="M137 274c36 0 71-15 96-40 27-26 41-61 41-98 0-36-14-71-41-96-25-26-60-40-96-40-37 0-71 14-97 40-26 25-40 60-40 96 0 37 14 72 40 98 26 25 60 40 97 40z">
          <text:p/>
        </draw:path>
        <draw:path draw:style-name="gr53" draw:text-style-name="P20" draw:layer="layout" svg:width="0.274cm" svg:height="0.273cm" svg:x="22.334cm" svg:y="7.48cm" svg:viewBox="0 0 275 274" svg:d="M137 274c36 0 72-14 98-40 25-26 40-60 40-97 0-36-15-71-40-96-26-27-62-41-98-41s-71 14-97 41c-25 25-40 60-40 96 0 37 15 71 40 97 26 26 61 40 97 40z">
          <text:p/>
        </draw:path>
        <draw:path draw:style-name="gr53" draw:text-style-name="P20" draw:layer="layout" svg:width="0.273cm" svg:height="0.273cm" svg:x="22.457cm" svg:y="7.478cm" svg:viewBox="0 0 274 274" svg:d="M138 274c36 0 71-14 96-40 26-26 40-60 40-97 0-36-14-71-40-96-25-27-60-41-96-41-37 0-71 14-98 41-26 25-40 60-40 96 0 37 14 71 40 97 27 26 61 40 98 40z">
          <text:p/>
        </draw:path>
        <draw:path draw:style-name="gr53" draw:text-style-name="P20" draw:layer="layout" svg:width="0.273cm" svg:height="0.273cm" svg:x="21.027cm" svg:y="7.497cm" svg:viewBox="0 0 274 274" svg:d="M138 274c36 0 71-14 96-40 26-25 40-60 40-96 0-37-14-71-40-97-25-26-60-41-96-41-38 0-72 15-98 41s-40 60-40 97c0 36 14 71 40 96 26 26 60 40 98 40z">
          <text:p/>
        </draw:path>
        <draw:path draw:style-name="gr53" draw:text-style-name="P20" draw:layer="layout" svg:width="0.274cm" svg:height="0.274cm" svg:x="21.186cm" svg:y="7.243cm" svg:viewBox="0 0 275 275" svg:d="M137 275c36 0 71-16 97-41 26-26 41-61 41-97s-15-71-41-97c-26-25-61-40-97-40s-71 15-97 40c-25 26-40 61-40 97s15 71 40 97c26 25 61 41 97 41z">
          <text:p/>
        </draw:path>
        <draw:path draw:style-name="gr53" draw:text-style-name="P20" draw:layer="layout" svg:width="0.273cm" svg:height="0.274cm" svg:x="21.048cm" svg:y="7.332cm" svg:viewBox="0 0 274 275" svg:d="M138 275c36 0 71-15 96-40 26-26 40-62 40-98s-14-71-40-97c-25-25-60-40-96-40-38 0-72 15-98 40-26 26-40 61-40 97s14 72 40 98c26 25 60 40 98 40z">
          <text:p/>
        </draw:path>
        <draw:path draw:style-name="gr53" draw:text-style-name="P20" draw:layer="layout" svg:width="0.273cm" svg:height="0.273cm" svg:x="20.986cm" svg:y="7.427cm" svg:viewBox="0 0 274 274" svg:d="M137 274c37 0 72-14 97-40 26-25 40-60 40-96s-14-72-40-98c-25-25-60-40-97-40s-71 15-97 40c-26 26-40 62-40 98s14 71 40 96c26 26 60 40 97 40z">
          <text:p/>
        </draw:path>
        <draw:path draw:style-name="gr53" draw:text-style-name="P20" draw:layer="layout" svg:width="0.273cm" svg:height="0.273cm" svg:x="21.05cm" svg:y="7.577cm" svg:viewBox="0 0 274 274" svg:d="M138 274c36 0 71-15 96-40 26-26 40-62 40-98s-14-71-40-96c-25-26-60-40-96-40-37 0-72 14-98 40-25 25-40 60-40 96s15 72 40 98c26 25 61 40 98 40z">
          <text:p/>
        </draw:path>
        <draw:path draw:style-name="gr53" draw:text-style-name="P20" draw:layer="layout" svg:width="0.273cm" svg:height="0.273cm" svg:x="20.85cm" svg:y="7.358cm" svg:viewBox="0 0 274 274" svg:d="M138 274c36 0 71-14 96-40 26-25 40-60 40-97s-14-71-40-97c-25-26-60-40-96-40-37 0-71 14-97 40-27 26-41 60-41 97s14 72 41 97c26 26 60 40 97 40z">
          <text:p/>
        </draw:path>
        <draw:path draw:style-name="gr53" draw:text-style-name="P20" draw:layer="layout" svg:width="0.273cm" svg:height="0.273cm" svg:x="22.855cm" svg:y="6.898cm" svg:viewBox="0 0 274 274" svg:d="M137 274c36 0 71-14 97-40 26-25 40-60 40-96s-14-71-40-98c-26-25-61-40-97-40s-71 15-97 40c-25 27-40 62-40 98s15 71 40 96c26 26 61 40 97 40z">
          <text:p/>
        </draw:path>
        <draw:path draw:style-name="gr50" draw:text-style-name="P19" draw:layer="layout" svg:width="0.273cm" svg:height="0.273cm" svg:x="20.174cm" svg:y="7.437cm" svg:viewBox="0 0 274 274" svg:d="M137 274c37 0 72-14 97-40 26-25 40-60 40-96 0-37-14-72-40-98-25-26-60-40-97-40s-71 14-97 40-40 61-40 98c0 36 14 71 40 96 26 26 60 40 97 40z">
          <text:p/>
        </draw:path>
        <draw:path draw:style-name="gr53" draw:text-style-name="P20" draw:layer="layout" svg:width="0.273cm" svg:height="0.273cm" svg:x="23.318cm" svg:y="6.714cm" svg:viewBox="0 0 274 274" svg:d="M138 274c36 0 71-14 96-41 26-25 40-60 40-96 0-37-14-71-40-97-25-26-60-40-96-40-37 0-71 14-97 40-27 26-41 60-41 97 0 36 14 71 41 96 26 27 60 41 97 41z">
          <text:p/>
        </draw:path>
        <draw:path draw:style-name="gr53" draw:text-style-name="P20" draw:layer="layout" svg:width="0.273cm" svg:height="0.273cm" svg:x="21.032cm" svg:y="7.401cm" svg:viewBox="0 0 274 274" svg:d="M137 274c36 0 71-14 97-40 25-26 40-60 40-97s-15-72-40-97c-26-26-61-40-97-40-37 0-72 14-97 40-26 25-40 60-40 97s14 71 40 97c25 26 60 40 97 40z">
          <text:p/>
        </draw:path>
        <draw:path draw:style-name="gr50" draw:text-style-name="P19" draw:layer="layout" svg:width="0.274cm" svg:height="0.274cm" svg:x="19.428cm" svg:y="7.185cm" svg:viewBox="0 0 275 275" svg:d="M138 275c36 0 71-15 97-40 25-26 40-61 40-97s-15-71-40-98c-26-25-61-40-97-40s-72 15-97 40c-26 27-41 62-41 98s15 71 41 97c25 25 61 40 97 40z">
          <text:p/>
        </draw:path>
        <draw:path draw:style-name="gr53" draw:text-style-name="P20" draw:layer="layout" svg:width="0.273cm" svg:height="0.273cm" svg:x="20.946cm" svg:y="7.436cm" svg:viewBox="0 0 274 274" svg:d="M136 274c36 0 71-15 98-40 25-26 40-61 40-97s-15-72-40-97c-27-26-62-40-98-40s-71 14-96 40c-26 25-40 61-40 97s14 71 40 97c25 25 60 40 96 40z">
          <text:p/>
        </draw:path>
        <draw:path draw:style-name="gr53" draw:text-style-name="P20" draw:layer="layout" svg:width="0.273cm" svg:height="0.273cm" svg:x="21.19cm" svg:y="7.428cm" svg:viewBox="0 0 274 274" svg:d="M137 274c36 0 71-15 96-40 27-26 41-61 41-97s-14-72-41-97c-25-26-60-40-96-40s-71 14-97 40c-25 25-40 61-40 97s15 71 40 97c26 25 61 40 97 40z">
          <text:p/>
        </draw:path>
        <draw:path draw:style-name="gr50" draw:text-style-name="P19" draw:layer="layout" svg:width="0.273cm" svg:height="0.273cm" svg:x="20.635cm" svg:y="7.471cm" svg:viewBox="0 0 274 274" svg:d="M136 274c36 0 71-14 97-40s41-60 41-97c0-36-15-71-41-96-26-27-61-41-97-41s-71 14-96 41c-26 25-40 60-40 96 0 37 14 71 40 97 25 26 60 40 96 40z">
          <text:p/>
        </draw:path>
        <draw:path draw:style-name="gr50" draw:text-style-name="P19" draw:layer="layout" svg:width="0.274cm" svg:height="0.274cm" svg:x="20.283cm" svg:y="7.333cm" svg:viewBox="0 0 275 275" svg:d="M138 275c36 0 71-15 97-40 25-26 40-62 40-98s-15-71-40-97c-26-25-61-40-97-40s-71 15-98 40c-25 26-40 61-40 97s15 72 40 98c27 25 62 40 98 40z">
          <text:p/>
        </draw:path>
        <draw:path draw:style-name="gr53" draw:text-style-name="P20" draw:layer="layout" svg:width="0.273cm" svg:height="0.273cm" svg:x="21.02cm" svg:y="7.474cm" svg:viewBox="0 0 274 274" svg:d="M137 274c37 0 72-15 97-40 26-26 40-61 40-97s-14-71-40-96c-25-27-60-41-97-41-36 0-71 14-97 41-25 25-40 60-40 96s15 71 40 97c26 25 61 40 97 40z">
          <text:p/>
        </draw:path>
        <draw:path draw:style-name="gr53" draw:text-style-name="P20" draw:layer="layout" svg:width="0.273cm" svg:height="0.273cm" svg:x="20.786cm" svg:y="7.46cm" svg:viewBox="0 0 274 274" svg:d="M138 274c36 0 71-14 96-40 26-25 40-60 40-96 0-37-14-71-40-98-25-26-60-40-96-40-37 0-72 14-98 40-26 27-40 61-40 98 0 36 14 71 40 96 26 26 61 40 98 40z">
          <text:p/>
        </draw:path>
        <draw:path draw:style-name="gr50" draw:text-style-name="P19" draw:layer="layout" svg:width="0.273cm" svg:height="0.273cm" svg:x="20.785cm" svg:y="6.705cm" svg:viewBox="0 0 274 274" svg:d="M137 274c37 0 71-14 97-41 26-26 40-60 40-97 0-36-14-71-40-96-26-26-60-40-97-40-36 0-72 14-97 40-26 25-40 60-40 96 0 37 14 71 40 97 25 27 61 41 97 41z">
          <text:p/>
        </draw:path>
        <draw:path draw:style-name="gr53" draw:text-style-name="P20" draw:layer="layout" svg:width="0.273cm" svg:height="0.273cm" svg:x="22.589cm" svg:y="6.899cm" svg:viewBox="0 0 274 274" svg:d="M136 274c37 0 72-14 98-40s40-60 40-97c0-36-14-71-40-97s-61-40-98-40c-36 0-71 14-96 40-26 26-40 61-40 97 0 37 14 71 40 97 25 26 60 40 96 40z">
          <text:p/>
        </draw:path>
        <draw:path draw:style-name="gr50" draw:text-style-name="P19" draw:layer="layout" svg:width="0.273cm" svg:height="0.274cm" svg:x="17.863cm" svg:y="3.688cm" svg:viewBox="0 0 274 275" svg:d="M137 275c36 0 71-16 97-41 25-26 40-61 40-97s-15-71-40-97c-26-25-61-40-97-40s-71 15-96 40c-27 26-41 61-41 97s14 71 41 97c25 25 60 41 96 41z">
          <text:p/>
        </draw:path>
        <draw:path draw:style-name="gr53" draw:text-style-name="P20" draw:layer="layout" svg:width="0.273cm" svg:height="0.273cm" svg:x="20.806cm" svg:y="7.456cm" svg:viewBox="0 0 274 274" svg:d="M138 274c36 0 71-14 96-40 26-25 40-60 40-96s-14-71-40-98c-25-25-60-40-96-40-37 0-72 15-98 40-26 27-40 62-40 98s14 71 40 96c26 26 61 40 98 40z">
          <text:p/>
        </draw:path>
        <draw:path draw:style-name="gr50" draw:text-style-name="P19" draw:layer="layout" svg:width="0.273cm" svg:height="0.273cm" svg:x="20.702cm" svg:y="7.436cm" svg:viewBox="0 0 274 274" svg:d="M136 274c37 0 72-15 98-40 26-26 40-61 40-97s-14-72-40-97c-26-26-61-40-98-40-36 0-71 14-96 40-26 25-40 61-40 97s14 71 40 97c25 25 60 40 96 40z">
          <text:p/>
        </draw:path>
        <draw:path draw:style-name="gr53" draw:text-style-name="P20" draw:layer="layout" svg:width="0.274cm" svg:height="0.273cm" svg:x="21.889cm" svg:y="7.223cm" svg:viewBox="0 0 275 274" svg:d="M138 274c36 0 71-14 97-40 25-26 40-60 40-97 0-36-15-71-40-96-26-26-61-41-97-41s-72 15-98 41c-25 25-40 60-40 96 0 37 15 71 40 97 26 26 62 40 98 40z">
          <text:p/>
        </draw:path>
        <draw:path draw:style-name="gr53" draw:text-style-name="P20" draw:layer="layout" svg:width="0.273cm" svg:height="0.273cm" svg:x="21.792cm" svg:y="7.291cm" svg:viewBox="0 0 274 274" svg:d="M136 274c37 0 72-14 98-40 26-27 40-61 40-98 0-36-14-71-40-96-26-26-61-40-98-40-36 0-71 14-96 40-26 25-40 60-40 96 0 37 14 71 40 98 25 26 60 40 96 40z">
          <text:p/>
        </draw:path>
        <draw:path draw:style-name="gr53" draw:text-style-name="P20" draw:layer="layout" svg:width="0.273cm" svg:height="0.274cm" svg:x="21.04cm" svg:y="7.382cm" svg:viewBox="0 0 274 275" svg:d="M138 275c36 0 71-15 96-40 26-26 40-61 40-97 0-37-14-72-40-98-25-25-60-40-96-40-37 0-72 15-98 40-25 26-40 61-40 98 0 36 15 71 40 97 26 25 61 40 98 40z">
          <text:p/>
        </draw:path>
        <draw:path draw:style-name="gr50" draw:text-style-name="P19" draw:layer="layout" svg:width="0.273cm" svg:height="0.274cm" svg:x="20.328cm" svg:y="7.403cm" svg:viewBox="0 0 274 275" svg:d="M137 275c36 0 71-15 97-40 25-26 40-61 40-97 0-37-15-72-40-98-26-25-61-40-97-40s-71 15-96 40c-26 26-41 61-41 98 0 36 15 71 41 97 25 25 60 40 96 40z">
          <text:p/>
        </draw:path>
        <draw:path draw:style-name="gr53" draw:text-style-name="P20" draw:layer="layout" svg:width="0.273cm" svg:height="0.273cm" svg:x="21.113cm" svg:y="7.25cm" svg:viewBox="0 0 274 274" svg:d="M138 274c36 0 71-14 96-41 26-25 40-60 40-96s-14-71-40-97c-25-25-60-40-96-40-37 0-71 15-98 40-26 26-40 61-40 97s14 71 40 96c27 27 61 41 98 41z">
          <text:p/>
        </draw:path>
        <draw:path draw:style-name="gr53" draw:text-style-name="P20" draw:layer="layout" svg:width="0.274cm" svg:height="0.273cm" svg:x="20.85cm" svg:y="7.487cm" svg:viewBox="0 0 275 274" svg:d="M138 274c36 0 71-14 97-40 25-25 40-60 40-96s-15-71-40-97c-26-26-61-41-97-41s-71 15-96 41c-27 26-42 61-42 97s15 71 42 96c25 26 60 40 96 40z">
          <text:p/>
        </draw:path>
        <draw:path draw:style-name="gr50" draw:text-style-name="P19" draw:layer="layout" svg:width="0.274cm" svg:height="0.273cm" svg:x="20.65cm" svg:y="7.419cm" svg:viewBox="0 0 275 274" svg:d="M137 274c36 0 71-14 97-40 26-25 41-60 41-96s-15-72-41-98c-26-25-61-40-97-40s-71 15-97 40c-25 26-40 62-40 98s15 71 40 96c26 26 61 40 97 40z">
          <text:p/>
        </draw:path>
        <draw:path draw:style-name="gr53" draw:text-style-name="P20" draw:layer="layout" svg:width="0.273cm" svg:height="0.273cm" svg:x="21.07cm" svg:y="7.322cm" svg:viewBox="0 0 274 274" svg:d="M138 274c36 0 71-14 96-40 26-25 40-61 40-97 0-37-14-71-40-97-25-26-60-40-96-40-37 0-72 14-98 40s-40 60-40 97c0 36 14 72 40 97 26 26 61 40 98 40z">
          <text:p/>
        </draw:path>
        <draw:path draw:style-name="gr53" draw:text-style-name="P20" draw:layer="layout" svg:width="0.273cm" svg:height="0.273cm" svg:x="20.998cm" svg:y="7.423cm" svg:viewBox="0 0 274 274" svg:d="M136 274c38 0 72-14 98-40 26-25 40-60 40-96 0-37-14-72-40-98s-60-40-98-40c-36 0-71 14-96 40-26 26-40 61-40 98 0 36 14 71 40 96 25 26 60 40 96 40z">
          <text:p/>
        </draw:path>
        <draw:path draw:style-name="gr53" draw:text-style-name="P20" draw:layer="layout" svg:width="0.273cm" svg:height="0.273cm" svg:x="21.882cm" svg:y="7.509cm" svg:viewBox="0 0 274 274" svg:d="M138 274c36 0 71-16 96-41 26-26 40-61 40-97s-14-71-40-96c-25-26-60-40-96-40s-72 14-98 40c-25 25-40 60-40 96s15 71 40 97c26 25 62 41 98 41z">
          <text:p/>
        </draw:path>
        <draw:path draw:style-name="gr53" draw:text-style-name="P20" draw:layer="layout" svg:width="0.273cm" svg:height="0.273cm" svg:x="22.769cm" svg:y="6.743cm" svg:viewBox="0 0 274 274" svg:d="M137 274c36 0 71-14 97-40 25-26 40-61 40-97 0-37-15-71-40-97-26-26-61-40-97-40s-71 14-96 40c-27 26-41 60-41 97 0 36 14 71 41 97 25 26 60 40 96 40z">
          <text:p/>
        </draw:path>
        <draw:path draw:style-name="gr53" draw:text-style-name="P20" draw:layer="layout" svg:width="0.273cm" svg:height="0.273cm" svg:x="21.071cm" svg:y="7.515cm" svg:viewBox="0 0 274 274" svg:d="M137 274c37 0 71-15 97-41s40-60 40-96c0-37-14-71-40-97s-60-40-97-40c-36 0-72 14-97 40-26 26-40 60-40 97 0 36 14 70 40 96 25 26 61 41 97 41z">
          <text:p/>
        </draw:path>
        <draw:path draw:style-name="gr53" draw:text-style-name="P20" draw:layer="layout" svg:width="0.273cm" svg:height="0.274cm" svg:x="20.825cm" svg:y="7.487cm" svg:viewBox="0 0 274 275" svg:d="M137 275c37 0 71-15 97-40 26-26 40-61 40-97s-14-71-40-97-60-41-97-41c-36 0-71 15-97 41s-40 61-40 97 14 71 40 97c26 25 61 40 97 40z">
          <text:p/>
        </draw:path>
        <draw:path draw:style-name="gr53" draw:text-style-name="P20" draw:layer="layout" svg:width="0.273cm" svg:height="0.273cm" svg:x="21.922cm" svg:y="7.173cm" svg:viewBox="0 0 274 274" svg:d="M138 274c36 0 71-14 96-40 26-25 40-60 40-96s-14-71-40-98c-25-25-60-40-96-40s-71 15-98 40c-25 27-40 62-40 98s15 71 40 96c27 26 62 40 98 40z">
          <text:p/>
        </draw:path>
        <draw:path draw:style-name="gr53" draw:text-style-name="P20" draw:layer="layout" svg:width="0.273cm" svg:height="0.273cm" svg:x="20.73cm" svg:y="7.469cm" svg:viewBox="0 0 274 274" svg:d="M137 274c37 0 72-14 97-40 26-26 40-60 40-97 0-36-14-71-40-96-25-27-60-41-97-41s-71 14-97 41c-26 25-40 60-40 96 0 37 14 71 40 97s60 40 97 40z">
          <text:p/>
        </draw:path>
        <draw:path draw:style-name="gr53" draw:text-style-name="P20" draw:layer="layout" svg:width="0.274cm" svg:height="0.273cm" svg:x="21.014cm" svg:y="7.473cm" svg:viewBox="0 0 275 274" svg:d="M137 274c37 0 72-14 98-40 25-26 40-60 40-97 0-36-15-71-40-96-26-27-61-41-98-41-36 0-71 14-97 41-25 25-40 60-40 96 0 37 15 71 40 97 26 26 61 40 97 40z">
          <text:p/>
        </draw:path>
        <draw:path draw:style-name="gr50" draw:text-style-name="P19" draw:layer="layout" svg:width="0.274cm" svg:height="0.274cm" svg:x="20.593cm" svg:y="7.521cm" svg:viewBox="0 0 275 275" svg:d="M138 275c36 0 71-16 97-41 25-26 40-61 40-97s-15-71-40-96c-26-26-61-41-97-41s-71 15-97 41c-26 25-41 60-41 96s15 71 41 97c26 25 61 41 97 41z">
          <text:p/>
        </draw:path>
        <draw:path draw:style-name="gr53" draw:text-style-name="P20" draw:layer="layout" svg:width="0.273cm" svg:height="0.273cm" svg:x="20.801cm" svg:y="7.489cm" svg:viewBox="0 0 274 274" svg:d="M137 274c37 0 71-14 97-40 26-25 40-60 40-96s-14-71-40-97-60-41-97-41c-36 0-72 15-97 41-26 26-40 61-40 97s14 71 40 96c25 26 61 40 97 40z">
          <text:p/>
        </draw:path>
        <draw:path draw:style-name="gr53" draw:text-style-name="P20" draw:layer="layout" svg:width="0.274cm" svg:height="0.274cm" svg:x="22.358cm" svg:y="7.159cm" svg:viewBox="0 0 275 275" svg:d="M137 275c37 0 72-15 98-40 25-26 40-61 40-97s-15-72-40-98c-26-25-61-40-98-40-36 0-71 15-97 40-25 26-40 62-40 98s15 71 40 97c26 25 61 40 97 40z">
          <text:p/>
        </draw:path>
        <draw:path draw:style-name="gr53" draw:text-style-name="P20" draw:layer="layout" svg:width="0.274cm" svg:height="0.273cm" svg:x="20.925cm" svg:y="7.481cm" svg:viewBox="0 0 275 274" svg:d="M137 274c36 0 71-14 98-40 25-25 40-60 40-96s-15-71-40-97c-27-26-62-41-98-41s-71 15-97 41c-25 26-40 61-40 97s15 71 40 96c26 26 61 40 97 40z">
          <text:p/>
        </draw:path>
        <draw:path draw:style-name="gr50" draw:text-style-name="P19" draw:layer="layout" svg:width="0.273cm" svg:height="0.273cm" svg:x="18.954cm" svg:y="7.39cm" svg:viewBox="0 0 274 274" svg:d="M138 274c36 0 71-15 96-40 26-26 40-61 40-97 0-37-14-72-40-97-25-26-60-40-96-40-37 0-71 14-97 40-27 25-41 60-41 97 0 36 14 71 41 97 26 25 60 40 97 40z">
          <text:p/>
        </draw:path>
        <draw:path draw:style-name="gr53" draw:text-style-name="P20" draw:layer="layout" svg:width="0.273cm" svg:height="0.274cm" svg:x="20.914cm" svg:y="7.45cm" svg:viewBox="0 0 274 275" svg:d="M136 275c37 0 71-15 97-40 27-26 41-61 41-97s-14-71-41-98c-26-25-60-40-97-40-36 0-71 15-96 40-26 27-40 62-40 98s14 71 40 97c25 25 60 40 96 40z">
          <text:p/>
        </draw:path>
        <draw:path draw:style-name="gr53" draw:text-style-name="P20" draw:layer="layout" svg:width="0.273cm" svg:height="0.273cm" svg:x="20.791cm" svg:y="7.512cm" svg:viewBox="0 0 274 274" svg:d="M137 274c36 0 71-15 97-41 25-26 40-60 40-97 0-36-15-71-40-96-26-26-61-40-97-40s-72 14-97 40c-26 25-40 60-40 96 0 37 14 71 40 97 25 26 61 41 97 41z">
          <text:p/>
        </draw:path>
        <draw:path draw:style-name="gr53" draw:text-style-name="P20" draw:layer="layout" svg:width="0.273cm" svg:height="0.273cm" svg:x="20.853cm" svg:y="7.435cm" svg:viewBox="0 0 274 274" svg:d="M138 274c36 0 71-14 96-40 26-26 40-60 40-97 0-36-14-72-40-97-25-26-60-40-96-40s-71 14-97 40c-26 25-41 61-41 97 0 37 15 71 41 97s61 40 97 40z">
          <text:p/>
        </draw:path>
        <draw:path draw:style-name="gr53" draw:text-style-name="P20" draw:layer="layout" svg:width="0.274cm" svg:height="0.273cm" svg:x="20.818cm" svg:y="7.454cm" svg:viewBox="0 0 275 274" svg:d="M138 274c36 0 71-15 97-40 25-26 40-61 40-97s-15-71-40-97c-26-26-61-40-97-40s-72 14-98 40c-25 26-40 61-40 97s15 71 40 97c26 25 62 40 98 40z">
          <text:p/>
        </draw:path>
        <draw:path draw:style-name="gr53" draw:text-style-name="P20" draw:layer="layout" svg:width="0.273cm" svg:height="0.273cm" svg:x="22.433cm" svg:y="7.33cm" svg:viewBox="0 0 274 274" svg:d="M138 274c36 0 71-14 96-40 26-26 40-61 40-98 0-36-14-71-40-96-25-26-60-40-96-40-37 0-72 14-98 40-26 25-40 60-40 96 0 37 14 72 40 98s61 40 98 40z">
          <text:p/>
        </draw:path>
        <draw:path draw:style-name="gr53" draw:text-style-name="P20" draw:layer="layout" svg:width="0.274cm" svg:height="0.273cm" svg:x="20.829cm" svg:y="7.529cm" svg:viewBox="0 0 275 274" svg:d="M138 274c36 0 71-14 97-41 25-25 40-60 40-96s-15-71-40-97c-26-25-61-40-97-40s-71 15-98 40c-25 26-40 61-40 97s15 71 40 96c27 27 62 41 98 41z">
          <text:p/>
        </draw:path>
        <draw:path draw:style-name="gr53" draw:text-style-name="P20" draw:layer="layout" svg:width="0.274cm" svg:height="0.273cm" svg:x="21.107cm" svg:y="7.473cm" svg:viewBox="0 0 275 274" svg:d="M138 274c36 0 71-14 97-40 25-26 40-60 40-97 0-36-15-71-40-96-26-27-61-41-97-41s-71 14-98 41c-25 25-40 60-40 96 0 37 15 71 40 97 27 26 62 40 98 40z">
          <text:p/>
        </draw:path>
        <draw:path draw:style-name="gr53" draw:text-style-name="P20" draw:layer="layout" svg:width="0.274cm" svg:height="0.273cm" svg:x="21.214cm" svg:y="7.454cm" svg:viewBox="0 0 275 274" svg:d="M137 274c36 0 71-15 98-40 25-26 40-61 40-97s-15-71-40-97c-27-26-62-40-98-40s-71 14-97 40c-25 26-40 61-40 97s15 71 40 97c26 25 61 40 97 40z">
          <text:p/>
        </draw:path>
        <draw:path draw:style-name="gr53" draw:text-style-name="P20" draw:layer="layout" svg:width="0.274cm" svg:height="0.274cm" svg:x="21.206cm" svg:y="7.451cm" svg:viewBox="0 0 275 275" svg:d="M137 275c36 0 71-15 98-40 25-26 40-61 40-97s-15-71-40-97c-27-26-62-41-98-41s-71 15-97 41c-25 26-40 61-40 97s15 71 40 97c26 25 61 40 97 40z">
          <text:p/>
        </draw:path>
        <draw:path draw:style-name="gr53" draw:text-style-name="P20" draw:layer="layout" svg:width="0.274cm" svg:height="0.274cm" svg:x="20.743cm" svg:y="7.517cm" svg:viewBox="0 0 275 275" svg:d="M137 275c37 0 72-16 98-41 25-26 40-61 40-97s-15-71-40-97c-26-25-61-40-98-40-36 0-71 15-97 40-25 26-40 61-40 97s15 71 40 97c26 25 61 41 97 41z">
          <text:p/>
        </draw:path>
        <draw:path draw:style-name="gr53" draw:text-style-name="P20" draw:layer="layout" svg:width="0.274cm" svg:height="0.274cm" svg:x="20.796cm" svg:y="7.426cm" svg:viewBox="0 0 275 275" svg:d="M138 275c36 0 71-15 97-40 25-26 40-61 40-97s-15-72-40-98c-26-25-61-40-97-40s-72 15-98 40c-25 26-40 62-40 98s15 71 40 97c26 25 62 40 98 40z">
          <text:p/>
        </draw:path>
        <draw:path draw:style-name="gr53" draw:text-style-name="P20" draw:layer="layout" svg:width="0.273cm" svg:height="0.273cm" svg:x="20.859cm" svg:y="7.478cm" svg:viewBox="0 0 274 274" svg:d="M137 274c36 0 71-14 97-40 25-26 40-60 40-96 0-37-15-71-40-97-26-27-61-41-97-41s-71 14-96 41c-27 26-41 60-41 97 0 36 14 70 41 96 25 26 60 40 96 40z">
          <text:p/>
        </draw:path>
        <draw:path draw:style-name="gr53" draw:text-style-name="P20" draw:layer="layout" svg:width="0.274cm" svg:height="0.273cm" svg:x="22.725cm" svg:y="7.028cm" svg:viewBox="0 0 275 274" svg:d="M138 274c36 0 71-14 96-40 26-25 41-61 41-97 0-37-15-71-41-97-25-26-60-40-96-40s-72 14-98 40c-25 26-40 60-40 97 0 36 15 72 40 97 26 26 62 40 98 40z">
          <text:p/>
        </draw:path>
        <draw:path draw:style-name="gr53" draw:text-style-name="P20" draw:layer="layout" svg:width="0.273cm" svg:height="0.274cm" svg:x="20.785cm" svg:y="7.499cm" svg:viewBox="0 0 274 275" svg:d="M138 275c36 0 71-15 96-40 26-26 40-61 40-97s-14-71-40-97c-25-25-60-41-96-41-37 0-72 16-98 41-26 26-40 61-40 97s14 71 40 97c26 25 61 40 98 40z">
          <text:p/>
        </draw:path>
        <draw:path draw:style-name="gr53" draw:text-style-name="P20" draw:layer="layout" svg:width="0.274cm" svg:height="0.273cm" svg:x="22.236cm" svg:y="7.158cm" svg:viewBox="0 0 275 274" svg:d="M138 274c36 0 71-15 97-40 25-26 40-61 40-97s-15-72-40-97c-26-26-61-40-97-40s-71 14-97 40c-25 25-41 61-41 97s16 71 41 97c26 25 61 40 97 40z">
          <text:p/>
        </draw:path>
        <draw:path draw:style-name="gr50" draw:text-style-name="P19" draw:layer="layout" svg:width="0.273cm" svg:height="0.274cm" svg:x="20.592cm" svg:y="7.395cm" svg:viewBox="0 0 274 275" svg:d="M138 275c36 0 71-15 96-40 26-26 40-61 40-97 0-37-14-72-40-98-25-25-60-40-96-40s-71 15-97 40c-26 26-41 61-41 98 0 36 15 71 41 97 26 25 61 40 97 40z">
          <text:p/>
        </draw:path>
        <draw:path draw:style-name="gr53" draw:text-style-name="P20" draw:layer="layout" svg:width="0.273cm" svg:height="0.273cm" svg:x="21.885cm" svg:y="7.536cm" svg:viewBox="0 0 274 274" svg:d="M137 274c37 0 71-14 97-41 26-25 40-60 40-96 0-37-14-71-40-97s-60-40-97-40c-36 0-72 14-97 40-26 26-40 60-40 97 0 36 14 71 40 96 25 27 61 41 97 41z">
          <text:p/>
        </draw:path>
        <draw:path draw:style-name="gr53" draw:text-style-name="P20" draw:layer="layout" svg:width="0.273cm" svg:height="0.273cm" svg:x="21.074cm" svg:y="6.861cm" svg:viewBox="0 0 274 274" svg:d="M137 274c37 0 71-14 97-40 26-25 40-60 40-96s-14-72-40-98c-26-25-60-40-97-40-36 0-72 15-97 40-26 26-40 62-40 98s14 71 40 96c25 26 61 40 97 40z">
          <text:p/>
        </draw:path>
        <draw:path draw:style-name="gr53" draw:text-style-name="P20" draw:layer="layout" svg:width="0.273cm" svg:height="0.273cm" svg:x="21.391cm" svg:y="7.511cm" svg:viewBox="0 0 274 274" svg:d="M138 274c36 0 71-15 96-41 26-25 40-60 40-96 0-37-14-71-40-97-25-26-60-40-96-40s-71 14-97 40-41 60-41 97c0 36 15 71 41 96 26 26 61 41 97 41z">
          <text:p/>
        </draw:path>
        <draw:path draw:style-name="gr53" draw:text-style-name="P20" draw:layer="layout" svg:width="0.273cm" svg:height="0.273cm" svg:x="21.408cm" svg:y="7.432cm" svg:viewBox="0 0 274 274" svg:d="M137 274c37 0 71-14 97-40s40-60 40-97c0-36-14-72-40-97-26-26-60-40-97-40-36 0-71 14-96 40-27 25-41 61-41 97 0 37 14 71 41 97 25 26 60 40 96 40z">
          <text:p/>
        </draw:path>
        <draw:path draw:style-name="gr53" draw:text-style-name="P20" draw:layer="layout" svg:width="0.273cm" svg:height="0.273cm" svg:x="20.806cm" svg:y="7.511cm" svg:viewBox="0 0 274 274" svg:d="M138 274c36 0 71-15 96-41 26-25 40-60 40-96 0-37-14-71-40-97-25-26-60-40-96-40-37 0-72 14-98 40s-40 60-40 97c0 36 14 71 40 96 26 26 61 41 98 41z">
          <text:p/>
        </draw:path>
        <draw:path draw:style-name="gr53" draw:text-style-name="P20" draw:layer="layout" svg:width="0.273cm" svg:height="0.273cm" svg:x="21.322cm" svg:y="7.522cm" svg:viewBox="0 0 274 274" svg:d="M137 274c37 0 71-14 97-41 26-26 40-60 40-97 0-36-14-71-40-96-26-26-60-40-97-40s-72 14-97 40c-26 25-40 60-40 96 0 37 14 71 40 97 25 27 60 41 97 41z">
          <text:p/>
        </draw:path>
        <draw:path draw:style-name="gr53" draw:text-style-name="P20" draw:layer="layout" svg:width="0.273cm" svg:height="0.273cm" svg:x="21.334cm" svg:y="6.897cm" svg:viewBox="0 0 274 274" svg:d="M137 274c36 0 71-15 97-40 25-26 40-61 40-97s-15-71-40-97c-26-26-61-40-97-40s-72 14-97 40c-26 26-40 61-40 97s14 71 40 97c25 25 61 40 97 40z">
          <text:p/>
        </draw:path>
        <draw:path draw:style-name="gr53" draw:text-style-name="P20" draw:layer="layout" svg:width="0.273cm" svg:height="0.273cm" svg:x="20.951cm" svg:y="7.49cm" svg:viewBox="0 0 274 274" svg:d="M136 274c36 0 72-14 98-40 25-25 40-60 40-96 0-37-15-71-40-97-26-27-62-41-98-41s-71 14-96 41c-26 26-40 60-40 97 0 36 14 71 40 96 25 26 60 40 96 40z">
          <text:p/>
        </draw:path>
        <draw:path draw:style-name="gr53" draw:text-style-name="P20" draw:layer="layout" svg:width="0.273cm" svg:height="0.273cm" svg:x="20.919cm" svg:y="7.59cm" svg:viewBox="0 0 274 274" svg:d="M136 274c37 0 71-14 97-40 27-26 41-61 41-98 0-36-14-71-41-96-26-26-60-40-97-40-36 0-71 14-96 40-26 25-40 60-40 96 0 37 14 72 40 98 25 26 60 40 96 40z">
          <text:p/>
        </draw:path>
        <draw:path draw:style-name="gr50" draw:text-style-name="P19" draw:layer="layout" svg:width="0.273cm" svg:height="0.273cm" svg:x="19.19cm" svg:y="7.46cm" svg:viewBox="0 0 274 274" svg:d="M137 274c37 0 71-15 97-40 26-26 40-61 40-97s-14-71-40-97-60-40-97-40c-36 0-71 14-97 40s-40 61-40 97 14 71 40 97c26 25 61 40 97 40z">
          <text:p/>
        </draw:path>
        <draw:path draw:style-name="gr53" draw:text-style-name="P20" draw:layer="layout" svg:width="0.274cm" svg:height="0.273cm" svg:x="22.209cm" svg:y="7.398cm" svg:viewBox="0 0 275 274" svg:d="M138 274c36 0 71-14 97-40 25-26 40-60 40-97s-15-72-40-97c-26-26-61-40-97-40s-71 14-98 40c-25 25-40 60-40 97s15 71 40 97c27 26 62 40 98 40z">
          <text:p/>
        </draw:path>
        <draw:path draw:style-name="gr53" draw:text-style-name="P20" draw:layer="layout" svg:width="0.274cm" svg:height="0.273cm" svg:x="21.07cm" svg:y="7.533cm" svg:viewBox="0 0 275 274" svg:d="M138 274c36 0 71-14 97-41 25-26 40-60 40-97 0-36-15-71-40-96-26-26-61-40-97-40s-72 14-98 40c-25 25-40 60-40 96 0 37 15 71 40 97 26 27 62 41 98 41z">
          <text:p/>
        </draw:path>
        <draw:path draw:style-name="gr53" draw:text-style-name="P20" draw:layer="layout" svg:width="0.273cm" svg:height="0.273cm" svg:x="20.984cm" svg:y="7.438cm" svg:viewBox="0 0 274 274" svg:d="M137 274c36 0 72-14 97-40 26-25 40-60 40-96 0-37-14-72-40-98-25-26-61-40-97-40-37 0-71 14-97 40s-40 61-40 98c0 36 14 71 40 96 26 26 60 40 97 40z">
          <text:p/>
        </draw:path>
        <draw:path draw:style-name="gr53" draw:text-style-name="P20" draw:layer="layout" svg:width="0.274cm" svg:height="0.273cm" svg:x="20.899cm" svg:y="7.5cm" svg:viewBox="0 0 275 274" svg:d="M137 274c36 0 71-15 97-40 26-26 41-61 41-97s-15-71-41-96c-26-26-61-41-97-41s-71 15-97 41c-25 25-40 60-40 96s15 71 40 97c26 25 61 40 97 40z">
          <text:p/>
        </draw:path>
        <draw:path draw:style-name="gr53" draw:text-style-name="P20" draw:layer="layout" svg:width="0.274cm" svg:height="0.274cm" svg:x="22.456cm" svg:y="7.122cm" svg:viewBox="0 0 275 275" svg:d="M138 275c36 0 71-15 97-40 25-26 40-61 40-97 0-37-15-72-40-98-26-25-61-40-97-40s-72 15-98 40c-25 26-40 61-40 98 0 36 15 71 40 97 26 25 62 40 98 40z">
          <text:p/>
        </draw:path>
        <draw:path draw:style-name="gr53" draw:text-style-name="P20" draw:layer="layout" svg:width="0.273cm" svg:height="0.273cm" svg:x="21.17cm" svg:y="7.489cm" svg:viewBox="0 0 274 274" svg:d="M137 274c36 0 71-14 96-40 26-26 41-60 41-97 0-36-15-71-41-96-25-27-60-41-96-41s-71 14-97 41c-25 25-40 60-40 96 0 37 15 71 40 97 26 26 61 40 97 40z">
          <text:p/>
        </draw:path>
        <draw:path draw:style-name="gr53" draw:text-style-name="P20" draw:layer="layout" svg:width="0.273cm" svg:height="0.273cm" svg:x="21.059cm" svg:y="7.506cm" svg:viewBox="0 0 274 274" svg:d="M138 274c36 0 71-15 96-40 26-26 40-61 40-97s-14-71-40-96c-25-26-60-41-96-41-37 0-72 15-98 41-26 25-40 60-40 96s14 71 40 97c26 25 61 40 98 40z">
          <text:p/>
        </draw:path>
        <draw:path draw:style-name="gr50" draw:text-style-name="P19" draw:layer="layout" svg:width="0.273cm" svg:height="0.273cm" svg:x="18.873cm" svg:y="7.394cm" svg:viewBox="0 0 274 274" svg:d="M137 274c37 0 71-15 97-40 26-26 40-61 40-97 0-37-14-72-40-97-26-26-60-40-97-40s-72 14-97 40c-26 25-40 60-40 97 0 36 14 71 40 97 25 25 60 40 97 40z">
          <text:p/>
        </draw:path>
        <draw:path draw:style-name="gr53" draw:text-style-name="P20" draw:layer="layout" svg:width="0.273cm" svg:height="0.273cm" svg:x="21.225cm" svg:y="7.521cm" svg:viewBox="0 0 274 274" svg:d="M136 274c37 0 72-15 98-41 26-25 40-60 40-96 0-37-14-71-40-97s-61-40-98-40c-36 0-71 14-96 40-26 26-40 60-40 97 0 36 14 71 40 96 25 26 60 41 96 41z">
          <text:p/>
        </draw:path>
        <draw:path draw:style-name="gr53" draw:text-style-name="P20" draw:layer="layout" svg:width="0.273cm" svg:height="0.273cm" svg:x="21.099cm" svg:y="7.438cm" svg:viewBox="0 0 274 274" svg:d="M138 274c36 0 71-14 96-40 26-26 40-60 40-97 0-36-14-72-40-97-25-26-60-40-96-40-37 0-71 14-98 40-26 25-40 61-40 97 0 37 14 71 40 97 27 26 61 40 98 40z">
          <text:p/>
        </draw:path>
        <draw:path draw:style-name="gr53" draw:text-style-name="P20" draw:layer="layout" svg:width="0.273cm" svg:height="0.274cm" svg:x="21.226cm" svg:y="7.491cm" svg:viewBox="0 0 274 275" svg:d="M137 275c36 0 72-15 97-40 26-26 40-61 40-97s-14-71-40-97c-25-26-61-41-97-41-37 0-71 15-97 41s-40 61-40 97 14 71 40 97c26 25 60 40 97 40z">
          <text:p/>
        </draw:path>
        <draw:path draw:style-name="gr53" draw:text-style-name="P20" draw:layer="layout" svg:width="0.274cm" svg:height="0.273cm" svg:x="21.265cm" svg:y="7.542cm" svg:viewBox="0 0 275 274" svg:d="M137 274c37 0 72-14 98-41 25-25 40-60 40-96 0-37-15-71-40-97-26-26-61-40-98-40-36 0-71 14-97 40-25 26-40 60-40 97 0 36 15 71 40 96 26 27 61 41 97 41z">
          <text:p/>
        </draw:path>
        <draw:path draw:style-name="gr53" draw:text-style-name="P20" draw:layer="layout" svg:width="0.273cm" svg:height="0.273cm" svg:x="21.276cm" svg:y="7.511cm" svg:viewBox="0 0 274 274" svg:d="M136 274c38 0 72-15 98-41s40-60 40-97c0-36-14-71-40-96-26-26-60-40-98-40-36 0-71 14-96 40-26 25-40 60-40 96 0 37 14 71 40 97 25 26 60 41 96 41z">
          <text:p/>
        </draw:path>
        <draw:path draw:style-name="gr53" draw:text-style-name="P20" draw:layer="layout" svg:width="0.273cm" svg:height="0.273cm" svg:x="21.807cm" svg:y="7.49cm" svg:viewBox="0 0 274 274" svg:d="M136 274c38 0 72-15 98-40 26-26 40-61 40-97s-14-71-40-96c-26-27-60-41-98-41-36 0-71 14-96 41-26 25-40 60-40 96s14 71 40 97c25 25 60 40 96 40z">
          <text:p/>
        </draw:path>
        <draw:path draw:style-name="gr53" draw:text-style-name="P20" draw:layer="layout" svg:width="0.274cm" svg:height="0.273cm" svg:x="22.546cm" svg:y="7.059cm" svg:viewBox="0 0 275 274" svg:d="M137 274c36 0 71-14 97-40s41-61 41-98c0-36-15-71-41-96-26-26-61-40-97-40s-71 14-97 40c-25 25-40 60-40 96 0 37 15 72 40 98 26 26 61 40 97 40z">
          <text:p/>
        </draw:path>
        <draw:path draw:style-name="gr53" draw:text-style-name="P20" draw:layer="layout" svg:width="0.274cm" svg:height="0.273cm" svg:x="21.283cm" svg:y="7.661cm" svg:viewBox="0 0 275 274" svg:d="M137 274c37 0 72-14 98-40 25-25 40-60 40-96 0-38-15-72-40-98-26-26-61-40-98-40-36 0-71 14-97 40-25 26-40 60-40 98 0 36 15 71 40 96 26 26 61 40 97 40z">
          <text:p/>
        </draw:path>
        <draw:path draw:style-name="gr53" draw:text-style-name="P20" draw:layer="layout" svg:width="0.274cm" svg:height="0.274cm" svg:x="21.594cm" svg:y="7.643cm" svg:viewBox="0 0 275 275" svg:d="M138 275c36 0 71-15 97-41 25-25 40-60 40-97 0-36-15-71-40-97-26-25-61-40-97-40-37 0-72 15-98 40-25 26-40 61-40 97 0 37 15 72 40 97 26 26 61 41 98 41z">
          <text:p/>
        </draw:path>
        <draw:path draw:style-name="gr53" draw:text-style-name="P20" draw:layer="layout" svg:width="0.273cm" svg:height="0.273cm" svg:x="22.514cm" svg:y="7.051cm" svg:viewBox="0 0 274 274" svg:d="M138 274c36 0 71-14 96-40 26-25 40-61 40-97 0-37-14-71-40-97-25-26-60-40-96-40-37 0-71 14-97 40s-41 60-41 97c0 36 15 72 41 97 26 26 60 40 97 40z">
          <text:p/>
        </draw:path>
        <draw:path draw:style-name="gr53" draw:text-style-name="P20" draw:layer="layout" svg:width="0.274cm" svg:height="0.274cm" svg:x="21.287cm" svg:y="7.483cm" svg:viewBox="0 0 275 275" svg:d="M137 275c37 0 72-15 98-40 25-26 40-61 40-97s-15-71-40-97c-26-26-61-41-98-41-36 0-71 15-97 41-25 26-40 61-40 97s15 71 40 97c26 25 61 40 97 40z">
          <text:p/>
        </draw:path>
        <draw:path draw:style-name="gr53" draw:text-style-name="P20" draw:layer="layout" svg:width="0.274cm" svg:height="0.274cm" svg:x="21.506cm" svg:y="7.553cm" svg:viewBox="0 0 275 275" svg:d="M137 275c36 0 72-15 98-40 25-27 40-62 40-98s-15-71-40-97c-26-25-62-40-98-40s-71 15-97 40c-25 26-40 61-40 97s15 71 40 98c26 25 61 40 97 40z">
          <text:p/>
        </draw:path>
        <draw:path draw:style-name="gr53" draw:text-style-name="P20" draw:layer="layout" svg:width="0.274cm" svg:height="0.273cm" svg:x="21.71cm" svg:y="7.565cm" svg:viewBox="0 0 275 274" svg:d="M137 274c36 0 71-14 97-40 25-26 41-61 41-97 0-37-16-71-41-97-26-26-61-40-97-40s-71 14-97 40c-25 26-40 60-40 97 0 36 15 71 40 97 26 26 61 40 97 40z">
          <text:p/>
        </draw:path>
        <draw:path draw:style-name="gr53" draw:text-style-name="P20" draw:layer="layout" svg:width="0.273cm" svg:height="0.273cm" svg:x="21.82cm" svg:y="7.417cm" svg:viewBox="0 0 274 274" svg:d="M136 274c38 0 72-14 98-40 26-25 40-60 40-96 0-37-14-72-40-98s-60-40-98-40c-36 0-71 14-96 40-26 26-40 61-40 98 0 36 14 71 40 96 25 26 60 40 96 40z">
          <text:p/>
        </draw:path>
        <draw:path draw:style-name="gr53" draw:text-style-name="P20" draw:layer="layout" svg:width="0.274cm" svg:height="0.273cm" svg:x="22.314cm" svg:y="7.571cm" svg:viewBox="0 0 275 274" svg:d="M137 274c36 0 71-14 98-40 25-26 40-61 40-97 0-37-15-71-40-97-27-25-62-40-98-40s-71 15-97 40c-25 26-40 60-40 97 0 36 15 71 40 97 26 26 61 40 97 40z">
          <text:p/>
        </draw:path>
        <draw:path draw:style-name="gr53" draw:text-style-name="P20" draw:layer="layout" svg:width="0.274cm" svg:height="0.273cm" svg:x="22.378cm" svg:y="7.051cm" svg:viewBox="0 0 275 274" svg:d="M137 274c37 0 72-15 98-40 25-26 40-62 40-98s-15-71-40-96c-26-26-61-40-98-40-36 0-71 14-97 40-25 25-40 60-40 96s15 72 40 98c26 25 61 40 97 40z">
          <text:p/>
        </draw:path>
        <draw:path draw:style-name="gr53" draw:text-style-name="P20" draw:layer="layout" svg:width="0.274cm" svg:height="0.273cm" svg:x="21.354cm" svg:y="7.517cm" svg:viewBox="0 0 275 274" svg:d="M138 274c36 0 71-15 97-41 25-25 40-60 40-96 0-37-15-71-40-97-26-26-61-40-97-40s-72 14-98 40c-25 26-40 60-40 97 0 36 15 71 40 96 26 26 62 41 98 41z">
          <text:p/>
        </draw:path>
        <draw:path draw:style-name="gr53" draw:text-style-name="P20" draw:layer="layout" svg:width="0.273cm" svg:height="0.274cm" svg:x="20.64cm" svg:y="7.602cm" svg:viewBox="0 0 274 275" svg:d="M136 275c37 0 71-15 97-40 27-26 41-62 41-98s-14-71-41-96c-26-26-60-41-97-41-36 0-71 15-96 41-26 25-40 60-40 96s14 72 40 98c25 25 60 40 96 40z">
          <text:p/>
        </draw:path>
        <draw:path draw:style-name="gr53" draw:text-style-name="P20" draw:layer="layout" svg:width="0.274cm" svg:height="0.273cm" svg:x="20.708cm" svg:y="7.476cm" svg:viewBox="0 0 275 274" svg:d="M137 274c36 0 72-15 98-40 25-26 40-61 40-97s-15-71-40-96c-26-27-62-41-98-41s-71 14-97 41c-25 25-40 60-40 96s15 71 40 97c26 25 61 40 97 40z">
          <text:p/>
        </draw:path>
        <draw:path draw:style-name="gr50" draw:text-style-name="P19" draw:layer="layout" svg:width="0.273cm" svg:height="0.273cm" svg:x="19.708cm" svg:y="7.453cm" svg:viewBox="0 0 274 274" svg:d="M137 274c37 0 71-14 97-40s40-60 40-97c0-36-14-71-40-97s-60-40-97-40c-36 0-72 14-97 40-26 26-40 61-40 97 0 37 14 71 40 97 25 26 61 40 97 40z">
          <text:p/>
        </draw:path>
        <draw:path draw:style-name="gr50" draw:text-style-name="P19" draw:layer="layout" svg:width="0.273cm" svg:height="0.273cm" svg:x="19.984cm" svg:y="7.503cm" svg:viewBox="0 0 274 274" svg:d="M138 274c36 0 71-14 96-40 26-26 40-60 40-97 0-36-14-71-40-96-25-26-60-41-96-41-37 0-72 15-98 41-26 25-40 60-40 96 0 37 14 71 40 97s61 40 98 40z">
          <text:p/>
        </draw:path>
        <draw:path draw:style-name="gr53" draw:text-style-name="P20" draw:layer="layout" svg:width="0.273cm" svg:height="0.273cm" svg:x="21.193cm" svg:y="7.664cm" svg:viewBox="0 0 274 274" svg:d="M136 274c37 0 71-14 97-40 27-25 41-60 41-96 0-38-14-72-41-98-26-26-60-40-97-40-36 0-71 14-96 40-26 26-40 60-40 98 0 36 14 71 40 96 25 26 60 40 96 40z">
          <text:p/>
        </draw:path>
        <draw:path draw:style-name="gr50" draw:text-style-name="P19" draw:layer="layout" svg:width="0.273cm" svg:height="0.274cm" svg:x="19.596cm" svg:y="7.505cm" svg:viewBox="0 0 274 275" svg:d="M137 275c36 0 72-15 97-40 26-26 40-61 40-97s-14-71-40-97c-25-25-61-41-97-41s-71 16-97 41c-25 26-40 61-40 97s15 71 40 97c26 25 61 40 97 40z">
          <text:p/>
        </draw:path>
        <draw:path draw:style-name="gr50" draw:text-style-name="P19" draw:layer="layout" svg:width="0.273cm" svg:height="0.273cm" svg:x="20.026cm" svg:y="7.575cm" svg:viewBox="0 0 274 274" svg:d="M138 274c36 0 71-14 96-40 26-26 40-61 40-98 0-36-14-71-40-96-25-26-60-40-96-40s-71 14-97 40c-26 25-41 60-41 96 0 37 15 72 41 98s61 40 97 40z">
          <text:p/>
        </draw:path>
        <draw:path draw:style-name="gr53" draw:text-style-name="P20" draw:layer="layout" svg:width="0.273cm" svg:height="0.273cm" svg:x="21.902cm" svg:y="7.616cm" svg:viewBox="0 0 274 274" svg:d="M137 274c37 0 71-14 97-40 26-25 40-60 40-97 0-36-14-71-40-97-26-25-60-40-97-40-36 0-72 15-97 40-26 26-40 61-40 97 0 37 14 72 40 97 25 26 61 40 97 40z">
          <text:p/>
        </draw:path>
        <draw:path draw:style-name="gr53" draw:text-style-name="P20" draw:layer="layout" svg:width="0.273cm" svg:height="0.273cm" svg:x="20.912cm" svg:y="7.609cm" svg:viewBox="0 0 274 274" svg:d="M137 274c36 0 71-14 96-40 27-25 41-60 41-97 0-36-14-71-41-97-25-25-60-40-96-40s-71 15-97 40c-25 26-40 61-40 97 0 37 15 72 40 97 26 26 61 40 97 40z">
          <text:p/>
        </draw:path>
        <draw:path draw:style-name="gr53" draw:text-style-name="P20" draw:layer="layout" svg:width="0.273cm" svg:height="0.273cm" svg:x="21.228cm" svg:y="7.568cm" svg:viewBox="0 0 274 274" svg:d="M136 274c37 0 72-14 98-40 26-27 40-61 40-98 0-36-14-71-40-96-26-26-61-40-98-40-36 0-71 14-96 40-26 25-40 60-40 96 0 37 14 71 40 98 25 26 60 40 96 40z">
          <text:p/>
        </draw:path>
        <draw:path draw:style-name="gr54" draw:text-style-name="P20" draw:layer="layout" svg:width="0.273cm" svg:height="0.273cm" svg:x="21.595cm" svg:y="7.267cm" svg:viewBox="0 0 274 274" svg:d="M137 274c36 0 71-14 97-41 25-26 40-60 40-96 0-37-15-71-40-97-26-26-61-40-97-40-37 0-72 14-97 40-26 26-40 60-40 97 0 36 14 70 40 96 25 27 60 41 97 41z">
          <text:p/>
        </draw:path>
        <draw:path draw:style-name="gr52" draw:text-style-name="P2" draw:layer="layout" svg:width="0.273cm" svg:height="0.273cm" svg:x="21.595cm" svg:y="7.267cm" svg:viewBox="0 0 274 274" svg:d="M137 274c36 0 71-14 97-41 25-26 40-60 40-96 0-37-15-71-40-97-26-26-61-40-97-40-37 0-72 14-97 40-26 26-40 60-40 97 0 36 14 70 40 96 25 27 60 41 97 41z">
          <text:p/>
        </draw:path>
        <draw:path draw:style-name="gr53" draw:text-style-name="P20" draw:layer="layout" svg:width="0.274cm" svg:height="0.273cm" svg:x="20.899cm" svg:y="7.623cm" svg:viewBox="0 0 275 274" svg:d="M137 274c36 0 71-14 97-40 26-25 41-60 41-97 0-36-15-71-41-97-26-25-61-40-97-40s-71 15-97 40c-25 26-40 61-40 97 0 37 15 72 40 97 26 26 61 40 97 40z">
          <text:p/>
        </draw:path>
        <draw:path draw:style-name="gr53" draw:text-style-name="P20" draw:layer="layout" svg:width="0.273cm" svg:height="0.274cm" svg:x="21.62cm" svg:y="7.674cm" svg:viewBox="0 0 274 275" svg:d="M137 275c36 0 71-15 97-40 25-26 40-61 40-97 0-37-15-72-40-98-26-25-61-40-97-40s-72 15-97 40c-26 26-40 61-40 98 0 36 14 71 40 97 25 25 61 40 97 40z">
          <text:p/>
        </draw:path>
        <draw:path draw:style-name="gr53" draw:text-style-name="P20" draw:layer="layout" svg:width="0.273cm" svg:height="0.274cm" svg:x="22.023cm" svg:y="7.446cm" svg:viewBox="0 0 274 275" svg:d="M137 275c36 0 71-15 97-41 26-25 40-60 40-96s-14-71-40-98c-26-25-61-40-97-40-37 0-71 15-97 40-26 27-40 62-40 98s14 71 40 96c26 26 60 41 97 41z">
          <text:p/>
        </draw:path>
        <draw:path draw:style-name="gr53" draw:text-style-name="P20" draw:layer="layout" svg:width="0.273cm" svg:height="0.274cm" svg:x="21.861cm" svg:y="7.639cm" svg:viewBox="0 0 274 275" svg:d="M138 275c36 0 71-15 96-40 26-26 40-61 40-98 0-36-14-71-40-97-25-25-60-40-96-40-38 0-72 15-98 40-26 26-40 61-40 97 0 37 14 72 40 98 26 25 60 40 98 40z">
          <text:p/>
        </draw:path>
        <draw:path draw:style-name="gr53" draw:text-style-name="P20" draw:layer="layout" svg:width="0.273cm" svg:height="0.273cm" svg:x="21.853cm" svg:y="7.638cm" svg:viewBox="0 0 274 274" svg:d="M138 274c36 0 71-15 96-40 26-26 40-61 40-98 0-36-14-71-40-96-25-26-60-40-96-40-37 0-72 14-98 40-25 25-40 60-40 96 0 37 15 72 40 98 26 25 61 40 98 40z">
          <text:p/>
        </draw:path>
        <draw:path draw:style-name="gr53" draw:text-style-name="P20" draw:layer="layout" svg:width="0.273cm" svg:height="0.273cm" svg:x="22.31cm" svg:y="7.329cm" svg:viewBox="0 0 274 274" svg:d="M136 274c36 0 71-14 98-40 25-26 40-61 40-98 0-36-15-71-40-96-27-26-62-40-98-40s-71 14-96 40c-26 25-40 60-40 96 0 37 14 72 40 98 25 26 60 40 96 40z">
          <text:p/>
        </draw:path>
        <draw:path draw:style-name="gr53" draw:text-style-name="P20" draw:layer="layout" svg:width="0.273cm" svg:height="0.273cm" svg:x="21.591cm" svg:y="7.638cm" svg:viewBox="0 0 274 274" svg:d="M137 274c37 0 71-14 97-40 26-25 40-60 40-97 0-36-14-71-40-97-26-25-60-40-97-40s-72 15-97 40c-26 26-40 61-40 97 0 37 14 72 40 97 25 26 60 40 97 40z">
          <text:p/>
        </draw:path>
        <draw:path draw:style-name="gr53" draw:text-style-name="P20" draw:layer="layout" svg:width="0.273cm" svg:height="0.273cm" svg:x="21.362cm" svg:y="7.558cm" svg:viewBox="0 0 274 274" svg:d="M137 274c37 0 71-15 97-40 26-27 40-62 40-98s-14-71-40-96c-26-26-60-40-97-40-36 0-72 14-97 40-26 25-40 60-40 96s14 71 40 98c25 25 61 40 97 40z">
          <text:p/>
        </draw:path>
        <draw:path draw:style-name="gr53" draw:text-style-name="P20" draw:layer="layout" svg:width="0.273cm" svg:height="0.273cm" svg:x="21.692cm" svg:y="7.669cm" svg:viewBox="0 0 274 274" svg:d="M138 274c36 0 71-14 96-40 26-25 40-60 40-96 0-38-14-72-40-98-25-26-60-40-96-40-37 0-71 14-97 40s-41 60-41 98c0 36 15 71 41 96 26 26 60 40 97 40z">
          <text:p/>
        </draw:path>
        <draw:path draw:style-name="gr53" draw:text-style-name="P20" draw:layer="layout" svg:width="0.273cm" svg:height="0.274cm" svg:x="21.838cm" svg:y="7.472cm" svg:viewBox="0 0 274 275" svg:d="M136 275c38 0 72-15 98-40 26-26 40-61 40-97s-14-71-40-97-60-41-98-41c-36 0-71 15-96 41-26 26-40 61-40 97s14 71 40 97c25 25 60 40 96 40z">
          <text:p/>
        </draw:path>
        <draw:path draw:style-name="gr53" draw:text-style-name="P20" draw:layer="layout" svg:width="0.273cm" svg:height="0.274cm" svg:x="20.905cm" svg:y="7.613cm" svg:viewBox="0 0 274 275" svg:d="M137 275c36 0 71-15 96-40 27-26 41-61 41-98 0-36-14-71-41-97-25-25-60-40-96-40s-71 15-97 40c-25 26-40 61-40 97 0 37 15 72 40 98 26 25 61 40 97 40z">
          <text:p/>
        </draw:path>
        <draw:path draw:style-name="gr53" draw:text-style-name="P20" draw:layer="layout" svg:width="0.273cm" svg:height="0.273cm" svg:x="21.41cm" svg:y="7.604cm" svg:viewBox="0 0 274 274" svg:d="M138 274c36 0 71-14 96-40 26-25 40-61 40-97s-14-71-40-97c-25-25-60-40-96-40-37 0-71 15-97 40-27 26-41 61-41 97s14 72 41 97c26 26 60 40 97 40z">
          <text:p/>
        </draw:path>
        <draw:path draw:style-name="gr53" draw:text-style-name="P20" draw:layer="layout" svg:width="0.273cm" svg:height="0.274cm" svg:x="21.596cm" svg:y="7.637cm" svg:viewBox="0 0 274 275" svg:d="M137 275c37 0 71-15 97-40 26-26 40-61 40-98 0-36-14-71-40-97-26-25-60-40-97-40s-72 15-97 40c-26 26-40 61-40 97 0 37 14 72 40 98 25 25 60 40 97 40z">
          <text:p/>
        </draw:path>
        <draw:path draw:style-name="gr53" draw:text-style-name="P20" draw:layer="layout" svg:width="0.273cm" svg:height="0.273cm" svg:x="21.521cm" svg:y="7.554cm" svg:viewBox="0 0 274 274" svg:d="M137 274c36 0 72-14 97-40 26-26 40-61 40-97s-14-71-40-97c-25-25-61-40-97-40s-71 15-97 40c-25 26-40 61-40 97s15 71 40 97c26 26 61 40 97 40z">
          <text:p/>
        </draw:path>
        <draw:path draw:style-name="gr53" draw:text-style-name="P20" draw:layer="layout" svg:width="0.273cm" svg:height="0.273cm" svg:x="22.35cm" svg:y="6.874cm" svg:viewBox="0 0 274 274" svg:d="M137 274c37 0 72-14 97-40 26-25 40-60 40-96s-14-72-40-98c-25-25-60-40-97-40-36 0-71 15-97 40-25 26-40 62-40 98s15 71 40 96c26 26 61 40 97 40z">
          <text:p/>
        </draw:path>
        <draw:path draw:style-name="gr54" draw:text-style-name="P20" draw:layer="layout" svg:width="0.273cm" svg:height="0.273cm" svg:x="21.438cm" svg:y="7.54cm" svg:viewBox="0 0 274 274" svg:d="M136 274c37 0 71-14 97-41 26-25 41-60 41-96 0-37-15-71-41-97s-60-40-97-40c-36 0-71 14-96 40-26 26-40 60-40 97 0 36 14 71 40 96 25 27 60 41 96 41z">
          <text:p/>
        </draw:path>
        <draw:path draw:style-name="gr52" draw:text-style-name="P2" draw:layer="layout" svg:width="0.273cm" svg:height="0.273cm" svg:x="21.438cm" svg:y="7.54cm" svg:viewBox="0 0 274 274" svg:d="M136 274c37 0 71-14 97-41 26-25 41-60 41-96 0-37-15-71-41-97s-60-40-97-40c-36 0-71 14-96 40-26 26-40 60-40 97 0 36 14 71 40 96 25 27 60 41 96 41z">
          <text:p/>
        </draw:path>
        <draw:path draw:style-name="gr53" draw:text-style-name="P20" draw:layer="layout" svg:width="0.273cm" svg:height="0.274cm" svg:x="21.228cm" svg:y="7.593cm" svg:viewBox="0 0 274 275" svg:d="M137 275c36 0 72-15 97-40 26-26 40-62 40-98s-14-71-40-96c-25-26-61-41-97-41s-71 15-97 41c-25 25-40 60-40 96s15 72 40 98c26 25 61 40 97 40z">
          <text:p/>
        </draw:path>
        <draw:path draw:style-name="gr53" draw:text-style-name="P20" draw:layer="layout" svg:width="0.273cm" svg:height="0.273cm" svg:x="21.514cm" svg:y="7.198cm" svg:viewBox="0 0 274 274" svg:d="M137 274c36 0 72-14 97-40 26-25 40-60 40-96s-14-71-40-97c-25-26-61-41-97-41s-71 15-97 41c-25 26-40 61-40 97s15 71 40 96c26 26 61 40 97 40z">
          <text:p/>
        </draw:path>
        <draw:path draw:style-name="gr53" draw:text-style-name="P20" draw:layer="layout" svg:width="0.274cm" svg:height="0.273cm" svg:x="22.93cm" svg:y="7.12cm" svg:viewBox="0 0 275 274" svg:d="M137 274c37 0 72-14 98-40 25-26 40-60 40-97s-15-72-40-97c-26-26-61-40-98-40-36 0-71 14-97 40-25 25-40 60-40 97s15 71 40 97c26 26 61 40 97 40z">
          <text:p/>
        </draw:path>
        <draw:path draw:style-name="gr53" draw:text-style-name="P20" draw:layer="layout" svg:width="0.273cm" svg:height="0.274cm" svg:x="21.103cm" svg:y="7.562cm" svg:viewBox="0 0 274 275" svg:d="M137 275c37 0 71-15 97-40 26-27 40-62 40-98s-14-71-40-97c-26-25-60-40-97-40-36 0-71 15-97 40-26 26-40 61-40 97s14 71 40 98c26 25 61 40 97 40z">
          <text:p/>
        </draw:path>
        <draw:path draw:style-name="gr53" draw:text-style-name="P20" draw:layer="layout" svg:width="0.273cm" svg:height="0.273cm" svg:x="21.627cm" svg:y="7.653cm" svg:viewBox="0 0 274 274" svg:d="M138 274c36 0 71-14 96-40 26-26 40-60 40-97s-14-72-40-97c-25-26-60-40-96-40-37 0-72 14-98 40-26 25-40 60-40 97s14 71 40 97 61 40 98 40z">
          <text:p/>
        </draw:path>
        <draw:path draw:style-name="gr54" draw:text-style-name="P20" draw:layer="layout" svg:width="0.273cm" svg:height="0.274cm" svg:x="21.346cm" svg:y="7.714cm" svg:viewBox="0 0 274 275" svg:d="M137 275c37 0 71-15 97-40 26-26 40-61 40-97s-14-72-40-98c-26-25-60-40-97-40-36 0-72 15-97 40-26 26-40 62-40 98s14 71 40 97c25 25 61 40 97 40z">
          <text:p/>
        </draw:path>
        <draw:path draw:style-name="gr52" draw:text-style-name="P2" draw:layer="layout" svg:width="0.273cm" svg:height="0.274cm" svg:x="21.346cm" svg:y="7.714cm" svg:viewBox="0 0 274 275" svg:d="M137 275c37 0 71-15 97-40 26-26 40-61 40-97s-14-72-40-98c-26-25-60-40-97-40-36 0-72 15-97 40-26 26-40 62-40 98s14 71 40 97c25 25 61 40 97 40z">
          <text:p/>
        </draw:path>
        <draw:path draw:style-name="gr53" draw:text-style-name="P20" draw:layer="layout" svg:width="0.274cm" svg:height="0.273cm" svg:x="22.477cm" svg:y="7.402cm" svg:viewBox="0 0 275 274" svg:d="M138 274c36 0 71-14 96-40 26-26 41-60 41-97s-15-72-41-97c-25-26-60-40-96-40s-71 14-98 40c-25 25-40 60-40 97s15 71 40 97c27 26 62 40 98 40z">
          <text:p/>
        </draw:path>
        <draw:path draw:style-name="gr53" draw:text-style-name="P20" draw:layer="layout" svg:width="0.273cm" svg:height="0.274cm" svg:x="21.817cm" svg:y="7.627cm" svg:viewBox="0 0 274 275" svg:d="M136 275c37 0 72-15 98-41 25-25 40-60 40-97 0-36-15-71-40-97-26-25-61-40-98-40-36 0-71 15-96 40-26 26-40 61-40 97 0 37 14 72 40 97 25 26 60 41 96 41z">
          <text:p/>
        </draw:path>
        <draw:path draw:style-name="gr53" draw:text-style-name="P20" draw:layer="layout" svg:width="0.273cm" svg:height="0.273cm" svg:x="21.343cm" svg:y="7.715cm" svg:viewBox="0 0 274 274" svg:d="M137 274c36 0 71-14 97-40 25-26 40-60 40-97 0-36-15-72-40-97-26-26-61-40-97-40s-72 14-97 40c-26 25-40 61-40 97 0 37 14 71 40 97 25 26 61 40 97 40z">
          <text:p/>
        </draw:path>
        <draw:path draw:style-name="gr53" draw:text-style-name="P20" draw:layer="layout" svg:width="0.274cm" svg:height="0.273cm" svg:x="21.078cm" svg:y="7.651cm" svg:viewBox="0 0 275 274" svg:d="M138 274c36 0 71-14 96-40 26-25 41-60 41-96 0-38-15-72-41-98-25-26-60-40-96-40s-72 14-98 40c-25 26-40 60-40 98 0 36 15 71 40 96 26 26 62 40 98 40z">
          <text:p/>
        </draw:path>
        <draw:path draw:style-name="gr53" draw:text-style-name="P20" draw:layer="layout" svg:width="0.273cm" svg:height="0.273cm" svg:x="21.036cm" svg:y="7.626cm" svg:viewBox="0 0 274 274" svg:d="M137 274c37 0 71-14 97-40 26-25 40-60 40-97s-14-71-40-97-60-40-97-40-72 14-97 40c-26 26-40 60-40 97s14 72 40 97c25 26 60 40 97 40z">
          <text:p/>
        </draw:path>
        <draw:path draw:style-name="gr50" draw:text-style-name="P19" draw:layer="layout" svg:width="0.274cm" svg:height="0.273cm" svg:x="19.477cm" svg:y="7.533cm" svg:viewBox="0 0 275 274" svg:d="M138 274c36 0 71-15 97-41 25-26 40-61 40-97s-15-71-40-96c-26-26-61-40-97-40s-71 14-98 40c-25 25-40 60-40 96s15 71 40 97c27 26 62 41 98 41z">
          <text:p/>
        </draw:path>
        <draw:path draw:style-name="gr53" draw:text-style-name="P20" draw:layer="layout" svg:width="0.274cm" svg:height="0.273cm" svg:x="20.955cm" svg:y="7.623cm" svg:viewBox="0 0 275 274" svg:d="M137 274c36 0 72-14 98-40 25-25 40-60 40-97s-15-71-40-97c-26-26-62-40-98-40s-71 14-97 40c-25 26-40 60-40 97s15 72 40 97c26 26 61 40 97 40z">
          <text:p/>
        </draw:path>
        <draw:path draw:style-name="gr53" draw:text-style-name="P20" draw:layer="layout" svg:width="0.274cm" svg:height="0.273cm" svg:x="21.796cm" svg:y="7.533cm" svg:viewBox="0 0 275 274" svg:d="M137 274c36 0 72-14 98-41 25-25 40-60 40-96 0-37-15-71-40-97-26-26-62-40-98-40s-71 14-97 40c-25 26-40 60-40 97 0 36 15 71 40 96 26 27 61 41 97 41z">
          <text:p/>
        </draw:path>
        <draw:path draw:style-name="gr53" draw:text-style-name="P20" draw:layer="layout" svg:width="0.273cm" svg:height="0.274cm" svg:x="21.623cm" svg:y="7.305cm" svg:viewBox="0 0 274 275" svg:d="M137 275c36 0 71-15 97-40 25-26 40-62 40-98s-15-71-40-97c-26-25-61-40-97-40s-72 15-97 40c-26 26-40 61-40 97s14 72 40 98c25 25 61 40 97 40z">
          <text:p/>
        </draw:path>
        <draw:path draw:style-name="gr54" draw:text-style-name="P20" draw:layer="layout" svg:width="0.273cm" svg:height="0.273cm" svg:x="21.948cm" svg:y="7.52cm" svg:viewBox="0 0 274 274" svg:d="M137 274c37 0 71-16 97-41 26-26 40-61 40-97s-14-71-40-96c-26-26-60-40-97-40-36 0-71 14-96 40-27 25-41 60-41 96s14 71 41 97c25 25 60 41 96 41z">
          <text:p/>
        </draw:path>
        <draw:path draw:style-name="gr52" draw:text-style-name="P2" draw:layer="layout" svg:width="0.273cm" svg:height="0.273cm" svg:x="21.948cm" svg:y="7.52cm" svg:viewBox="0 0 274 274" svg:d="M137 274c37 0 71-16 97-41 26-26 40-61 40-97s-14-71-40-96c-26-26-60-40-97-40-36 0-71 14-96 40-27 25-41 60-41 96s14 71 41 97c25 25 60 41 96 41z">
          <text:p/>
        </draw:path>
        <draw:path draw:style-name="gr53" draw:text-style-name="P20" draw:layer="layout" svg:width="0.273cm" svg:height="0.273cm" svg:x="21.284cm" svg:y="7.574cm" svg:viewBox="0 0 274 274" svg:d="M137 274c37 0 72-14 97-40 26-25 40-61 40-97s-14-71-40-97c-25-25-60-40-97-40s-71 15-97 40c-26 26-40 61-40 97s14 72 40 97c26 26 60 40 97 40z">
          <text:p/>
        </draw:path>
        <draw:path draw:style-name="gr50" draw:text-style-name="P19" draw:layer="layout" svg:width="0.273cm" svg:height="0.273cm" svg:x="19.466cm" svg:y="7.529cm" svg:viewBox="0 0 274 274" svg:d="M137 274c37 0 71-15 97-41s40-61 40-97-14-71-40-96c-26-26-60-40-97-40-36 0-71 14-97 40-26 25-40 60-40 96s14 71 40 97 61 41 97 41z">
          <text:p/>
        </draw:path>
        <draw:path draw:style-name="gr55" draw:text-style-name="P21" draw:layer="layout" svg:width="0.273cm" svg:height="0.273cm" svg:x="19.944cm" svg:y="7.269cm" svg:viewBox="0 0 274 274" svg:d="M137 274c36 0 71-14 97-41 25-26 40-60 40-97 0-36-15-71-40-96-26-26-61-40-97-40-37 0-72 14-97 40-26 25-40 60-40 96 0 37 14 71 40 97 25 27 60 41 97 41z">
          <text:p/>
        </draw:path>
        <draw:path draw:style-name="gr53" draw:text-style-name="P20" draw:layer="layout" svg:width="0.273cm" svg:height="0.273cm" svg:x="21.758cm" svg:y="7.735cm" svg:viewBox="0 0 274 274" svg:d="M137 274c36 0 71-15 97-40 26-26 40-61 40-97s-14-71-40-97-61-40-97-40c-37 0-71 14-97 40s-40 61-40 97 14 71 40 97c26 25 60 40 97 40z">
          <text:p/>
        </draw:path>
        <draw:path draw:style-name="gr53" draw:text-style-name="P20" draw:layer="layout" svg:width="0.274cm" svg:height="0.274cm" svg:x="21.211cm" svg:y="7.645cm" svg:viewBox="0 0 275 275" svg:d="M137 275c36 0 71-15 98-40 25-26 40-61 40-97 0-37-15-72-40-98-27-25-62-40-98-40s-71 15-97 40c-25 26-40 61-40 98 0 36 15 71 40 97 26 25 61 40 97 40z">
          <text:p/>
        </draw:path>
        <draw:path draw:style-name="gr53" draw:text-style-name="P20" draw:layer="layout" svg:width="0.274cm" svg:height="0.274cm" svg:x="21.345cm" svg:y="7.623cm" svg:viewBox="0 0 275 275" svg:d="M138 275c36 0 71-15 97-40 25-26 40-61 40-98 0-36-15-71-40-97-26-25-61-40-97-40s-72 15-98 40c-25 26-40 61-40 97 0 37 15 72 40 98 26 25 62 40 98 40z">
          <text:p/>
        </draw:path>
        <draw:path draw:style-name="gr53" draw:text-style-name="P20" draw:layer="layout" svg:width="0.274cm" svg:height="0.273cm" svg:x="22.269cm" svg:y="7.725cm" svg:viewBox="0 0 275 274" svg:d="M137 274c36 0 71-15 97-40 26-26 41-61 41-97s-15-71-41-97-61-40-97-40-71 14-97 40c-25 26-40 61-40 97s15 71 40 97c26 25 61 40 97 40z">
          <text:p/>
        </draw:path>
        <draw:path draw:style-name="gr53" draw:text-style-name="P20" draw:layer="layout" svg:width="0.273cm" svg:height="0.273cm" svg:x="22.314cm" svg:y="7.441cm" svg:viewBox="0 0 274 274" svg:d="M136 274c37 0 71-15 98-40 26-26 40-61 40-97s-14-72-40-97c-27-26-61-40-98-40-36 0-71 14-96 40-26 25-40 61-40 97s14 71 40 97c25 25 60 40 96 40z">
          <text:p/>
        </draw:path>
        <draw:path draw:style-name="gr53" draw:text-style-name="P20" draw:layer="layout" svg:width="0.273cm" svg:height="0.273cm" svg:x="22.369cm" svg:y="6.925cm" svg:viewBox="0 0 274 274" svg:d="M137 274c37 0 72-14 97-40 26-25 40-60 40-96s-14-71-40-97c-25-26-60-41-97-41s-71 15-97 41-40 61-40 97 14 71 40 96c26 26 60 40 97 40z">
          <text:p/>
        </draw:path>
        <draw:path draw:style-name="gr50" draw:text-style-name="P19" draw:layer="layout" svg:width="0.274cm" svg:height="0.273cm" svg:x="19.551cm" svg:y="7.104cm" svg:viewBox="0 0 275 274" svg:d="M137 274c36 0 71-14 97-40 26-25 41-60 41-96 0-37-15-72-41-98-26-25-61-40-97-40s-71 15-97 40c-25 26-40 61-40 98 0 36 15 71 40 96 26 26 61 40 97 40z">
          <text:p/>
        </draw:path>
        <draw:path draw:style-name="gr53" draw:text-style-name="P20" draw:layer="layout" svg:width="0.273cm" svg:height="0.273cm" svg:x="22.564cm" svg:y="6.89cm" svg:viewBox="0 0 274 274" svg:d="M137 274c36 0 71-14 97-40s40-60 40-97c0-36-14-72-40-97-26-26-61-40-97-40-37 0-71 14-97 40-26 25-40 61-40 97 0 37 14 71 40 97s60 40 97 40z">
          <text:p/>
        </draw:path>
        <draw:path draw:style-name="gr53" draw:text-style-name="P20" draw:layer="layout" svg:width="0.274cm" svg:height="0.273cm" svg:x="21.44cm" svg:y="7.821cm" svg:viewBox="0 0 275 274" svg:d="M137 274c36 0 71-14 97-40 25-27 41-61 41-98 0-36-16-71-41-96-26-26-61-40-97-40s-71 14-97 40c-25 25-40 60-40 96 0 37 15 71 40 98 26 26 61 40 97 40z">
          <text:p/>
        </draw:path>
        <draw:path draw:style-name="gr53" draw:text-style-name="P20" draw:layer="layout" svg:width="0.274cm" svg:height="0.273cm" svg:x="21.179cm" svg:y="7.578cm" svg:viewBox="0 0 275 274" svg:d="M137 274c36 0 71-14 97-40 26-25 41-61 41-97s-15-71-41-97c-26-25-61-40-97-40s-71 15-97 40c-25 26-40 61-40 97s15 72 40 97c26 26 61 40 97 40z">
          <text:p/>
        </draw:path>
        <draw:path draw:style-name="gr53" draw:text-style-name="P20" draw:layer="layout" svg:width="0.274cm" svg:height="0.273cm" svg:x="20.774cm" svg:y="7.662cm" svg:viewBox="0 0 275 274" svg:d="M138 274c36 0 71-14 97-40 25-25 40-60 40-96 0-38-15-72-40-98-26-26-61-40-97-40-37 0-72 14-98 40-25 26-40 60-40 98 0 36 15 71 40 96 26 26 61 40 98 40z">
          <text:p/>
        </draw:path>
        <draw:path draw:style-name="gr53" draw:text-style-name="P20" draw:layer="layout" svg:width="0.274cm" svg:height="0.273cm" svg:x="21.697cm" svg:y="7.744cm" svg:viewBox="0 0 275 274" svg:d="M138 274c36 0 71-14 97-40 25-25 40-60 40-96 0-37-15-71-40-97-26-27-61-41-97-41s-71 14-97 41c-25 26-41 60-41 97 0 36 16 71 41 96 26 26 61 40 97 40z">
          <text:p/>
        </draw:path>
        <draw:path draw:style-name="gr53" draw:text-style-name="P20" draw:layer="layout" svg:width="0.273cm" svg:height="0.274cm" svg:x="21.374cm" svg:y="7.666cm" svg:viewBox="0 0 274 275" svg:d="M137 275c37 0 71-15 97-40 26-26 40-61 40-97 0-37-14-72-40-98-26-25-60-40-97-40-36 0-71 15-97 40-26 26-40 61-40 98 0 36 14 71 40 97 26 25 61 40 97 40z">
          <text:p/>
        </draw:path>
        <draw:path draw:style-name="gr53" draw:text-style-name="P20" draw:layer="layout" svg:width="0.273cm" svg:height="0.274cm" svg:x="21.042cm" svg:y="7.702cm" svg:viewBox="0 0 274 275" svg:d="M138 275c36 0 71-15 96-40 26-26 40-61 40-97s-14-72-40-98c-25-25-60-40-96-40-38 0-72 15-98 40-26 26-40 62-40 98s14 71 40 97c26 25 60 40 98 40z">
          <text:p/>
        </draw:path>
        <draw:path draw:style-name="gr53" draw:text-style-name="P20" draw:layer="layout" svg:width="0.273cm" svg:height="0.273cm" svg:x="21.673cm" svg:y="7.669cm" svg:viewBox="0 0 274 274" svg:d="M137 274c37 0 71-14 97-40s40-60 40-97-14-72-40-97c-26-26-60-40-97-40-36 0-71 14-96 40-27 25-41 60-41 97s14 71 41 97c25 26 60 40 96 40z">
          <text:p/>
        </draw:path>
        <draw:path draw:style-name="gr53" draw:text-style-name="P20" draw:layer="layout" svg:width="0.274cm" svg:height="0.273cm" svg:x="21.33cm" svg:y="7.657cm" svg:viewBox="0 0 275 274" svg:d="M138 274c36 0 71-14 97-40 25-26 40-60 40-97s-15-72-40-97c-26-26-61-40-97-40s-72 14-98 40c-25 25-40 60-40 97s15 71 40 97c26 26 62 40 98 40z">
          <text:p/>
        </draw:path>
        <draw:path draw:style-name="gr53" draw:text-style-name="P20" draw:layer="layout" svg:width="0.273cm" svg:height="0.273cm" svg:x="22.11cm" svg:y="7.399cm" svg:viewBox="0 0 274 274" svg:d="M136 274c38 0 72-15 98-40 26-26 40-61 40-97 0-37-14-72-40-97-26-26-60-40-98-40-36 0-71 14-96 40-26 25-40 60-40 97 0 36 14 71 40 97 25 25 60 40 96 40z">
          <text:p/>
        </draw:path>
        <draw:path draw:style-name="gr55" draw:text-style-name="P21" draw:layer="layout" svg:width="0.274cm" svg:height="0.273cm" svg:x="19.931cm" svg:y="7.66cm" svg:viewBox="0 0 275 274" svg:d="M138 274c36 0 71-14 97-40 25-25 40-60 40-96 0-38-15-72-40-98-26-26-61-40-97-40-37 0-72 14-98 40-25 26-40 60-40 98 0 36 15 71 40 96 26 26 61 40 98 40z">
          <text:p/>
        </draw:path>
        <draw:path draw:style-name="gr53" draw:text-style-name="P20" draw:layer="layout" svg:width="0.273cm" svg:height="0.273cm" svg:x="21.395cm" svg:y="7.662cm" svg:viewBox="0 0 274 274" svg:d="M138 274c36 0 71-14 96-40 26-26 40-60 40-97s-14-72-40-97c-25-26-60-40-96-40-37 0-71 14-97 40-27 25-41 60-41 97s14 71 41 97c26 26 60 40 97 40z">
          <text:p/>
        </draw:path>
        <draw:path draw:style-name="gr53" draw:text-style-name="P20" draw:layer="layout" svg:width="0.273cm" svg:height="0.274cm" svg:x="21.235cm" svg:y="7.609cm" svg:viewBox="0 0 274 275" svg:d="M137 275c36 0 72-15 97-40 26-26 40-61 40-98 0-36-14-71-40-97-25-25-61-40-97-40s-71 15-97 40c-25 26-40 61-40 97 0 37 15 72 40 98 26 25 61 40 97 40z">
          <text:p/>
        </draw:path>
        <draw:path draw:style-name="gr55" draw:text-style-name="P21" draw:layer="layout" svg:width="0.274cm" svg:height="0.273cm" svg:x="20.57cm" svg:y="7.831cm" svg:viewBox="0 0 275 274" svg:d="M138 274c36 0 71-14 97-40 25-26 40-61 40-97 0-37-15-71-40-97-26-26-61-40-97-40s-71 14-98 40c-25 26-40 60-40 97 0 36 15 71 40 97 27 26 62 40 98 40z">
          <text:p/>
        </draw:path>
        <draw:path draw:style-name="gr55" draw:text-style-name="P21" draw:layer="layout" svg:width="0.274cm" svg:height="0.273cm" svg:x="20.259cm" svg:y="7.579cm" svg:viewBox="0 0 275 274" svg:d="M138 274c36 0 71-14 97-40 25-25 40-61 40-97 0-37-15-71-40-97-26-26-61-40-97-40s-72 14-98 40c-25 26-40 60-40 97 0 36 15 72 40 97 26 26 62 40 98 40z">
          <text:p/>
        </draw:path>
        <draw:path draw:style-name="gr53" draw:text-style-name="P20" draw:layer="layout" svg:width="0.273cm" svg:height="0.273cm" svg:x="22.047cm" svg:y="6.809cm" svg:viewBox="0 0 274 274" svg:d="M137 274c36 0 72-14 97-40 26-25 40-60 40-97 0-36-14-71-40-97-25-25-61-40-97-40s-71 15-97 40c-25 26-40 61-40 97 0 37 15 72 40 97 26 26 61 40 97 40z">
          <text:p/>
        </draw:path>
        <draw:path draw:style-name="gr53" draw:text-style-name="P20" draw:layer="layout" svg:width="0.273cm" svg:height="0.273cm" svg:x="22.377cm" svg:y="7.181cm" svg:viewBox="0 0 274 274" svg:d="M136 274c37 0 72-14 98-40 25-26 40-60 40-97 0-36-15-71-40-97-26-26-61-40-98-40-36 0-71 14-96 40-26 26-40 61-40 97 0 37 14 71 40 97 25 26 60 40 96 40z">
          <text:p/>
        </draw:path>
        <draw:path draw:style-name="gr53" draw:text-style-name="P20" draw:layer="layout" svg:width="0.273cm" svg:height="0.273cm" svg:x="21.913cm" svg:y="7.785cm" svg:viewBox="0 0 274 274" svg:d="M137 274c37 0 71-16 97-41 26-26 40-61 40-97s-14-71-40-96c-26-26-60-40-97-40-36 0-71 14-97 40-26 25-40 60-40 96s14 71 40 97c26 25 61 41 97 41z">
          <text:p/>
        </draw:path>
        <draw:path draw:style-name="gr53" draw:text-style-name="P20" draw:layer="layout" svg:width="0.273cm" svg:height="0.274cm" svg:x="21.57cm" svg:y="7.725cm" svg:viewBox="0 0 274 275" svg:d="M138 275c36 0 71-15 96-40 26-26 40-61 40-97s-14-71-40-98c-25-25-60-40-96-40-37 0-72 15-98 40-25 27-40 62-40 98s15 71 40 97c26 25 61 40 98 40z">
          <text:p/>
        </draw:path>
        <draw:path draw:style-name="gr53" draw:text-style-name="P20" draw:layer="layout" svg:width="0.274cm" svg:height="0.273cm" svg:x="22.926cm" svg:y="7.284cm" svg:viewBox="0 0 275 274" svg:d="M137 274c37 0 72-14 98-40 25-26 40-61 40-97s-15-71-40-97c-26-25-61-40-98-40-36 0-71 15-97 40-25 26-40 61-40 97s15 71 40 97c26 26 61 40 97 40z">
          <text:p/>
        </draw:path>
        <draw:path draw:style-name="gr53" draw:text-style-name="P20" draw:layer="layout" svg:width="0.273cm" svg:height="0.273cm" svg:x="21.592cm" svg:y="7.638cm" svg:viewBox="0 0 274 274" svg:d="M138 274c36 0 71-14 96-40 26-25 40-60 40-97s-14-71-40-97c-25-26-60-40-96-40-37 0-72 14-98 40-25 26-40 60-40 97s15 72 40 97c26 26 61 40 98 40z">
          <text:p/>
        </draw:path>
        <draw:path draw:style-name="gr53" draw:text-style-name="P20" draw:layer="layout" svg:width="0.273cm" svg:height="0.274cm" svg:x="21.443cm" svg:y="7.739cm" svg:viewBox="0 0 274 275" svg:d="M137 275c36 0 71-15 96-40 26-26 41-61 41-97s-15-71-41-98c-25-25-60-40-96-40-37 0-71 15-97 40-26 27-40 62-40 98s14 71 40 97c26 25 60 40 97 40z">
          <text:p/>
        </draw:path>
        <draw:path draw:style-name="gr53" draw:text-style-name="P20" draw:layer="layout" svg:width="0.273cm" svg:height="0.273cm" svg:x="21.433cm" svg:y="7.737cm" svg:viewBox="0 0 274 274" svg:d="M137 274c36 0 70-14 96-40 26-25 41-60 41-96 0-37-15-71-41-98-26-26-60-40-96-40-37 0-71 14-97 40-26 27-40 61-40 98 0 36 14 71 40 96 26 26 60 40 97 40z">
          <text:p/>
        </draw:path>
        <draw:path draw:style-name="gr53" draw:text-style-name="P20" draw:layer="layout" svg:width="0.273cm" svg:height="0.273cm" svg:x="21.457cm" svg:y="7.779cm" svg:viewBox="0 0 274 274" svg:d="M137 274c36 0 71-14 96-40 27-26 41-60 41-97 0-36-14-71-41-96-25-26-60-41-96-41-37 0-71 15-97 41-26 25-40 60-40 96 0 37 14 71 40 97s60 40 97 40z">
          <text:p/>
        </draw:path>
        <draw:path draw:style-name="gr53" draw:text-style-name="P20" draw:layer="layout" svg:width="0.273cm" svg:height="0.273cm" svg:x="21.172cm" svg:y="7.677cm" svg:viewBox="0 0 274 274" svg:d="M136 274c37 0 71-14 97-40 27-26 41-60 41-97s-14-72-41-97c-26-26-60-40-97-40-36 0-71 14-96 40-26 25-40 60-40 97s14 71 40 97c25 26 60 40 96 40z">
          <text:p/>
        </draw:path>
        <draw:path draw:style-name="gr53" draw:text-style-name="P20" draw:layer="layout" svg:width="0.274cm" svg:height="0.273cm" svg:x="21.328cm" svg:y="7.709cm" svg:viewBox="0 0 275 274" svg:d="M138 274c36 0 71-15 96-40 26-26 41-61 41-97s-15-72-41-97c-25-26-60-40-96-40-37 0-72 14-98 40-25 25-40 61-40 97s15 71 40 97c26 25 61 40 98 40z">
          <text:p/>
        </draw:path>
        <draw:path draw:style-name="gr55" draw:text-style-name="P21" draw:layer="layout" svg:width="0.273cm" svg:height="0.273cm" svg:x="20.028cm" svg:y="7.526cm" svg:viewBox="0 0 274 274" svg:d="M138 274c36 0 71-14 96-41 26-26 40-60 40-97 0-36-14-71-40-96-25-26-60-40-96-40s-71 14-97 40c-26 25-41 60-41 96 0 37 15 71 41 97 26 27 61 41 97 41z">
          <text:p/>
        </draw:path>
        <draw:path draw:style-name="gr55" draw:text-style-name="P21" draw:layer="layout" svg:width="0.274cm" svg:height="0.273cm" svg:x="19.368cm" svg:y="7.696cm" svg:viewBox="0 0 275 274" svg:d="M137 274c37 0 72-15 97-40 26-26 41-61 41-97s-15-72-41-97c-25-26-60-40-97-40-36 0-71 14-97 40-25 25-40 61-40 97s15 71 40 97c26 25 61 40 97 40z">
          <text:p/>
        </draw:path>
        <draw:path draw:style-name="gr53" draw:text-style-name="P20" draw:layer="layout" svg:width="0.274cm" svg:height="0.273cm" svg:x="21.997cm" svg:y="7.732cm" svg:viewBox="0 0 275 274" svg:d="M137 274c36 0 71-14 97-40 26-25 41-60 41-96 0-37-15-71-41-98-26-26-61-40-97-40s-71 14-97 40c-25 27-40 61-40 98 0 36 15 71 40 96 26 26 61 40 97 40z">
          <text:p/>
        </draw:path>
        <draw:path draw:style-name="gr55" draw:text-style-name="P21" draw:layer="layout" svg:width="0.274cm" svg:height="0.273cm" svg:x="19.223cm" svg:y="7.68cm" svg:viewBox="0 0 275 274" svg:d="M138 274c36 0 71-15 97-40 25-26 40-61 40-97 0-37-15-72-40-97-26-26-61-40-97-40s-71 14-97 40c-26 25-41 60-41 97 0 36 15 71 41 97 26 25 61 40 97 40z">
          <text:p/>
        </draw:path>
        <draw:path draw:style-name="gr55" draw:text-style-name="P21" draw:layer="layout" svg:width="0.273cm" svg:height="0.273cm" svg:x="20.448cm" svg:y="7.539cm" svg:viewBox="0 0 274 274" svg:d="M137 274c37 0 72-14 97-41 26-25 40-60 40-96s-14-71-40-97c-25-25-60-40-97-40-36 0-71 15-97 40-25 26-40 61-40 97s15 71 40 96c26 27 61 41 97 41z">
          <text:p/>
        </draw:path>
        <draw:path draw:style-name="gr53" draw:text-style-name="P20" draw:layer="layout" svg:width="0.273cm" svg:height="0.274cm" svg:x="22.669cm" svg:y="7.387cm" svg:viewBox="0 0 274 275" svg:d="M138 275c36 0 71-15 96-41 26-25 40-60 40-96 0-37-14-72-40-98-25-25-60-40-96-40-37 0-72 15-98 40-25 26-40 61-40 98 0 36 15 71 40 96 26 26 61 41 98 41z">
          <text:p/>
        </draw:path>
        <draw:path draw:style-name="gr53" draw:text-style-name="P20" draw:layer="layout" svg:width="0.273cm" svg:height="0.273cm" svg:x="22.209cm" svg:y="7.548cm" svg:viewBox="0 0 274 274" svg:d="M138 274c36 0 71-14 96-40 26-27 40-61 40-98 0-36-14-70-40-96-25-26-60-40-96-40-37 0-71 14-98 40-26 26-40 60-40 96 0 37 14 71 40 98 27 26 61 40 98 40z">
          <text:p/>
        </draw:path>
        <draw:path draw:style-name="gr55" draw:text-style-name="P21" draw:layer="layout" svg:width="0.274cm" svg:height="0.273cm" svg:x="19.857cm" svg:y="7.58cm" svg:viewBox="0 0 275 274" svg:d="M137 274c36 0 71-14 98-40 25-26 40-61 40-98 0-36-15-71-40-96-27-26-62-40-98-40s-71 14-97 40c-25 25-40 60-40 96 0 37 15 72 40 98 26 26 61 40 97 40z">
          <text:p/>
        </draw:path>
        <draw:path draw:style-name="gr53" draw:text-style-name="P20" draw:layer="layout" svg:width="0.273cm" svg:height="0.273cm" svg:x="22.27cm" svg:y="7.579cm" svg:viewBox="0 0 274 274" svg:d="M137 274c36 0 71-14 96-40 27-26 41-61 41-97 0-37-14-71-41-97-25-26-60-40-96-40-37 0-71 14-97 40s-40 60-40 97c0 36 14 71 40 97s60 40 97 40z">
          <text:p/>
        </draw:path>
        <draw:path draw:style-name="gr53" draw:text-style-name="P20" draw:layer="layout" svg:width="0.273cm" svg:height="0.273cm" svg:x="21.468cm" svg:y="7.601cm" svg:viewBox="0 0 274 274" svg:d="M137 274c36 0 71-14 96-40 27-26 41-61 41-98 0-36-14-71-41-96-25-26-60-40-96-40-37 0-71 14-97 40-26 25-40 60-40 96 0 37 14 72 40 98s60 40 97 40z">
          <text:p/>
        </draw:path>
        <draw:path draw:style-name="gr53" draw:text-style-name="P20" draw:layer="layout" svg:width="0.273cm" svg:height="0.274cm" svg:x="21.512cm" svg:y="7.791cm" svg:viewBox="0 0 274 275" svg:d="M136 275c36 0 72-16 98-41 25-26 40-61 40-97s-15-71-40-97c-26-25-62-40-98-40s-71 15-96 40c-26 26-40 61-40 97s14 71 40 97c25 25 60 41 96 41z">
          <text:p/>
        </draw:path>
        <draw:path draw:style-name="gr55" draw:text-style-name="P21" draw:layer="layout" svg:width="0.273cm" svg:height="0.273cm" svg:x="19.614cm" svg:y="7.594cm" svg:viewBox="0 0 274 274" svg:d="M136 274c36 0 72-14 98-40 25-25 40-61 40-97 0-37-15-71-40-97-26-26-62-40-98-40s-71 14-96 40c-26 26-40 60-40 97 0 36 14 72 40 97 25 26 60 40 96 40z">
          <text:p/>
        </draw:path>
        <draw:path draw:style-name="gr53" draw:text-style-name="P20" draw:layer="layout" svg:width="0.273cm" svg:height="0.273cm" svg:x="21.512cm" svg:y="7.785cm" svg:viewBox="0 0 274 274" svg:d="M136 274c37 0 72-15 98-41s40-60 40-96c0-37-14-71-40-97s-61-40-98-40c-36 0-71 14-96 40-26 26-40 60-40 97 0 36 14 70 40 96 25 26 60 41 96 41z">
          <text:p/>
        </draw:path>
        <draw:path draw:style-name="gr53" draw:text-style-name="P20" draw:layer="layout" svg:width="0.273cm" svg:height="0.273cm" svg:x="21.588cm" svg:y="7.779cm" svg:viewBox="0 0 274 274" svg:d="M138 274c36 0 71-14 96-40 26-26 40-60 40-97 0-36-14-71-40-96-25-26-60-41-96-41-38 0-72 15-98 41-26 25-40 60-40 96 0 37 14 71 40 97s60 40 98 40z">
          <text:p/>
        </draw:path>
        <draw:path draw:style-name="gr53" draw:text-style-name="P20" draw:layer="layout" svg:width="0.274cm" svg:height="0.273cm" svg:x="22.334cm" svg:y="7.551cm" svg:viewBox="0 0 275 274" svg:d="M137 274c36 0 72-14 98-40 25-26 40-61 40-97 0-37-15-71-40-97-26-26-62-40-98-40s-71 14-96 40c-26 26-41 60-41 97 0 36 15 71 41 97 25 26 60 40 96 40z">
          <text:p/>
        </draw:path>
        <draw:path draw:style-name="gr53" draw:text-style-name="P20" draw:layer="layout" svg:width="0.273cm" svg:height="0.273cm" svg:x="21.632cm" svg:y="7.774cm" svg:viewBox="0 0 274 274" svg:d="M138 274c36 0 71-14 96-40 26-25 40-60 40-96 0-37-14-71-40-97-25-26-60-41-96-41-37 0-72 15-98 41s-40 60-40 97c0 36 14 71 40 96 26 26 61 40 98 40z">
          <text:p/>
        </draw:path>
        <draw:path draw:style-name="gr55" draw:text-style-name="P21" draw:layer="layout" svg:width="0.273cm" svg:height="0.273cm" svg:x="19.485cm" svg:y="7.704cm" svg:viewBox="0 0 274 274" svg:d="M138 274c36 0 71-14 96-40 26-26 40-60 40-97 0-36-14-72-40-97-25-26-60-40-96-40-37 0-71 14-97 40-27 25-41 61-41 97 0 37 14 71 41 97 26 26 60 40 97 40z">
          <text:p/>
        </draw:path>
        <draw:path draw:style-name="gr53" draw:text-style-name="P20" draw:layer="layout" svg:width="0.273cm" svg:height="0.273cm" svg:x="21.953cm" svg:y="7.765cm" svg:viewBox="0 0 274 274" svg:d="M138 274c36 0 71-14 96-40 26-25 40-60 40-96 0-37-14-71-40-97-25-27-60-41-96-41-37 0-71 14-97 41-27 26-41 60-41 97 0 36 14 71 41 96 26 26 60 40 97 40z">
          <text:p/>
        </draw:path>
        <draw:path draw:style-name="gr53" draw:text-style-name="P20" draw:layer="layout" svg:width="0.273cm" svg:height="0.273cm" svg:x="21.571cm" svg:y="7.8cm" svg:viewBox="0 0 274 274" svg:d="M137 274c37 0 71-14 97-41 26-25 40-60 40-96s-14-71-40-97c-26-25-60-40-97-40s-72 15-97 40c-26 26-40 61-40 97s14 71 40 96c25 27 60 41 97 41z">
          <text:p/>
        </draw:path>
        <draw:path draw:style-name="gr55" draw:text-style-name="P21" draw:layer="layout" svg:width="0.273cm" svg:height="0.273cm" svg:x="20.298cm" svg:y="7.615cm" svg:viewBox="0 0 274 274" svg:d="M137 274c37 0 71-14 97-40s40-60 40-97-14-71-40-97-60-40-97-40c-36 0-71 14-97 40s-40 60-40 97 14 71 40 97 61 40 97 40z">
          <text:p/>
        </draw:path>
        <draw:path draw:style-name="gr53" draw:text-style-name="P20" draw:layer="layout" svg:width="0.273cm" svg:height="0.273cm" svg:x="21.607cm" svg:y="7.782cm" svg:viewBox="0 0 274 274" svg:d="M137 274c36 0 71-15 97-41 25-26 40-60 40-97 0-36-15-71-40-96-26-26-61-40-97-40s-72 14-97 40c-26 25-40 60-40 96 0 37 14 71 40 97 25 26 61 41 97 41z">
          <text:p/>
        </draw:path>
        <draw:path draw:style-name="gr55" draw:text-style-name="P21" draw:layer="layout" svg:width="0.273cm" svg:height="0.274cm" svg:x="20.486cm" svg:y="7.795cm" svg:viewBox="0 0 274 275" svg:d="M137 275c36 0 71-15 97-41 25-26 40-61 40-97s-15-71-40-97c-26-25-61-40-97-40-37 0-72 15-97 40-26 26-40 61-40 97s14 71 40 97c25 26 60 41 97 41z">
          <text:p/>
        </draw:path>
        <draw:path draw:style-name="gr55" draw:text-style-name="P21" draw:layer="layout" svg:width="0.273cm" svg:height="0.273cm" svg:x="20.232cm" svg:y="7.589cm" svg:viewBox="0 0 274 274" svg:d="M137 274c36 0 71-14 97-40 25-25 40-61 40-97 0-37-15-71-40-97-26-26-61-40-97-40-37 0-72 14-97 40-26 26-40 60-40 97 0 36 14 72 40 97 25 26 60 40 97 40z">
          <text:p/>
        </draw:path>
        <draw:path draw:style-name="gr53" draw:text-style-name="P20" draw:layer="layout" svg:width="0.274cm" svg:height="0.273cm" svg:x="22.25cm" svg:y="7.588cm" svg:viewBox="0 0 275 274" svg:d="M137 274c36 0 71-14 97-40 25-25 41-61 41-97 0-37-16-71-41-97-26-26-61-40-97-40s-71 14-97 40c-25 26-40 60-40 97 0 36 15 72 40 97 26 26 61 40 97 40z">
          <text:p/>
        </draw:path>
        <draw:path draw:style-name="gr55" draw:text-style-name="P21" draw:layer="layout" svg:width="0.273cm" svg:height="0.273cm" svg:x="19.615cm" svg:y="7.714cm" svg:viewBox="0 0 274 274" svg:d="M136 274c37 0 72-15 98-40 26-26 40-61 40-97s-14-72-40-97c-26-26-61-40-98-40-36 0-71 14-96 40-26 25-40 61-40 97s14 71 40 97c25 25 60 40 96 40z">
          <text:p/>
        </draw:path>
        <draw:path draw:style-name="gr53" draw:text-style-name="P20" draw:layer="layout" svg:width="0.273cm" svg:height="0.274cm" svg:x="21.482cm" svg:y="7.748cm" svg:viewBox="0 0 274 275" svg:d="M137 275c36 0 71-15 97-40 26-26 40-61 40-97s-14-71-40-97-61-41-97-41c-37 0-71 15-97 41s-40 61-40 97 14 71 40 97c26 25 60 40 97 40z">
          <text:p/>
        </draw:path>
        <draw:path draw:style-name="gr55" draw:text-style-name="P21" draw:layer="layout" svg:width="0.273cm" svg:height="0.273cm" svg:x="20.788cm" svg:y="7.625cm" svg:viewBox="0 0 274 274" svg:d="M137 274c37 0 71-14 97-40 26-25 40-60 40-97s-14-71-40-97-60-40-97-40c-36 0-72 14-97 40-26 26-40 60-40 97s14 72 40 97c25 26 61 40 97 40z">
          <text:p/>
        </draw:path>
        <draw:path draw:style-name="gr55" draw:text-style-name="P21" draw:layer="layout" svg:width="0.273cm" svg:height="0.273cm" svg:x="20.437cm" svg:y="7.666cm" svg:viewBox="0 0 274 274" svg:d="M136 274c36 0 72-14 98-40 25-25 40-60 40-96 0-37-15-72-40-98-26-25-62-40-98-40s-71 15-96 40c-26 26-40 61-40 98 0 36 14 71 40 96 25 26 60 40 96 40z">
          <text:p/>
        </draw:path>
        <draw:path draw:style-name="gr55" draw:text-style-name="P21" draw:layer="layout" svg:width="0.273cm" svg:height="0.274cm" svg:x="20.248cm" svg:y="7.606cm" svg:viewBox="0 0 274 275" svg:d="M138 275c36 0 71-15 96-40 26-26 40-62 40-98s-14-71-40-97c-25-25-60-40-96-40s-72 15-98 40c-25 26-40 61-40 97s15 72 40 98c26 25 62 40 98 40z">
          <text:p/>
        </draw:path>
        <draw:path draw:style-name="gr55" draw:text-style-name="P21" draw:layer="layout" svg:width="0.273cm" svg:height="0.273cm" svg:x="20.216cm" svg:y="7.74cm" svg:viewBox="0 0 274 274" svg:d="M137 274c36 0 71-14 97-40 25-25 40-60 40-96 0-37-15-71-40-98-26-26-61-40-97-40-37 0-72 14-97 40-26 27-40 61-40 98 0 36 14 71 40 96 25 26 60 40 97 40z">
          <text:p/>
        </draw:path>
        <draw:path draw:style-name="gr55" draw:text-style-name="P21" draw:layer="layout" svg:width="0.273cm" svg:height="0.273cm" svg:x="20.397cm" svg:y="7.648cm" svg:viewBox="0 0 274 274" svg:d="M137 274c36 0 71-14 97-40s40-60 40-97-14-72-40-97c-26-26-61-40-97-40-37 0-71 14-97 40-26 25-40 60-40 97s14 71 40 97 60 40 97 40z">
          <text:p/>
        </draw:path>
        <draw:path draw:style-name="gr53" draw:text-style-name="P20" draw:layer="layout" svg:width="0.274cm" svg:height="0.273cm" svg:x="21.436cm" svg:y="7.851cm" svg:viewBox="0 0 275 274" svg:d="M137 274c36 0 71-14 97-40 25-25 41-61 41-97 0-37-16-71-41-97-26-26-61-40-97-40s-71 14-97 40c-25 26-40 60-40 97 0 36 15 72 40 97 26 26 61 40 97 40z">
          <text:p/>
        </draw:path>
        <draw:path draw:style-name="gr53" draw:text-style-name="P20" draw:layer="layout" svg:width="0.274cm" svg:height="0.273cm" svg:x="21.444cm" svg:y="7.853cm" svg:viewBox="0 0 275 274" svg:d="M137 274c36 0 71-14 97-40 25-25 41-61 41-97s-16-71-41-97c-26-25-61-40-97-40s-71 15-97 40c-25 26-40 61-40 97s15 72 40 97c26 26 61 40 97 40z">
          <text:p/>
        </draw:path>
        <draw:path draw:style-name="gr53" draw:text-style-name="P20" draw:layer="layout" svg:width="0.273cm" svg:height="0.274cm" svg:x="21.301cm" svg:y="7.889cm" svg:viewBox="0 0 274 275" svg:d="M138 275c36 0 71-15 96-40 26-26 40-61 40-98 0-36-14-71-40-96-25-26-60-41-96-41-38 0-72 15-98 41-26 25-40 60-40 96 0 37 14 72 40 98 26 25 60 40 98 40z">
          <text:p/>
        </draw:path>
        <draw:path draw:style-name="gr55" draw:text-style-name="P21" draw:layer="layout" svg:width="0.273cm" svg:height="0.274cm" svg:x="20.79cm" svg:y="7.802cm" svg:viewBox="0 0 274 275" svg:d="M137 275c37 0 71-15 97-41s40-61 40-97-14-71-40-97c-26-25-60-40-97-40-36 0-72 15-97 40-26 26-40 61-40 97s14 71 40 97c25 26 61 41 97 41z">
          <text:p/>
        </draw:path>
        <draw:path draw:style-name="gr55" draw:text-style-name="P21" draw:layer="layout" svg:width="0.274cm" svg:height="0.273cm" svg:x="20.754cm" svg:y="7.841cm" svg:viewBox="0 0 275 274" svg:d="M138 274c36 0 71-15 97-40 25-27 40-62 40-98s-15-71-40-96c-26-26-61-40-97-40-37 0-72 14-98 40-25 25-40 60-40 96s15 71 40 98c26 25 61 40 98 40z">
          <text:p/>
        </draw:path>
        <draw:path draw:style-name="gr55" draw:text-style-name="P21" draw:layer="layout" svg:width="0.273cm" svg:height="0.274cm" svg:x="20.571cm" svg:y="7.644cm" svg:viewBox="0 0 274 275" svg:d="M138 275c36 0 71-15 96-41 26-25 40-60 40-96 0-37-14-72-40-98-25-25-60-40-96-40-37 0-71 15-98 40-26 26-40 61-40 98 0 36 14 71 40 96 27 26 61 41 98 41z">
          <text:p/>
        </draw:path>
        <draw:path draw:style-name="gr55" draw:text-style-name="P21" draw:layer="layout" svg:width="0.273cm" svg:height="0.273cm" svg:x="19.835cm" svg:y="7.801cm" svg:viewBox="0 0 274 274" svg:d="M137 274c36 0 71-14 97-41 26-25 40-60 40-96s-14-71-40-97c-26-25-61-40-97-40-37 0-71 15-97 40-26 26-40 61-40 97s14 71 40 96c26 27 60 41 97 41z">
          <text:p/>
        </draw:path>
        <draw:path draw:style-name="gr55" draw:text-style-name="P21" draw:layer="layout" svg:width="0.273cm" svg:height="0.273cm" svg:x="19.915cm" svg:y="7.776cm" svg:viewBox="0 0 274 274" svg:d="M137 274c37 0 72-14 97-40 26-25 40-60 40-96s-14-71-40-97c-25-25-60-41-97-41s-71 16-97 41c-26 26-40 61-40 97s14 71 40 96c26 26 60 40 97 40z">
          <text:p/>
        </draw:path>
        <draw:path draw:style-name="gr55" draw:text-style-name="P21" draw:layer="layout" svg:width="0.274cm" svg:height="0.273cm" svg:x="20.041cm" svg:y="7.812cm" svg:viewBox="0 0 275 274" svg:d="M138 274c36 0 71-14 97-41 25-25 40-60 40-96 0-37-15-71-40-97-26-26-61-40-97-40s-71 14-97 40-41 60-41 97c0 36 15 71 41 96 26 27 61 41 97 41z">
          <text:p/>
        </draw:path>
        <draw:path draw:style-name="gr55" draw:text-style-name="P21" draw:layer="layout" svg:width="0.273cm" svg:height="0.273cm" svg:x="19.983cm" svg:y="7.82cm" svg:viewBox="0 0 274 274" svg:d="M137 274c37 0 71-14 97-41 26-25 40-60 40-96 0-37-14-71-40-97s-60-40-97-40c-36 0-72 14-97 40-26 26-40 60-40 97 0 36 14 71 40 96 25 27 61 41 97 41z">
          <text:p/>
        </draw:path>
        <draw:path draw:style-name="gr55" draw:text-style-name="P21" draw:layer="layout" svg:width="0.273cm" svg:height="0.273cm" svg:x="21.05cm" svg:y="7.874cm" svg:viewBox="0 0 274 274" svg:d="M138 274c36 0 71-14 96-40 26-25 40-61 40-97 0-37-14-71-40-97-25-26-60-40-96-40-38 0-72 14-98 40s-40 60-40 97c0 36 14 72 40 97 26 26 60 40 98 40z">
          <text:p/>
        </draw:path>
        <draw:path draw:style-name="gr55" draw:text-style-name="P21" draw:layer="layout" svg:width="0.273cm" svg:height="0.273cm" svg:x="20.135cm" svg:y="7.832cm" svg:viewBox="0 0 274 274" svg:d="M136 274c37 0 72-14 98-40 26-27 40-61 40-98 0-36-14-71-40-96-26-26-61-40-98-40-36 0-71 14-96 40-26 25-40 60-40 96 0 37 14 71 40 98 25 26 60 40 96 40z">
          <text:p/>
        </draw:path>
        <draw:path draw:style-name="gr56" draw:text-style-name="P21" draw:layer="layout" svg:width="0.273cm" svg:height="0.273cm" svg:x="20.171cm" svg:y="7.762cm" svg:viewBox="0 0 274 274" svg:d="M137 274c37 0 72-14 97-40 26-26 40-60 40-97 0-36-14-71-40-96-25-27-60-41-97-41s-71 14-97 41c-26 25-40 60-40 96 0 37 14 71 40 97s60 40 97 40z">
          <text:p/>
        </draw:path>
        <draw:path draw:style-name="gr52" draw:text-style-name="P2" draw:layer="layout" svg:width="0.273cm" svg:height="0.273cm" svg:x="20.171cm" svg:y="7.762cm" svg:viewBox="0 0 274 274" svg:d="M137 274c37 0 72-14 97-40 26-26 40-60 40-97 0-36-14-71-40-96-25-27-60-41-97-41s-71 14-97 41c-26 25-40 60-40 96 0 37 14 71 40 97s60 40 97 40z">
          <text:p/>
        </draw:path>
        <draw:path draw:style-name="gr55" draw:text-style-name="P21" draw:layer="layout" svg:width="0.273cm" svg:height="0.273cm" svg:x="20.609cm" svg:y="7.755cm" svg:viewBox="0 0 274 274" svg:d="M138 274c36 0 71-14 96-40 26-25 40-60 40-96 0-37-14-71-40-97-25-27-60-41-96-41-37 0-71 14-97 41-26 26-41 60-41 97 0 36 15 71 41 96 26 26 60 40 97 40z">
          <text:p/>
        </draw:path>
        <draw:path draw:style-name="gr55" draw:text-style-name="P21" draw:layer="layout" svg:width="0.274cm" svg:height="0.273cm" svg:x="20.786cm" svg:y="7.994cm" svg:viewBox="0 0 275 274" svg:d="M138 274c36 0 71-14 97-40 25-25 40-60 40-96 0-37-15-71-40-98-26-26-61-40-97-40s-72 14-98 40c-25 27-40 61-40 98 0 36 15 71 40 96 26 26 62 40 98 40z">
          <text:p/>
        </draw:path>
        <draw:path draw:style-name="gr55" draw:text-style-name="P21" draw:layer="layout" svg:width="0.273cm" svg:height="0.274cm" svg:x="20.908cm" svg:y="7.815cm" svg:viewBox="0 0 274 275" svg:d="M136 275c37 0 71-15 97-41 27-26 41-61 41-97s-14-71-41-97c-26-25-60-40-97-40-36 0-71 15-96 40-26 26-40 61-40 97s14 71 40 97c25 26 60 41 96 41z">
          <text:p/>
        </draw:path>
        <draw:path draw:style-name="gr55" draw:text-style-name="P21" draw:layer="layout" svg:width="0.274cm" svg:height="0.274cm" svg:x="19.896cm" svg:y="7.967cm" svg:viewBox="0 0 275 275" svg:d="M137 275c37 0 72-15 98-40 25-26 40-61 40-97s-15-72-40-98c-26-25-61-40-98-40-36 0-71 15-97 40-25 26-40 62-40 98s15 71 40 97c26 25 61 40 97 40z">
          <text:p/>
        </draw:path>
        <draw:path draw:style-name="gr55" draw:text-style-name="P21" draw:layer="layout" svg:width="0.273cm" svg:height="0.274cm" svg:x="19.811cm" svg:y="7.811cm" svg:viewBox="0 0 274 275" svg:d="M136 275c36 0 71-15 97-41s41-61 41-97-15-71-41-97c-26-25-61-40-97-40s-71 15-96 40c-26 26-40 61-40 97s14 71 40 97c25 26 60 41 96 41z">
          <text:p/>
        </draw:path>
        <draw:path draw:style-name="gr55" draw:text-style-name="P21" draw:layer="layout" svg:width="0.273cm" svg:height="0.274cm" svg:x="20.432cm" svg:y="7.337cm" svg:viewBox="0 0 274 275" svg:d="M136 275c37 0 72-15 98-40 26-26 40-61 40-98 0-36-14-71-40-97-26-25-61-40-98-40-36 0-71 15-96 40-26 26-40 61-40 97 0 37 14 72 40 98 25 25 60 40 96 40z">
          <text:p/>
        </draw:path>
        <draw:path draw:style-name="gr55" draw:text-style-name="P21" draw:layer="layout" svg:width="0.273cm" svg:height="0.273cm" svg:x="21.321cm" svg:y="7.884cm" svg:viewBox="0 0 274 274" svg:d="M137 274c37 0 71-14 97-40 26-25 40-60 40-97s-14-71-40-97-60-40-97-40-72 14-97 40c-26 26-40 60-40 97s14 72 40 97c25 26 60 40 97 40z">
          <text:p/>
        </draw:path>
        <draw:path draw:style-name="gr55" draw:text-style-name="P21" draw:layer="layout" svg:width="0.273cm" svg:height="0.273cm" svg:x="20.202cm" svg:y="8.106cm" svg:viewBox="0 0 274 274" svg:d="M136 274c37 0 72-14 98-40 25-27 40-61 40-98 0-36-15-71-40-96-26-26-61-40-98-40-36 0-71 14-96 40-26 25-40 60-40 96 0 37 14 71 40 98 25 26 60 40 96 40z">
          <text:p/>
        </draw:path>
        <draw:path draw:style-name="gr55" draw:text-style-name="P21" draw:layer="layout" svg:width="0.273cm" svg:height="0.273cm" svg:x="20.4cm" svg:y="8.139cm" svg:viewBox="0 0 274 274" svg:d="M136 274c37 0 71-14 98-40 26-26 40-61 40-98 0-36-14-71-40-96-27-26-61-40-98-40-36 0-71 14-96 40-26 25-40 60-40 96 0 37 14 72 40 98 25 26 60 40 96 40z">
          <text:p/>
        </draw:path>
        <draw:path draw:style-name="gr55" draw:text-style-name="P21" draw:layer="layout" svg:width="0.273cm" svg:height="0.273cm" svg:x="20.314cm" svg:y="8.118cm" svg:viewBox="0 0 274 274" svg:d="M137 274c37 0 71-14 97-40s40-61 40-97-14-71-40-97c-26-25-60-40-97-40-36 0-71 15-96 40-27 26-41 61-41 97s14 71 41 97c25 26 60 40 96 40z">
          <text:p/>
        </draw:path>
        <draw:path draw:style-name="gr55" draw:text-style-name="P21" draw:layer="layout" svg:width="0.274cm" svg:height="0.274cm" svg:x="20.832cm" svg:y="7.986cm" svg:viewBox="0 0 275 275" svg:d="M138 275c36 0 71-15 97-40 25-26 40-61 40-97s-15-72-40-98c-26-25-61-40-97-40s-71 15-98 40c-25 26-40 62-40 98s15 71 40 97c27 25 62 40 98 40z">
          <text:p/>
        </draw:path>
        <draw:path draw:style-name="gr55" draw:text-style-name="P21" draw:layer="layout" svg:width="0.273cm" svg:height="0.273cm" svg:x="21.007cm" svg:y="7.343cm" svg:viewBox="0 0 274 274" svg:d="M136 274c38 0 72-14 98-40 26-25 40-60 40-97s-14-71-40-97-60-40-98-40c-36 0-71 14-96 40-26 26-40 60-40 97s14 72 40 97c25 26 60 40 96 40z">
          <text:p/>
        </draw:path>
        <draw:path draw:style-name="gr55" draw:text-style-name="P21" draw:layer="layout" svg:width="0.274cm" svg:height="0.273cm" svg:x="20.917cm" svg:y="7.657cm" svg:viewBox="0 0 275 274" svg:d="M137 274c36 0 71-15 97-40 26-26 41-61 41-97 0-37-15-72-41-97-26-26-61-40-97-40s-71 14-97 40c-25 25-40 60-40 97 0 36 15 71 40 97 26 25 61 40 97 40z">
          <text:p/>
        </draw:path>
        <draw:path draw:style-name="gr55" draw:text-style-name="P21" draw:layer="layout" svg:width="0.273cm" svg:height="0.273cm" svg:x="21.463cm" svg:y="7.631cm" svg:viewBox="0 0 274 274" svg:d="M136 274c37 0 71-14 97-40 27-25 41-60 41-97 0-36-14-71-41-97-26-25-60-40-97-40-36 0-71 15-96 40-26 26-40 61-40 97 0 37 14 72 40 97 25 26 60 40 96 40z">
          <text:p/>
        </draw:path>
        <draw:path draw:style-name="gr55" draw:text-style-name="P21" draw:layer="layout" svg:width="0.274cm" svg:height="0.273cm" svg:x="20.618cm" svg:y="8.072cm" svg:viewBox="0 0 275 274" svg:d="M137 274c36 0 71-14 97-41 25-26 41-60 41-97 0-36-16-71-41-96-26-26-61-40-97-40s-71 14-97 40c-25 25-40 60-40 96 0 37 15 71 40 97 26 27 61 41 97 41z">
          <text:p/>
        </draw:path>
        <draw:path draw:style-name="gr55" draw:text-style-name="P21" draw:layer="layout" svg:width="0.274cm" svg:height="0.273cm" svg:x="20.951cm" svg:y="7.772cm" svg:viewBox="0 0 275 274" svg:d="M137 274c36 0 72-14 98-40 25-25 40-60 40-96 0-37-15-71-40-97-26-26-62-41-98-41s-71 15-96 41c-26 26-41 60-41 97 0 36 15 71 41 96 25 26 60 40 96 40z">
          <text:p/>
        </draw:path>
        <draw:path draw:style-name="gr55" draw:text-style-name="P21" draw:layer="layout" svg:width="0.273cm" svg:height="0.273cm" svg:x="20.552cm" svg:y="8.368cm" svg:viewBox="0 0 274 274" svg:d="M137 274c37 0 71-14 97-40s40-61 40-97c0-37-14-71-40-97s-60-40-97-40c-36 0-71 14-97 40s-40 60-40 97c0 36 14 71 40 97s61 40 97 40z">
          <text:p/>
        </draw:path>
        <draw:path draw:style-name="gr55" draw:text-style-name="P21" draw:layer="layout" svg:width="0.273cm" svg:height="0.274cm" svg:x="20.032cm" svg:y="8.184cm" svg:viewBox="0 0 274 275" svg:d="M137 275c36 0 71-15 97-41 25-25 40-60 40-97 0-36-15-71-40-97-26-25-61-40-97-40s-71 15-96 40c-27 26-41 61-41 97 0 37 14 72 41 97 25 26 60 41 96 41z">
          <text:p/>
        </draw:path>
        <draw:path draw:style-name="gr55" draw:text-style-name="P21" draw:layer="layout" svg:width="0.273cm" svg:height="0.273cm" svg:x="20.47cm" svg:y="8.156cm" svg:viewBox="0 0 274 274" svg:d="M137 274c37 0 72-15 97-40 26-26 40-61 40-98 0-36-14-71-40-96-25-26-60-40-97-40s-71 14-97 40c-26 25-40 60-40 96 0 37 14 72 40 98 26 25 60 40 97 40z">
          <text:p/>
        </draw:path>
        <draw:path draw:style-name="gr55" draw:text-style-name="P21" draw:layer="layout" svg:width="0.273cm" svg:height="0.274cm" svg:x="20.497cm" svg:y="8.166cm" svg:viewBox="0 0 274 275" svg:d="M137 275c37 0 71-15 97-40 26-26 40-61 40-98 0-36-14-71-40-97-26-25-60-40-97-40s-72 15-97 40c-26 26-40 61-40 97 0 37 14 72 40 98 25 25 60 40 97 40z">
          <text:p/>
        </draw:path>
        <draw:path draw:style-name="gr55" draw:text-style-name="P21" draw:layer="layout" svg:width="0.273cm" svg:height="0.274cm" svg:x="20.561cm" svg:y="8.304cm" svg:viewBox="0 0 274 275" svg:d="M138 275c36 0 71-15 96-41 26-25 40-60 40-96s-14-71-40-97c-25-26-60-41-96-41s-71 15-98 41c-25 26-40 61-40 97s15 71 40 96c27 26 62 41 98 41z">
          <text:p/>
        </draw:path>
        <draw:path draw:style-name="gr55" draw:text-style-name="P21" draw:layer="layout" svg:width="0.273cm" svg:height="0.273cm" svg:x="19.996cm" svg:y="8.333cm" svg:viewBox="0 0 274 274" svg:d="M138 274c36 0 71-16 96-41 26-26 40-61 40-97s-14-71-40-96c-25-26-60-40-96-40s-72 14-98 40c-25 25-40 60-40 96s15 71 40 97c26 25 62 41 98 41z">
          <text:p/>
        </draw:path>
        <draw:path draw:style-name="gr55" draw:text-style-name="P21" draw:layer="layout" svg:width="0.273cm" svg:height="0.273cm" svg:x="20.274cm" svg:y="8.278cm" svg:viewBox="0 0 274 274" svg:d="M138 274c36 0 71-14 96-40 26-25 40-60 40-96 0-37-14-71-40-98-25-26-60-40-96-40-37 0-71 14-98 40-26 27-40 61-40 98 0 36 14 71 40 96 27 26 61 40 98 40z">
          <text:p/>
        </draw:path>
        <draw:path draw:style-name="gr55" draw:text-style-name="P21" draw:layer="layout" svg:width="0.274cm" svg:height="0.274cm" svg:x="19.397cm" svg:y="8.131cm" svg:viewBox="0 0 275 275" svg:d="M138 275c36 0 71-15 97-40 25-26 40-62 40-98s-15-71-40-97c-26-25-61-40-97-40-37 0-72 15-98 40-25 26-40 61-40 97s15 72 40 98c26 25 61 40 98 40z">
          <text:p/>
        </draw:path>
        <draw:path draw:style-name="gr55" draw:text-style-name="P21" draw:layer="layout" svg:width="0.274cm" svg:height="0.274cm" svg:x="19.45cm" svg:y="8.039cm" svg:viewBox="0 0 275 275" svg:d="M138 275c36 0 71-15 97-40 25-26 40-61 40-97s-15-71-40-97c-26-25-61-41-97-41s-72 16-98 41c-25 26-40 61-40 97s15 71 40 97c26 25 62 40 98 40z">
          <text:p/>
        </draw:path>
        <draw:path draw:style-name="gr55" draw:text-style-name="P21" draw:layer="layout" svg:width="0.273cm" svg:height="0.273cm" svg:x="20.485cm" svg:y="8.616cm" svg:viewBox="0 0 274 274" svg:d="M138 274c36 0 71-15 96-41 26-26 40-61 40-97s-14-71-40-96c-25-26-60-40-96-40-38 0-72 14-98 40-26 25-40 60-40 96s14 71 40 97 60 41 98 41z">
          <text:p/>
        </draw:path>
        <draw:path draw:style-name="gr55" draw:text-style-name="P21" draw:layer="layout" svg:width="0.273cm" svg:height="0.273cm" svg:x="20.5cm" svg:y="8.69cm" svg:viewBox="0 0 274 274" svg:d="M137 274c37 0 71-14 97-40 26-25 40-61 40-97 0-37-14-71-40-97s-60-40-97-40-72 14-97 40c-26 26-40 60-40 97 0 36 14 72 40 97 25 26 60 40 97 40z">
          <text:p/>
        </draw:path>
        <draw:path draw:style-name="gr55" draw:text-style-name="P21" draw:layer="layout" svg:width="0.274cm" svg:height="0.274cm" svg:x="20.277cm" svg:y="8.796cm" svg:viewBox="0 0 275 275" svg:d="M138 275c36 0 71-15 97-40 25-26 40-61 40-97s-15-72-40-98c-26-25-61-40-97-40s-71 15-97 40c-26 26-41 62-41 98s15 71 41 97c26 25 61 40 97 40z">
          <text:p/>
        </draw:path>
        <draw:frame draw:style-name="gr6" draw:text-style-name="P5" draw:layer="layout" svg:width="0.447cm" svg:height="0.412cm" svg:x="24.884cm" svg:y="4.278cm">
          <draw:text-box>
            <text:p text:style-name="P4"><text:span text:style-name="T1">20</text:span></text:p>
          </draw:text-box>
        </draw:frame>
        <draw:polygon draw:style-name="gr1" draw:text-style-name="P1" draw:layer="layout" svg:width="0.154cm" svg:height="3.081cm" svg:x="25.8cm" svg:y="4.543cm" svg:viewBox="0 0 155 3082" draw:points="0,3082 155,3082 155,0 0,0">
          <text:p/>
        </draw:polygon>
        <draw:polygon draw:style-name="gr51" draw:text-style-name="P19" draw:layer="layout" svg:width="0.154cm" svg:height="0.308cm" svg:x="25.8cm" svg:y="7.316cm" svg:viewBox="0 0 155 309" draw:points="0,309 155,309 155,0 0,0">
          <text:p/>
        </draw:polygon>
        <draw:polygon draw:style-name="gr57" draw:text-style-name="P22" draw:layer="layout" svg:width="0.154cm" svg:height="0.308cm" svg:x="25.8cm" svg:y="7.008cm" svg:viewBox="0 0 155 309" draw:points="0,309 155,309 155,0 0,0">
          <text:p/>
        </draw:polygon>
        <draw:polygon draw:style-name="gr58" draw:text-style-name="P23" draw:layer="layout" svg:width="0.154cm" svg:height="0.308cm" svg:x="25.8cm" svg:y="6.7cm" svg:viewBox="0 0 155 309" draw:points="0,309 155,309 155,0 0,0">
          <text:p/>
        </draw:polygon>
        <draw:polygon draw:style-name="gr59" draw:text-style-name="P24" draw:layer="layout" svg:width="0.154cm" svg:height="0.308cm" svg:x="25.8cm" svg:y="6.392cm" svg:viewBox="0 0 155 309" draw:points="0,309 155,309 155,0 0,0">
          <text:p/>
        </draw:polygon>
        <draw:polygon draw:style-name="gr60" draw:text-style-name="P25" draw:layer="layout" svg:width="0.154cm" svg:height="0.308cm" svg:x="25.8cm" svg:y="6.084cm" svg:viewBox="0 0 155 309" draw:points="0,309 155,309 155,0 0,0">
          <text:p/>
        </draw:polygon>
        <draw:polygon draw:style-name="gr54" draw:text-style-name="P20" draw:layer="layout" svg:width="0.154cm" svg:height="0.309cm" svg:x="25.8cm" svg:y="5.775cm" svg:viewBox="0 0 155 310" draw:points="0,310 155,310 155,0 0,0">
          <text:p/>
        </draw:polygon>
        <draw:polygon draw:style-name="gr61" draw:text-style-name="P26" draw:layer="layout" svg:width="0.154cm" svg:height="0.308cm" svg:x="25.8cm" svg:y="5.467cm" svg:viewBox="0 0 155 309" draw:points="0,309 155,309 155,0 0,0">
          <text:p/>
        </draw:polygon>
        <draw:polygon draw:style-name="gr62" draw:text-style-name="P27" draw:layer="layout" svg:width="0.154cm" svg:height="0.308cm" svg:x="25.8cm" svg:y="5.159cm" svg:viewBox="0 0 155 309" draw:points="0,309 155,309 155,0 0,0">
          <text:p/>
        </draw:polygon>
        <draw:polygon draw:style-name="gr63" draw:text-style-name="P28" draw:layer="layout" svg:width="0.154cm" svg:height="0.308cm" svg:x="25.8cm" svg:y="4.851cm" svg:viewBox="0 0 155 309" draw:points="0,309 155,309 155,0 0,0">
          <text:p/>
        </draw:polygon>
        <draw:polygon draw:style-name="gr56" draw:text-style-name="P21" draw:layer="layout" svg:width="0.154cm" svg:height="0.308cm" svg:x="25.8cm" svg:y="4.543cm" svg:viewBox="0 0 155 309" draw:points="0,309 155,309 155,0 0,0">
          <text:p/>
        </draw:polygon>
        <draw:polygon draw:style-name="gr3" draw:text-style-name="P3" draw:layer="layout" svg:width="0.123cm" svg:height="0cm" svg:x="25.954cm" svg:y="7.624cm" svg:viewBox="0 0 124 0" draw:points="0,0 124,0">
          <text:p/>
        </draw:polygon>
        <draw:line draw:style-name="gr4" draw:text-style-name="P2" draw:layer="layout" svg:x1="25.954cm" svg:y1="7.624cm" svg:x2="26.078cm" svg:y2="7.624cm">
          <text:p/>
        </draw:line>
        <draw:frame draw:style-name="gr64" draw:text-style-name="P29" draw:layer="layout" svg:width="5.412cm" svg:height="0.53cm" svg:x="15.693cm" svg:y="0.284cm">
          <draw:text-box>
            <text:p text:style-name="P4"><text:span text:style-name="T2">B) PCA 3D Clustering</text:span></text:p>
          </draw:text-box>
        </draw:frame>
        <draw:polygon draw:style-name="gr3" draw:text-style-name="P3" draw:layer="layout" svg:width="0.123cm" svg:height="0cm" svg:x="25.954cm" svg:y="6.854cm" svg:viewBox="0 0 124 0" draw:points="0,0 124,0">
          <text:p/>
        </draw:polygon>
        <draw:line draw:style-name="gr4" draw:text-style-name="P2" draw:layer="layout" svg:x1="25.954cm" svg:y1="6.854cm" svg:x2="26.078cm" svg:y2="6.854cm">
          <text:p/>
        </draw:line>
        <draw:frame draw:style-name="gr49" draw:text-style-name="P5" draw:layer="layout" svg:width="0.557cm" svg:height="0.412cm" svg:x="26.202cm" svg:y="7.431cm">
          <draw:text-box>
            <text:p text:style-name="P4"><text:span text:style-name="T1">0.0</text:span></text:p>
          </draw:text-box>
        </draw:frame>
        <draw:polygon draw:style-name="gr3" draw:text-style-name="P3" draw:layer="layout" svg:width="0.123cm" svg:height="0cm" svg:x="25.954cm" svg:y="6.084cm" svg:viewBox="0 0 124 0" draw:points="0,0 124,0">
          <text:p/>
        </draw:polygon>
        <draw:line draw:style-name="gr4" draw:text-style-name="P2" draw:layer="layout" svg:x1="25.954cm" svg:y1="6.084cm" svg:x2="26.078cm" svg:y2="6.084cm">
          <text:p/>
        </draw:line>
        <draw:frame draw:style-name="gr49" draw:text-style-name="P5" draw:layer="layout" svg:width="0.557cm" svg:height="0.412cm" svg:x="26.202cm" svg:y="6.661cm">
          <draw:text-box>
            <text:p text:style-name="P4"><text:span text:style-name="T1">0.5</text:span></text:p>
          </draw:text-box>
        </draw:frame>
        <draw:polygon draw:style-name="gr3" draw:text-style-name="P3" draw:layer="layout" svg:width="0.123cm" svg:height="0cm" svg:x="25.954cm" svg:y="5.313cm" svg:viewBox="0 0 124 0" draw:points="0,0 124,0">
          <text:p/>
        </draw:polygon>
        <draw:line draw:style-name="gr4" draw:text-style-name="P2" draw:layer="layout" svg:x1="25.954cm" svg:y1="5.313cm" svg:x2="26.078cm" svg:y2="5.313cm">
          <text:p/>
        </draw:line>
        <draw:frame draw:style-name="gr49" draw:text-style-name="P5" draw:layer="layout" svg:width="0.557cm" svg:height="0.412cm" svg:x="26.202cm" svg:y="5.891cm">
          <draw:text-box>
            <text:p text:style-name="P4"><text:span text:style-name="T1">1.0</text:span></text:p>
          </draw:text-box>
        </draw:frame>
        <draw:polygon draw:style-name="gr3" draw:text-style-name="P3" draw:layer="layout" svg:width="0.123cm" svg:height="0cm" svg:x="25.954cm" svg:y="4.543cm" svg:viewBox="0 0 124 0" draw:points="0,0 124,0">
          <text:p/>
        </draw:polygon>
        <draw:line draw:style-name="gr4" draw:text-style-name="P2" draw:layer="layout" svg:x1="25.954cm" svg:y1="4.543cm" svg:x2="26.078cm" svg:y2="4.543cm">
          <text:p/>
        </draw:line>
        <draw:frame draw:style-name="gr49" draw:text-style-name="P5" draw:layer="layout" svg:width="0.557cm" svg:height="0.412cm" svg:x="26.202cm" svg:y="5.12cm">
          <draw:text-box>
            <text:p text:style-name="P4"><text:span text:style-name="T1">1.5</text:span></text:p>
          </draw:text-box>
        </draw:frame>
        <draw:frame draw:style-name="gr49" draw:text-style-name="P5" draw:layer="layout" svg:width="0.557cm" svg:height="0.412cm" svg:x="26.202cm" svg:y="4.35cm">
          <draw:text-box>
            <text:p text:style-name="P4"><text:span text:style-name="T1">2.0</text:span></text:p>
          </draw:text-box>
        </draw:frame>
        <draw:polygon draw:style-name="gr16" draw:text-style-name="P2" draw:layer="layout" svg:width="0.154cm" svg:height="3.081cm" svg:x="25.8cm" svg:y="4.543cm" svg:viewBox="0 0 155 3082" draw:points="0,3082 77,3082 155,3082 155,0 77,0 0,0">
          <text:p/>
        </draw:polygon>
        <draw:frame draw:style-name="gr65" draw:text-style-name="P30" draw:layer="layout" svg:width="2.089cm" svg:height="0.497cm" draw:transform="rotate (1.5707963267949) translate (26.833cm 7.128cm)">
          <draw:text-box>
            <text:p text:style-name="P4"><text:span text:style-name="T4">Cluster I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26" draw:style="rect" draw:dots1="1" draw:dots1-length="0.104cm" draw:distance="0.045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5.8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5-16T17:06:36.260341907</meta:print-date>
    <meta:printed-by>PDF files</meta:printed-by>
    <dc:date>2025-05-16T17:19:05.121607815</dc:date>
    <meta:editing-duration>PT1M10S</meta:editing-duration>
    <meta:editing-cycles>2</meta:editing-cycles>
    <meta:generator>LibreOffice/24.2.7.2$Linux_X86_64 LibreOffice_project/420$Build-2</meta:generator>
    <meta:document-statistic meta:object-count="1496"/>
  </office:meta>
</office:document-meta>
</file>